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7.839cm" fo:margin-left="0cm" fo:margin-top="0cm" fo:margin-bottom="0cm" table:align="left" style:writing-mode="lr-tb"/>
    </style:style>
    <style:style style:name="Tableau1.A" style:family="table-column">
      <style:table-column-properties style:column-width="1.748cm"/>
    </style:style>
    <style:style style:name="Tableau1.B" style:family="table-column">
      <style:table-column-properties style:column-width="2.332cm"/>
    </style:style>
    <style:style style:name="Tableau1.C" style:family="table-column">
      <style:table-column-properties style:column-width="2.249cm"/>
    </style:style>
    <style:style style:name="Tableau1.D" style:family="table-column">
      <style:table-column-properties style:column-width="1.508cm"/>
    </style:style>
    <style:style style:name="Tableau1.1" style:family="table-row">
      <style:table-row-properties style:min-row-height="0.37cm" fo:keep-together="auto"/>
    </style:style>
    <style:style style:name="Tableau1.A1" style:family="table-cell">
      <style:table-cell-properties style:vertical-align="bottom" fo:padding="0cm" fo:border="none" style:writing-mode="lr-tb"/>
    </style:style>
    <style:style style:name="Tableau1.2" style:family="table-row">
      <style:table-row-properties style:min-row-height="0.385cm" fo:keep-together="auto"/>
    </style:style>
    <style:style style:name="Tableau1.A2" style:family="table-cell">
      <style:table-cell-properties style:vertical-align="" fo:padding="0cm" fo:border="none" style:writing-mode="lr-tb"/>
    </style:style>
    <style:style style:name="Tableau1.3" style:family="table-row">
      <style:table-row-properties style:min-row-height="0.566cm" fo:keep-together="auto"/>
    </style:style>
    <style:style style:name="Tableau1.4" style:family="table-row">
      <style:table-row-properties style:min-row-height="0.536cm" fo:keep-together="auto"/>
    </style:style>
    <style:style style:name="Tableau1.5" style:family="table-row">
      <style:table-row-properties style:min-row-height="0.377cm" fo:keep-together="auto"/>
    </style:style>
    <style:style style:name="Tableau1.7" style:family="table-row">
      <style:table-row-properties style:min-row-height="0.587cm" fo:keep-together="auto"/>
    </style:style>
    <style:style style:name="Tableau1.9" style:family="table-row">
      <style:table-row-properties style:min-row-height="0.422cm" fo:keep-together="auto"/>
    </style:style>
    <style:style style:name="Tableau2" style:family="table">
      <style:table-properties style:width="7.83cm" fo:margin-left="0cm" fo:margin-top="0cm" fo:margin-bottom="0cm" table:align="left" style:writing-mode="lr-tb"/>
    </style:style>
    <style:style style:name="Tableau2.A" style:family="table-column">
      <style:table-column-properties style:column-width="2.125cm"/>
    </style:style>
    <style:style style:name="Tableau2.B" style:family="table-column">
      <style:table-column-properties style:column-width="2.004cm"/>
    </style:style>
    <style:style style:name="Tableau2.C" style:family="table-column">
      <style:table-column-properties style:column-width="2.025cm"/>
    </style:style>
    <style:style style:name="Tableau2.D" style:family="table-column">
      <style:table-column-properties style:column-width="1.674cm"/>
    </style:style>
    <style:style style:name="Tableau2.1" style:family="table-row">
      <style:table-row-properties style:min-row-height="0.399cm" fo:keep-together="auto"/>
    </style:style>
    <style:style style:name="Tableau2.A1" style:family="table-cell">
      <style:table-cell-properties style:vertical-align="bottom" fo:padding="0cm" fo:border="none" style:writing-mode="lr-tb"/>
    </style:style>
    <style:style style:name="Tableau2.2" style:family="table-row">
      <style:table-row-properties style:min-row-height="0.363cm" fo:keep-together="auto"/>
    </style:style>
    <style:style style:name="Tableau2.A2" style:family="table-cell">
      <style:table-cell-properties style:vertical-align="" fo:padding="0cm" fo:border="none" style:writing-mode="lr-tb"/>
    </style:style>
    <style:style style:name="Tableau2.3" style:family="table-row">
      <style:table-row-properties style:min-row-height="0.501cm" fo:keep-together="auto"/>
    </style:style>
    <style:style style:name="Tableau2.5" style:family="table-row">
      <style:table-row-properties style:min-row-height="0.385cm" fo:keep-together="auto"/>
    </style:style>
    <style:style style:name="Tableau2.7" style:family="table-row">
      <style:table-row-properties style:min-row-height="0.522cm" fo:keep-together="auto"/>
    </style:style>
    <style:style style:name="Tableau2.8" style:family="table-row">
      <style:table-row-properties style:min-row-height="0.37cm" fo:keep-together="auto"/>
    </style:style>
    <style:style style:name="Tableau2.9" style:family="table-row">
      <style:table-row-properties style:min-row-height="0.487cm" fo:keep-together="auto"/>
    </style:style>
    <style:style style:name="Tableau2.10" style:family="table-row">
      <style:table-row-properties style:min-row-height="0.508cm" fo:keep-together="auto"/>
    </style:style>
    <style:style style:name="Tableau2.11" style:family="table-row">
      <style:table-row-properties style:min-row-height="0.377cm" fo:keep-together="auto"/>
    </style:style>
    <style:style style:name="Tableau2.13" style:family="table-row">
      <style:table-row-properties style:min-row-height="0.494cm" fo:keep-together="auto"/>
    </style:style>
    <style:style style:name="Tableau3" style:family="table">
      <style:table-properties style:width="7.772cm" fo:margin-left="0cm" fo:margin-top="0cm" fo:margin-bottom="0cm" table:align="left" style:writing-mode="lr-tb"/>
    </style:style>
    <style:style style:name="Tableau3.A" style:family="table-column">
      <style:table-column-properties style:column-width="1.87cm"/>
    </style:style>
    <style:style style:name="Tableau3.B" style:family="table-column">
      <style:table-column-properties style:column-width="2.185cm"/>
    </style:style>
    <style:style style:name="Tableau3.C" style:family="table-column">
      <style:table-column-properties style:column-width="3.717cm"/>
    </style:style>
    <style:style style:name="Tableau3.1" style:family="table-row">
      <style:table-row-properties style:min-row-height="0.356cm" fo:keep-together="auto"/>
    </style:style>
    <style:style style:name="Tableau3.A1" style:family="table-cell">
      <style:table-cell-properties style:vertical-align="bottom" fo:padding="0cm" fo:border="none" style:writing-mode="lr-tb"/>
    </style:style>
    <style:style style:name="Tableau3.2" style:family="table-row">
      <style:table-row-properties style:min-row-height="0.37cm" fo:keep-together="auto"/>
    </style:style>
    <style:style style:name="Tableau3.3" style:family="table-row">
      <style:table-row-properties style:min-row-height="0.429cm" fo:keep-together="auto"/>
    </style:style>
    <style:style style:name="Tableau3.A3" style:family="table-cell">
      <style:table-cell-properties style:vertical-align="" fo:padding="0cm" fo:border="none" style:writing-mode="lr-tb"/>
    </style:style>
    <style:style style:name="Tableau4" style:family="table">
      <style:table-properties style:width="5.306cm" fo:margin-left="0cm" fo:margin-top="0cm" fo:margin-bottom="0cm" table:align="left" style:writing-mode="lr-tb"/>
    </style:style>
    <style:style style:name="Tableau4.A" style:family="table-column">
      <style:table-column-properties style:column-width="2.155cm"/>
    </style:style>
    <style:style style:name="Tableau4.B" style:family="table-column">
      <style:table-column-properties style:column-width="3.149cm"/>
    </style:style>
    <style:style style:name="Tableau4.1" style:family="table-row">
      <style:table-row-properties style:min-row-height="1.284cm" fo:keep-together="auto"/>
    </style:style>
    <style:style style:name="Tableau4.A1" style:family="table-cell">
      <style:table-cell-properties style:vertical-align="" fo:padding="0cm" fo:border="none" style:writing-mode="lr-tb"/>
    </style:style>
    <style:style style:name="Tableau4.2" style:family="table-row">
      <style:table-row-properties style:min-row-height="0.559cm" fo:keep-together="auto"/>
    </style:style>
    <style:style style:name="Tableau4.A2" style:family="table-cell">
      <style:table-cell-properties style:vertical-align="bottom" fo:padding="0cm" fo:border="none" style:writing-mode="lr-tb"/>
    </style:style>
    <style:style style:name="Tableau4.3" style:family="table-row">
      <style:table-row-properties style:min-row-height="0.37cm" fo:keep-together="auto"/>
    </style:style>
    <style:style style:name="Tableau4.4" style:family="table-row">
      <style:table-row-properties style:min-row-height="0.566cm" fo:keep-together="auto"/>
    </style:style>
    <style:style style:name="Tableau4.7" style:family="table-row">
      <style:table-row-properties style:min-row-height="0.415cm" fo:keep-together="auto"/>
    </style:style>
    <style:style style:name="Tableau5" style:family="table">
      <style:table-properties style:width="11.748cm" fo:margin-left="0cm" fo:margin-top="0cm" fo:margin-bottom="0cm" table:align="left" style:writing-mode="lr-tb"/>
    </style:style>
    <style:style style:name="Tableau5.A" style:family="table-column">
      <style:table-column-properties style:column-width="4.03cm"/>
    </style:style>
    <style:style style:name="Tableau5.B" style:family="table-column">
      <style:table-column-properties style:column-width="4.752cm"/>
    </style:style>
    <style:style style:name="Tableau5.C" style:family="table-column">
      <style:table-column-properties style:column-width="2.965cm"/>
    </style:style>
    <style:style style:name="Tableau5.1" style:family="table-row">
      <style:table-row-properties style:min-row-height="2.103cm" fo:keep-together="auto"/>
    </style:style>
    <style:style style:name="Tableau5.A1" style:family="table-cell">
      <style:table-cell-properties style:vertical-align="" fo:padding="0cm" fo:border="none" style:writing-mode="lr-tb"/>
    </style:style>
    <style:style style:name="Tableau5.2" style:family="table-row">
      <style:table-row-properties style:min-row-height="0.87cm" fo:keep-together="auto"/>
    </style:style>
    <style:style style:name="Tableau5.A2" style:family="table-cell">
      <style:table-cell-properties style:vertical-align="bottom" fo:padding="0cm" fo:border="none" style:writing-mode="lr-tb"/>
    </style:style>
    <style:style style:name="Tableau5.3" style:family="table-row">
      <style:table-row-properties style:min-row-height="0.642cm" fo:keep-together="auto"/>
    </style:style>
    <style:style style:name="Tableau5.4" style:family="table-row">
      <style:table-row-properties style:min-row-height="0.864cm" fo:keep-together="auto"/>
    </style:style>
    <style:style style:name="Tableau5.5" style:family="table-row">
      <style:table-row-properties style:min-row-height="0.857cm" fo:keep-together="auto"/>
    </style:style>
    <style:style style:name="Tableau5.6" style:family="table-row">
      <style:table-row-properties style:min-row-height="0.647cm" fo:keep-together="auto"/>
    </style:style>
    <style:style style:name="Tableau5.8" style:family="table-row">
      <style:table-row-properties style:min-row-height="0.889cm" fo:keep-together="auto"/>
    </style:style>
    <style:style style:name="Tableau5.10" style:family="table-row">
      <style:table-row-properties style:min-row-height="0.933cm" fo:keep-together="auto"/>
    </style:style>
    <style:style style:name="Tableau6" style:family="table">
      <style:table-properties style:width="12.143cm" fo:margin-left="0cm" fo:margin-top="0cm" fo:margin-bottom="0cm" table:align="left" style:writing-mode="lr-tb"/>
    </style:style>
    <style:style style:name="Tableau6.A" style:family="table-column">
      <style:table-column-properties style:column-width="4.547cm"/>
    </style:style>
    <style:style style:name="Tableau6.B" style:family="table-column">
      <style:table-column-properties style:column-width="4.293cm"/>
    </style:style>
    <style:style style:name="Tableau6.C" style:family="table-column">
      <style:table-column-properties style:column-width="3.302cm"/>
    </style:style>
    <style:style style:name="Tableau6.1" style:family="table-row">
      <style:table-row-properties style:min-row-height="0.603cm" fo:keep-together="auto"/>
    </style:style>
    <style:style style:name="Tableau6.A1" style:family="table-cell">
      <style:table-cell-properties style:vertical-align="" fo:padding="0cm" fo:border="none" style:writing-mode="lr-tb"/>
    </style:style>
    <style:style style:name="Tableau6.2" style:family="table-row">
      <style:table-row-properties style:min-row-height="0.654cm" fo:keep-together="auto"/>
    </style:style>
    <style:style style:name="Tableau6.A2" style:family="table-cell">
      <style:table-cell-properties style:vertical-align="bottom" fo:padding="0cm" fo:border="none" style:writing-mode="lr-tb"/>
    </style:style>
    <style:style style:name="Tableau6.3" style:family="table-row">
      <style:table-row-properties style:min-row-height="0.864cm" fo:keep-together="auto"/>
    </style:style>
    <style:style style:name="Tableau6.5" style:family="table-row">
      <style:table-row-properties style:min-row-height="0.647cm" fo:keep-together="auto"/>
    </style:style>
    <style:style style:name="Tableau6.8" style:family="table-row">
      <style:table-row-properties style:min-row-height="0.642cm" fo:keep-together="auto"/>
    </style:style>
    <style:style style:name="Tableau6.9" style:family="table-row">
      <style:table-row-properties style:min-row-height="0.87cm" fo:keep-together="auto"/>
    </style:style>
    <style:style style:name="Tableau6.15" style:family="table-row">
      <style:table-row-properties style:min-row-height="0.66cm" fo:keep-together="auto"/>
    </style:style>
    <style:style style:name="Tableau7" style:family="table">
      <style:table-properties style:width="5.77cm" fo:margin-left="0cm" fo:margin-top="0cm" fo:margin-bottom="0cm" table:align="left" style:writing-mode="lr-tb"/>
    </style:style>
    <style:style style:name="Tableau7.A" style:family="table-column">
      <style:table-column-properties style:column-width="2.813cm"/>
    </style:style>
    <style:style style:name="Tableau7.B" style:family="table-column">
      <style:table-column-properties style:column-width="1.258cm"/>
    </style:style>
    <style:style style:name="Tableau7.C" style:family="table-column">
      <style:table-column-properties style:column-width="1.699cm"/>
    </style:style>
    <style:style style:name="Tableau7.1" style:family="table-row">
      <style:table-row-properties style:min-row-height="1.191cm" fo:keep-together="auto"/>
    </style:style>
    <style:style style:name="Tableau7.A1" style:family="table-cell">
      <style:table-cell-properties style:vertical-align="" fo:padding="0cm" fo:border="none" style:writing-mode="lr-tb"/>
    </style:style>
    <style:style style:name="Tableau7.2" style:family="table-row">
      <style:table-row-properties style:min-row-height="1.617cm" fo:keep-together="auto"/>
    </style:style>
    <style:style style:name="Tableau7.A2" style:family="table-cell">
      <style:table-cell-properties style:vertical-align="middle" fo:padding="0cm" fo:border="none" style:writing-mode="lr-tb"/>
    </style:style>
    <style:style style:name="Tableau7.3" style:family="table-row">
      <style:table-row-properties style:min-row-height="0.529cm" fo:keep-together="auto"/>
    </style:style>
    <style:style style:name="Tableau7.A3" style:family="table-cell">
      <style:table-cell-properties style:vertical-align="bottom" fo:padding="0cm" fo:border="none" style:writing-mode="lr-tb"/>
    </style:style>
    <style:style style:name="Tableau7.4" style:family="table-row">
      <style:table-row-properties style:min-row-height="0.37cm" fo:keep-together="auto"/>
    </style:style>
    <style:style style:name="Tableau7.5" style:family="table-row">
      <style:table-row-properties style:min-row-height="0.436cm" fo:keep-together="auto"/>
    </style:style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6.532cm"/>
        </style:tab-stops>
      </style:paragraph-properties>
    </style:style>
    <style:style style:name="P5" style:family="paragraph" style:parent-style-name="Normal">
      <style:paragraph-properties fo:break-before="page">
        <style:tab-stops>
          <style:tab-stop style:position="6.749cm"/>
        </style:tab-stops>
      </style:paragraph-properties>
    </style:style>
    <style:style style:name="P6" style:family="paragraph" style:parent-style-name="Normal">
      <style:paragraph-properties fo:break-before="page">
        <style:tab-stops>
          <style:tab-stop style:position="6.996cm"/>
        </style:tab-stops>
      </style:paragraph-properties>
    </style:style>
    <style:style style:name="P7" style:family="paragraph" style:parent-style-name="Normal">
      <style:paragraph-properties fo:break-before="page">
        <style:tab-stops>
          <style:tab-stop style:position="5.674cm"/>
          <style:tab-stop style:position="7.345cm"/>
        </style:tab-stops>
      </style:paragraph-properties>
    </style:style>
    <style:style style:name="P8" style:family="paragraph" style:parent-style-name="Normal">
      <style:paragraph-properties fo:break-before="page">
        <style:tab-stops>
          <style:tab-stop style:position="3.353cm"/>
          <style:tab-stop style:position="5.911cm"/>
        </style:tab-stops>
      </style:paragraph-properties>
    </style:style>
    <style:style style:name="P9" style:family="paragraph" style:parent-style-name="Normal">
      <style:paragraph-properties fo:break-before="page">
        <style:tab-stops>
          <style:tab-stop style:position="3.919cm"/>
          <style:tab-stop style:position="6.089cm"/>
        </style:tab-stops>
      </style:paragraph-properties>
    </style:style>
    <style:style style:name="P10" style:family="paragraph" style:parent-style-name="Normal">
      <style:paragraph-properties fo:break-before="page">
        <style:tab-stops>
          <style:tab-stop style:position="3.62cm"/>
          <style:tab-stop style:position="7.105cm"/>
        </style:tab-stops>
      </style:paragraph-properties>
    </style:style>
    <style:style style:name="P11" style:family="paragraph" style:parent-style-name="Normal">
      <style:paragraph-properties fo:break-before="page">
        <style:tab-stops>
          <style:tab-stop style:position="2.831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>
        <style:tab-stops>
          <style:tab-stop style:position="1.577cm"/>
          <style:tab-stop style:position="1.647cm"/>
          <style:tab-stop style:position="5.263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1.584cm"/>
          <style:tab-stop style:position="1.647cm"/>
          <style:tab-stop style:position="5.263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>
        <style:tab-stops>
          <style:tab-stop style:position="4.71cm"/>
        </style:tab-stops>
      </style:paragraph-properties>
    </style:style>
    <style:style style:name="P15" style:family="paragraph" style:parent-style-name="Normal">
      <style:paragraph-properties fo:margin-left="0cm" fo:margin-right="0cm" fo:text-indent="0.635cm" style:auto-text-indent="false">
        <style:tab-stops>
          <style:tab-stop style:position="1.667cm"/>
          <style:tab-stop style:position="5.263cm"/>
        </style:tab-stops>
      </style:paragraph-properties>
    </style:style>
    <style:style style:name="P16" style:family="paragraph" style:parent-style-name="Normal">
      <style:paragraph-properties fo:margin-left="0cm" fo:margin-right="0cm" fo:text-indent="0.635cm" style:auto-text-indent="false">
        <style:tab-stops>
          <style:tab-stop style:position="1.64cm"/>
          <style:tab-stop style:position="5.263cm"/>
        </style:tab-stops>
      </style:paragraph-properties>
    </style:style>
    <style:style style:name="P17" style:family="paragraph" style:parent-style-name="Normal">
      <style:paragraph-properties fo:margin-left="0cm" fo:margin-right="0cm" fo:text-indent="0.635cm" style:auto-text-indent="false">
        <style:tab-stops>
          <style:tab-stop style:position="1.662cm"/>
          <style:tab-stop style:position="5.263cm"/>
        </style:tab-stops>
      </style:paragraph-properties>
    </style:style>
    <style:style style:name="P18" style:family="paragraph" style:parent-style-name="Normal">
      <style:paragraph-properties>
        <style:tab-stops>
          <style:tab-stop style:position="1.547cm"/>
          <style:tab-stop style:position="5.263cm"/>
        </style:tab-stops>
      </style:paragraph-properties>
    </style:style>
    <style:style style:name="P19" style:family="paragraph" style:parent-style-name="Normal">
      <style:paragraph-properties fo:break-before="page">
        <style:tab-stops>
          <style:tab-stop style:position="3.831cm"/>
        </style:tab-stops>
      </style:paragraph-properties>
    </style:style>
    <style:style style:name="P20" style:family="paragraph" style:parent-style-name="Heading_20_1" style:master-page-name="MP0">
      <style:paragraph-properties style:page-number="auto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Normal">
      <style:paragraph-properties fo:margin-left="0cm" fo:margin-right="0cm" fo:text-indent="0.635cm" style:auto-text-indent="false"/>
      <style:text-properties officeooo:paragraph-rsid="00006932"/>
    </style:style>
    <style:style style:name="P24" style:family="paragraph" style:parent-style-name="Normal">
      <style:paragraph-properties>
        <style:tab-stops>
          <style:tab-stop style:position="0.427cm"/>
          <style:tab-stop style:position="4.401cm"/>
          <style:tab-stop style:position="6.697cm"/>
        </style:tab-stops>
      </style:paragraph-properties>
    </style:style>
    <style:style style:name="P25" style:family="paragraph" style:parent-style-name="Normal">
      <style:paragraph-properties fo:break-before="page">
        <style:tab-stops>
          <style:tab-stop style:position="0.621cm"/>
          <style:tab-stop style:position="2.32cm"/>
          <style:tab-stop style:position="4.344cm"/>
          <style:tab-stop style:position="7.527cm" style:type="right"/>
        </style:tab-stops>
      </style:paragraph-properties>
    </style:style>
    <style:style style:name="P26" style:family="paragraph" style:parent-style-name="Normal">
      <style:paragraph-properties fo:break-before="page">
        <style:tab-stops>
          <style:tab-stop style:position="0.545cm"/>
          <style:tab-stop style:position="3.549cm" style:type="right"/>
          <style:tab-stop style:position="4.434cm"/>
        </style:tab-stops>
      </style:paragraph-properties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033251"/>
    </style:style>
    <style:style style:name="P28" style:family="paragraph" style:parent-style-name="Normal">
      <style:paragraph-properties fo:break-before="page"/>
    </style:style>
    <style:style style:name="P29" style:family="paragraph" style:parent-style-name="Normal">
      <style:paragraph-properties fo:margin-left="0cm" fo:margin-right="0cm" fo:text-indent="0.635cm" style:auto-text-indent="false"/>
      <style:text-properties officeooo:paragraph-rsid="00047bea"/>
    </style:style>
    <style:style style:name="P30" style:family="paragraph" style:parent-style-name="Normal">
      <style:text-properties officeooo:paragraph-rsid="00047bea"/>
    </style:style>
    <style:style style:name="P31" style:family="paragraph" style:parent-style-name="Normal">
      <style:paragraph-properties fo:margin-left="0cm" fo:margin-right="0cm" fo:text-indent="0cm" style:auto-text-indent="false" fo:break-before="page">
        <style:tab-stops>
          <style:tab-stop style:position="2.916cm"/>
        </style:tab-stops>
      </style:paragraph-properties>
    </style:style>
    <style:style style:name="P32" style:family="paragraph" style:parent-style-name="Normal">
      <style:paragraph-properties fo:margin-left="0cm" fo:margin-right="0cm" fo:text-indent="0.635cm" style:auto-text-indent="false">
        <style:tab-stops>
          <style:tab-stop style:position="1.785cm"/>
          <style:tab-stop style:position="5.117cm"/>
        </style:tab-stops>
      </style:paragraph-properties>
    </style:style>
    <style:style style:name="P33" style:family="paragraph" style:parent-style-name="Normal">
      <style:paragraph-properties fo:margin-left="0cm" fo:margin-right="0cm" fo:text-indent="0.635cm" style:auto-text-indent="false">
        <style:tab-stops>
          <style:tab-stop style:position="1.711cm"/>
          <style:tab-stop style:position="5.38cm"/>
          <style:tab-stop style:position="11.647cm" style:type="right"/>
        </style:tab-stops>
      </style:paragraph-properties>
    </style:style>
    <style:style style:name="P34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574cm"/>
          <style:tab-stop style:position="10.843cm"/>
        </style:tab-stops>
      </style:paragraph-properties>
    </style:style>
    <style:style style:name="P35" style:family="paragraph" style:parent-style-name="Normal">
      <style:paragraph-properties fo:margin-left="0cm" fo:margin-right="0cm" fo:text-indent="0.635cm" style:auto-text-indent="false">
        <style:tab-stops>
          <style:tab-stop style:position="5.911cm"/>
        </style:tab-stops>
      </style:paragraph-properties>
      <style:text-properties officeooo:paragraph-rsid="00047bea"/>
    </style:style>
    <style:style style:name="P36" style:family="paragraph" style:parent-style-name="Normal">
      <style:paragraph-properties fo:margin-left="0cm" fo:margin-right="0cm" fo:text-indent="0.635cm" style:auto-text-indent="false">
        <style:tab-stops>
          <style:tab-stop style:position="1.547cm"/>
          <style:tab-stop style:position="1.598cm"/>
          <style:tab-stop style:position="5.263cm"/>
        </style:tab-stops>
      </style:paragraph-properties>
    </style:style>
    <style:style style:name="P37" style:family="paragraph" style:parent-style-name="Normal">
      <style:paragraph-properties fo:margin-left="0cm" fo:margin-right="0cm" fo:text-indent="0.635cm" style:auto-text-indent="false"/>
      <style:text-properties officeooo:paragraph-rsid="0004eb25"/>
    </style:style>
    <style:style style:name="P38" style:family="paragraph" style:parent-style-name="Normal">
      <style:paragraph-properties fo:margin-left="0cm" fo:margin-right="0cm" fo:text-indent="0.635cm" style:auto-text-indent="false"/>
    </style:style>
    <style:style style:name="P39" style:family="paragraph" style:parent-style-name="Standard">
      <style:paragraph-properties fo:margin-top="0cm" fo:margin-bottom="0cm" style:contextual-spacing="false"/>
    </style:style>
    <style:style style:name="P40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41" style:family="paragraph" style:parent-style-name="Standard">
      <style:paragraph-properties fo:margin-top="0cm" fo:margin-bottom="0cm" style:contextual-spacing="false">
        <style:tab-stops/>
      </style:paragraph-properties>
    </style:style>
    <style:style style:name="P42" style:family="paragraph" style:parent-style-name="Standard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P43" style:family="paragraph" style:parent-style-name="Standard">
      <style:paragraph-properties>
        <style:tab-stops>
          <style:tab-stop style:position="0.427cm"/>
          <style:tab-stop style:position="4.401cm"/>
          <style:tab-stop style:position="6.697cm"/>
        </style:tab-stops>
      </style:paragraph-properties>
    </style:style>
    <style:style style:name="P44" style:family="paragraph" style:parent-style-name="Standard">
      <style:paragraph-properties>
        <style:tab-stops>
          <style:tab-stop style:position="0.621cm"/>
          <style:tab-stop style:position="2.32cm"/>
          <style:tab-stop style:position="4.344cm"/>
          <style:tab-stop style:position="7.527cm" style:type="right"/>
        </style:tab-stops>
      </style:paragraph-properties>
    </style:style>
    <style:style style:name="P45" style:family="paragraph" style:parent-style-name="Standard">
      <style:paragraph-properties fo:margin-left="0cm" fo:margin-right="0cm" fo:text-indent="0.635cm" style:auto-text-indent="false">
        <style:tab-stops>
          <style:tab-stop style:position="1.711cm"/>
          <style:tab-stop style:position="5.38cm"/>
          <style:tab-stop style:position="11.647cm" style:type="right"/>
        </style:tab-stops>
      </style:paragraph-properties>
    </style:style>
    <style:style style:name="P46" style:family="paragraph" style:parent-style-name="Standard">
      <style:paragraph-properties fo:margin-left="0cm" fo:margin-right="0cm" fo:text-indent="0.635cm" style:auto-text-indent="false">
        <style:tab-stops>
          <style:tab-stop style:position="6.574cm"/>
          <style:tab-stop style:position="10.843cm"/>
        </style:tab-stops>
      </style:paragraph-properties>
    </style:style>
    <style:style style:name="P47" style:family="paragraph" style:parent-style-name="Standard">
      <style:paragraph-properties fo:margin-left="0cm" fo:margin-right="0cm" fo:text-indent="0.635cm" style:auto-text-indent="false">
        <style:tab-stops>
          <style:tab-stop style:position="1.547cm"/>
          <style:tab-stop style:position="1.598cm"/>
          <style:tab-stop style:position="5.263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language="el" fo:country="GR"/>
    </style:style>
    <style:style style:name="T5" style:family="text">
      <style:text-properties fo:language="el" fo:country="GR" style:language-asian="el" style:country-asian="GR" style:language-complex="el" style:country-complex="GR"/>
    </style:style>
    <style:style style:name="T6" style:family="text">
      <style:text-properties fo:language="el" fo:country="GR" officeooo:rsid="0004eb25" style:language-asian="el" style:country-asian="GR" style:language-complex="el" style:country-complex="GR"/>
    </style:style>
    <style:style style:name="T7" style:family="text">
      <style:text-properties fo:language="el" fo:country="GR" fo:font-style="italic" style:language-asian="el" style:country-asian="GR" style:font-style-asian="italic" style:language-complex="el" style:country-complex="GR" style:font-style-complex="italic"/>
    </style:style>
    <style:style style:name="T8" style:family="text">
      <style:text-properties fo:language="el" fo:country="GR" officeooo:rsid="0004eb25"/>
    </style:style>
    <style:style style:name="T9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font-variant="normal" fo:text-transform="none" style:text-line-through-style="none" style:text-line-through-type="none" fo:font-size="8.5pt" fo:language="el" fo:country="GR" fo:font-style="normal" style:text-underline-style="none" fo:font-weight="normal" style:font-size-asian="8.5pt" style:language-asian="el" style:country-asian="GR" style:font-style-asian="normal" style:font-weight-asian="normal"/>
    </style:style>
    <style:style style:name="T12" style:family="text">
      <style:text-properties fo:font-variant="normal" fo:text-transform="none" style:text-line-through-style="none" style:text-line-through-type="none" fo:font-size="8.5pt" fo:font-style="normal" style:text-underline-style="none" fo:font-weight="normal" style:font-size-asian="8.5pt" style:font-style-asian="normal" style:font-weight-asian="normal"/>
    </style:style>
    <style:style style:name="T13" style:family="text">
      <style:text-properties fo:font-variant="normal" fo:text-transform="none" style:text-line-through-style="none" style:text-line-through-type="none" fo:font-size="8.5pt" fo:font-style="italic" style:text-underline-style="none" fo:font-weight="normal" style:font-size-asian="8.5pt" style:font-style-asian="italic" style:font-weight-asian="normal"/>
    </style:style>
    <style:style style:name="T14" style:family="text">
      <style:text-properties fo:font-variant="normal" fo:text-transform="none" style:text-line-through-style="none" style:text-line-through-type="none" fo:font-size="14pt" fo:font-style="normal" style:text-underline-style="none" fo:font-weight="bold" style:font-size-asian="14pt" style:font-style-asian="normal" style:font-weight-asian="bold"/>
    </style:style>
    <style:style style:name="T15" style:family="text">
      <style:text-properties fo:font-variant="normal" fo:text-transform="none" style:text-line-through-style="none" style:text-line-through-type="none" fo:font-size="14pt" fo:font-style="normal" style:text-underline-style="none" fo:font-weight="bold" style:font-size-asian="14pt" style:font-style-asian="normal" style:font-weight-asian="bold" style:font-weight-complex="bold"/>
    </style:style>
    <style:style style:name="T16" style:family="text">
      <style:text-properties fo:font-variant="normal" fo:text-transform="none" style:text-line-through-style="none" style:text-line-through-type="none" fo:font-size="14pt" fo:font-style="normal" style:text-underline-style="none" fo:font-weight="bold" officeooo:rsid="00047bea" style:font-size-asian="14pt" style:font-style-asian="normal" style:font-weight-asian="bold"/>
    </style:style>
    <style:style style:name="T17" style:family="text">
      <style:text-properties fo:font-variant="normal" fo:text-transform="none" style:text-line-through-style="none" style:text-line-through-type="none" fo:font-size="14pt" fo:font-style="italic" style:text-underline-style="none" fo:font-weight="bold" style:font-size-asian="14pt" style:font-style-asian="italic" style:font-weight-asian="bold"/>
    </style:style>
    <style:style style:name="T18" style:family="text">
      <style:text-properties fo:font-variant="normal" fo:text-transform="none" style:text-line-through-style="none" style:text-line-through-type="none" fo:font-size="14pt" fo:language="fr" fo:country="FR" fo:font-style="normal" style:text-underline-style="none" fo:font-weight="bold" style:font-size-asian="14pt" style:language-asian="fr" style:country-asian="FR" style:font-style-asian="normal" style:font-weight-asian="bold"/>
    </style:style>
    <style:style style:name="T19" style:family="text">
      <style:text-properties fo:font-variant="normal" fo:text-transform="none" fo:color="#201f1f" loext:opacity="100%" style:text-line-through-style="none" style:text-line-through-type="none" fo:font-size="8.5pt" fo:font-style="normal" style:text-underline-style="none" fo:font-weight="normal" style:font-size-asian="8.5pt" style:font-style-asian="normal" style:font-weight-asian="normal"/>
    </style:style>
    <style:style style:name="T20" style:family="text">
      <style:text-properties fo:font-variant="normal" fo:text-transform="none" fo:color="#201f1f" loext:opacity="100%" style:text-line-through-style="none" style:text-line-through-type="none" fo:font-size="8.5pt" fo:font-style="italic" style:text-underline-style="none" fo:font-weight="normal" style:font-size-asian="8.5pt" style:font-style-asian="italic" style:font-weight-asian="normal"/>
    </style:style>
    <style:style style:name="T21" style:family="text">
      <style:text-properties fo:font-variant="normal" fo:text-transform="none" fo:color="#201f1f" loext:opacity="100%" style:text-line-through-style="none" style:text-line-through-type="none" fo:font-size="8.5pt" fo:language="el" fo:country="GR" fo:font-style="normal" style:text-underline-style="none" fo:font-weight="normal" style:font-size-asian="8.5pt" style:language-asian="el" style:country-asian="GR" style:font-style-asian="normal" style:font-weight-asian="normal"/>
    </style:style>
    <style:style style:name="T22" style:family="text">
      <style:text-properties fo:font-variant="normal" fo:text-transform="none" fo:color="#201f1f" loext:opacity="100%" style:text-line-through-style="none" style:text-line-through-type="none" fo:font-size="14pt" fo:font-style="normal" style:text-underline-style="none" fo:font-weight="bold" style:font-size-asian="14pt" style:font-style-asian="normal" style:font-weight-asian="bold"/>
    </style:style>
    <style:style style:name="T23" style:family="text">
      <style:text-properties fo:font-variant="normal" fo:text-transform="none" fo:color="#403933" loext:opacity="100%" style:text-line-through-style="none" style:text-line-through-type="none" fo:font-size="8.5pt" fo:font-style="normal" style:text-underline-style="none" fo:font-weight="normal" style:font-size-asian="8.5pt" style:font-style-asian="normal" style:font-weight-asian="normal"/>
    </style:style>
    <style:style style:name="T24" style:family="text">
      <style:text-properties officeooo:rsid="00033251"/>
    </style:style>
    <style:style style:name="T25" style:family="text">
      <style:text-properties officeooo:rsid="00047b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<text:bookmark-start text:name="bookmark0"/><text:span text:style-name="Default_20_Paragraph_20_Font">GALENI DE PVLSVVM DIFFERENDUS<text:line-break/>LIBER I.</text:span><text:bookmark-end text:name="bookmark0"/></text:h>
      <text:h text:style-name="Heading_20_2" text:outline-level="2">Cap. I. </text:h>
      <text:p text:style-name="P23">Optarem equidem et percipi et tradi posse<text:line-break/>res citra ipsarum nomina, ne ad artis vel ex sua ipsius com-<text:line-break/>meutatione longitudinem veluti cumulus nobis accederet<text:line-break/>ea quae circa dictionem est occupatio. Sed quum necesse<text:line-break/>sit nominibus ea, quae volumus, significare, sophistis hinc<text:line-break/>commentorum et inutilis disputationis copiosa materia suppe-<text:line-break/>ditatur: caeteri vero quicunque rerum scientiam, non usum<text:line-break/>vocum sectamur, inviti quidem tamen compellimur propter</text:p>
      <text:p text:style-name="P3">sophistarum contumelias de nominibus laborare. optimum<text:line-break/>siquidem esset, quavis conditione de nominibus convenire et<text:line-break/>ad contemplationem properare ; quod in libro illo ferimus,<text:line-break/>quem antea tironibus de pulsibus scripsimus. Sed -quando<text:line-break/>qui in nominibus tantum valent, in operibus artis interim<text:line-break/>imperitissimi, nunquam non interpellant, neque respicere<text:line-break/>non citra contumeliam linunt, necesse prope jam nobis est<text:line-break/>nominibus ut immoremur. Majores nostros finrpliciter vo-<text:line-break/>cabusis videas usos, hoc semper unum curantes, sensum ut<text:line-break/>aperirent Iuniores vero solum de singulis syllabis argute<text:line-break/>disputant atque contendunt, neque de nominibus desistunt<text:line-break/>digladiari. Exempli gratia, quo una ex parte hujus instituti<text:line-break/>summam perspiciamus, quidam pulsum ait valenter pulsan-<text:line-break/>tem veheme<text:span text:style-name="Default_20_Paragraph_20_Font"><text:span text:style-name="T2">n</text:span></text:span>tem esse ; adest alius qui non hunc , caeterum<text:line-break/>qui magnus ht et plenus celerque, illum affirmat vehemen-<text:line-break/>tem esse; alius vestium simul ac celerem et qui hos mila<text:line-break/>gravitate insimulans , magnum pariter et celerem vehemen-</text:p>
      <text:p text:style-name="P3">tem esse ait. Jam alius hu<text:span text:style-name="Default_20_Paragraph_20_Font"><text:span text:style-name="T2">n</text:span></text:span>c non ferens, acerbius etiam ob.-<text:line-break/>jmgat, vultque plenum simul ac velocem vehementem esse.<text:line-break/>Et hercle praeter hos <text:span text:style-name="Default_20_Paragraph_20_Font"><text:span text:style-name="T2">t</text:span></text:span>extus magnum pIenumque esse ve-<text:line-break/>i hementem contendit. Quod fi septimus huc et octavus ac-<text:line-break/>cedant, lue asserens inter plenum et hunc nihil interesse, ille<text:line-break/>eundem cum dmo esse , quam censes pugnam <text:span text:style-name="Default_20_Paragraph_20_Font"><text:span text:style-name="T2">t</text:span></text:span>ore ? anne<text:line-break/>talem qualem frequenter lu templo Pacis et inter ipsius aegro-<text:line-break/>tus conspicimus? adeo ut etiam ad manum res veniat; tan-<text:line-break/>tum abest ut turpi nicto abstineant. Sed initu qui nunc nto-<text:line-break/>testi sunt, minus stomachum sariunt, tamessi sunt importu-<text:line-break/>nissimr; qui vero ad commentandum appulerunt, quis ferat?<text:line-break/>Ad ma<text:span text:style-name="Default_20_Paragraph_20_Font"><text:span text:style-name="T2">n</text:span></text:span>um e<text:span text:style-name="Default_20_Paragraph_20_Font"><text:span text:style-name="T2">n</text:span></text:span>im est inutilis quaestionis confutatio; eam ta-<text:line-break/>men illi non cernunt, fed sic omnes scribunt; Hic pulsus<text:line-break/>vehemens est, ille plenus est, is creber: quum <text:span text:style-name="Default_20_Paragraph_20_Font"><text:span text:style-name="T2">est</text:span></text:span> sit sub-<text:line-break/>movendum, adjungendnm autem maxime, fi fieri possit, <text:span text:style-name="Default_20_Paragraph_20_Font"><text:span text:style-name="T2">ap-<text:line-break/>pellatur;</text:span></text:span> quo si careant, <text:span text:style-name="Default_20_Paragraph_20_Font"><text:span text:style-name="T2">appelletur</text:span></text:span>, ac tum demum docendum</text:p>
      <text:p text:style-name="P3">est, quid soleat is pulsus , quem vehementem forte vocave-<text:line-break/>runt, fig<text:span text:style-name="Default_20_Paragraph_20_Font"><text:span text:style-name="T2">n</text:span></text:span>isicare. Neque enim, quo appellemus, aut nomen<text:line-break/>proprium instituamus, artem nos de pulsibus tractamus, aut<text:line-break/>alios docere conamur , sed ut praesentia cognoscamus et su-<text:line-break/>tura aegrotis praesentiamus ; at ex rebus haec, non ex no-<text:line-break/>missibus earum , inveniuntur. omnino enim ad rerum eo-<text:line-break/>gnitionem nihil <text:span text:style-name="Default_20_Paragraph_20_Font"><text:span text:style-name="T2">n</text:span></text:span>omina reser<text:span text:style-name="Default_20_Paragraph_20_Font"><text:span text:style-name="T2">a</text:span></text:span>nt: sed tantum ad doctrinam,<text:line-break/>quam et ex consensu possis absolvere. Sive enim rebus<text:line-break/>haudquaquam dederis nomina, eas tamen cognoscere postis<text:line-break/>et quid denotare possis, plane teneas; hac in re certe nomi-<text:line-break/>nantibus non concesseris: sive quando doce<text:span text:style-name="Default_20_Paragraph_20_Font"><text:span text:style-name="T2">r</text:span></text:span>e institueris, no-<text:line-break/>mica quaelibet ponas , ne sic quidem eris in<text:span text:style-name="Default_20_Paragraph_20_Font"><text:span text:style-name="T2">t</text:span></text:span>erior. Equi-<text:line-break/>dem si vel Dio<text:span text:style-name="Default_20_Paragraph_20_Font"><text:span text:style-name="T2">n</text:span></text:span>em, vel Theouem velit aliquis vehementem<text:line-break/>pulsum appellare : nec tamen sallaturlu docendo, quae il-<text:line-break/>lum causae generant et cujus est assectus indicium et quo<text:line-break/>tandem evadet : nihil eum sic peccare censuerim. Proinde</text:p>
      <text:p text:style-name="P3">qui ita est aliquid docturus, huic satis sit nomina instituisse :<text:line-break/>qui ad veteres rejicit, illorum tradet institutum; nec hic cu-<text:line-break/>ric<text:span text:style-name="Default_20_Paragraph_20_Font"><text:span text:style-name="T2">t</text:span></text:span>us sit, proprie an improprie appellarint ; nec audeat im-<text:line-break/>mutare , nec i<text:span text:style-name="Default_20_Paragraph_20_Font"><text:span text:style-name="T2">n</text:span></text:span>cuset , quod faciunt sophistae : supervacanea<text:line-break/>sunt e<text:span text:style-name="Default_20_Paragraph_20_Font"><text:span text:style-name="T2">n</text:span></text:span>im haec omnia et ab arte nostra remota. Neque fa-<text:line-break/>ne haec nominum est constituendorum scientia, fed rerum:<text:line-break/>neque hos qui minus probum nomen dant, ad medicos init-<text:line-break/>tunt homines, sed eos, qui opus habent sanitate. Quam-<text:line-break/>obrem nihil haec disputatio ultra usitata et nobis et aliis me -<text:line-break/>dicis nomina profitetur : sed praeclare etiam cum ea agetur,<text:line-break/>fi haec mediocriter assequatur.</text:p>
      <text:h text:style-name="Heading_20_2" text:outline-level="2">Cap. ll. </text:h>
      <text:p text:style-name="P23">omnium itaque quos norimus primus no-<text:line-break/>men pulsus Hippocrates literis mandarit atque artem, quam<text:line-break/>complectitur, non ridetur ignorasse: neque tamen hanc ar.<text:line-break/>lis partem multum elaborarit, neque cuilibet arteriarum mo-<text:line-break/>tui hoc tribuit nominis. Idem vero ac ipse ferisse videtur<text:line-break/>Erafistratus. Sed ubi de illis viris peculiariter sermonem</text:p>
      <text:p text:style-name="P3">habebo, referam cui potissimum nomen hoc attribuant ac in-<text:line-break/>ter fe quatenus dissentiant aut consentiant. Autor libri de<text:line-break/>palpitationibus, Aegimii n<text:span text:style-name="Default_20_Paragraph_20_Font"><text:span text:style-name="T2">o</text:span></text:span>mine lusigniti, sive ille Heliensis<text:line-break/>esset Aegimius, sive alius, proprie hoc nomen usurpat: at-<text:line-break/>que longe praeter morem non medicorum tantum, sed et<text:line-break/>vulgi, quemuis motum arteriarum vocat palpitationem.<text:line-break/>Praxagorae usus et Herophili etiam ad hunc usque diem ri-<text:line-break/>genti Pulsum enim omnem arteriarum motum sensibilem<text:line-break/>appellanti Isa etiam omnes eorum successores; tametsi de-<text:line-break/>finitionibus dissideant. Sed hoc alio loco ostendemus. Er-<text:line-break/>go nos quoque usum, qui invaluit, sequentes, videamus jam<text:line-break/>quot numero sint omnes pulsuum differentiae et quod singu-<text:line-break/>lis nomen. Etsi de hac etiam ipsa dictiouequidam conten-<text:line-break/>duut, quorum alii ita volunt , ut ponatur , quot genera sunt<text:line-break/>pulsuum? Alii non genera ajunt appellanda, sed species;<text:line-break/>quidam qualitates, nonnulli differentias. Et quod cuique<text:line-break/>risum est, hoc instituto nomine, diu disceptat de ejus recto</text:p>
      <text:p text:style-name="P3">ufu, nihilque non .movet. Jam .sicut de generibus, ita de<text:line-break/>speciebus, differentiis, qualitatibus, quaestionem inducunt<text:line-break/>non necessariam, obliti usum tusis quaestionis. omnes enim<text:line-break/>id mea <text:span text:style-name="Default_20_Paragraph_20_Font"><text:span text:style-name="T2">o</text:span></text:span>pinione spectaverunt, qui de pulsibus instituerunt<text:line-break/>commentari, quid significare possint; assequi .ver<text:span text:style-name="Default_20_Paragraph_20_Font"><text:span text:style-name="T2">o</text:span></text:span> quum nec<text:line-break/>vel fine generum et specierum quaestione, quod intenderent,<text:line-break/>possint, quiduis potius quam hoc agunt. Verum omissis isto-<text:line-break/>rum nugis , quaestionem in medium pro <text:span text:style-name="Default_20_Paragraph_20_Font"><text:span text:style-name="T2">t</text:span></text:span>uo arbitrio prose-<text:line-break/>rant, nos utilitatem sectemur. Sed hoc praedicamus etiam<text:line-break/>qui pulsuum definitiones et constitutionem eorum nominis<text:line-break/>discere volunt, in sequentibus hunc primum libris omnia<text:line-break/>eos tradita habere. Hic libe<text:span text:style-name="Default_20_Paragraph_20_Font"><text:span text:style-name="T2">r</text:span></text:span> solum complectitur quod con-<text:line-break/>ducit, nec ullam attingit sophisticam quaestionem. lta fi quis<text:line-break/>semel illa velit repudiare, licet ce<text:span text:style-name="Default_20_Paragraph_20_Font"><text:span text:style-name="T2">r</text:span></text:span>te. Ad .caeteras lucubra-<text:line-break/>tiones de dignoscendis pulsibus , de causis, de praesagitione<text:line-break/>ex iis, unus hic liber requiritur. Illi adversus sophistarum</text:p>
      <text:p text:style-name="P3">imp<text:span text:style-name="Default_20_Paragraph_20_Font"><text:span text:style-name="T2">o</text:span></text:span>rtunitatem scripti sunt et.ad intelligenda aliorum scripta,<text:line-break/>ubi traditu<text:span text:style-name="Default_20_Paragraph_20_Font"><text:span text:style-name="T2">r, </text:span></text:span>qua quodque nomen significatione usurpent.<text:line-break/>Itaque exponamus primum pulsuum prima genera, deinde<text:line-break/>eorum differentias, hinc auspicati.</text:p>
      <text:h text:style-name="Heading_20_2" text:outline-level="2">Cap. III.</text:h>
      <text:p text:style-name="P23">Quum arteriae corpus sit cavum, longum<text:line-break/>et teres, habeatque perpetuum geminum motum ex contra-<text:line-break/>riis constitutum partibus ; aut enim in seipsam undique con-<text:line-break/>sidet, aut in omnem partem distenditur, qui duplex motus<text:line-break/>pulsus appellatur: in utroque ei gemina quies accidat necesse<text:line-break/>est, altera a distentione, priusquam contrahatur; altera a<text:line-break/>contractione, antequam distendatur. Quas quidem binas<text:line-break/>quietes expertorum tactus cognoscit, nec .minus demonstrat<text:line-break/>ratio. Nam prius contrarium motum arteria, quam priorem<text:line-break/>sudaverit, non exorditur. Atqui sedare consistere est et lu<text:line-break/>quiete esse. Sic .motibus intercessit quies. Exprimit ergo<text:line-break/>necessitas quoddam esse tempus proprium utriusque motus ;</text:p>
      <text:p text:style-name="P3">aliquod etiam quietum ; et harum item utriusque proprium.<text:line-break/>Jam quia tres arteria dimensiones, ut omnia reliqua corpora;<text:line-break/>obtinet, longitudinem, latitudinem, prosunditatem ; non<text:line-break/>potest in singusis dimensionibus non fieri quantitas aliqua dis-<text:line-break/>tentionis et contractionis, Et vero etiam contentionem<text:line-break/>quandam necessario habet, ut aut aegre et languide, aut<text:line-break/>prompte valenterque operetur. Est praeterea ipsa arteriae<text:line-break/>tunica aut mollis, aut dura. Quin etiam capacitas interna<text:line-break/>aut vacua quodam modo est, aut plena.: Atque haec omnia<text:line-break/>aliquando aequalia, aliquando inaequalia sunt. Temporis<text:line-break/>item distentionis aliqua proportio est cum tempore contra-<text:line-break/>dionis. Aliam in uno pulsu differentiam constituas, p<text:span text:style-name="Default_20_Paragraph_20_Font"><text:span text:style-name="T2">r</text:span></text:span>aeter<text:line-break/>has , nullam. Sive enim motuum tempus est aestimandum;<text:line-break/>vel quietum, sive dimensionum in quibus moventur quan-<text:line-break/>tisas, .sive qualitas actionis, aut tunicae arteriarum, aut ca-<text:line-break/>vitatis; sive qui mutuo conveniunt , quae conserti queunt;<text:line-break/>queunt autem cognata; omnis haec sunt recensita nec quid-</text:p>
      <text:p text:style-name="P3">quam praeterea in ullam partem desiderat oratio ; sed sunt<text:line-break/>omnes quae in unum pulsum inridunt, differe<text:span text:style-name="Default_20_Paragraph_20_Font"><text:span text:style-name="T2">n</text:span></text:span>tiae generales<text:line-break/>quas retulimus. Quibus duae accedunt usiae , quas colle-<text:line-break/>ctivas appellanti Ex quibus in plurium pulsuum mutua<text:line-break/>compa<text:span text:style-name="Default_20_Paragraph_20_Font"><text:span text:style-name="T2">r</text:span></text:span>atione aequalitatem et inaequalitatem, ordluem atque<text:line-break/>ejus perturbationem aestimamus.</text:p>
      <text:h text:style-name="Heading_20_2" text:outline-level="2">Cap. IV. </text:h>
      <text:p text:style-name="P23">Cujusque autem horum generum disseren-<text:line-break/>tiae speciatim plures sunt, quas jam exponemus, a genere<text:line-break/>ipsius motus ingressi: quem aut moderatum esse et secundum<text:line-break/>naturam oportet, aut celeriorem, vel tardiorem. Itaque<text:line-break/>hoc genus efficit tres numero differentias pulsuum ; celerem,<text:line-break/>qui fit, quum pauco tempore movetur arteria ; tardum, quum<text:line-break/>multo ; moderatum, quum mediocri. Differentiae vero pul-<text:line-break/>luunt in distentionis quantitate , liquidum singusis concipian-<text:line-break/>tur dimenfionibus, novem numero sunt, in unaquaque trium<text:line-break/>dimensionum tres. In longitudine arteriae , qui moderatus<text:line-break/>in ea est et qui hunc excessit, vel eo est insertor ; vocatur qui</text:p>
      <text:p text:style-name="P3">excedit, longus; qui inferior est, brevis. In latitudine,<text:line-break/>qui moderatus in ea , et duo immoderati ; latus , qui mode-<text:line-break/>ratum excedit; contrarius huic, angustus. Itidem in di-.<text:line-break/>mensione prosunditatis arteriae unus moderatus est, alius<text:line-break/>altus et alius lumrilis. Hae quidem novem sunt pulsuum in<text:line-break/>una dimenfione acceptorum differentiae ; at differentiae pul-<text:line-break/>suum in trinis fimus dimensionibus sunt xxvn. Perspicias<text:line-break/>has manifeste in tabella. Unus enim erit longus fimus etla-<text:line-break/>tusaltusque, qui omnibus praeponatur. Alius longus simulet<text:line-break/>latus et profunditate moderata, scribaturque secundus. Ali-<text:line-break/>us longus, latus, humilis, qui ordine tertius sit; sunilique<text:line-break/>omnes reliqui via et ratione cognoscentur: ut duae primae<text:line-break/>dimensiones maneant immotae , trifariam ultima variet, hoc<text:line-break/>pacto. Quartits longus, moderate latitudi<text:span text:style-name="Default_20_Paragraph_20_Font"><text:span text:style-name="T2">n</text:span></text:span>e et altus. Quiu-<text:line-break/>tus longus, moderata latitudine, simulque moderatu profuit-<text:line-break/>ditate. <text:span text:style-name="Default_20_Paragraph_20_Font"><text:span text:style-name="T2">S</text:span></text:span>extus longus, latitudine, moderatu, humilis. De-<text:line-break/>inde alii tres, prima dimenfione longum fervente, fecunda</text:p>
      <text:p text:style-name="P3">angustum , tertia trifarium versante. In his novem una di-<text:line-break/>mensio permanet longitudinis. longae, aliae duae omnino<text:line-break/>c<text:span text:style-name="Default_20_Paragraph_20_Font"><text:span text:style-name="T2">o</text:span></text:span>mmutantur. M<text:span text:style-name="Default_20_Paragraph_20_Font"><text:span text:style-name="T2">o</text:span></text:span>x alii n<text:span text:style-name="Default_20_Paragraph_20_Font"><text:span text:style-name="T2">o</text:span></text:span>vem dimensi<text:span text:style-name="Default_20_Paragraph_20_Font"><text:span text:style-name="T2">o</text:span></text:span>ne l<text:span text:style-name="Default_20_Paragraph_20_Font"><text:span text:style-name="T2">o</text:span></text:span>ngitudi<text:span text:style-name="Default_20_Paragraph_20_Font"><text:span text:style-name="T2">n</text:span></text:span>is in<text:line-break/>medi<text:span text:style-name="Default_20_Paragraph_20_Font"><text:span text:style-name="T2">o</text:span></text:span>critate conservata, variantibus reliquis. Ad haec novem,<text:line-break/>ubi l<text:span text:style-name="Default_20_Paragraph_20_Font"><text:span text:style-name="T2">o</text:span></text:span>ngitudi<text:span text:style-name="Default_20_Paragraph_20_Font"><text:span text:style-name="T2">n</text:span></text:span>is brevis maneat dimensi<text:span text:style-name="Default_20_Paragraph_20_Font"><text:span text:style-name="T2">o</text:span></text:span> et usiae immutentur.</text:p>
      <text:p text:style-name="P2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40"><text:span text:style-name="T11">1 </text:span><text:span text:style-name="T12">Longus</text:span></text:p>
          </table:table-cell>
          <table:table-cell table:style-name="Tableau1.A1" office:value-type="string">
            <text:p text:style-name="P40"><text:span text:style-name="T12">Latus</text:span></text:p>
          </table:table-cell>
          <table:table-cell table:style-name="Tableau1.A1" office:value-type="string">
            <text:p text:style-name="P40"><text:span text:style-name="T12">Altus</text:span></text:p>
          </table:table-cell>
          <table:table-cell table:style-name="Tableau1.A1" office:value-type="string">
            <text:p text:style-name="P40"><text:span text:style-name="T12">Magnus</text:span></text:p>
          </table:table-cell>
        </table:table-row>
        <table:table-row table:style-name="Tableau1.2">
          <table:table-cell table:style-name="Tableau1.A2" office:value-type="string">
            <text:p text:style-name="P40"><text:span text:style-name="T12">2 Lo</text:span><text:span text:style-name="T13">n</text:span><text:span text:style-name="T12">gus</text:span></text:p>
          </table:table-cell>
          <table:table-cell table:style-name="Tableau1.A2" office:value-type="string">
            <text:p text:style-name="P40"><text:span text:style-name="T12">Latus</text:span></text:p>
          </table:table-cell>
          <table:table-cell table:style-name="Tableau1.A2" office:value-type="string">
            <text:p text:style-name="P40"><text:span text:style-name="T12">Moderatus</text:span></text:p>
          </table:table-cell>
          <table:table-cell table:style-name="Tableau1.A2" office:value-type="string">
            <text:p text:style-name="P41"/>
          </table:table-cell>
        </table:table-row>
        <table:table-row table:style-name="Tableau1.3">
          <table:table-cell table:style-name="Tableau1.A2" office:value-type="string">
            <text:p text:style-name="P40"><text:span text:style-name="T12">3 Longus</text:span></text:p>
          </table:table-cell>
          <table:table-cell table:style-name="Tableau1.A2" office:value-type="string">
            <text:p text:style-name="P40"><text:span text:style-name="T12">Latus</text:span></text:p>
          </table:table-cell>
          <table:table-cell table:style-name="Tableau1.A2" office:value-type="string">
            <text:p text:style-name="P40"><text:span text:style-name="T12">Humilis</text:span></text:p>
          </table:table-cell>
          <table:table-cell table:style-name="Tableau1.A2" office:value-type="string">
            <text:p text:style-name="P41"/>
          </table:table-cell>
        </table:table-row>
        <table:table-row table:style-name="Tableau1.4">
          <table:table-cell table:style-name="Tableau1.A1" office:value-type="string">
            <text:p text:style-name="P40"><text:span text:style-name="T12">4 Longus</text:span></text:p>
          </table:table-cell>
          <table:table-cell table:style-name="Tableau1.A1" office:value-type="string">
            <text:p text:style-name="P40"><text:span text:style-name="T12">Moderatus</text:span></text:p>
          </table:table-cell>
          <table:table-cell table:style-name="Tableau1.A1" office:value-type="string">
            <text:p text:style-name="P40"><text:span text:style-name="T12">Altus</text:span></text:p>
          </table:table-cell>
          <table:table-cell table:style-name="Tableau1.A2" office:value-type="string">
            <text:p text:style-name="P41"/>
          </table:table-cell>
        </table:table-row>
        <table:table-row table:style-name="Tableau1.5">
          <table:table-cell table:style-name="Tableau1.A1" office:value-type="string">
            <text:p text:style-name="P40"><text:span text:style-name="T12">5 Longus</text:span></text:p>
          </table:table-cell>
          <table:table-cell table:style-name="Tableau1.A1" office:value-type="string">
            <text:p text:style-name="P40"><text:span text:style-name="T19">Moderatus</text:span></text:p>
          </table:table-cell>
          <table:table-cell table:style-name="Tableau1.A1" office:value-type="string">
            <text:p text:style-name="P40"><text:span text:style-name="T12">Moderatus</text:span></text:p>
          </table:table-cell>
          <table:table-cell table:style-name="Tableau1.A1" office:value-type="string">
            <text:p text:style-name="P40"><text:span text:style-name="T19">Gracilis</text:span></text:p>
          </table:table-cell>
        </table:table-row>
        <table:table-row table:style-name="Tableau1.3">
          <table:table-cell table:style-name="Tableau1.A2" office:value-type="string">
            <text:p text:style-name="P40"><text:span text:style-name="T12">6 Longus</text:span></text:p>
          </table:table-cell>
          <table:table-cell table:style-name="Tableau1.A2" office:value-type="string">
            <text:p text:style-name="P40"><text:span text:style-name="T12">Moderatus</text:span></text:p>
          </table:table-cell>
          <table:table-cell table:style-name="Tableau1.A2" office:value-type="string">
            <text:p text:style-name="P40"><text:span text:style-name="T12">Humilis</text:span></text:p>
          </table:table-cell>
          <table:table-cell table:style-name="Tableau1.A2" office:value-type="string">
            <text:p text:style-name="P40"><text:span text:style-name="T12">Gracilis</text:span></text:p>
          </table:table-cell>
        </table:table-row>
        <table:table-row table:style-name="Tableau1.7">
          <table:table-cell table:style-name="Tableau1.A1" office:value-type="string">
            <text:p text:style-name="P40"><text:span text:style-name="T19">7 Longus</text:span></text:p>
          </table:table-cell>
          <table:table-cell table:style-name="Tableau1.A1" office:value-type="string">
            <text:p text:style-name="P40"><text:span text:style-name="T12">Angusius</text:span></text:p>
          </table:table-cell>
          <table:table-cell table:style-name="Tableau1.A1" office:value-type="string">
            <text:p text:style-name="P40"><text:span text:style-name="T19">Altus</text:span></text:p>
          </table:table-cell>
          <table:table-cell table:style-name="Tableau1.A2" office:value-type="string">
            <text:p text:style-name="P41"/>
          </table:table-cell>
        </table:table-row>
        <table:table-row table:style-name="Tableau1.1">
          <table:table-cell table:style-name="Tableau1.A2" office:value-type="string">
            <text:p text:style-name="P40"><text:span text:style-name="T12">8 Longus</text:span></text:p>
          </table:table-cell>
          <table:table-cell table:style-name="Tableau1.A2" office:value-type="string">
            <text:p text:style-name="P40"><text:span text:style-name="T19">Augusius</text:span></text:p>
          </table:table-cell>
          <table:table-cell table:style-name="Tableau1.A2" office:value-type="string">
            <text:p text:style-name="P40"><text:span text:style-name="T12">Moderatus</text:span></text:p>
          </table:table-cell>
          <table:table-cell table:style-name="Tableau1.A2" office:value-type="string">
            <text:p text:style-name="P40"><text:span text:style-name="T19">Gracilis</text:span></text:p>
          </table:table-cell>
        </table:table-row>
        <table:table-row table:style-name="Tableau1.9">
          <table:table-cell table:style-name="Tableau1.A2" office:value-type="string">
            <text:p text:style-name="P40"><text:span text:style-name="T19">9 . Longus</text:span></text:p>
          </table:table-cell>
          <table:table-cell table:style-name="Tableau1.A2" office:value-type="string">
            <text:p text:style-name="P40"><text:span text:style-name="T19">Angusius</text:span></text:p>
          </table:table-cell>
          <table:table-cell table:style-name="Tableau1.A2" office:value-type="string">
            <text:p text:style-name="P40"><text:span text:style-name="T19">Humilis</text:span></text:p>
          </table:table-cell>
          <table:table-cell table:style-name="Tableau1.A2" office:value-type="string">
            <text:p text:style-name="P40"><text:span text:style-name="T19">Gracilis</text:span></text:p>
          </table:table-cell>
        </table:table-row>
      </table:table>
      <text:p text:style-name="P39"/>
      <text:p text:style-name="P43"/>
      <text:p text:style-name="P2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0"><text:span text:style-name="T11">10 </text:span><text:span text:style-name="T12">Moderatus</text:span></text:p>
          </table:table-cell>
          <table:table-cell table:style-name="Tableau2.A1" office:value-type="string">
            <text:p text:style-name="P40"><text:span text:style-name="T12">Latus</text:span></text:p>
          </table:table-cell>
          <table:table-cell table:style-name="Tableau2.A1" office:value-type="string">
            <text:p text:style-name="P40"><text:span text:style-name="T19">Altus</text:span></text:p>
          </table:table-cell>
          <table:table-cell table:style-name="Tableau2.A1" office:value-type="string">
            <text:p text:style-name="P41"><text:span text:style-name="T12">Turgidus</text:span></text:p>
          </table:table-cell>
        </table:table-row>
        <table:table-row table:style-name="Tableau2.2">
          <table:table-cell table:style-name="Tableau2.A2" office:value-type="string">
            <text:p text:style-name="P40"><text:span text:style-name="T19">11 Moderatus</text:span></text:p>
          </table:table-cell>
          <table:table-cell table:style-name="Tableau2.A2" office:value-type="string">
            <text:p text:style-name="P40"><text:span text:style-name="T12">Latus</text:span></text:p>
          </table:table-cell>
          <table:table-cell table:style-name="Tableau2.A2" office:value-type="string">
            <text:p text:style-name="P40"><text:span text:style-name="T19">Moderatus</text:span></text:p>
          </table:table-cell>
          <table:table-cell table:style-name="Tableau2.A2" office:value-type="string">
            <text:p text:style-name="P41"/>
          </table:table-cell>
        </table:table-row>
        <table:table-row table:style-name="Tableau2.3">
          <table:table-cell table:style-name="Tableau2.A2" office:value-type="string">
            <text:p text:style-name="P40"><text:span text:style-name="T19">12 Moderatus</text:span></text:p>
          </table:table-cell>
          <table:table-cell table:style-name="Tableau2.A2" office:value-type="string">
            <text:p text:style-name="P40"><text:span text:style-name="T12">Latus</text:span></text:p>
          </table:table-cell>
          <table:table-cell table:style-name="Tableau2.A2" office:value-type="string">
            <text:p text:style-name="P40"><text:span text:style-name="T19">Humilis</text:span></text:p>
          </table:table-cell>
          <table:table-cell table:style-name="Tableau2.A2" office:value-type="string">
            <text:p text:style-name="P41"/>
          </table:table-cell>
        </table:table-row>
        <table:table-row table:style-name="Tableau2.3">
          <table:table-cell table:style-name="Tableau2.A1" office:value-type="string">
            <text:p text:style-name="P40"><text:span text:style-name="T19">13 Moderatus</text:span></text:p>
          </table:table-cell>
          <table:table-cell table:style-name="Tableau2.A1" office:value-type="string">
            <text:p text:style-name="P40"><text:span text:style-name="T12">Moderatus</text:span></text:p>
          </table:table-cell>
          <table:table-cell table:style-name="Tableau2.A1" office:value-type="string">
            <text:p text:style-name="P40"><text:span text:style-name="T19">Altus </text:span><text:span text:style-name="T23">.</text:span></text:p>
          </table:table-cell>
          <table:table-cell table:style-name="Tableau2.A2" office:value-type="string">
            <text:p text:style-name="P41"/>
          </table:table-cell>
        </table:table-row>
        <table:table-row table:style-name="Tableau2.5">
          <table:table-cell table:style-name="Tableau2.A1" office:value-type="string">
            <text:p text:style-name="P40"><text:span text:style-name="T19">14 Moderatus</text:span></text:p>
          </table:table-cell>
          <table:table-cell table:style-name="Tableau2.A1" office:value-type="string">
            <text:p text:style-name="P40"><text:span text:style-name="T19">Moderatus</text:span></text:p>
          </table:table-cell>
          <table:table-cell table:style-name="Tableau2.A1" office:value-type="string">
            <text:p text:style-name="P40"><text:span text:style-name="T12">Moderatus</text:span></text:p>
          </table:table-cell>
          <table:table-cell table:style-name="Tableau2.A1" office:value-type="string">
            <text:p text:style-name="P40"><text:span text:style-name="T19">Medius</text:span></text:p>
          </table:table-cell>
        </table:table-row>
        <table:table-row table:style-name="Tableau2.3">
          <table:table-cell table:style-name="Tableau2.A2" office:value-type="string">
            <text:p text:style-name="P40"><text:span text:style-name="T19">15 Moderatus</text:span></text:p>
          </table:table-cell>
          <table:table-cell table:style-name="Tableau2.A2" office:value-type="string">
            <text:p text:style-name="P40"><text:span text:style-name="T12">Moderatus</text:span></text:p>
          </table:table-cell>
          <table:table-cell table:style-name="Tableau2.A2" office:value-type="string">
            <text:p text:style-name="P40"><text:span text:style-name="T12">Humilis</text:span></text:p>
          </table:table-cell>
          <table:table-cell table:style-name="Tableau2.A2" office:value-type="string">
            <text:p text:style-name="P41"/>
          </table:table-cell>
        </table:table-row>
        <table:table-row table:style-name="Tableau2.7">
          <table:table-cell table:style-name="Tableau2.A1" office:value-type="string">
            <text:p text:style-name="P40"><text:span text:style-name="T19">16 Moderatus</text:span></text:p>
          </table:table-cell>
          <table:table-cell table:style-name="Tableau2.A1" office:value-type="string">
            <text:p text:style-name="P40"><text:span text:style-name="T12">Angustus</text:span></text:p>
          </table:table-cell>
          <table:table-cell table:style-name="Tableau2.A1" office:value-type="string">
            <text:p text:style-name="P40"><text:span text:style-name="T19">Altus</text:span></text:p>
          </table:table-cell>
          <table:table-cell table:style-name="Tableau2.A2" office:value-type="string">
            <text:p text:style-name="P41"/>
          </table:table-cell>
        </table:table-row>
        <table:table-row table:style-name="Tableau2.8">
          <table:table-cell table:style-name="Tableau2.A1" office:value-type="string">
            <text:p text:style-name="P40"><text:span text:style-name="T19">17 Moderatus</text:span></text:p>
          </table:table-cell>
          <table:table-cell table:style-name="Tableau2.A1" office:value-type="string">
            <text:p text:style-name="P40"><text:span text:style-name="T12">Augustus</text:span></text:p>
          </table:table-cell>
          <table:table-cell table:style-name="Tableau2.A1" office:value-type="string">
            <text:p text:style-name="P40"><text:span text:style-name="T19">Moderatus</text:span></text:p>
          </table:table-cell>
          <table:table-cell table:style-name="Tableau2.A2" office:value-type="string">
            <text:p text:style-name="P41"/>
          </table:table-cell>
        </table:table-row>
        <table:table-row table:style-name="Tableau2.9">
          <table:table-cell table:style-name="Tableau2.A2" office:value-type="string">
            <text:p text:style-name="P40"><text:span text:style-name="T19">18 Moderatus</text:span></text:p>
          </table:table-cell>
          <table:table-cell table:style-name="Tableau2.A2" office:value-type="string">
            <text:p text:style-name="P40"><text:span text:style-name="T12">An gestus</text:span></text:p>
          </table:table-cell>
          <table:table-cell table:style-name="Tableau2.A2" office:value-type="string">
            <text:p text:style-name="P40"><text:span text:style-name="T12">Humilis</text:span></text:p>
          </table:table-cell>
          <table:table-cell table:style-name="Tableau2.A2" office:value-type="string">
            <text:p text:style-name="P41"><text:span text:style-name="T19">Gracilis</text:span></text:p>
          </table:table-cell>
        </table:table-row>
        <table:table-row table:style-name="Tableau2.10">
          <table:table-cell table:style-name="Tableau2.A1" office:value-type="string">
            <text:p text:style-name="P40"><text:span text:style-name="T19">19 Brevis</text:span></text:p>
          </table:table-cell>
          <table:table-cell table:style-name="Tableau2.A1" office:value-type="string">
            <text:p text:style-name="P40"><text:span text:style-name="T12">Latus</text:span></text:p>
          </table:table-cell>
          <table:table-cell table:style-name="Tableau2.A1" office:value-type="string">
            <text:p text:style-name="P40"><text:span text:style-name="T19">Altus</text:span></text:p>
          </table:table-cell>
          <table:table-cell table:style-name="Tableau2.A1" office:value-type="string">
            <text:p text:style-name="P41"><text:span text:style-name="T12">Turgidus</text:span></text:p>
          </table:table-cell>
        </table:table-row>
        <table:table-row table:style-name="Tableau2.11">
          <table:table-cell table:style-name="Tableau2.A2" office:value-type="string">
            <text:p text:style-name="P40"><text:span text:style-name="T19">20 Brevis</text:span></text:p>
          </table:table-cell>
          <table:table-cell table:style-name="Tableau2.A2" office:value-type="string">
            <text:p text:style-name="P40"><text:span text:style-name="T12">Latus</text:span></text:p>
          </table:table-cell>
          <table:table-cell table:style-name="Tableau2.A2" office:value-type="string">
            <text:p text:style-name="P40"><text:span text:style-name="T19">Moderatus</text:span></text:p>
          </table:table-cell>
          <table:table-cell table:style-name="Tableau2.A2" office:value-type="string">
            <text:p text:style-name="P41"><text:span text:style-name="T12">Turgidus</text:span></text:p>
          </table:table-cell>
        </table:table-row>
        <table:table-row table:style-name="Tableau2.10">
          <table:table-cell table:style-name="Tableau2.A2" office:value-type="string">
            <text:p text:style-name="P40"><text:span text:style-name="T19">21 Brevis</text:span></text:p>
          </table:table-cell>
          <table:table-cell table:style-name="Tableau2.A2" office:value-type="string">
            <text:p text:style-name="P40"><text:span text:style-name="T12">Latus</text:span></text:p>
          </table:table-cell>
          <table:table-cell table:style-name="Tableau2.A2" office:value-type="string">
            <text:p text:style-name="P40"><text:span text:style-name="T12">Humilis</text:span></text:p>
          </table:table-cell>
          <table:table-cell table:style-name="Tableau2.A2" office:value-type="string">
            <text:p text:style-name="P41"/>
          </table:table-cell>
        </table:table-row>
        <table:table-row table:style-name="Tableau2.13">
          <table:table-cell table:style-name="Tableau2.A1" office:value-type="string">
            <text:p text:style-name="P40"><text:span text:style-name="T19">22 Brevis</text:span></text:p>
          </table:table-cell>
          <table:table-cell table:style-name="Tableau2.A1" office:value-type="string">
            <text:p text:style-name="P40"><text:span text:style-name="T19">Moderatus</text:span></text:p>
          </table:table-cell>
          <table:table-cell table:style-name="Tableau2.A1" office:value-type="string">
            <text:p text:style-name="P40"><text:span text:style-name="T19">Altus</text:span></text:p>
          </table:table-cell>
          <table:table-cell table:style-name="Tableau2.A2" office:value-type="string">
            <text:p text:style-name="P41"/>
          </table:table-cell>
        </table:table-row>
        <table:table-row table:style-name="Tableau2.5">
          <table:table-cell table:style-name="Tableau2.A1" office:value-type="string">
            <text:p text:style-name="P40"><text:span text:style-name="T19">23 Brevis</text:span></text:p>
          </table:table-cell>
          <table:table-cell table:style-name="Tableau2.A1" office:value-type="string">
            <text:p text:style-name="P40"><text:span text:style-name="T19">Moderatus</text:span></text:p>
          </table:table-cell>
          <table:table-cell table:style-name="Tableau2.A1" office:value-type="string">
            <text:p text:style-name="P40"><text:span text:style-name="T19">Moderatus</text:span></text:p>
          </table:table-cell>
          <table:table-cell table:style-name="Tableau2.A1" office:value-type="string">
            <text:p text:style-name="P41"><text:span text:style-name="T19">Turgidus</text:span></text:p>
          </table:table-cell>
        </table:table-row>
        <table:table-row table:style-name="Tableau2.5">
          <table:table-cell table:style-name="Tableau2.A2" office:value-type="string">
            <text:p text:style-name="P40"><text:span text:style-name="T19">24 Brevis</text:span></text:p>
          </table:table-cell>
          <table:table-cell table:style-name="Tableau2.A2" office:value-type="string">
            <text:p text:style-name="P40"><text:span text:style-name="T19">M</text:span><text:span text:style-name="T20">o</text:span><text:span text:style-name="T19">deratus</text:span></text:p>
          </table:table-cell>
          <table:table-cell table:style-name="Tableau2.A2" office:value-type="string">
            <text:p text:style-name="P40"><text:span text:style-name="T19">. Humilis</text:span></text:p>
          </table:table-cell>
          <table:table-cell table:style-name="Tableau2.A2" office:value-type="string">
            <text:p text:style-name="P41"><text:span text:style-name="T19">Turgidus</text:span></text:p>
          </table:table-cell>
        </table:table-row>
      </table:table>
      <text:p text:style-name="P39"/>
      <text:p text:style-name="P44"/>
      <text:p text:style-name="P2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40"><text:span text:style-name="T21">25 </text:span><text:span text:style-name="T19">Brevis</text:span></text:p>
          </table:table-cell>
          <table:table-cell table:style-name="Tableau3.A1" office:value-type="string">
            <text:p text:style-name="P41"><text:span text:style-name="T19">Angustus</text:span></text:p>
          </table:table-cell>
          <table:table-cell table:style-name="Tableau3.A1" office:value-type="string">
            <text:p text:style-name="P40"><text:span text:style-name="T12">Altus</text:span></text:p>
          </table:table-cell>
        </table:table-row>
        <table:table-row table:style-name="Tableau3.2">
          <table:table-cell table:style-name="Tableau3.A1" office:value-type="string">
            <text:p text:style-name="P40"><text:span text:style-name="T12">26 Brevis</text:span></text:p>
          </table:table-cell>
          <table:table-cell table:style-name="Tableau3.A1" office:value-type="string">
            <text:p text:style-name="P41"><text:span text:style-name="T19">Angustus</text:span></text:p>
          </table:table-cell>
          <table:table-cell table:style-name="Tableau3.A1" office:value-type="string">
            <text:p text:style-name="P40"><text:span text:style-name="T12">Moderatus</text:span></text:p>
          </table:table-cell>
        </table:table-row>
        <table:table-row table:style-name="Tableau3.3">
          <table:table-cell table:style-name="Tableau3.A3" office:value-type="string">
            <text:p text:style-name="P40"><text:span text:style-name="T12">27 Brevis</text:span></text:p>
          </table:table-cell>
          <table:table-cell table:style-name="Tableau3.A3" office:value-type="string">
            <text:p text:style-name="P41"><text:span text:style-name="T19">Angustus</text:span></text:p>
          </table:table-cell>
          <table:table-cell table:style-name="Tableau3.A3" office:value-type="string">
            <text:p text:style-name="P40"><text:span text:style-name="T19">Humilis<text:tab/>Parvus</text:span></text:p>
          </table:table-cell>
        </table:table-row>
      </table:table>
      <text:p text:style-name="P39"/>
      <text:p text:style-name="Normal">Atque quum lu viginti septem pullus, fecundum quantitatem,<text:line-break/>in tribus dimensionibus constent, duo fiunt nomina <text:span text:style-name="Default_20_Paragraph_20_Font"><text:span text:style-name="T2">t</text:span></text:span>ortili.<text:line-break/>ab omnibus approbata qui primus relatus est et qui postre-<text:line-break/>mus; hic parvus appellatur, ille magnus. Reliqui alii<text:line-break/>omnes nomen non habent. Neque enim pulliae qui grariles<text:line-break/>et turgidi vocantur, certum ex tabella unum indicant, caete-<text:line-break/>rutu multis simul generatim tribuuntur. Nam in quibuslon-<text:line-break/>gitudinis dimenfio quodammodo duabus reliquis praestat, em-<text:line-break/>nes hos graciles vocant. In quibus duae reliquae hac, contra<text:line-break/>turgidos hos appellant. Proinde quintus in tabella et <text:span text:style-name="Default_20_Paragraph_20_Font"><text:span text:style-name="T2">r</text:span></text:span>ex-<text:line-break/>tus , insuper octavus et nonus ac octavus decimus graciles<text:line-break/>vocantur. E diver<text:span text:style-name="Default_20_Paragraph_20_Font"><text:span text:style-name="T2">t</text:span></text:span>o turgidi decimus nonus , vigesimus item<text:line-break/>et vigesimus secundus et xxiii. Haec ergo sinit nomina ge-</text:p>
      <text:p text:style-name="P3">neraliora et pluribus communia. Jam vocant etiam hosce<text:line-break/>pulsus aliter, tenuem gracilem, et crassam turgidunr<text:span text:style-name="Default_20_Paragraph_20_Font"><text:span text:style-name="T2">i<text:line-break/></text:span></text:span>Quin nec moderati quidem lu tribus dimeusiouibus, qui unus<text:line-break/>naturalis inter xxvii est, peculiare nomen habemus, sed de-<text:line-break/>suutione hunc fignisicamus , dicentes , aut moderatum tribus<text:line-break/>dimensionibus, aut menium magni et parvi, aut naturalem<text:line-break/>in quantitate distentionis, aut quacunque alia ratione sermo-<text:line-break/>nem potissimum speramus fore clarum. Quere eos mihi in<text:line-break/>mentem venit mirari, qui lu nominibus tantum excellunt et<text:line-break/>quo nomine sit vocandus is pulsus, per totam vitam quae-<text:line-break/>runt, si non vel hac de causa contentionem deponunt, quod<text:line-break/>multos videant pulsus qui proprium quidem requirunt nomen,<text:line-break/>nec hinc quicquam laedi tamen institutionem, cum definitio-<text:line-break/><text:span text:style-name="Default_20_Paragraph_20_Font"><text:span text:style-name="T2">n</text:span></text:span>e quidem indicari possit. Siquidem, quum pulsum appeI-<text:line-break/>lent quidam brevem, angustum humilemque, perinde fa-<text:line-break/>ciunt ac illi qui dicunt animal pedestre bipes. Num , ut<text:line-break/>hic desuiitio est, animal pedestre bipes ; et rei nomen , cujus</text:p>
      <text:p text:style-name="P3">haec est definitio, homo; ita i<text:span text:style-name="Default_20_Paragraph_20_Font"><text:span text:style-name="T2">n</text:span></text:span> pulsibus nomen est magnus;<text:line-break/>ejus definitio, longus, latus, altus. Item alius pulsus dest-<text:line-break/>ustio, brevis, latus, humilis, sed nullum habet nomen. Ve-<text:line-break/>ruur de his agemus usias.</text:p>
      <text:h text:style-name="Heading_20_2" text:outline-level="2">C ap. v </text:h>
      <text:p text:style-name="P27">Jam nunc ad tertium pulsuum genus, quod<text:line-break/>in robore cousistit, descendamus et hujus etiam differentias<text:line-break/>exponamus. Sunt autem tres, unus validus robore, qui<text:line-break/>vehemens vocatur; aller imbecillus, quem languidum appel-<text:line-break/>lant; messio inter eos proprium non est nomen, sed hunc<text:line-break/>quoque explicamus definitione. Quartum genus, quod in<text:line-break/>arteriae co<text:span text:style-name="Default_20_Paragraph_20_Font"><text:span text:style-name="T2">n</text:span></text:span>sistit corpore, dividitur etiam in tres differentias,<text:line-break/>vocaturque a medicis plerisque, maxime a <text:span text:style-name="Default_20_Paragraph_20_Font"><text:span text:style-name="T2">san</text:span></text:span>ioribus, plenum<text:line-break/>et vacuum ; et quod inter utrumque medlum est, ne hic qui-<text:line-break/>dem sortitum est nomen. A nobis non itu, sed alter durus,<text:line-break/>alter mollis appellatur: et declarat uterque arteriae fletum.<text:line-break/>An vero rectius hoc sit modo appellandum, an illo, qui de</text:p>
      <text:p text:style-name="P3">hoc laborat, insertus discet. Nunc quod instituimus est<text:line-break/>absolvendum. Aliud genus erat pulsuum, arteriae persufio-<text:line-break/>nem, ut ajunt, declarans: qu<text:span text:style-name="Default_20_Paragraph_20_Font"><text:span text:style-name="T2">o</text:span></text:span>d l<text:span text:style-name="Default_20_Paragraph_20_Font"><text:span text:style-name="T2">o</text:span></text:span>ngum requirit mea sen-<text:line-break/>tentia sermonem ad absolutam notitiam; at quod ad p<text:span text:style-name="Default_20_Paragraph_20_Font"><text:span text:style-name="T2">r</text:span></text:span>opo-<text:line-break/>situm conducit atque sufficit tironibus, hoc loco expone-<text:line-break/>mus. Tres et hujus generis differentias pulsuum fingi, quo-<text:line-break/>rum unus plenus, alter vacuus appellatur; nam medius<text:line-break/>utriusque nomine pecusiari cereti Plenus erg<text:span text:style-name="Default_20_Paragraph_20_Font"><text:span text:style-name="T2">o</text:span></text:span> pulsus est,<text:line-break/>ut definit Arclngenes, qui arteriam <text:span text:style-name="Default_20_Paragraph_20_Font"><text:span text:style-name="T2">o</text:span></text:span>stendit pleni<text:span text:style-name="Default_20_Paragraph_20_Font"><text:span text:style-name="T2">o</text:span></text:span>rem et oc-<text:line-break/>cursum humide tumidum ; vacuus, qui arteriae elevati<text:span text:style-name="Default_20_Paragraph_20_Font"><text:span text:style-name="T2">o</text:span></text:span>nem<text:line-break/>sarit bullosam , ut digit<text:span text:style-name="Default_20_Paragraph_20_Font"><text:span text:style-name="T2">o</text:span></text:span>rum impressioni egressus per vacua<text:line-break/>occurrat. Haec quinque pulsuum genera in uno m<text:span text:style-name="Default_20_Paragraph_20_Font"><text:span text:style-name="T2">o</text:span></text:span>tu c<text:span text:style-name="Default_20_Paragraph_20_Font"><text:span text:style-name="T2">o</text:span></text:span>n-<text:line-break/>sistunt arteriae et Ungulae e<text:span text:style-name="Default_20_Paragraph_20_Font"><text:span text:style-name="T2">or</text:span></text:span>um aequalitates atque inaequa-<text:line-break/>Etates, quarum exponemus differentias, quum de altera age-<text:line-break/>mus inaequalitate, quae in pluribus pulsibus positu est.</text:p>
      <text:h text:style-name="Heading_20_2" text:outline-level="2">Cap. VI.</text:h>
      <text:p text:style-name="P27"><text:s/>Aliae differentiae pulsuum his qui se ne-<text:line-break/>gant contractionem sentire, in tempore intervall<text:span text:style-name="Default_20_Paragraph_20_Font"><text:span text:style-name="T2">o</text:span></text:span>rum c<text:span text:style-name="Default_20_Paragraph_20_Font"><text:span text:style-name="T2">o</text:span></text:span>n-</text:p>
      <text:p text:style-name="P3">sistunt, ita enim tempus , quod inter motus feusibiles inter-<text:line-break/>cedit, vocant; praeterea in proportione temporis motus et<text:line-break/>quietis, nam ita etiam intervallum appella<text:span text:style-name="Default_20_Paragraph_20_Font"><text:span text:style-name="T2">n</text:span></text:span>t. At illis qui<text:line-break/>se contractionem ajunt sentire ac medium utique quietis<text:line-break/>utriusque, quam quietem remissionem et cessationem a motu<text:line-break/>vocant, aliae prodeunt et longe efficiuntur plures. Sed fa-<text:line-break/>ciendum missi est, ut de utrisque separatim planius agam, et<text:line-break/>primum de his qui se solam dicunt distentionem sentire:. quo<text:line-break/>lu facilioribus cognitu exercitati, difficiliora facilius assequa-<text:line-break/>mur. Ubi tactus ab arteria insultante feritur, quum alia<text:line-break/>quae ante memorari sentimus, tum tempus quod motu pro-<text:line-break/>ducitur. lude quando alter inceperit motus, aliud nos tem-<text:line-break/>pus deprehendimus inter exitum prioris motus atque alte-<text:line-break/>rius principium, ut duorum sit temporum in pulsu abfoluto<text:line-break/>cognitio; prioris, quod motus est, quem et ictum et diste<text:span text:style-name="Default_20_Paragraph_20_Font"><text:span text:style-name="T2">n-<text:line-break/></text:span></text:span>fionem appellunt; fecundi, quod quietis est, quod et inter-</text:p>
      <text:p text:style-name="P3">vallum contractio<text:span text:style-name="Default_20_Paragraph_20_Font"><text:span text:style-name="T2">n</text:span></text:span>emque vocanti Fieri aule<text:span text:style-name="Default_20_Paragraph_20_Font"><text:span text:style-name="T2">a</text:span></text:span>s ex prioris<text:line-break/>temporis quantitate aut celerem, aut turdum, aut inter eos<text:line-break/>medium pulsum: ex quantitate alterius temporis frequen-<text:line-break/>tem, aut rarum, aut horum medium. Ut sit celer pulsus,<text:line-break/>qui quum modico tempore arteria distenditur fit; creber,<text:line-break/>qui quando parvo interposito intervallo ; turdus , quum lon-<text:line-break/>go tempore arteria distenditur ; rarus, quum interposito lon- .<text:line-break/>go intervallo; medius velocis et tardi, qui quum moderato<text:line-break/>tempore distenditur arteria, fiat; medius crebri et rari, qui<text:line-break/>fit quum moderato interpositu tempore arteria distenditur.<text:line-break/>Sive distenditur, sive dilatatur, sive attollitur, sive movetur,<text:line-break/>dicamus,. nihil interesse puto. Liquet igitur qui creber sit<text:line-break/>pulsus illis et quemadmodum a veloci distet; tum qui rarus,<text:line-break/>quaque ratione a tardo discrepet Comparato autem ictus<text:line-break/>tempore cum tempore quietis, gignitus rhythmus, qui pro-<text:line-break/>portio temporis est ictus ad tempus quietis. Diximus etiam<text:line-break/>nihil apud hos differre ictum, vel distentionem, vel motum</text:p>
      <text:p text:style-name="P3">dicere; nec quietem, vel intervallum, vel contractionem.<text:line-break/>Et vero etiam pro hoc, proportionem temporis distentio-<text:line-break/>nis ad contractionis tempus rhythmum esse, quidam ordi-<text:line-break/>nem dixerunt, assi convenientiam duorum esse temporum<text:line-break/>inter sese, ictus cum intervalli. Haec sunt quae priores<text:line-break/>tradunt.</text:p>
      <text:h text:style-name="Heading_20_2" text:outline-level="2">Cap. Vll. </text:h>
      <text:p text:style-name="P27">Transeamus jam ad eos qui contractio-<text:line-break/>nem fentire <text:span text:style-name="Default_20_Paragraph_20_Font"><text:span text:style-name="T2">t</text:span></text:span>e dictitant, qui tarditatem quidem et celerita-<text:line-break/>tem <text:span text:style-name="Default_20_Paragraph_20_Font"><text:span text:style-name="T2">n</text:span></text:span>on aliter atque illi in distentionis ponunt tempore et in<text:line-break/>contractionis etiam , crebritatem vero et raritatem rhyth-<text:line-break/>mumque non perinde ac issi, caeterum crebri talem atque ra-<text:line-break/>ritatem lu utraque quiete ; rhythmum in distentionis tem-<text:line-break/>pore una cum tempore insequentis eam quietis, ad tempus<text:line-break/>collato contractionis simul cum tempore exripientis eam<text:line-break/>quietis. Nonnunquam solius distentionis tempus cum solius<text:line-break/>comparantes tempore contractionis, rhythmum ita dicunt<text:line-break/>gigni. Ac de crebritate quidam ex his, ut diximus, sen<text:span text:style-name="Default_20_Paragraph_20_Font"><text:span text:style-name="T2">t</text:span></text:span>e-</text:p>
      <text:p text:style-name="P3">ruut. Aliqui non aliter ac priores in dissentionis tempore<text:line-break/>celeritatem generari et tarditatem confirmaverunt , <text:span text:style-name="Default_20_Paragraph_20_Font"><text:span text:style-name="T2">r</text:span></text:span>in toto<text:line-break/>reliquo conflato ex binis quietibus et contractione crebrita-<text:line-break/>tem et raritatem ajunt consistere. Sunt etiam qui rhythmum<text:line-break/>aeque ac priores in temporis distentionis proportione ad om-<text:line-break/>ne reliquum non dubitent constituere. Verum inter eos<text:line-break/>tamen <text:span text:style-name="Default_20_Paragraph_20_Font"><text:span text:style-name="T2">n</text:span></text:span>on convenit in sentienda omni distentione vel con-<text:line-break/>tractione, sed quidam omnem sentiriutramque ajunt, alii<text:line-break/>nec primas distentiones, nec contractiones extremas. Tum<text:line-break/>etiam de nomi<text:span text:style-name="Default_20_Paragraph_20_Font"><text:span text:style-name="T2">n</text:span></text:span>ibus contendunt inter fello Quere ne quam<text:line-break/>nos rem praetereamus, nec in rebus frivolis immoremur<text:line-break/>diutius, quod verum est et conducibile, exponamus. No-<text:line-break/>mma ponere his permittamus, qui de iis laborant et a<text:span text:style-name="Default_20_Paragraph_20_Font"><text:span text:style-name="T2">r</text:span></text:span>tis<text:line-break/>vera negligunt opera, nec distentionis primas partes nec<text:line-break/>contractionis postremas sentire valentibus. Quantum autem<text:line-break/>utriusque sentiatur et quamobrem , in libris de pulsibus li-</text:p>
      <text:p text:style-name="P3">gnoscendis oste<text:span text:style-name="Default_20_Paragraph_20_Font"><text:span text:style-name="T2">n</text:span></text:span>dimus. Est vero utile medico quod sensui<text:line-break/>occurrit, itaque distentionis tempus , vel contractionis sen-<text:line-break/>sibile necesse habet cognoscere. Quo fit ut quietem quam<text:line-break/>voca<text:span text:style-name="Default_20_Paragraph_20_Font"><text:span text:style-name="T2">n</text:span></text:span>t superam, quae secundum distentionem contractionem<text:line-break/>praecedit, quanta sit tactu queas ad unguem assequi ; iule-<text:line-break/>ram non item plane, quod utrinque sibi ufciscat partes; ad<text:line-break/>initium contractionis extremitatem, ad finem principium<text:line-break/>distentionis. Recordari porro horum temporum oportet na-<text:line-break/>turalenr cujusque magnitudinem et mutuam proportionem,<text:line-break/>et posse cognoscere in morbo quantum immutentur, et quid<text:line-break/>quaeque significare .mutatio soleat. Quod et ex caulae in-<text:line-break/>ve<text:span text:style-name="Default_20_Paragraph_20_Font"><text:span text:style-name="T2">n</text:span></text:span>tione et ex longa experientia sumitur. De quibus alio<text:line-break/>nos loco disseruimus.</text:p>
      <text:h text:style-name="Heading_20_2" text:outline-level="2">Cap. VIII. </text:h>
      <text:p text:style-name="P27">Nunc simulatque duorum generum, de<text:line-break/>quibus jam verba ferimus, differentias, tum quietis tum<text:line-break/>rhythmi, adjecerimus, ad ea quae sequuntur transibimus. In<text:line-break/>genere quietis arteriae tres pulsuum differentiae consistunt,</text:p>
      <text:p text:style-name="P3">rarus, ereber, medius; quorum paulo ante definitiones do-<text:line-break/>cunnus. At generis rhythmi non est perinde absolute ex-<text:line-break/>plicare quae sint differentiae ; caeterum prae omnibus pul-<text:line-break/><text:span text:style-name="Default_20_Paragraph_20_Font"><text:span text:style-name="T2">t</text:span></text:span>um omnem obtinere modulum quendam, est ostendendum;<text:line-break/>ne deceptus quis pulsimm, qui modulum non servantes ap-<text:line-break/>pestantur, nomine adducatur, ut omni esse orbatos rhythmo<text:line-break/>eos pulsus falso existimet. Nam ut sine collo homo atque<text:line-break/>citharoedus sure voce, ita etiam proportionem non fervens<text:line-break/>pulsus vocatur; visium enim natini rhythmi non absolutam<text:line-break/>abolitionem significat. Atque contrarius est modulum non<text:line-break/>servanti non is qui proportionem habet, siquidem omnis<text:line-break/>in aliquo est rhythmo pulsus, sed ille, qui modulum ster-<text:line-break/>vaus vocatur. Utriusque porro horum, pr<text:span text:style-name="Default_20_Paragraph_20_Font"><text:span text:style-name="T2">o</text:span></text:span>portionem non<text:line-break/>servantis et serva<text:span text:style-name="Default_20_Paragraph_20_Font"><text:span text:style-name="T2">n</text:span></text:span>tis, is .qui habet proportionem pulsus<text:line-break/>commune est genus. Atque . proportionem habens quidem<text:line-break/>u<text:span text:style-name="Default_20_Paragraph_20_Font"><text:span text:style-name="T2">n</text:span></text:span>us et indivisus manet ; proportionem non servantis tres<text:line-break/>sunt omnes differentiae, pararhy sumus , heterorhythmus,<text:line-break/>ecrhythmus. Qualis vero quisque fit, exemplo disces.</text:p>
      <text:p text:style-name="P3">Suus est cuique aetati naturalis pulsus; qui jam de ltis<text:line-break/>rhythmum servat, emhythmus vocatur; qui labefactat,<text:line-break/>arhythmus. Atque labefactans interim rhythmum vicinae<text:line-break/>aetatis mutuatur, qui pararhythmus ; interim cujusvis alte-<text:line-break/>rius, ac heterorhythmus hic appellatur; at qui rhythmum<text:line-break/>prorsus nullius aetatis retinet, hic ecrhythmus. Idem de<text:line-break/>naturis ac anni temporibus et locis omuibusque assis sta-<text:line-break/>tuendum. Suus est enim cuique surum certus quidam<text:line-break/>rhythmus, qui quum corrumpitur, arhythmum tum intel-<text:line-break/>liges, et quas ejus suximus differentias esse. Jam vero<text:line-break/>inter omnes rhythmos stipari proportione, illi impari con-<text:line-break/>stant; pari, ubi distentionis tempus aequet .tempus con-<text:line-break/>tractionis; impari, si alterutrum eorum excedat. id quod<text:line-break/>modo certis, modo incertis fit excessibus; certis bifariam,<text:line-break/>aut multiplici pr<text:span text:style-name="Default_20_Paragraph_20_Font"><text:span text:style-name="T2">o</text:span></text:span>portione, aut ut numeri ad numerum , qui<text:line-break/>et fuperpartialis appellatur ; proportio quidem multiplex est<text:line-break/>dupla, vel tripla, vel quadrupla, vel aliqua insequentium;</text:p>
      <text:p text:style-name="P4">ut numeri ad numerum, quum quanta sunt duo distentionis<text:line-break/>tempora, tanta sint contractionis tempora; quinque, .vel<text:line-break/>septem, vel novem, vel undecim ; incertis in universum tris<text:line-break/>pliciter ; nam aut distentionis est tempus incertum, aut con-<text:line-break/>tracti<text:span text:style-name="Default_20_Paragraph_20_Font"><text:span text:style-name="T2">o</text:span></text:span>nis , aut utrumque. Sigillatim vero quisque horum<text:line-break/>interdum paululum amplificata habet incerta tempora , -sive<text:line-break/>plura sint, sive unum primum; intendunt plus; . est quum<text:line-break/>plurimum. Atqui tempus primum planum est n<text:span text:style-name="Default_20_Paragraph_20_Font"><text:span text:style-name="T2">o</text:span></text:span>n natura<text:line-break/>ipsa esse, sed sensu accipiendum, sic etenim apud musicos<text:line-break/>etiam siti Haec quidem sufficiunt in praesentiarum de rlry-<text:line-break/>thmis. i Nam ex h<text:span text:style-name="Default_20_Paragraph_20_Font"><text:span text:style-name="T2">o</text:span></text:span>c pulsuum genere quid fieri possit et cou-<text:line-break/>ducat, aut non possit et inutile fit, inlimis de his digno.,.<text:line-break/>frendis et in libris de praesagitione dicemus.</text:p>
      <text:h text:style-name="Heading_20_2" text:outline-level="2">Cap. Ixr</text:h>
      <text:p text:style-name="P27"><text:s/>Porro ad genera jam reliqua duo transea-<text:line-break/>mus : alterum , in quo aequalitatem spectamus et inaequali-<text:line-break/>talem; alterum, in quo ordinem et ordinis perturbationem.<text:line-break/>Vtque aequalitas et inaequalitas tum innuo pulsu. fiunt</text:p>
      <text:p text:style-name="P3">tum in pluribus; ordo et perturbatio ordinis in pluribus<text:line-break/>duntaxat. Sed enim quod difficilis sit in uno pulsu, neque<text:line-break/>facile animadvertatur inaequalitas , primo loco de. ea dica-<text:line-break/>mus quae ex multis pulsibus constat, simulque de ordlue et<text:line-break/>ordinis perturbatio<text:span text:style-name="Default_20_Paragraph_20_Font"><text:span text:style-name="T2">n</text:span></text:span>e explicemus, quando finitimum est<text:line-break/>hoc ge<text:span text:style-name="Default_20_Paragraph_20_Font"><text:span text:style-name="T2">n</text:span></text:span>us et affi<text:span text:style-name="Default_20_Paragraph_20_Font"><text:span text:style-name="T2">n</text:span></text:span>e; mox ad inaequalitatem nos in uno pulsir<text:line-break/>referamus, demusque operam ut omnes ejus differentias re-<text:line-break/>censeamus. Ergo quae pluribus in pulsibus aequalitas atque<text:line-break/>inaequalitas animadvertuntur; quas collectivas vocitant, in<text:line-break/>comparatione omnium differentiarum . aestimantur primi<text:line-break/>pulsus cum reliquorum differentiis. Nam pares si omni-<text:line-break/>no maneant, aequalis ab<text:span text:style-name="Default_20_Paragraph_20_Font"><text:span text:style-name="T2">s</text:span></text:span>olute is pulsus vocatur; sin om-<text:line-break/>nino imperes, inaequalis absolute. Quae si in una sint<text:line-break/>vel pluribus pares, et in una vel pluribus impares, qua-<text:line-break/>tenus pares simi, hactenus pulsus aequalis appellatus<text:line-break/>tun, quotenus impares, hactenus inaequalis. Nam ab-<text:line-break/>solute aequalem pulsum dicas et inaequalem, an aliquo in<text:line-break/>genere, multum refert;. quod absolute aequalis neque ma-<text:line-break/>gnitusiiuem neque velocitatem neque aliud habet impar</text:p>
      <text:p text:style-name="P3">quicquam. Ille vero qui in aliquo, quum illius vult n<text:span text:style-name="Default_20_Paragraph_20_Font"><text:span text:style-name="T2">o</text:span></text:span>mine<text:line-break/>diri, magnitudine aequalis, celeritate aequalis, vehementia<text:line-break/>et alio quoquo modo; itidem inaequalis, aut magnitudine,<text:line-break/>aut velocitate, aut alio quopiam. Nonnunquam duobus ho-<text:line-break/>rutu, vel tribus, vel pluribus, vel omnibus saepe simul, quum<text:line-break/>absolute aequales , veI inaequales vocantur, Habes aequa-<text:line-break/>lem et inaequalem. ordinatus vero et inordinatus , divisis<text:line-break/>inaequalitate in paritatem circuituum et in absolutam impa-<text:line-break/>ritatem, in utroque membro generantur; in circui tuum pa-<text:line-break/>ritate ordinatus, in absoluta impa<text:span text:style-name="Default_20_Paragraph_20_Font"><text:span text:style-name="T2">r</text:span></text:span>itate inordinatus. Ita-<text:line-break/>que universum repetamus , ne quid obscuri nos fugiat. Sint<text:line-break/>omnes unius pulfus differentiae, sequentium differentiis omni<text:line-break/>in genere pares, absolute aequalis hic appellabitur, Contra<text:line-break/>om<text:span text:style-name="Default_20_Paragraph_20_Font"><text:span text:style-name="T2">n</text:span></text:span>es sint omnibus impares, inaequalis absolute ille. Age<text:line-break/>sint aliqua vel aliquae pares, et aliqua vel aliquae impares;<text:line-break/>in aliqua pulsus vel aliquibus aequalis erit, in aliqua vel</text:p>
      <text:p text:style-name="P3">aliquibus inaequalis. Qui absolute est aequalis, aut una dis-<text:line-break/>ferentia pluribusve, non recipit partitionem. Qui autem ab-<text:line-break/>solute inaequalis est , hunc per unam vel plures species di-<text:line-break/>videntes, circuituum paritate et imparitate ordinatum repe-<text:line-break/>riemus et ino<text:span text:style-name="Default_20_Paragraph_20_Font"><text:span text:style-name="T2">r</text:span></text:span>dinatum , <text:span text:style-name="Default_20_Paragraph_20_Font"><text:span text:style-name="T2">i</text:span></text:span> vel absolute , vel pluribus in diffe-<text:line-break/>rentiis, vel in una: Ac paritatem circuituum put<text:span text:style-name="Default_20_Paragraph_20_Font"><text:span text:style-name="T2">o</text:span></text:span> jam cla- .<text:line-break/>rum esse ab sese sequentibus distingui paritatibus. Caele-<text:line-break/>rum ne- quid oratio desideret, addam hoc etiam atque exem-<text:line-break/>pli gratia prop<text:span text:style-name="Default_20_Paragraph_20_Font"><text:span text:style-name="T2">o</text:span></text:span>nam unum pulsus in magnitudine genus.<text:line-break/>Sint primus pulsus et fecundus et tertius magnitudine pares,<text:line-break/>c<text:span text:style-name="Default_20_Paragraph_20_Font"><text:span text:style-name="T2">o</text:span></text:span>ntra sit in sequentibus quartus impar; eum pulsum liquet<text:line-break/>magnitudine inaequalem esse; ecquid tamen inordinatus fit,<text:line-break/>nondum darum est; sed alii sunt quatuor expectandi : ubi si<text:line-break/>tres illi alteri mutuo sint -inter fe et istis prioris circuitus pa-<text:line-break/>res ac mox quarto quartus, ordinatus ejusmodi dicitur pul-<text:line-break/>sus magnitudine , li quidem aeque primos duos circuitus<text:line-break/>scquentesque retineat pares omnes. Qu<text:span text:style-name="Default_20_Paragraph_20_Font"><text:span text:style-name="T2">o</text:span></text:span>d fi non omnes</text:p>
      <text:p text:style-name="P3">alterius circuitus primi circuitus pulsibus <text:span text:style-name="Default_20_Paragraph_20_Font"><text:span text:style-name="T9">sin</text:span></text:span>t pares/ ibi pulsus<text:line-break/>jam dicitur in<text:span text:style-name="Default_20_Paragraph_20_Font"><text:span text:style-name="T2">o</text:span></text:span>rdinatus in magnitudine. Eadem est ratio in<text:line-break/>celeritate, crebritate caeterisque differentiis. Aliquando<text:line-break/>pulsuum duo, vel tres circuitus omnino inter se sunt impares,<text:line-break/>proximi non item, eum pulsum in consessu est non appellandum<text:line-break/>esse absolute ordluatum, non tamen inordinatum absolute ; sed<text:line-break/>ecquis ex ordinatis per circuitus sit, animadvertendum est.<text:line-break/>Est quum tres vel quatuor inter se circuitus sint impares et<text:line-break/>insertiones obtineant proportione pares. Quare si fiat; ut<text:line-break/>quartus primo et quintus secundo et sextus tertio, undequa-<text:line-break/>que adaequetur, solemus hunc pulsum ordinatum per circui-<text:line-break/>tus appellare ; qui quidem inter eos melius, qui absolute or-<text:line-break/>dicati voca<text:span text:style-name="Default_20_Paragraph_20_Font"><text:span text:style-name="T2">n</text:span></text:span>tur et inordinati, intercedit; nam uterque luo<text:line-break/>contrarii expers est, ordinatus perturbationis ordinis, inordi-<text:line-break/>natus ordinis. At per circuitus, qui ordinatus est, aliquam<text:line-break/>ordinis partem, aliquam etiam perturbationis ordinis habet;<text:line-break/>ordinis , quatenus in omnibus est circuitibus ordo , pertur-</text:p>
      <text:p text:style-name="P3">ballenis ordinis, quatenus haec in singusis istis inest. Si<text:line-break/>quidem qui absolute est ordinatus, pares sortitus est ciccuitus<text:line-break/>omnes; qui per circuitus ordinatus est, non omnes aequales,<text:line-break/><text:span text:style-name="Default_20_Paragraph_20_Font"><text:span text:style-name="T2">t</text:span></text:span>est certos. Rursus inordinatus absolute nec habet omnes<text:line-break/>deinceps pares circuitus , neque certos ; per ciccuitus vero<text:line-break/>ordnratus ambo haec non habet, alterum habet. Ita utrius-<text:line-break/>que medius fit, ordinati et inordinati, atque illud utriusque<text:line-break/>c<text:span text:style-name="Default_20_Paragraph_20_Font"><text:span text:style-name="T2">o</text:span></text:span>mmune habet, h<text:span text:style-name="Default_20_Paragraph_20_Font"><text:span text:style-name="T2">o</text:span></text:span>c n<text:span text:style-name="Default_20_Paragraph_20_Font"><text:span text:style-name="T2">o</text:span></text:span>n habet. Dicas etiam absolute <text:span text:style-name="Default_20_Paragraph_20_Font"><text:span text:style-name="T2">o</text:span></text:span>r-<text:line-break/>diuatos ejuscemodi pulsirs, si singulos ciccuitus, qui certo<text:line-break/>sunt numero in sequentibus perea , lu unum cogas universos<text:line-break/>magnum circuitum. Quanta vero et qualis fiat varietas et<text:line-break/>concursio circuituum ex diversis numeris constantium, facile<text:line-break/>quis, maxime qui febrium circuitus complicare mutuo est<text:line-break/>exercitatus , animadvertet. Quare nihil est quod pluribus<text:line-break/>etiam eorum differentias persequamur: sed ad differentias<text:line-break/>veniendum est inaequalitatis, declarandaeque primum colle-<text:line-break/>ctivae, delude unius pulsus inaequalitates.</text:p>
      <text:h text:style-name="P22" text:outline-level="2">Cap. X. </text:h>
      <text:p text:style-name="P27"><text:span text:style-name="T24">C</text:span>ollectivae quidem inaequalitates quae in<text:line-break/>acervo, uti diximus, plurium pulsuum constant, primam<text:line-break/>habent differe<text:span text:style-name="Default_20_Paragraph_20_Font"><text:span text:style-name="T2">n</text:span></text:span>tiam, qua interim aequaliter, interim inae-<text:line-break/>qualiter fiunt. Neque admirationis habet quicquam , quod<text:line-break/>aequalem quandam vocamus i<text:span text:style-name="Default_20_Paragraph_20_Font"><text:span text:style-name="T2">n</text:span></text:span>aequalitatem, quum id usu<text:line-break/>veniat non pulsibus modo , sied et aliis prope omnibus quae<text:line-break/>pristinam naturam immutantia, sive magni tudin e , sive qua-<text:line-break/>litate, aequalia capiunt incrementa, vel inaequalia. Nam<text:line-break/>quatenus aequalitatem commuta<text:span text:style-name="Default_20_Paragraph_20_Font"><text:span text:style-name="T2">n</text:span></text:span>t, vocentur inaequalia; sini<text:line-break/>quatenus aequam semper mutationem assequuntur, aequa-<text:line-break/>siler. dicantur mutari ; sed vero quae nec pristino constant<text:line-break/>fletu, .nec accipiunt parem mutationem , haec fi-meI luaequa-<text:line-break/>lia vocantur. Ergo id infima pulsibus accidit, ficu paulatim<text:line-break/>perdatur et aequaliter ipsorum aequalitas , feu affatim et in-<text:line-break/>signiter. Ac id uno in genere, exempli gratia , planum fiat.<text:line-break/>Sit primo pulsu secundus paulo minor et tertius tanto fie-<text:line-break/>cundo et ve<text:span text:style-name="Default_20_Paragraph_20_Font"><text:span text:style-name="T2">r</text:span></text:span>o etiam quartus tertio pari modo, idque ad plus</text:p>
      <text:p text:style-name="P3">res usque deinceps perveniat , hos pulsus vocant mutilos et<text:line-break/>quasi decurtatos, a figuris nomen, quae in acutum terminant,<text:line-break/>mutuantes. Jam qui ex iis perpetuo diminuu<text:span text:style-name="Default_20_Paragraph_20_Font"><text:span text:style-name="T2">n</text:span></text:span>tur, nec mi-<text:line-break/>nui desistunt, ad quietem prorsus recidunt denique et in <text:span text:style-name="Default_20_Paragraph_20_Font"><text:span text:style-name="T9">m,</text:span></text:span>-<text:line-break/>mobilitatem desinunt, ipfosque deficientes decurtatus appel-<text:line-break/>lamus. At qui desinun t , duplici funt differentia ; quidam,<text:line-break/>in qua primum p ervi sate diminui desiverunt, hanc. servant<text:line-break/>constantissime , allide integro augentur, quos appellant re-<text:line-break/>ciprocos decurtatos. Quorum quidem ipsorum quidam ad<text:line-break/>parem pristinae revertuntur magnitudinem, aliqui ad mino-<text:line-break/>rem, ac nunnulli quibus ante excessibus sunt imminuti, luis<text:line-break/>augentur rursus ; alii minoribus accessionibus utuntur. Tot<text:line-break/>inaequalitatum sunt aequales differentiae.</text:p>
      <text:h text:style-name="Heading_20_2" text:outline-level="2">Cap. XI. </text:h>
      <text:p text:style-name="P27">inaequalium inaequalitatum quaedam nul-<text:line-break/>Iam prorsus aequalitatem retinent : aliquae rethtent ad tres<text:line-break/>usque, vel quatuor, vel quinque pullus, sed postea amittunt.<text:line-break/>lu quorum inest utrisque vel ordo, vel perturbatio ordinis ;</text:p>
      <text:p text:style-name="P3">ordo, si circuitus servent aliquos pares ; perturbatio ordinis,<text:line-break/>si et hos quoque violent. Atque hi quidem et ipsi motibus<text:line-break/>frequenter deficiuntur, ut illi, qui aequaliter moventur ; cae-<text:line-break/>terum illos decurtatos deficientes appestamus, hos inaequales<text:line-break/>deficientes. Nam in magnitudinis et parvitatis luaeqnalitate<text:line-break/>admodum medicis esit decu<text:span text:style-name="Default_20_Paragraph_20_Font"><text:span text:style-name="T2">s</text:span></text:span>satum nomen usitatum, at in ve-<text:line-break/>hementiae inaequalitate et remissionis aliisque generibus, non<text:line-break/>ita jam celebre esu Nihilominus eadem rerum est lu quo-<text:line-break/>que genere convenie<text:span text:style-name="Default_20_Paragraph_20_Font"><text:span text:style-name="T2">n</text:span></text:span>tia; nam aut aequaliter aequalitatem,<text:line-break/>aut inaequaliter corrumpunt. Et caeteras habent quidem<text:line-break/>singulares easdem differentias, fed eas fine nomine plerasque,<text:line-break/>nam praeter intercurrentem et intermittentem estus nomen<text:line-break/>proprium habet nullus. Quorum intercurrens ex stola in-<text:line-break/>aequalitate est crebritatis; intermittens vero ex inaequali-<text:line-break/>sale conflet raritatis atque parvitatis , alio atque alio utrobi-<text:line-break/>que modo, lu raritatis inaequalitate, quod quies fit longissime<text:line-break/>producta; in parvitatis, quod distentio minimum sit dila-</text:p>
      <text:p text:style-name="P3">taia; vel potius ex pulsuum par vitalibus deficientes conflent,<text:line-break/>intermittentes ex raritatibus. Jam pulsibus intermittentibus<text:line-break/>affines fiunt qui reciproci deficientes vocantur, ubi duorum<text:line-break/>spatium veLtrium, vel plurium etiam pulsuum motu omni-<text:line-break/>no arteria non cieri visu, iterum agitari incipiat. Atque hae<text:line-break/>sunt collectivae inaequalitatis species.</text:p>
      <text:h text:style-name="Heading_20_2" text:outline-level="2">Cap. XII. </text:h>
      <text:p text:style-name="P29">Reliquum jam est, ut de inaequalitatis<text:line-break/>dicamus unius pulsus differentiis: . estque eadem etiam lue<text:line-break/>ratio in singulis generibus et uuiverfis. Hunc enim absolute<text:line-break/>aequalem appellamus, illum absolute inaequalem , alium pro<text:line-break/>quoque genere , .in. quo perdi paritatem contingit. Igitur<text:line-break/>explicemus primo loco generis motus differentias; nam ad<text:line-break/>hoc si exercitati simus, nullo jam negotio percipiamus resi-<text:line-break/>qua. Ac inaequalitatis motus duae constituendae primae dis-<text:line-break/><text:span text:style-name="Default_20_Paragraph_20_Font"><text:span text:style-name="T2">t</text:span></text:span>erentiae sunt, una in una arteriae parte gignitur, in pluri-<text:line-break/>bus altera. Quarum iturum potest utraque in plures disici-</text:p>
      <text:p text:style-name="P3">bui; quas sa<text:span text:style-name="Default_20_Paragraph_20_Font"><text:span text:style-name="T2">n</text:span></text:span>e per sit omnes recensere; auspicahimurque<text:line-break/>ab ea, quae unam partem tenet, sed non eodem tempore;<text:line-break/>qui enim una e<text:span text:style-name="Default_20_Paragraph_20_Font"><text:span text:style-name="T2">o</text:span></text:span>demque pars uno et eodem tempore non m<text:span text:style-name="Default_20_Paragraph_20_Font"><text:span text:style-name="T2">o-<text:line-break/></text:span></text:span>veri similiter rideatur? Caeterum .temporibus distinctis .<text:line-break/>motus ejusdem partis saepenumero videtur non idem , quum<text:line-break/>initio tardior, postremo celeri<text:span text:style-name="Default_20_Paragraph_20_Font"><text:span text:style-name="T2">o</text:span></text:span>r sit, et contra initio celerior,<text:line-break/>tandem tardior. Quae certe adm<text:span text:style-name="Default_20_Paragraph_20_Font"><text:span text:style-name="T2">o</text:span></text:span>dum frequens inaequali-<text:line-break/>tas, suepeque in pulsibus invenitur, multaquedenotare con-<text:line-break/>suevit, ut alio l<text:span text:style-name="Default_20_Paragraph_20_Font"><text:span text:style-name="T2">o</text:span></text:span>co tradimus. Nunc jam sicgulas ejus dis-<text:line-break/>ferentias ob oculos ponemus. Sunt autem tres primae, mo-<text:line-break/>do, quum quies interpellat partis modum ; modo, quum con-<text:line-break/>tinuus ille apparet , non paris tamen velocitatis; nounun-<text:line-break/>quam quum recurrit. At hae habent alias singulae.</text:p>
      <text:h text:style-name="Heading_20_2" text:outline-level="2">Cap. XIII. </text:h>
      <text:p text:style-name="P29">De prima ergo quae primo loco est com-<text:line-break/>memorata, agamus: in qua fit, ut abs quiete motus luter-<text:line-break/>pelletur. Novem in hac differe<text:span text:style-name="Default_20_Paragraph_20_Font"><text:span text:style-name="T2">n</text:span></text:span>tiae pulsuum inveniuntur,<text:line-break/>quae hoc pactu fiunt. Sit prior m<text:span text:style-name="Default_20_Paragraph_20_Font"><text:span text:style-name="T2">o</text:span></text:span>tus celer : alter trifariam</text:p>
      <text:p text:style-name="P3">conversatur, fiatque vel celer, vel tardus, vel moderatus.<text:line-break/>Hic tres differentiae pulsuum emergunt. Rutilis alterae tres,<text:line-break/>ubi prior manet tardus et trifariam secundus variat. Aliae<text:line-break/>item tres, si permaneat moderatus prunus, varietur autem<text:line-break/>tribus secundus munis.</text:p>
      <text:h text:style-name="Heading_20_2" text:outline-level="2">Cap. XIV. </text:h>
      <text:p text:style-name="P29">At vero inter non intermittentes in dis-<text:line-break/>tentione inaequales motu pulsus, sed perpetuam habentes,<text:line-break/>nulla intercisam quiete inaequalitatem, quidam vel<text:span text:style-name="Default_20_Paragraph_20_Font"><text:span text:style-name="T2">o</text:span></text:span>citer mo-<text:line-break/>tum exordientes, tarditate finiunt, alii contra tardi Eunt<text:line-break/>initio , celeres semper magis ac magis evadunt ; idque ho-<text:line-break/>tum utrique habent, aut aequaliter, aut inaequaliter: nam<text:line-break/>superius, quemadmodum inaequalitas quaedam aequalis fiat,<text:line-break/>demonstratum est. Illorum ergo qui motum aequaliter mi-<text:line-break/>murus vel augent, quidam ab extrema tarditate ad nrodera-<text:line-break/>tum motum perveniunt; quidam a moderato motu ad ulti-<text:line-break/>ruam tarditatem Alii a prima celeritate ad tarditatem ex-<text:line-break/>tremam, nomrulli ab hac ad summam oeleritatenr. Sunt</text:p>
      <text:p text:style-name="P3">praeterea qui utrinque a moderatu motu paululum . defle-<text:line-break/>ctunt, hique bifariam; modo enim celeriores, modo tardio-<text:line-break/>res fiunt ; ut sex sint earum cunctae differentiae, tametsi ex-<text:line-break/>cogitari plures possunt ; verum nos quae advertuntur , <text:span text:style-name="Default_20_Paragraph_20_Font"><text:span text:style-name="T2">r</text:span></text:span>efe-<text:line-break/>ramus. Neque enim qui ah extrema tarditate. ad extremam<text:line-break/>perveniret celeritatem, qui quidem de iis esset, qui aequalem<text:line-break/>habent inaequalitatem, pulsum invenimus .ullum , nec item,<text:line-break/>qui ad tardissimum motum ex velocissimo. Verum qui va-<text:line-break/>riant inaequaliter, in iis illud, <text:span text:style-name="Default_20_Paragraph_20_Font"><text:span text:style-name="T2">r</text:span></text:span>aro tamen accidit; non et-<text:line-break/>enim quemlibet- affectum tanta potest mutatio consequi., ut<text:line-break/>tardissime initi<text:span text:style-name="Default_20_Paragraph_20_Font"><text:span text:style-name="T2">o</text:span></text:span> agitata arteris ad extremam denique cale-<text:line-break/>ritalem perveniat, aut primo concitata celerrime ad sum-.<text:line-break/>mam transeat tarditatem. Quod quum fit, mutatio tum non<text:line-break/>potest non esse inaequalis; eaque c<text:span text:style-name="Default_20_Paragraph_20_Font"><text:span text:style-name="T2">o</text:span></text:span>nsertior magnis mutatio-<text:line-break/>nibus et non pedetentim fit, veluti exiliente arteria, quum<text:line-break/>ex tarditate demigrat in celeritatem. ltidem, ut si vinciatur<text:line-break/>et constringatur a quopiam comprimaturque , ubi ex celari</text:p>
      <text:p text:style-name="P3">motu in ta<text:span text:style-name="Default_20_Paragraph_20_Font"><text:span text:style-name="T2">r</text:span></text:span>ditatem subito , mediocritate quae intercedit su-<text:line-break/>perula, transit. Qui ergo affectus sint et quae causae ho-<text:line-break/>rum atque quo tandem hi deveniant pulsus, illic dicemus,<text:line-break/>ubi etiam de aliis omnibus vel causas vel quid nuntia<text:span text:style-name="Default_20_Paragraph_20_Font"><text:span text:style-name="T2">r</text:span></text:span>e<text:line-break/>solent, commentabimur ; nunc duntaxat differentias .persia-<text:line-break/>quemur.</text:p>
      <text:h text:style-name="Heading_20_2" text:outline-level="2">Cap. XV. </text:h>
      <text:p text:style-name="P29">Posteaquam igitur inaequalium una in<text:line-break/>parte pulsuum abunde diximus , ubi moliuntur aequalem in-<text:line-break/>aequalitatem, rex esse differentias om<text:span text:style-name="Default_20_Paragraph_20_Font"><text:span text:style-name="T2">n</text:span></text:span>es, nec ullum nos ex<text:line-break/>iis invenisse nec a tardissimo motu ad vel<text:span text:style-name="Default_20_Paragraph_20_Font"><text:span text:style-name="T2">o</text:span></text:span>cissimum , neque<text:line-break/>ab hoc devenisse ad tardissimum, de illis nutre qui inaeq<text:span text:style-name="Default_20_Paragraph_20_Font"><text:span text:style-name="T9">uali<text:line-break/></text:span></text:span>in mutatione sunt , verba faciamus : quorum interim duae<text:line-break/>aperte; .tres interim differentiae motus manifeste apparent.<text:line-break/>Nos quartum p<text:span text:style-name="Default_20_Paragraph_20_Font"><text:span text:style-name="T2">r</text:span></text:span>aeterea aliquando, sed obscure animadverti-<text:line-break/>mus. Possit, si quis diu ve<text:span text:style-name="Default_20_Paragraph_20_Font"><text:span text:style-name="T2">r</text:span></text:span>setur in hac re studiumque na-<text:line-break/>vet assiduum et exerceat tactum , cognoscere clare vel qua-</text:p>
      <text:p text:style-name="P3">tuor. Sed de sus nunc, quae manifeste tum nobis tum iis<text:line-break/>qui artem optime de pulsibus coluerunt, apparueru<text:span text:style-name="Default_20_Paragraph_20_Font"><text:span text:style-name="T2">n</text:span></text:span>t fre-<text:line-break/>quenter, ferum erit; ubi differentias motus arteriae duas<text:line-break/>sensibiles, vel tres- efficit. Nam duae si sint; sex erunt for-<text:line-break/>mae connexionum; si tres, quatuor et viginti. - Quid au-<text:line-break/>tem quum in utroque disparium motuum insint tres pulsus,<text:line-break/>velox, tardus, moderatus, ex connexionibus eorum non<text:line-break/>novem dicamus; sed sex prodire differentias , hac ratione in-<text:line-break/>telliges, si noveris, qui eundem bis deinceps pulsum ponat,<text:line-break/>nulla intercedente quiete fieri, unum eum totum aequalem<text:line-break/>pulsum eiecturum. Itaque de novem connexionibus tres de-<text:line-break/>trahuntur, in. quibus non inaequalis jam pulsus, sed reddi-<text:line-break/>tur aequalis, vel celer, vel tardus, vel moderatus; id quod<text:line-break/>est ex tabella apertum. Nam secundus. in ea et .quartus et<text:line-break/>nonus sunt aequales, celer secundus, tardus quartus, nonus<text:line-break/>moderatus.. Quod si quaest horum ipsorum mutua inter se<text:line-break/>diversitas; inter. celerem et celerem, inter tardum et tardum,</text:p>
      <text:p text:style-name="P31">id in praesentia praetereatur, nimirum enim majorem ob-<text:line-break/><text:span text:style-name="T25">scu</text:span>rnitatem afferret. Verum quasi iidem sint atque inter <text:span text:style-name="Default_20_Paragraph_20_Font"><text:span text:style-name="T2">t</text:span></text:span>e<text:line-break/>pares, nostra oratio haec instituatur.</text:p>
      <text:p text:style-name="P32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40"><text:span text:style-name="T11">1 </text:span><text:span text:style-name="T12">Celer</text:span></text:p>
            <text:p text:style-name="P40"><text:span text:style-name="T12">2 Celer</text:span></text:p>
            <text:p text:style-name="P40"><text:span text:style-name="T12">3 Celer</text:span></text:p>
          </table:table-cell>
          <table:table-cell table:style-name="Tableau4.A1" office:value-type="string">
            <text:p text:style-name="P40"><text:span text:style-name="T12">Tardus</text:span></text:p>
            <text:p text:style-name="P40"><text:span text:style-name="T12">Celer</text:span></text:p>
            <text:p text:style-name="P40"><text:span text:style-name="T12">Moderatus</text:span></text:p>
          </table:table-cell>
        </table:table-row>
        <table:table-row table:style-name="Tableau4.2">
          <table:table-cell table:style-name="Tableau4.A2" office:value-type="string">
            <text:p text:style-name="P40"><text:span text:style-name="T12">4 Turdus</text:span></text:p>
          </table:table-cell>
          <table:table-cell table:style-name="Tableau4.A2" office:value-type="string">
            <text:p text:style-name="P40"><text:span text:style-name="T12">Tardus</text:span></text:p>
          </table:table-cell>
        </table:table-row>
        <table:table-row table:style-name="Tableau4.3">
          <table:table-cell table:style-name="Tableau4.A2" office:value-type="string">
            <text:p text:style-name="P40"><text:span text:style-name="T12">5 Tardus</text:span></text:p>
          </table:table-cell>
          <table:table-cell table:style-name="Tableau4.A2" office:value-type="string">
            <text:p text:style-name="P40"><text:span text:style-name="T19">Celer</text:span></text:p>
          </table:table-cell>
        </table:table-row>
        <table:table-row table:style-name="Tableau4.4">
          <table:table-cell table:style-name="Tableau4.A1" office:value-type="string">
            <text:p text:style-name="P40"><text:span text:style-name="T12">6 Tardus</text:span></text:p>
          </table:table-cell>
          <table:table-cell table:style-name="Tableau4.A1" office:value-type="string">
            <text:p text:style-name="P40"><text:span text:style-name="T12">Moderatus</text:span></text:p>
          </table:table-cell>
        </table:table-row>
        <table:table-row table:style-name="Tableau4.4">
          <table:table-cell table:style-name="Tableau4.A2" office:value-type="string">
            <text:p text:style-name="P40"><text:span text:style-name="T12">7 Moderatus</text:span></text:p>
          </table:table-cell>
          <table:table-cell table:style-name="Tableau4.A2" office:value-type="string">
            <text:p text:style-name="P40"><text:span text:style-name="T12">Tardus</text:span></text:p>
          </table:table-cell>
        </table:table-row>
        <table:table-row table:style-name="Tableau4.3">
          <table:table-cell table:style-name="Tableau4.A2" office:value-type="string">
            <text:p text:style-name="P40"><text:span text:style-name="T19">si Moderatus</text:span></text:p>
          </table:table-cell>
          <table:table-cell table:style-name="Tableau4.A2" office:value-type="string">
            <text:p text:style-name="P40"><text:span text:style-name="T12">Celer</text:span></text:p>
          </table:table-cell>
        </table:table-row>
        <table:table-row table:style-name="Tableau4.7">
          <table:table-cell table:style-name="Tableau4.A1" office:value-type="string">
            <text:p text:style-name="P40"><text:span text:style-name="T19">9 Moderatus</text:span></text:p>
          </table:table-cell>
          <table:table-cell table:style-name="Tableau4.A1" office:value-type="string">
            <text:p text:style-name="P40"><text:span text:style-name="T12">Moderatus</text:span></text:p>
          </table:table-cell>
        </table:table-row>
      </table:table>
      <text:p text:style-name="P39"/>
      <text:p text:style-name="Normal">Eadem ratione , si tribus positis inter fe disparibus mo-<text:line-break/>tibus, in singulis iis ternos pulsus commutatos committas,</text:p>
      <text:p text:style-name="P3"><text:span text:style-name="Default_20_Paragraph_20_Font"><text:span text:style-name="T1">viginti septem numero formae erunt , ex quibus tres necesse<text:line-break/>est, in aequalitatem recidant. Estque id etiam Ipsum ex ta-<text:line-break/>belia planum.</text:span></text:span></text:p>
      <text:p text:style-name="P33"><text:span text:style-name="Default_20_Paragraph_20_Font"><text:span text:style-name="T1"/></text:span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office:value-type="string">
            <text:p text:style-name="P40"><text:span text:style-name="Default_20_Paragraph_20_Font"><text:span text:style-name="T15">1 Celer</text:span></text:span></text:p>
            <text:p text:style-name="P40"><text:span text:style-name="T14">2 Celer</text:span></text:p>
            <text:p text:style-name="P40"><text:span text:style-name="T14">3 Celer</text:span></text:p>
          </table:table-cell>
          <table:table-cell table:style-name="Tableau5.A1" office:value-type="string">
            <text:p text:style-name="P40"><text:span text:style-name="T14">Celer</text:span></text:p>
            <text:p text:style-name="P40"><text:span text:style-name="T14">Celer</text:span></text:p>
            <text:p text:style-name="P40"><text:span text:style-name="T14">Celer</text:span></text:p>
          </table:table-cell>
          <table:table-cell table:style-name="Tableau5.A1" office:value-type="string">
            <text:p text:style-name="P40"><text:span text:style-name="T14">Tardus</text:span></text:p>
            <text:p text:style-name="P40"><text:span text:style-name="T14">Celer</text:span></text:p>
            <text:p text:style-name="P40"><text:span text:style-name="T14">Moderatu</text:span><text:span text:style-name="T17">s</text:span></text:p>
          </table:table-cell>
        </table:table-row>
        <table:table-row table:style-name="Tableau5.2">
          <table:table-cell table:style-name="Tableau5.A2" office:value-type="string">
            <text:p text:style-name="P40"><text:span text:style-name="T22">4 Celer</text:span></text:p>
          </table:table-cell>
          <table:table-cell table:style-name="Tableau5.A2" office:value-type="string">
            <text:p text:style-name="P40"><text:span text:style-name="T14">Tardus</text:span></text:p>
          </table:table-cell>
          <table:table-cell table:style-name="Tableau5.A2" office:value-type="string">
            <text:p text:style-name="P40"><text:span text:style-name="T14">Tardus</text:span></text:p>
          </table:table-cell>
        </table:table-row>
        <table:table-row table:style-name="Tableau5.3">
          <table:table-cell table:style-name="Tableau5.A1" office:value-type="string">
            <text:p text:style-name="P40"><text:span text:style-name="T14">5 Celer</text:span></text:p>
          </table:table-cell>
          <table:table-cell table:style-name="Tableau5.A1" office:value-type="string">
            <text:p text:style-name="P40"><text:span text:style-name="T14">Tardus</text:span></text:p>
          </table:table-cell>
          <table:table-cell table:style-name="Tableau5.A1" office:value-type="string">
            <text:p text:style-name="P40"><text:span text:style-name="T14">Celer</text:span></text:p>
          </table:table-cell>
        </table:table-row>
        <table:table-row table:style-name="Tableau5.4">
          <table:table-cell table:style-name="Tableau5.A1" office:value-type="string">
            <text:p text:style-name="P40"><text:span text:style-name="T14">6 Celer</text:span></text:p>
          </table:table-cell>
          <table:table-cell table:style-name="Tableau5.A1" office:value-type="string">
            <text:p text:style-name="P40"><text:span text:style-name="T14">Tardus</text:span></text:p>
          </table:table-cell>
          <table:table-cell table:style-name="Tableau5.A1" office:value-type="string">
            <text:p text:style-name="P40"><text:span text:style-name="T14">Moderatus</text:span></text:p>
          </table:table-cell>
        </table:table-row>
        <table:table-row table:style-name="Tableau5.5">
          <table:table-cell table:style-name="Tableau5.A2" office:value-type="string">
            <text:p text:style-name="P40"><text:span text:style-name="T14">7 Celer</text:span></text:p>
          </table:table-cell>
          <table:table-cell table:style-name="Tableau5.A2" office:value-type="string">
            <text:p text:style-name="P40"><text:span text:style-name="T14">Moderatus</text:span></text:p>
          </table:table-cell>
          <table:table-cell table:style-name="Tableau5.A2" office:value-type="string">
            <text:p text:style-name="P40"><text:span text:style-name="T14">Tardus</text:span></text:p>
          </table:table-cell>
        </table:table-row>
        <table:table-row table:style-name="Tableau5.6">
          <table:table-cell table:style-name="Tableau5.A1" office:value-type="string">
            <text:p text:style-name="P40"><text:span text:style-name="T14">8 Celer</text:span></text:p>
          </table:table-cell>
          <table:table-cell table:style-name="Tableau5.A1" office:value-type="string">
            <text:p text:style-name="P40"><text:span text:style-name="T14">Moderatus</text:span></text:p>
          </table:table-cell>
          <table:table-cell table:style-name="Tableau5.A1" office:value-type="string">
            <text:p text:style-name="P40"><text:span text:style-name="T22">Celer</text:span></text:p>
          </table:table-cell>
        </table:table-row>
        <table:table-row table:style-name="Tableau5.4">
          <table:table-cell table:style-name="Tableau5.A1" office:value-type="string">
            <text:p text:style-name="P40"><text:span text:style-name="T14">9 Celer</text:span></text:p>
          </table:table-cell>
          <table:table-cell table:style-name="Tableau5.A1" office:value-type="string">
            <text:p text:style-name="P40"><text:span text:style-name="T14">Moderatus</text:span></text:p>
          </table:table-cell>
          <table:table-cell table:style-name="Tableau5.A1" office:value-type="string">
            <text:p text:style-name="P40"><text:span text:style-name="T14">Moderatus</text:span></text:p>
          </table:table-cell>
        </table:table-row>
        <table:table-row table:style-name="Tableau5.8">
          <table:table-cell table:style-name="Tableau5.A2" office:value-type="string">
            <text:p text:style-name="P40"><text:span text:style-name="T14">I0 Tardus</text:span></text:p>
          </table:table-cell>
          <table:table-cell table:style-name="Tableau5.A2" office:value-type="string">
            <text:p text:style-name="P40"><text:span text:style-name="T14">Celer</text:span></text:p>
          </table:table-cell>
          <table:table-cell table:style-name="Tableau5.A2" office:value-type="string">
            <text:p text:style-name="P40"><text:span text:style-name="T14">Tardus</text:span></text:p>
          </table:table-cell>
        </table:table-row>
        <table:table-row table:style-name="Tableau5.6">
          <table:table-cell table:style-name="Tableau5.A1" office:value-type="string">
            <text:p text:style-name="P40"><text:span text:style-name="T16">11 </text:span><text:span text:style-name="T14">Tardus</text:span></text:p>
          </table:table-cell>
          <table:table-cell table:style-name="Tableau5.A1" office:value-type="string">
            <text:p text:style-name="P40"><text:span text:style-name="T22">Celer</text:span></text:p>
          </table:table-cell>
          <table:table-cell table:style-name="Tableau5.A1" office:value-type="string">
            <text:p text:style-name="P40"><text:span text:style-name="T14">Celer</text:span></text:p>
          </table:table-cell>
        </table:table-row>
        <table:table-row table:style-name="Tableau5.10">
          <table:table-cell table:style-name="Tableau5.A1" office:value-type="string">
            <text:p text:style-name="P40"><text:span text:style-name="T14">I2 Tardus</text:span></text:p>
          </table:table-cell>
          <table:table-cell table:style-name="Tableau5.A1" office:value-type="string">
            <text:p text:style-name="P40"><text:span text:style-name="T14">Celer</text:span></text:p>
          </table:table-cell>
          <table:table-cell table:style-name="Tableau5.A1" office:value-type="string">
            <text:p text:style-name="P40"><text:span text:style-name="T14">Moderatus</text:span></text:p>
          </table:table-cell>
        </table:table-row>
      </table:table>
      <text:p text:style-name="P39"/>
      <text:p text:style-name="P45"><text:span text:style-name="Default_20_Paragraph_20_Font"><text:span text:style-name="T1"/></text:span></text:p>
      <text:p text:style-name="P34"><text:span text:style-name="Default_20_Paragraph_20_Font"><text:span text:style-name="T1"/></text:span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au6.1">
          <table:table-cell table:style-name="Tableau6.A1" office:value-type="string">
            <text:p text:style-name="P40"><text:span text:style-name="Default_20_Paragraph_20_Font"><text:span text:style-name="T15">13</text:span></text:span><text:span text:style-name="T18"> </text:span><text:span text:style-name="T14">Tardus</text:span></text:p>
          </table:table-cell>
          <table:table-cell table:style-name="Tableau6.A1" office:value-type="string">
            <text:p text:style-name="P40"><text:span text:style-name="T14">Tardus</text:span></text:p>
          </table:table-cell>
          <table:table-cell table:style-name="Tableau6.A1" office:value-type="string">
            <text:p text:style-name="P41"><text:span text:style-name="T14">Tardus</text:span></text:p>
          </table:table-cell>
        </table:table-row>
        <table:table-row table:style-name="Tableau6.2">
          <table:table-cell table:style-name="Tableau6.A2" office:value-type="string">
            <text:p text:style-name="P40"><text:span text:style-name="T14">14</text:span><text:span text:style-name="T18"> </text:span><text:span text:style-name="T14">Tardus</text:span></text:p>
          </table:table-cell>
          <table:table-cell table:style-name="Tableau6.A2" office:value-type="string">
            <text:p text:style-name="P40"><text:span text:style-name="T14">Tardus</text:span></text:p>
          </table:table-cell>
          <table:table-cell table:style-name="Tableau6.A2" office:value-type="string">
            <text:p text:style-name="P41"><text:span text:style-name="T14">Celer</text:span></text:p>
          </table:table-cell>
        </table:table-row>
        <table:table-row table:style-name="Tableau6.3">
          <table:table-cell table:style-name="Tableau6.A1" office:value-type="string">
            <text:p text:style-name="P40"><text:span text:style-name="T14">15 Tardus</text:span></text:p>
          </table:table-cell>
          <table:table-cell table:style-name="Tableau6.A1" office:value-type="string">
            <text:p text:style-name="P40"><text:span text:style-name="T14">Tardus</text:span></text:p>
          </table:table-cell>
          <table:table-cell table:style-name="Tableau6.A1" office:value-type="string">
            <text:p text:style-name="P41"><text:span text:style-name="T14">Moderatus</text:span></text:p>
          </table:table-cell>
        </table:table-row>
        <table:table-row table:style-name="Tableau6.3">
          <table:table-cell table:style-name="Tableau6.A2" office:value-type="string">
            <text:p text:style-name="P40"><text:span text:style-name="T14">16 Tardus</text:span></text:p>
          </table:table-cell>
          <table:table-cell table:style-name="Tableau6.A2" office:value-type="string">
            <text:p text:style-name="P40"><text:span text:style-name="T14">Moderatus</text:span></text:p>
          </table:table-cell>
          <table:table-cell table:style-name="Tableau6.A2" office:value-type="string">
            <text:p text:style-name="P41"><text:span text:style-name="T14">[tardus</text:span></text:p>
          </table:table-cell>
        </table:table-row>
        <table:table-row table:style-name="Tableau6.5">
          <table:table-cell table:style-name="Tableau6.A2" office:value-type="string">
            <text:p text:style-name="P40"><text:span text:style-name="T14">17 Tardus</text:span></text:p>
          </table:table-cell>
          <table:table-cell table:style-name="Tableau6.A2" office:value-type="string">
            <text:p text:style-name="P40"><text:span text:style-name="T22">Moderatos</text:span></text:p>
          </table:table-cell>
          <table:table-cell table:style-name="Tableau6.A2" office:value-type="string">
            <text:p text:style-name="P41"><text:span text:style-name="T14">Celer</text:span></text:p>
          </table:table-cell>
        </table:table-row>
        <table:table-row table:style-name="Tableau6.3">
          <table:table-cell table:style-name="Tableau6.A1" office:value-type="string">
            <text:p text:style-name="P40"><text:span text:style-name="T14">18Tardus</text:span></text:p>
          </table:table-cell>
          <table:table-cell table:style-name="Tableau6.A1" office:value-type="string">
            <text:p text:style-name="P40"><text:span text:style-name="T14">Moderatus</text:span></text:p>
          </table:table-cell>
          <table:table-cell table:style-name="Tableau6.A1" office:value-type="string">
            <text:p text:style-name="P41"><text:span text:style-name="T14">Moderatus</text:span></text:p>
          </table:table-cell>
        </table:table-row>
        <table:table-row table:style-name="Tableau6.3">
          <table:table-cell table:style-name="Tableau6.A2" office:value-type="string">
            <text:p text:style-name="P41"><text:span text:style-name="T14">19 Moderatas</text:span></text:p>
          </table:table-cell>
          <table:table-cell table:style-name="Tableau6.A2" office:value-type="string">
            <text:p text:style-name="P40"><text:span text:style-name="T22">Celer</text:span></text:p>
          </table:table-cell>
          <table:table-cell table:style-name="Tableau6.A2" office:value-type="string">
            <text:p text:style-name="P41"><text:span text:style-name="T14">Tardus</text:span></text:p>
          </table:table-cell>
        </table:table-row>
        <table:table-row table:style-name="Tableau6.8">
          <table:table-cell table:style-name="Tableau6.A2" office:value-type="string">
            <text:p text:style-name="P41"><text:span text:style-name="T14">20 Moderatus</text:span></text:p>
          </table:table-cell>
          <table:table-cell table:style-name="Tableau6.A2" office:value-type="string">
            <text:p text:style-name="P40"><text:span text:style-name="T14">Celer</text:span></text:p>
          </table:table-cell>
          <table:table-cell table:style-name="Tableau6.A2" office:value-type="string">
            <text:p text:style-name="P41"><text:span text:style-name="T14">Celer</text:span></text:p>
          </table:table-cell>
        </table:table-row>
        <table:table-row table:style-name="Tableau6.9">
          <table:table-cell table:style-name="Tableau6.A1" office:value-type="string">
            <text:p text:style-name="P41"><text:span text:style-name="T14">22 Moderatus</text:span></text:p>
          </table:table-cell>
          <table:table-cell table:style-name="Tableau6.A1" office:value-type="string">
            <text:p text:style-name="P40"><text:span text:style-name="T14">Celer</text:span></text:p>
          </table:table-cell>
          <table:table-cell table:style-name="Tableau6.A1" office:value-type="string">
            <text:p text:style-name="P41"><text:span text:style-name="T14">Moderatus</text:span></text:p>
          </table:table-cell>
        </table:table-row>
        <table:table-row table:style-name="Tableau6.3">
          <table:table-cell table:style-name="Tableau6.A2" office:value-type="string">
            <text:p text:style-name="P41"><text:span text:style-name="T14">22 Moderatus</text:span></text:p>
          </table:table-cell>
          <table:table-cell table:style-name="Tableau6.A2" office:value-type="string">
            <text:p text:style-name="P40"><text:span text:style-name="T14">Tardus</text:span></text:p>
          </table:table-cell>
          <table:table-cell table:style-name="Tableau6.A2" office:value-type="string">
            <text:p text:style-name="P40"><text:span text:style-name="T14">Tardus</text:span></text:p>
          </table:table-cell>
        </table:table-row>
        <table:table-row table:style-name="Tableau6.2">
          <table:table-cell table:style-name="Tableau6.A2" office:value-type="string">
            <text:p text:style-name="P41"><text:span text:style-name="T14">23 Moderatus</text:span></text:p>
          </table:table-cell>
          <table:table-cell table:style-name="Tableau6.A2" office:value-type="string">
            <text:p text:style-name="P40"><text:span text:style-name="T22">Tardus</text:span></text:p>
          </table:table-cell>
          <table:table-cell table:style-name="Tableau6.A2" office:value-type="string">
            <text:p text:style-name="P40"><text:span text:style-name="T14">Celer</text:span></text:p>
          </table:table-cell>
        </table:table-row>
        <table:table-row table:style-name="Tableau6.3">
          <table:table-cell table:style-name="Tableau6.A1" office:value-type="string">
            <text:p text:style-name="P41"><text:span text:style-name="T14">24 Moderatus</text:span></text:p>
          </table:table-cell>
          <table:table-cell table:style-name="Tableau6.A1" office:value-type="string">
            <text:p text:style-name="P40"><text:span text:style-name="T14">Tardus</text:span></text:p>
          </table:table-cell>
          <table:table-cell table:style-name="Tableau6.A1" office:value-type="string">
            <text:p text:style-name="P41"><text:span text:style-name="T14">Moderatos</text:span></text:p>
          </table:table-cell>
        </table:table-row>
        <table:table-row table:style-name="Tableau6.9">
          <table:table-cell table:style-name="Tableau6.A2" office:value-type="string">
            <text:p text:style-name="P41"><text:span text:style-name="T14">25 Moderatus</text:span></text:p>
          </table:table-cell>
          <table:table-cell table:style-name="Tableau6.A2" office:value-type="string">
            <text:p text:style-name="P40"><text:span text:style-name="T22">Moderatus</text:span></text:p>
          </table:table-cell>
          <table:table-cell table:style-name="Tableau6.A2" office:value-type="string">
            <text:p text:style-name="P40"><text:span text:style-name="T14">Tardus</text:span></text:p>
          </table:table-cell>
        </table:table-row>
        <table:table-row table:style-name="Tableau6.5">
          <table:table-cell table:style-name="Tableau6.A1" office:value-type="string">
            <text:p text:style-name="P41"><text:span text:style-name="T14">26 Moderatus</text:span></text:p>
          </table:table-cell>
          <table:table-cell table:style-name="Tableau6.A1" office:value-type="string">
            <text:p text:style-name="P40"><text:span text:style-name="T14">Moderatus</text:span></text:p>
          </table:table-cell>
          <table:table-cell table:style-name="Tableau6.A1" office:value-type="string">
            <text:p text:style-name="P40"><text:span text:style-name="T14">Celer</text:span></text:p>
          </table:table-cell>
        </table:table-row>
        <table:table-row table:style-name="Tableau6.15">
          <table:table-cell table:style-name="Tableau6.A2" office:value-type="string">
            <text:p text:style-name="P41"><text:span text:style-name="T14">27 Moderatus</text:span></text:p>
          </table:table-cell>
          <table:table-cell table:style-name="Tableau6.A2" office:value-type="string">
            <text:p text:style-name="P40"><text:span text:style-name="T14">Moderatus</text:span></text:p>
          </table:table-cell>
          <table:table-cell table:style-name="Tableau6.A2" office:value-type="string">
            <text:p text:style-name="P40"><text:span text:style-name="T14">Moderatus</text:span></text:p>
          </table:table-cell>
        </table:table-row>
      </table:table>
      <text:p text:style-name="P39"/>
      <text:p text:style-name="P46"><text:span text:style-name="Default_20_Paragraph_20_Font"><text:span text:style-name="T1"/></text:span></text:p>
      <text:p text:style-name="P3">Itaque tres in his sunt aequales, secundus in labella et<text:line-break/>tertius decimus et vigesimus septimus. Celer quidem lecnn-<text:line-break/>dus est., tardus tertius decimus, medius ultimus. Et jam<text:line-break/>alii duodecim pulsus in primam tabellam transeunt. Nant .<text:line-break/>primo primae tabellae duo fient similes, primus ac quartus<text:line-break/>alterius tabellae, hic tarditatis plus, ille celeritatis habens, et<text:line-break/>tertio tertius et nonus , ille plus . obtinens celeritatis , hic<text:line-break/>mediocritatis. Quinto undecimus et quartus decimus , ille<text:line-break/>majore celeritate, hic tarditate praeditus. Sext<text:span text:style-name="Default_20_Paragraph_20_Font"><text:span text:style-name="T2">o</text:span></text:span> decimus<text:line-break/>quintus atque decimus octavus , hic plus habens mediocri-<text:line-break/>talis, ille tarditatis. Septimo vigesimus alter et vigesimus.<text:line-break/>quintus, hic medi<text:span text:style-name="Default_20_Paragraph_20_Font"><text:span text:style-name="T2">o</text:span></text:span>critate , ille tarditate excellens, Reliqui<text:line-break/>de secunda tabella duo octavo sunt primae tabellae similes,<text:line-break/>vigesimus et vigesimus sextus, hic mediocritate praestans,<text:line-break/>ille celeritate. Atque controversia hic fuerit, quod aliqui,<text:line-break/>si duo tantum diversi in distentione motus sint; tales in prio<text:span text:style-name="Default_20_Paragraph_20_Font"><text:span text:style-name="T2">r</text:span></text:span></text:p>
      <text:p text:style-name="P3">rem tabellam pulsus omnes referant; alii magnitudinum<text:line-break/>etiam rationem ducant, itaque illi si pares sint, in priore<text:line-break/>ponant; fed si alter duplus sit, in altera. Equidem si ma-<text:line-break/>gnopere ducerem ad rem pertinere hanc pugnam, darem<text:line-break/>operam ut dirimerem; verum quandoquidem tantum fatis est<text:line-break/>declarasse,- interim. alterum motum majore spatio ferri, in-<text:line-break/>terim alterum , vel etiam utrumque ex aequo , hoc qui me-<text:line-break/>mineris, ut posthac, quid sistet significare quisque addiscat,<text:line-break/>locet, in utralibet tabella praedictos pulsus licet. ^Nam duo-<text:line-break/>decio alterius .tabellae reliquos, qui pro<text:span text:style-name="Default_20_Paragraph_20_Font"><text:span text:style-name="T2">ct</text:span></text:span>us sunt inaequales,<text:line-break/>nihil cum.illis prioris tabellae consentire clarissimum est, in<text:line-break/>quibus apsit est inaequalitas adscripta; non quin esii illi duo-<text:line-break/>decim, qui conveniunt cum prima tabella, inaequales sint;<text:line-break/>sunt enim ; caeterum quod in ternis hi differentiis motuum<text:line-break/>aperta .inaequalitate fint. praediti, quum in binis differentiis<text:line-break/>eam habeant alii. . Sunt autem, si ordine a primo numeres,<text:line-break/>quintus, textus, septimus, octavus, decimus, duodecimus,</text:p>
      <text:p text:style-name="P3">decimus <text:span text:style-name="Default_20_Paragraph_20_Font"><text:span text:style-name="T2">t</text:span></text:span>extus , decimus septimus , decimus <text:span text:style-name="Default_20_Paragraph_20_Font"><text:span text:style-name="T2">n</text:span></text:span>onus , vigesi-<text:line-break/>mus primus, vigesimus tertius, vigesimus quartus.</text:p>
      <text:h text:style-name="Heading_20_2" text:outline-level="2">Cap. XVI. </text:h>
      <text:p text:style-name="P29">Haec ego de his esse satis puto. Siqui-<text:line-break/>dem. ad reliquam jam et tertiam pulsuum una in parte aequa-<text:line-break/>lium differentiam redibimus, quos ut unum Archigenes de-<text:line-break/>fcribit vocatque dicrotum. Sunt vero plures. Quot autem<text:line-break/>sint et quales, paulo post explicabimus, si expanderimus<text:line-break/>prius, de lllisue fit, qui ex arteriae una distentione constant,<text:line-break/>an duo sint continentes impares pulsus. Sed id perbelle<text:line-break/>judicare non est, nisi ad unguem; qui pulsus hic sit, teneamus,<text:line-break/>quem Archigenes dicrotum appellavit. Nam in iis esse eum<text:line-break/>qui iterum tactum feriunt, plane liquet. Atqui intermitten-<text:line-break/>tes in uno ictu obtinent id ipsum Et si solum quis ictum<text:line-break/>attendens; duos pulsus censeat esse eum qui bis feriat, in<text:line-break/>manifesto errore est; nam qui in una. distentione intemut-<text:line-break/>tuut, quanquam iterum feriunt, non dixeris duos pulsus lesse,<text:line-break/>manifeste etenim in illis destitutus motus continuitate, quiete</text:p>
      <text:p text:style-name="P3">interrumpitur media. Dicrotorum genus non item : sed si-<text:line-break/>mulatque omnem distentionem effecit, se paulisper subducit<text:line-break/>ac mox pulsat iterum, ut intermittentiunr quies menia ictus<text:line-break/>i<text:span text:style-name="Default_20_Paragraph_20_Font"><text:span text:style-name="T2">n</text:span></text:span>tercipiat ; dimoti contractio, vel congressus, vel reditus,<text:line-break/>vel ut libet appellere. Idcnco quidam duos pulsus esse di-<text:line-break/>crotum, non unum autumant, Hoc affirmabunt illi potissi-<text:line-break/>mum qui arteriae contractionem non animadvertunt, sed ex<text:line-break/>ictu ajunt pulsum et intervallo constare. Iidem enim ab ar-<text:line-break/>tentae primo occursu fieri brevem quietem contendunt, sub<text:line-break/>quam alterum occursum, atque crebritate dicent eum pulsum<text:line-break/>inaequalem esse. Nam qui impar habent, quod ictus divi-<text:line-break/>dit, intervallum, hos crebritate inaequales vocant , ut lice-<text:line-break/>muspaulo in<text:span text:style-name="Default_20_Paragraph_20_Font"><text:span text:style-name="T2">t</text:span></text:span>erius. Quin nunc etiam, quod distabunt, vel<text:line-break/>horum sententia ab intermittentibus i<text:span text:style-name="Default_20_Paragraph_20_Font"><text:span text:style-name="T2">n</text:span></text:span> una distentione pus--<text:line-break/><text:span text:style-name="Default_20_Paragraph_20_Font"><text:span text:style-name="T2">t</text:span></text:span>us dicroti, faciemus; ut demonstremus , et quod ponunt illi,<text:line-break/>contractionem no<text:span text:style-name="Default_20_Paragraph_20_Font"><text:span text:style-name="T2">n</text:span></text:span> p<text:span text:style-name="Default_20_Paragraph_20_Font"><text:span text:style-name="T2">o</text:span></text:span>sse se<text:span text:style-name="Default_20_Paragraph_20_Font"><text:span text:style-name="T2">n</text:span></text:span>tiri, dabimus; nam ut hoc con-</text:p>
      <text:p text:style-name="P3">cedatur, quin arteria ab intervallis non rideatur se efferre<text:line-break/>paribus , non negaveris ce<text:span text:style-name="Default_20_Paragraph_20_Font"><text:span text:style-name="T2">r</text:span></text:span>te. Jam in intermittentibus hoc<text:line-break/>perspicuum plane est; etenim iulerne arteria nonnunquam<text:line-break/>auspicata motum, mox simulatque destiterit moveri, initium<text:line-break/>iterum facit alterius motus , ubi prior desiit. Dicroti vero<text:line-break/>non ita pulsant, sed manifeste ex altiore profunditate etsu-<text:line-break/>tervallo majore prior motus ridetur cieri atque indidem con-<text:line-break/>tineuter alter. Hanc ergo ab illis assensionem expressimus,<text:line-break/>non esse perinde lu una distentione pulsum intermittere ac<text:line-break/>bis, ut dicrotus facit, ferire. At induci illi tamen inriti,<text:line-break/>ut in uno ictu inaequales appellent dimotus , non possunt.<text:line-break/>Defendent enim binorum ictuum sentiri ape<text:span text:style-name="Default_20_Paragraph_20_Font"><text:span text:style-name="T2">r</text:span></text:span>te, nec magnr-<text:line-break/>tudinem parem, nec tempus, imo nec robu<text:span text:style-name="Default_20_Paragraph_20_Font"><text:span text:style-name="T2">r</text:span></text:span> quidem. Et<text:line-break/>pauco tempore dicent secundum excipere priorem, Atque<text:line-break/>admittent inaequalem illi quidem esse hunc pulsum, non uno<text:line-break/>in ictu tamen; fed differentias huic inaequalitatis, crehrita-</text:p>
      <text:p text:style-name="P3">lis et parvitatis et contentionis accomni<text:span text:style-name="Default_20_Paragraph_20_Font"><text:span text:style-name="T2">o</text:span></text:span>dabunt. Qui oon-<text:line-break/>tractionem autem sentiunt, desciscere hi mansseste .a colle-<text:line-break/>ctiva, quam vocant, inaequalitate dicrotum animadvertunt.<text:line-break/>Nam ista res instar habet geminorum ad incudem mallei<text:line-break/>ictuum, quum ex multo intervallo prior incutitur, valideque<text:line-break/>pulsat , secundus porro , quum quasi resultat ab incude malo<text:line-break/>leus, non ite multum, reriditque in eam non ita ut antea,<text:line-break/>valenter et brevi intervallo. Ex eodem genere sunt dimoti ;<text:line-break/>nam arteria in occursu quasi repellitur, rnoxque redit. Quod<text:line-break/>autem prae caeteris pulsuum dicrotorum clarissime naturam<text:line-break/>doceat et a collectiva inaequalitate sejuugat, genus est recessi<text:line-break/>ius. Neque enim tum. arteria contrahitur, sed quasi con-<text:line-break/>culeretur, occidit; cujus delapsum a primae distentionis<text:line-break/>termino nulla dirimit manifesta quies;. ut animadvertitur in<text:line-break/>contractione; sed simulatque attolli destitit, recedit, atque<text:line-break/>illa paulisper vibratu , mox occurrit iterum; id quod etiam</text:p>
      <text:p text:style-name="P3">ri tractis ramis , inde dimissis , accidit, qui quidem conten-<text:line-break/>dunt ad pristinum locum: ubi non statim resistunt tamen, sed<text:line-break/>eodem, unde abierunt, revertuntur. Neque vero aequum<text:line-break/>sumunt ac antea lutervallum, sed longe minus, itermnque ab<text:line-break/>hoc termino ad propriam sedem se conserunt, iterumque re-<text:line-break/>cedunt et redeunt et tertio et quarto et saepius , dum redi-<text:line-break/>tum paulatim imminuendo ad absolutam aliqua<text:span text:style-name="Default_20_Paragraph_20_Font"><text:span text:style-name="T2">n</text:span></text:span>do evadant<text:line-break/>quietem. Tale etiam quid lu dic<text:span text:style-name="Default_20_Paragraph_20_Font"><text:span text:style-name="T2">t</text:span></text:span>etis pulsibus motui arte-<text:line-break/>riae usu venit. Ego itaque non jam semel vidi reversum<text:line-break/>scisse, sed iterum aliquando. Et breviter vibrari omnino<text:line-break/>motum oportet pulsus dicrota, ut in ipso primo ictu veluti<text:line-break/>evecta atque ex universo loco arteria demigrans potius esse-<text:line-break/>ratur quam distendatur; hujuscemodi enim sunt vibrati.<text:line-break/>Quod illis , ubi cum vi aliqua accidit, partes arteriae aliter -<text:line-break/>atque aliter moventur ; <text:span text:style-name="Default_20_Paragraph_20_Font"><text:span text:style-name="T2">i</text:span></text:span> ut verbi gratia , prima , secunda,<text:line-break/>tertia et frequenter quarta et quinta ejus pars attollatur et</text:p>
      <text:p text:style-name="P5">delabatur^ Itaque fit aliquando ut uno eodemque tempore<text:line-break/>hae partes attolli, decidere illae appareant. Quae fo<text:span text:style-name="Default_20_Paragraph_20_Font"><text:span text:style-name="T2">r</text:span></text:span>ma<text:line-break/>quum dicrotorunr pulsuum sit, differentiae in istis omnibus;<text:line-break/>quae retulimus, generibus erunt, plenitudinis, duritiei, . uta-<text:line-break/>gnitudinis, vehementiae, celeritatis et contrariorum.; tam<text:line-break/>in ipfo primo motu, quam in reditu a discessu. Nam ma-<text:line-break/>gnus potest et non magnus, et vehemens et non vehemens, et<text:line-break/>celer et non celer , et aliarum quarumlibet specie<text:span text:style-name="Default_20_Paragraph_20_Font"><text:span text:style-name="T2">r</text:span></text:span>um altera<text:line-break/>esse , etiam vel aequalis , vel inaequalis ; quae ce<text:span text:style-name="Default_20_Paragraph_20_Font"><text:span text:style-name="T2">r</text:span></text:span>te comum-<text:line-break/>taliones multas species constituunt dic<text:span text:style-name="Default_20_Paragraph_20_Font"><text:span text:style-name="T2">ta</text:span></text:span>torum pulsuum.<text:line-break/>Hae dic<text:span text:style-name="Default_20_Paragraph_20_Font"><text:span text:style-name="T2">ta</text:span></text:span>to<text:span text:style-name="Default_20_Paragraph_20_Font"><text:span text:style-name="T2">r</text:span></text:span>um pulsuum lu una distentione funt, inaequa-<text:line-break/>litate unam partem o<text:span text:style-name="Default_20_Paragraph_20_Font"><text:span text:style-name="T2">c</text:span></text:span>cupante differentiae.</text:p>
      <text:h text:style-name="Heading_20_2" text:outline-level="2">Cap. XVII. </text:h>
      <text:p text:style-name="P29">Jam ad inaequalitatem diversarum par-<text:line-break/>tium transeamus, ejusque explicemus omnes differentias ac<text:line-break/>primas duas, juxta quas aut continuus est motus,. aut luter-<text:line-break/>estus aliqua ex parte; alias singulares. ex herum divisione<text:line-break/>genitas. Nam continuus aut est aequalis, aut inaequalis:</text:p>
      <text:p text:style-name="P3">Docuimus enim qua ratione aequalis fiat et inaequalis inae-<text:line-break/>qualitas. Aequalis itaque vel remittatur celeritas, vel in-<text:line-break/>crescat a primo sex modis necesse est, uti paulo ante de-<text:line-break/>claravimus. Inaequalis sunt plures differentiae , pro pulsus<text:line-break/>magnitudine longa, vel brevi, vel moderata. .Namque duo-<text:line-break/>bus digitis si motus occurrat, sex differentiae exissent; si<text:line-break/>tribus, quatuor et viginti ; fi quatuor, septuaginta octo. At<text:line-break/>quemadmodum si occurrat duobus digitis, erunt necessario<text:line-break/>sex differentiae ; fi tribus, vigintiquatuor ; duae illae lupe-<text:line-break/>rius delineatae tabellae planum faciunt. Jam quanam ra-<text:line-break/>tione, .si quatuor etiam, octo et <text:span text:style-name="Default_20_Paragraph_20_Font"><text:span text:style-name="T2">s</text:span></text:span>eptuaginta fient, assequeris,<text:line-break/>si prius perspexeris quatuor rerum quarumlibet, quarum<text:line-break/>ternas singulae differentias assecutae fint, coniugationes ne-<text:line-break/>cesse esse, numero ut.octoginta una sint. Neque est .difficile<text:line-break/>hoc inventu, modo noris eorum quae tres differentias ha-<text:line-break/>bent, coniugationes esse viginti septem. Si jam quartum<text:line-break/>accedat, cui tres sint .differentiae, unam et octoginta numero</text:p>
      <text:p text:style-name="P3">ratio postulat esse. Quibus si tres, quae creant aequales<text:line-break/>pulsus , eripias ,. reliqui quidem septuaginta octo erunt. Ita-<text:line-break/>que ex ante descriptis duabus tabessis conflet, horum viginti-<text:line-break/>quatuor quosdam primis siex futuros similes, atque illorum<text:line-break/>octo et septuaginta, sus vigintiquatuors Praeterea ut in illis,<text:line-break/>et item quoque in his duae erunt <text:span text:style-name="Default_20_Paragraph_20_Font"><text:span text:style-name="T2">t</text:span></text:span>ectae , ut lu convenire<text:line-break/>existiment inter fe tabellas, illi fiscus.</text:p>
      <text:h text:style-name="Heading_20_2" text:outline-level="2">Cap. XVIII.</text:h>
      <text:p text:style-name="P29"><text:s/>Restat nunc ut differentias recenseamus<text:line-break/>motus interrupti. Erunt autem primae quatuor, quarum<text:line-break/>singularum complures, atque quatuor in hunc modum. Aut<text:line-break/>primus et -tertius digitus motum sentiunt, non secundus au-<text:line-break/>tem et quartus , aut primus et tertius et quartus , at non sie-<text:line-break/>ctmdus , aut primus,. fecundus , quartus, non tertius tamen,<text:line-break/>aut primus atque quartus, secundus et tertius minime.<text:line-break/>Quum primus et tertius duntaxat sentiunt, novem in siugu-.<text:line-break/>lis.generibus differentiae fiunt pulsuum, ubi vero primus et</text:p>
      <text:p text:style-name="P6">tertius et quartus, viginti septem: totidem, quum primus,<text:line-break/>secundus et quartus, quum primus et quartus, novem. At-<text:line-break/>qui singula<text:span text:style-name="Default_20_Paragraph_20_Font"><text:span text:style-name="T2">r</text:span></text:span>um apertus est. numerus ex riis rationibusque<text:line-break/>ante traditis. . Haec est jam etiam inaequalitatis divisio, quae<text:line-break/>diversis lu partibus fit. Commiscentur .porro variis modis<text:line-break/>ambae inter se primae differentiae, ut non jam diversas tan-<text:line-break/>tum partes, verum etiam singulas teneat inaequalitas. Jam<text:line-break/>vero si quis unius generis co<text:span text:style-name="Default_20_Paragraph_20_Font"><text:span text:style-name="T2">n</text:span></text:span>gruas differentias cum. alterius<text:line-break/>confundere -volet, nec id laboris, dum. omnes connexuerrt,<text:line-break/>deprecabitur, operam non luserit Equidem censeo,. nisi<text:line-break/>haec obiter quae hactenus sunt tradita, percurreris, - id nullo<text:line-break/>tu negotio confequuturum. - Hac ratione inaequalitates mo-<text:line-break/>tus in una diste<text:span text:style-name="Default_20_Paragraph_20_Font"><text:span text:style-name="T2">n</text:span></text:span>tione omnes didiceris. </text:p>
      <text:h text:style-name="Heading_20_2" text:outline-level="2">Cap. XIX. </text:h>
      <text:p text:style-name="P29">At- vero inaequalitas qua<text:span text:style-name="Default_20_Paragraph_20_Font"><text:span text:style-name="T2">n</text:span></text:span>titatis disten-<text:line-break/>tionis, diversas quidem arteriae partes occupans, quum ani-<text:line-break/>madvertitur. crebro, tum percipitur facillime et interrupta<text:line-break/>et .continua,.aequaliler.et inaequaliter..., De. quo genere qui</text:p>
      <text:p text:style-name="P7">decuriati vocantur, in una distentione funi, et illi etiam qui<text:line-break/>ab aliquibus humentes et circum<text:span text:style-name="Default_20_Paragraph_20_Font"><text:span text:style-name="T2">n</text:span></text:span>uentes appelluntur. In<text:line-break/>una vero arteriae parte non recipiat hujus generis inaequa-<text:line-break/>litatem unus pulsus, quod priusquam finem motus attingat,<text:line-break/>nequaquam liqueat magnitudo: caeterum quo innotescat,<text:line-break/>hoc unum pulsuum genus requirit finem. Num vehemen-<text:line-break/>tiam, dum movetur arteria atque celeritatem et duritiem ho-<text:line-break/>rumque contraria et media cognoscas , magnitudinis et par-<text:line-break/>vitatis differentiam, nisi jam moveri arteria destiterit, non<text:line-break/>possis. Nam simul ut destitit, quantus est pulsus, apertum<text:line-break/>est: antea incertum etiam erat, quousque moveretur. Qui<text:line-break/>fieri igitur potest, ut una efficiat pars inaequalem lu hoc ge-<text:line-break/>nere pulsum? Qui enim quo cognoscatur, quis sit, postu-<text:line-break/>lat motus exitum , hic in motu etiamnum quomodo perspi-<text:line-break/>ciatur ?</text:p>
      <text:h text:style-name="Heading_20_2" text:outline-level="2">l ap. XX. </text:h>
      <text:p text:style-name="P30">Inaequalitas vero vitalis roboris eundem<text:line-break/>distributionem ac inaequalitas motus, habet. Nam aut ean.-</text:p>
      <text:p text:style-name="P3">dem partem, aut distinctas tenet; eandem tribus modis,<text:line-break/>aut interrupto motu, aut perpetuo, aut dicrota; distinctas<text:line-break/>bifariam, vel continuo motu, vel interciso. Singulorum<text:line-break/>praeterea horum generum totidem sunt singulares disse-<text:line-break/>tentiae, quot motus. Quin commisceri etiam positas una<text:line-break/>in parte inaequalitates necesse est, ut ilias, quae in diver-<text:line-break/>sis fiunt.</text:p>
      <text:h text:style-name="Heading_20_2" text:outline-level="2">Cap. XXI. </text:h>
      <text:p text:style-name="P29">Sed inaequalitas corporis arteriae, ex<text:line-break/>qua pulsus aut mollis aut durus redditur, in una quidem<text:line-break/>non potest parte fieri; in diversis fieri duobus modis vide-<text:line-break/>tur, non aliter ac inaequalitas motus et roboris, ut aut con-<text:line-break/>tinnus motus sit, aut intercisus. Quo sit ut et differentiae<text:line-break/>hujus generis sint eaedem atque praedictae illorum. Verum<text:line-break/>arteriae pars una non potest initio este distentionis moliis,<text:line-break/>dura in fine, aut contra primo dura, in exitu moliis.</text:p>
      <text:p text:style-name="P8">Quere hactenus quidem. .ab .hoc. pulsuum genere duritiei<text:line-break/>et mollitiei duo genera dissident priora, motus et conteh-<text:line-break/>tionis.</text:p>
      <text:h text:style-name="Heading_20_2" text:outline-level="2">Cap.. XXII. </text:h>
      <text:p text:style-name="P35">Porro pulsuum genus quod efficit ursula<text:line-break/>materia in arteriae cavitatem, ru quo plenus et vacuus est,<text:line-break/>easdem habet quaestiones ac superius , quod quantitate con-<text:line-break/>stabat distentionis; ridebitur enim lue quoque obtinere di-<text:line-break/>versas partes posse in uno pulsu inaequalitas , eundem non<text:line-break/>poste. - Sed postulat genus totum hoc pulsuum . prolixam<text:line-break/>orationem neque est hujus lori; in commentariis de pulsibus<text:line-break/>dignoscendis^ explicabitur. Jam etiam longiore tractatu<text:line-break/>opus est ad tertiam notionem plenitudinis ; cujus quum alii<text:line-break/>quidam tum Archigenes auctor est. Proinde hoc quoque<text:line-break/>in aliud tempus repetamus. Adhuc -tamen dictis tantum ad-<text:line-break/>sciamus, lude ad reliquaproficiscamur.</text:p>
      <text:h text:style-name="Heading_20_2" text:outline-level="2">Cap. XXIII. </text:h>
      <text:p text:style-name="P29">Quia evidentius in arteriae sede febris<text:line-break/>calor qualis sit, quam si aliam tangas partum, cognoscitur,</text:p>
      <text:p text:style-name="P9">ideo quibusdam probabatur inter alia hoc etiam genus: puL.<text:line-break/>fuum referri, quo caloris noscimus qualitatem; cujus quia<text:line-break/>dem ge<text:span text:style-name="Default_20_Paragraph_20_Font"><text:span text:style-name="T2">n</text:span></text:span>eris aequalitas et inaequalitas versantur lu una dis-<text:line-break/>tentione, ac inaequalitatis erunt differentiae,. prima, tum<text:line-break/>quae diversas. paries., tum quae singulas to<text:span text:style-name="Default_20_Paragraph_20_Font"><text:span text:style-name="T2">n</text:span></text:span>et, quas iterum<text:line-break/>si ex praedictis viis et rationibus seces, alterae al articulares<text:line-break/>plores.</text:p>
      <text:h text:style-name="Heading_20_2" text:outline-level="2">Cap.- XXIV. </text:h>
      <text:p text:style-name="P29">Aliud genus est uno in pulsu inaequali-<text:line-break/>latis, nec ullum. dicturum pulsuum amplectitur hoc, quod a<text:line-break/>sede arteriae proficiscitur. Siquidem est quum pars ejus<text:line-break/>dextrorsum,. pars deflectatur sinistiorfum, alia etiam pars<text:line-break/>sursum, . alia deor<text:span text:style-name="Default_20_Paragraph_20_Font"><text:span text:style-name="T2">t</text:span></text:span>am ; quod accidit: aut in duobus locis , aut<text:line-break/>pluribus. Est autem hoc specie .finitimum distentionis in-<text:line-break/>aequalitati quantitatis, quae, ut sunt distinguenda, in libris<text:line-break/>de pulsibus dignoscendis explicatur.</text:p>
      <text:h text:style-name="Heading_20_2" text:outline-level="2">Cap. XXV. </text:h>
      <text:p text:style-name="P29">Aliud itum inaequalitatis unius pulsus<text:line-break/>genus est quod vocatur undosum: quod quale sit, abunde</text:p>
      <text:p text:style-name="P10">declarat ipsum nomen. Nihil causae est tamen quin quo<text:line-break/>res evadat apertior, aliquid et nos dicamus. Non videtur<text:line-break/>simul arteria in ea inaequalitate distendi universa, sed primo<text:line-break/>prima ejus pars, deinde secunda, mox tertia, ab hac quarta;<text:line-break/>neque id temere tamen , sed cum elevatione quadam undosa,<text:line-break/>altera unda semper priorem excipiente.^ Neque vero ab in-<text:line-break/>terrupto motu, quid hoc genus absit, uHius est negotii de-<text:line-break/>prehendere, nam prioris partis arteriae distensionem se-<text:line-break/>eundae consequitur, ut intercedat pars a motu libera nuHa;<text:line-break/>verum propemodum quieti similis est undarum finis ; at non<text:line-break/>reperias tamen ullam partem prorsus quiescere, nam quae<text:line-break/>motus connectunt in alto, veluti undosus aestus, non illae<text:line-break/>quidem prorsus immotae, sed brevem certe quendam reti-<text:line-break/>nent motum. A vermiculante hic pulsus magnitudine differt.<text:line-break/>Etenim maximum undosum si fingas perpetuo minui, tam pu-<text:line-break/>silium invenies aliquando redditum, ut undosus sit, an vermi-<text:line-break/>culans jam , dubites ; neque enim qualitas eos, scd quantitas</text:p>
      <text:p text:style-name="P3">disjungit.. Est utrique tamen quiddam commune atque spe-<text:line-break/>ciebus eorum omnibus, aliquid etiam proprium utriusque..<text:line-break/>Commune, unde nomen uterque invenit, undoso , exurgere<text:line-break/>quasi undas lu arteria alteram ali altera ; vermiculanti, ver-<text:line-break/>mis assimilem esse gressui, quod ipsum etiam animal in mo-<text:line-break/>dum undarum movetur, ut Democritus quodam loco dicit,<text:line-break/>ubi de iis verba facit quae in modum undarum progrediun-<text:line-break/>tus. Initium fluctuationis perspicuum est superne semper<text:line-break/>esse et ad arteriae fines terminari. Atque hoc est commune.<text:line-break/>Differentiae vero eorum hoc modo speciatim fiunt. Qui-<text:line-break/>busdam recta fertur unda, quibusdam in obliquum deflectit.<text:line-break/>Quidam etiam brevi longitudine habent insignem altitudinem,<text:line-break/>sunt co<text:span text:style-name="Default_20_Paragraph_20_Font"><text:span text:style-name="T2">n</text:span></text:span>tra qui longiores, . altitudinem humilem, aliqui la-<text:line-break/>tam , nonnulli angustam , alii etiam pari celeritate praediti,<text:line-break/>alii secus. Et roboris etiam haec unda plus, illa habet mi-<text:line-break/>nus. luterum simul omnium est istarum differ entiarum in-</text:p>
      <text:p text:style-name="P11">aequalitas. Sed enim de nulla alia commemoratarum in-<text:line-break/>aequalitatum et habent - utrique hi, tum undosi tum vermi-<text:line-break/>calantes; ut tales sint ex fola .distentionis inaequalitate, quan-<text:line-break/>litatis. Una enim haec inaequalitas,. adstructo sibi, ut.par-<text:line-break/>tium motus alter antevertat , alter cunctetur, hujuscemodi<text:line-break/>pulsus gignit; Quo fit- ut hos constituant inaequales quae-<text:line-break/>litate in diversis partibus et illi, qui non habent omnes -simul<text:line-break/>partes motas. Atlanteo haec inaequalitas haud dum est sula<text:line-break/>inventa, ut prior arteriae pars prae caeteris videretur mo-<text:line-break/>veri, quum autem incidat omnino aliarum cum illa aliqua,<text:line-break/>quas ante commemoravimus , complicata est. Nam quod<text:line-break/>dicit Erasistratus, semper priorem moveri prius rideri, sen-<text:line-break/>sus non probat. . Imo vero longe aliud,. ille. adductus suo<text:line-break/>dogmate in re aperta mentitur. Sicut alia item multa<text:line-break/>commenta, multi qui pro placitis propugnant, pro testatis<text:line-break/>prodiderunt, quae ne per somnium quidem visa unquam<text:line-break/>sunt.</text:p>
      <text:h text:style-name="P22" text:outline-level="2">Cap. XXVI. </text:h>
      <text:p text:style-name="P29">Jam vero ut undoso pulsui succedit<text:line-break/>vermiculans imminuto, ita formicans vermiculanti, quum<text:line-break/>motibus amissis multis in unum cumque prorsus parvum ter-<text:line-break/>minet. Q uocirca nec inaequalem omnino dicas, quanquam<text:line-break/>esse ex genere verisimile est inaequalium, sied inaequalitas,<text:line-break/>propter exiguitatem, latet. Nomen invenithic formicans a<text:line-break/>similitudine, quae sibi cum animante est formica, ut quidam<text:line-break/>volunt, parvitatis ; ut alii, speciei motus ; .ut sue sit noruina-<text:line-break/>tus eadem ratione ac vermiculans et caprisans: quum illi<text:line-break/>enim a similitudine motus, quae ipsis cum animalibus quorum<text:line-break/>habent cognomen intercedit, sint nomen sortiti, tum ipsis<text:line-break/>hic formicans. Sunt qui propter utrumque sic ajunt appel-<text:line-break/>Iari eum, et quod parvus est et ob speciem motus. Nos de<text:line-break/>his non contendemus, at formicans qualis sit; explicabimus,<text:line-break/>Est mire parvus, quo haud est minor estus, juxtaque langui-<text:line-break/>dissimus plane ac c<text:span text:style-name="Default_20_Paragraph_20_Font"><text:span text:style-name="T2">r</text:span></text:span>eberrimus, non tamen, ut quibusdam vi-<text:line-break/>Ius est, celer. At in libris de dignoscendis pulsibus hoc de-</text:p>
      <text:p text:style-name="P3">monstrabitur. Nunc si reliquam partem differentiarum pul-<text:line-break/>suum in una distentione inaequalium addiderimus , ad alios<text:line-break/>nos conseremus.</text:p>
      <text:h text:style-name="Heading_20_2" text:outline-level="2">Cap. XXVll. </text:h>
      <text:p text:style-name="P29">Supersunt autem vibrati et convulsi ri,<text:line-break/>qui hactenus quidem sunt inter se similes, qu<text:span text:style-name="Default_20_Paragraph_20_Font"><text:span text:style-name="T2">o</text:span></text:span>d unum locum<text:line-break/>arteris non te<text:span text:style-name="Default_20_Paragraph_20_Font"><text:span text:style-name="T2">n</text:span></text:span>eat , sed sursum agitetur atque deorsum , na-<text:line-break/>turali sede deserta. Distant tamen vel h<text:span text:style-name="Default_20_Paragraph_20_Font"><text:span text:style-name="T2">o</text:span></text:span>c ips<text:span text:style-name="Default_20_Paragraph_20_Font"><text:span text:style-name="T2">o</text:span></text:span> , quod non<text:line-break/>adeo is affectus in convulsivos cadat, in vibratos magnopere<text:line-break/>et adm<text:span text:style-name="Default_20_Paragraph_20_Font"><text:span text:style-name="T2">o</text:span></text:span>dum perspicue: jam etiam quatenus ex terminis<text:line-break/>utrisque retrahi c<text:span text:style-name="Default_20_Paragraph_20_Font"><text:span text:style-name="T2">o</text:span></text:span>nteudique et convelli ride<text:span text:style-name="Default_20_Paragraph_20_Font"><text:span text:style-name="T2">n</text:span></text:span>tur c<text:span text:style-name="Default_20_Paragraph_20_Font"><text:span text:style-name="T2">on</text:span></text:span>vulfivi,<text:line-break/>vibrati omni isto vacant. Ad haec, magna frequenter est<text:line-break/>libratis distentio, parva semper convulfivis. Et partes ar-<text:line-break/>teriae quaedam superiora petere , quaedam demitti uno eo-<text:line-break/>dernque tempore aperte lu vibratis conspiciuntur ; convul-<text:line-break/>fixis vero id perpaucis et obscure accidit. Breviter, . sentias<text:line-break/>veluti fidem quandam intensam inpulsu convulsiv<text:span text:style-name="Default_20_Paragraph_20_Font"><text:span text:style-name="T2">o, </text:span></text:span>quae</text:p>
      <text:p text:style-name="P3">illi res cum null<text:span text:style-name="Default_20_Paragraph_20_Font"><text:span text:style-name="T2">o</text:span></text:span> alio convenit ; in vibratis nihil tale aui-<text:line-break/>madvertas. Maxime enim jaculis motum eorum quae una-<text:line-break/>gpa vr antissa, celari impetu vibrantur, assimiles; nam ita<text:line-break/>crebram illam et inaequalem concussionem appellant : qua<text:line-break/>quidem convulsivi carent. omnes autem hosce pulsus qui<text:line-break/>praeter quinque illa prima genera in una distentione inae-<text:line-break/>quales sunt, duorum accessio horum constituit, quae sunt<text:line-break/>genus inaequalitatis in arteriae sede et quum maturius aut<text:line-break/>serius motum partes auspicantur. Prunum quidem horum<text:line-break/>illum qui inaequalis est, quod sedem partium commutet, hoc<text:line-break/>ip<text:span text:style-name="Default_20_Paragraph_20_Font"><text:span text:style-name="T2">t</text:span></text:span>um fidum,: caeteros quum hoc tum aliae quaedam lu-<text:line-break/>aequalitatum^ adjunctae differentiae primorum quinque gene-<text:line-break/>rum. Compositae eum tam notiones horum, quam geue-<text:line-break/>rationes sunt, undosi, .vermiculantis ,vibrati , - convulsivi.<text:line-break/>Fornicans autem inaequalis quidem, ut diximus, est,- non<text:line-break/>videtur tamen.</text:p>
      <text:h text:style-name="P22" text:outline-level="2">Cup. XXVlll. </text:h>
      <text:p text:style-name="P29">Et. qui pulsus caprisans ab Heroplnlo<text:line-break/>est appellatus, est ille de luaeq<text:span text:style-name="Default_20_Paragraph_20_Font"><text:span text:style-name="T2">n</text:span></text:span>alibns in nu<text:span text:style-name="Default_20_Paragraph_20_Font"><text:span text:style-name="T2">o</text:span></text:span> pulsu; com-<text:line-break/>positus item est, .utriusque expers. quae. primis quinque ge-<text:line-break/>neribus adjuncta.erat, inaequalitatis, verum ubi su<text:span text:style-name="Default_20_Paragraph_20_Font"><text:span text:style-name="T2">c</text:span></text:span>tum ar-<text:line-break/>teria interpellat quapiam in parte, tum potissime existit, non<text:line-break/>simpliciter , neque enim universum hoc genus captivans est<text:line-break/>pulsus, caeterum ubi motus a quiete alter celerior primo et<text:line-break/>vehementior sit. Ei siquidem soli ex similitudine quam<text:line-break/>cum animalibus habet .capris, attributum hoc nomen est:<text:line-break/>quippe quae hoc modo ridentur salire, quasi geminum quen-<text:line-break/>dam motum facientes ; quod ubi aliquantulum sese extule-<text:line-break/>xint et speciem deliti alicubi motus praebuerint, alterum<text:line-break/>motus, nec opinatum impetum capiunt, priori longe allatio-<text:line-break/>rem, veluti in fe spias insilientes. Hae quidem omnes in<text:line-break/>una distentione inaequalitates sunt.</text:p>
      <text:h text:style-name="Heading_20_2" text:outline-level="2">Cap, XXIX. </text:h>
      <text:p text:style-name="P29">Nunc de .inaequalitate crebritatis -et ra-<text:line-break/>ritatis rhythmique agemus. Collectivas dicunt tantum esse</text:p>
      <text:p text:style-name="P3">ejuscemodi inaequalitates, ita enixi quae ex pluribus pulsibus<text:line-break/>cousiatae sunt, appellant. Primum de sus dicemus, quae<text:line-break/>acervatim fiunt, deinde ad eas descendemus, quae in uno<text:line-break/>pulsu. . Atque hic unum exempli gratia sectam de his quae<text:line-break/>de crebritate fiunt, quae scilicet est clarissima, sumamus, quae<text:line-break/>ex ictuum cen<text:span text:style-name="Default_20_Paragraph_20_Font"><text:span text:style-name="T2">t</text:span></text:span>et intervallo hoc genus pulsuum effici. Ubi<text:line-break/>ergo omnia ordine aequa- sint intervalla per omnes. pulsus,<text:line-break/>aequalem hunc dictitant esse ; sin partim majora, partim mi-<text:line-break/>nora, inaequalem nimirum esse lu crebritate et raritate.<text:line-break/>Rhythmum jam etiam eodem modo ex proportione temporis<text:line-break/>ictus ad intervalli tempus constantem , quum deinceps ma-<text:line-break/>neat eadem , aequalem jam dicunt esse : qui primam propor-<text:line-break/>tion em si variet, esse inaequalem ; quomodo si intervallorum;<text:line-break/>quas et quietes vocant, mutentur magnitudines, inaequali-<text:line-break/>tatem crebritatis raritatisque fieri. Haec sane recte dicunt:<text:line-break/>atque ah esta secte proficiscenti ad alias aequalitatem per-<text:line-break/>fpicere licet et inaequalitatem utriusque generis , quae com-</text:p>
      <text:p text:style-name="P3">plures , ut diximus , complectitur pulsus , quam collectivam<text:line-break/>vocitant.</text:p>
      <text:h text:style-name="Heading_20_2" text:outline-level="2">Cap. XXX. </text:h>
      <text:p text:style-name="P29">Inaequalitas vero illorum m uno pulsu,<text:line-break/>quam neglexerunt omnes, non perinde jam est aperta. Sed<text:line-break/>ut praesens lucubratio ne quid desideret, faciam , haec esiam<text:line-break/>ut quoad ejus fieri poterit, clare explicem, hoc sermonis<text:line-break/>initium faciens. Partes arteriae aut omnes una motum ex-<text:line-break/>ordiuntur, aut pars earum maturius, pars tardius. Si jam<text:line-break/>moveri omnes simul coeperint, mox motae minus aequis tem-<text:line-break/>poribus, iterum distentionem alteram simul inceperint, duo-<text:line-break/>rum generum in uno pulsu inaequalitas erit; quae quod<text:line-break/>fuerit, cognita quidem sit, ut secunda distentio coepit, non<text:line-break/>tamen in fecunda contineatur ; sicut nec ipse rhythmus , nec<text:line-break/>genus crebritatis et raritatis ; quum et haec ipsa fiant in uno<text:line-break/>pulsu, tamen omnino desiderent, quo cognoscantur, secun-<text:line-break/>dum; quod quidem ante hujus initium prioris nequeat sinis<text:line-break/>cognosci. lam incognito fine, nec crebritatem valeas, vel</text:p>
      <text:p text:style-name="P3">raritatem, vel vero rhythmum assequi. Quare ad.inaequa-<text:line-break/>dilatem c<text:span text:style-name="Default_20_Paragraph_20_Font"><text:span text:style-name="T2">o</text:span></text:span>nstituendam , quam diximus , nil mirum est si fe-<text:line-break/>cundae distentionis principium expectetur. Hac tamen de<text:line-break/>.causa n<text:span text:style-name="Default_20_Paragraph_20_Font"><text:span text:style-name="T2">o</text:span></text:span>n est. c<text:span text:style-name="Default_20_Paragraph_20_Font"><text:span text:style-name="T2">o</text:span></text:span>llectiva nominanda. Scilicet priusquam<text:line-break/>altera distentio finiatur-, statim in ejus principio cognoscitur,<text:line-break/>ut nec altero nobis pulsu sit, nec tertio, nec reliquis opus.<text:line-break/>Atque sic i<text:span text:style-name="Default_20_Paragraph_20_Font"><text:span text:style-name="T2">n</text:span></text:span> primo solo siti Itaque diximus, si universae<text:line-break/>.simul partes coeperint lu pruna et secunda distentione mo--<text:line-break/>veri, nec habeant par tempus motus, generari duorum ge-<text:line-break/>netum inaequalitatem; unam crebritatis et raritatis, impari-<text:line-break/>tale intervallorum , alteram rhythmi; proportione temporis.<text:line-break/>ictus ad lutervassi. Tempus enim partis quae omnium par- .<text:line-break/>tium prima moveri desinit, mi<text:span text:style-name="Default_20_Paragraph_20_Font"><text:span text:style-name="T9">nimum</text:span></text:span> erit; maximum post-<text:line-break/>remae; media proportione; in quantum aut a prima aut<text:line-break/>a postrema absint. Contra. ac tempora motuum, quietum<text:line-break/>tempora longiora suntin illis, quae primae a motu desistunt,</text:p>
      <text:p text:style-name="P3">in illis, quae postrema, breviora. Quere tempus motus,<text:line-break/>quem habuit pars, quae moveri prima desset, minimum, i cum<text:line-break/>maximo tempore quietis ejusdam partis comparatur et ulti-<text:line-break/>mae tempus, quod maximum erat omnium motus temporum,<text:line-break/>ad minimum confertur quietis ejusdem partis. Et ita rhyth-<text:line-break/>mus lu singusis commutatur, quatenus proportio temporis<text:line-break/>motus ad quietis tempus non eadem lu omnibus manet.<text:line-break/>Quod vero, si prior distentio ex. omnibus simul partibus mo-<text:line-break/>veri coeperit, sed non pari in omnibus tempore, delude al-<text:line-break/>tera distentio motum auspicata sit non una omnium partium,<text:line-break/>sed prius quidem ejus, quae prior quieverat, atque eo prius<text:line-break/>quo prius quievisset, secundo motum ejus quae secunda, at-<text:line-break/>que ita dei<text:span text:style-name="Default_20_Paragraph_20_Font"><text:span text:style-name="T2">n</text:span></text:span>ceps, inaequalitas quidem ita rhythmi fiet, ere-<text:line-break/>suitatis et raritatis non item. Num quies, quum omnibus<text:line-break/>aequa sit, differentiam lu .crebritate et raritate efficit nullam ;<text:line-break/>no<text:span text:style-name="Default_20_Paragraph_20_Font"><text:span text:style-name="T2">n</text:span></text:span> respo<text:span text:style-name="Default_20_Paragraph_20_Font"><text:span text:style-name="T2">n</text:span></text:span>debit tamen motus tempus tempori quietis, si-<text:line-break/>quidem motus non erat omnibus par tempus ,. quietis erat;</text:p>
      <text:p text:style-name="P3">nec ergo idem omnibus rhythmus. Quod si quum moveri<text:line-break/>arteriae simul omnes pa<text:span text:style-name="Default_20_Paragraph_20_Font"><text:span text:style-name="T2">r</text:span></text:span>tes coeperunt, non item simul omnes<text:line-break/>alteram distentionem ordiantur, neque prio<text:span text:style-name="Default_20_Paragraph_20_Font"><text:span text:style-name="T2">r</text:span></text:span>em terminaverant<text:line-break/>simul, fed ne quies quidem in omnibus aequa sit, binas in eo<text:line-break/>necesse est differe<text:span text:style-name="Default_20_Paragraph_20_Font"><text:span text:style-name="T2">n</text:span></text:span>tias esse. Nam crebrrtatis et raritatis in<text:line-break/>alterutra disserentis inaequalitas fit, at non rhythmi tamen<text:line-break/>necessario; possunt enim omnium partium tempora motus<text:line-break/>quietum temporibus respondere; etsi hoc; erit item rhy-<text:line-break/>simus aequalis. Sin autem eadem in omnibus partibus p<text:span text:style-name="Default_20_Paragraph_20_Font"><text:span text:style-name="T2">r</text:span></text:span>o-<text:line-break/>portio non constet, fune enim p otest etiam hoc fieri, simul<text:line-break/>perdetur rhythmus. Jam vero ubi una omnes partes mo-<text:line-break/>veri coeperint, motaeque aequo sint tempore , si alterae dis-<text:line-break/>tentionis non idem omnes initium partes ordiantur, fed quae-<text:line-break/>dam maturius, quaedam inceperint serius, non rhythmus<text:line-break/>jam aequalis erit, neque erebritatis raritatisque differentia,<text:line-break/>hanc enim impares quietes inaequalem efficiunt, rhythmum</text:p>
      <text:p text:style-name="P3">ver<text:span text:style-name="Default_20_Paragraph_20_Font"><text:span text:style-name="T2">o</text:span></text:span> prop<text:span text:style-name="Default_20_Paragraph_20_Font"><text:span text:style-name="T2">o</text:span></text:span>rtionum commutatio, quum aequo tempore<text:line-break/>omnes partes motae sint, non aequo tamen quieverint tem-<text:line-break/>pore. Tot sunt inaequalitatis utriusque -u<text:span text:style-name="Default_20_Paragraph_20_Font"><text:span text:style-name="T2">n</text:span></text:span>o lu pulsu ge-<text:line-break/>neris . differentiae , quum .omnes una partes arteriae distendi<text:line-break/>inceperint.. At ubi haec primo, illafecundo distendi coe-<text:line-break/>perit, si omnes simul quieverint ac deinde distentionem u<text:span text:style-name="Default_20_Paragraph_20_Font"><text:span text:style-name="T2">n</text:span></text:span>a<text:line-break/>alteram auspicatae sint, inaequalitas in altero tantum genere<text:line-break/>necesse est sit rhythmi , quandoquidem aequa omnibus par—<text:line-break/>tibus erunt. inter vesta motuum: sic inaequalisas i<text:span text:style-name="Default_20_Paragraph_20_Font"><text:span text:style-name="T2">n</text:span></text:span> hoc qui--<text:line-break/>tlam genere nulla erit. Et si. cum tempore quietis , quod<text:line-break/>sit par in omnibus partibus, impar tempus conseratur cujus-<text:line-break/>que partis motus , diversis. proporti<text:span text:style-name="Default_20_Paragraph_20_Font"><text:span text:style-name="T2">o</text:span></text:span>nibus cujuslibet rhy-<text:line-break/>thmum partis c<text:span text:style-name="Default_20_Paragraph_20_Font"><text:span text:style-name="T2">o</text:span></text:span>nficiet. Quod si.alteram distentionem arte-<text:line-break/>ria juxta orsa sit atque priorem, ut in utraque distentione<text:line-break/>eadem pars prior altera pari intervallo incipiat, idque in<text:line-break/>omnibus partibus fit constans acestae una desierint priorem.</text:p>
      <text:p text:style-name="P3">diste<text:span text:style-name="Default_20_Paragraph_20_Font"><text:span text:style-name="T2">n</text:span></text:span>tionem, non potest non esse lu utroque genere inaequa-<text:line-break/>litas. Nam omne tempus, quod est ex motu et intervallo<text:line-break/>cousiatum, omnibus est aequabile arteriae partibus. Sed<text:line-break/>motuum proportiones , quod totum tempus in aequas partes<text:line-break/>non distribuatur, non- respondent quietum proportionibus.<text:line-break/>Etenim partium quae moveri primae coeperint, tempus mo-<text:line-break/>tus excedet earum tempus, quae tardiores inceperint , inter- .<text:line-break/>valli vero minus erit; contra partes quae coeperint poste-<text:line-break/>ruis, tempus habent motus mi<text:span text:style-name="Default_20_Paragraph_20_Font"><text:span text:style-name="T2">n</text:span></text:span>us, quietis manis. Q <text:span text:style-name="Default_20_Paragraph_20_Font"><text:span text:style-name="T2">n</text:span></text:span>are<text:line-break/>simul inaequalis rhythmus necessario erit lingularum par-<text:line-break/>tium, et quatenus tempora intervallorum disserunt, etiam<text:line-break/>crebritalis atque raritatis conj ungi cum iis inaequalitatem est<text:line-break/>necesse. Si vero altera distentio perinde ac prior fecerat,<text:line-break/>luitium motus partium sit or<text:span text:style-name="Default_20_Paragraph_20_Font"><text:span text:style-name="T2">t</text:span></text:span>a, id est si eadem utrobique<text:line-break/>pars lucipiat moveri , haec primo loco , illa posteriore, non<text:line-break/>sit autem finis prioris distentionis in omnibus aequus, duae<text:line-break/>erunt differentiae ; potest eum et longe quidem quiescere</text:p>
      <text:p text:style-name="P3">prius, quae prior est pars motum auspicata, potest etiam<text:line-break/>posterius. Nam si tanto quieverit prius, quanto coepit,. fiet<text:line-break/>ita aequalis in utroque genere pulsus. Sin multo prius, at-.<text:line-break/>que est auspicata, quieverit , duorum generum esuriet inae-<text:line-break/>qualetn pulsum. At si quae prior coepit , desistat posterior,<text:line-break/>duorum gene<text:span text:style-name="Default_20_Paragraph_20_Font"><text:span text:style-name="T2">r</text:span></text:span>um omnino inaequalitatem creabit, sive multo<text:line-break/>tardius, sive paulo quieverit. At vero, si neque prioris dis-<text:line-break/>tentionis initium ex omnibus simul partibus fiat, neque fe-<text:line-break/>eundae est; quum rhythmus possit aequalis esse, possit et<text:line-break/>crebritatis et raritatis genus , et si quidem ita motuum tem-<text:line-break/>pora cum quietum temporibus sint partita, ut eadem sit pro-<text:line-break/>po<text:span text:style-name="Default_20_Paragraph_20_Font"><text:span text:style-name="T2">r</text:span></text:span>tio in omnibus, fit aequalis rhythmus; si vero tempora<text:line-break/>fola paria fuerint quietum , aequalitas erit in altero genere.<text:line-break/>Sed haec infrequentia furit, inaequalitates vero fiunt pertnul-<text:line-break/>tae; nam omnes possunt simul partes a motu cessare et non<text:line-break/>simul, ac quum non cessant simul, hae prius, illae posterius,<text:line-break/>jam etiam veI longe prius, veI longe tardius. At quae et</text:p>
      <text:p text:style-name="P3">quot hac ratione differentiae fient, ex superioribus invenias,<text:line-break/>quo me oportet breviorem esse. Itaque si commoverim,<text:line-break/>quod institutum erat, esse demonstratum , habere sinas etiam<text:line-break/>unum pulsum inaequalitates , tum in ge<text:span text:style-name="Default_20_Paragraph_20_Font"><text:span text:style-name="T2">n</text:span></text:span>ere crebritatis et ra-<text:line-break/>ritatis, . tum in genere rhythmi, finem hic jam primi libri<text:line-break/>sacram. Nam quae in una nos recta, quae in ictum et 1n-<text:line-break/>tervallum pulsum partitur, exempli gratia retulimus , nullo<text:line-break/>negotio ad estas traducamus; possumus enim perinde per<text:line-break/>omnes etiam illas in generibus his duobus, de quibus modo-<text:line-break/>dixi, inaequalitates pulsus unius demonstrare.</text:p>
      <text:h text:style-name="P21" text:outline-level="1"><text:bookmark-start text:name="bookmark2"/><text:span text:style-name="Default_20_Paragraph_20_Font">GALENI DE P VLSVVM DIFFERENTIIS<text:line-break/>LIBER II.</text:span><text:bookmark-end text:name="bookmark2"/></text:h>
      <text:h text:style-name="Heading_20_2" text:outline-level="2">Cap. I. </text:h>
      <text:p text:style-name="P29">Nun eundem usum hic liber pollicetur ac<text:line-break/>primus , fed quam veratrum rationem habet, vel fcammo-<text:line-break/>urum , cum pane et carnibus , eandem quae nunc dicemus<text:line-break/>cunr superioribus habenti Nutrire enim mentus illa fanas,<text:line-break/>haec refierare pravas sententias valent, ut morbos quosdam.<text:line-break/>Aequum est autem eorum quae perperam dicta sunt objur-<text:line-break/>gatiouibus fidem recte dictis firmam comparari. Quere<text:line-break/>hunc utilitatem si propositae disputationi addas, inveneris<text:line-break/>compendii nonnihil adj unctum.</text:p>
      <text:h text:style-name="P22" text:outline-level="2">Cap. II. </text:h>
      <text:p text:style-name="P29">Est autem primum misti cum sophistis<text:line-break/>siermo de nominibus usurpandis. Graecorum namque nos<text:line-break/>institutum, etenim. apud eos sumus educati, tenemus, eo-<text:line-break/>namurque ut clarissimis semper nominibus sensum iuterpre-<text:line-break/>lemur. Neque nos tamen scilicet in eos querimur, qui hoc<text:line-break/>floccipendunt; furo vero, si veI singula quis velit verba<text:line-break/>usurpare barbare, modo interpre sationis lucem non offen-<text:line-break/>dat, nihil laboramus. Nam linguae qua inter nos corn-<text:line-break/>mentamur, hoc nomine utimur proprietate, quo mentem<text:line-break/>alterius assequamur, atque ut clarissime quisque mentem<text:line-break/><text:span text:style-name="Default_20_Paragraph_20_Font"><text:span text:style-name="T2">t</text:span></text:span>uam potest significare, ita sermone censemus eum uti op-<text:line-break/>time. Nostrum idest institutum, modestum ut arbitror et<text:line-break/>humanum; verum interpellant sophistae, qui sicut mutuo<text:line-break/>de nominibus contendunt, res ipsas negligentes, et iterum<text:line-break/>nos siemper contumeliis insequuntur , nisi spsorum vocabusis<text:line-break/>utantur. . Qui si universi unam linguam constituant, eam-<text:line-break/>que ut novum monetam- rogatione ferant, conemur for-</text:p>
      <text:p text:style-name="P3">lassis Graecae li<text:span text:style-name="Default_20_Paragraph_20_Font"><text:span text:style-name="T2">n</text:span></text:span>guae oblivisci, ediscere autem ab istis pro-<text:line-break/>mulgatam. Quin ne si barbaram quidem linguam aliquam<text:line-break/>statuerent usurpandam, ut iis -morem ubique geram, du-<text:line-break/>bilem discere. Quando vero Graecam nullam integram<text:line-break/>linguam, nec etiam semel barbaram, sed consulam quan-<text:line-break/>dam ex omnibus, quasi carycam, aut si qua caryca varia<text:line-break/>magis et absurdior fieri potest, c<text:span text:style-name="Default_20_Paragraph_20_Font"><text:span text:style-name="T2">o</text:span></text:span>mponunt, atque pro su<text:span text:style-name="Default_20_Paragraph_20_Font"><text:span text:style-name="T2">o<text:line-break/></text:span></text:span>quisque voto partim ex Phoenicia et Syria, partim ex<text:line-break/>Aegypto et Thracia, aut aliunde c<text:span text:style-name="Default_20_Paragraph_20_Font"><text:span text:style-name="T2">on</text:span></text:span>trahunt, indo Grae-<text:line-break/>corum commiscent nominibus, nec iis sane integris et le-<text:line-break/>gitimis , caeterum varie corruptis , equidem quid agam me<text:line-break/>hercle non habeo, qui neque eas linguas possum edisce-<text:line-break/>re, neque adducere illos, ut unam addiscant linguam<text:line-break/>Graecam; <text:span text:style-name="Default_20_Paragraph_20_Font"><text:span text:style-name="T2">n</text:span></text:span>ec posteaquam horum neutrum obtineo ab illis,<text:line-break/>tertium possum, et quod est unum reliquum, ut in qua<text:line-break/>sumus lingua educati, hac ut utamur, permittant. Atque<text:line-break/>hoc quidem habet tantum malum usus vocum.</text:p>
      <text:h text:style-name="P22" text:outline-level="2">Cap. HI. </text:h>
      <text:p text:style-name="P29">Alterum de definitionibus longe hoc est <text:span text:style-name="Default_20_Paragraph_20_Font"><text:span text:style-name="T9">disi,</text:span></text:span>-<text:line-break/>ollius. Sunt enim qui ne olus quidem citra definitionem<text:line-break/>mihi videantur empturi, idque quum nec per somnium<text:line-break/>dialecticam viderint; proseruntque , ut tales solent, et in<text:line-break/>talibus enutriti, ex nominibus aliquod illis praeclaris, ex<text:line-break/>media petitis Syria vel Cilicia, atque definiri hoc imperant;<text:line-break/>id ^quod non audivit sortasse quisquam homo Graecus. Hoc<text:line-break/>si, ut peregrinum et barbarum , ignorat, ille iam ridet, ca-<text:line-break/>vallatur , exagitatque , et puerum et adolescentem appellat.<text:line-break/>Saepe etiam nomen quod in medium adductum est , Grae-<text:line-break/>cum quidem est, at non ut est rei cuipiam assignatum, ita<text:line-break/>accipiunt miseri sophistae, anoxque definitionem poscunt.<text:line-break/>Hic fi quis forte Graecus pro consuetudine Graecorum desse<text:line-break/>niat, tantum abest ut assentiantur, (sane enim tolerabile hoc<text:line-break/>sit) quin irrideant etiam et illudunt, et hoc est alterum circa<text:line-break/>definitiones malum. At vero tertii qui non in nomine iam<text:line-break/>et significatione, sed lu ipsa errant re quum dialecticae</text:p>
      <text:p text:style-name="P3">quispiam peritus, h<text:span text:style-name="Default_20_Paragraph_20_Font"><text:span text:style-name="T2">o</text:span></text:span>rum definitiones aggreditur; aut non<text:line-break/>plenas, aut superfluas, aut non distinctas, aut obscuras,<text:line-break/>aut prolixas , aut salsas , aut omnino desinitiones non esse,<text:line-break/>probare; subitu tanquam insani, acerbe dialecticam accu-<text:line-break/>sunt: ac tum frustra iis, et cum incommodo ridetur illa in<text:line-break/>omnibus rebus artibusque coli. Quare freque<text:span text:style-name="Default_20_Paragraph_20_Font"><text:span text:style-name="T2">n</text:span></text:span>ter. hercle<text:line-break/>obstupui, si quum regamus, ne cum definitionibus omnia<text:line-break/>cone<text:span text:style-name="Default_20_Paragraph_20_Font"><text:span text:style-name="T2">n</text:span></text:span>tur et docere et discere , illi quidem non adducuntur;<text:line-break/>ubi vero definitiones damus, et postea quantum falluntur,<text:line-break/>aperimus , ibi nihil conducere alunt definitiones ; neque id<text:line-break/>nuo die , aut altero interposito , fed in puncto temporis, ut<text:line-break/><text:span text:style-name="Default_20_Paragraph_20_Font"><text:span text:style-name="T1">est </text:span></text:span>in proverbio, mutata pelle, modo definitionem politi<text:line-break/>nominis quaerunt, modo esse definitiones inutiles cousic-<text:line-break/>mant. Quartum iam istorum in lusce rebus peccatum est,<text:line-break/>quod non omnium nesciunt esse definitiones; simulque ut<text:line-break/>qui id ignorant, definire studeant cuncta, et inter fe alter-<text:line-break/>dentur , vociferenturque ne quicquam de rebus quae defini-</text:p>
      <text:p text:style-name="P3">tionem non recipiunt. Quintus porr<text:span text:style-name="Default_20_Paragraph_20_Font"><text:span text:style-name="T2">o</text:span></text:span> lapsus lu defiuitioni-<text:line-break/>bus , quique praeter caeteros est singularis , anteaquam ho-<text:line-break/>monynuam explicaverint, u<text:span text:style-name="Default_20_Paragraph_20_Font"><text:span text:style-name="T2">n</text:span></text:span>am faciunt eorum quae varia<text:line-break/>significant, definitionem; quasi vero non rerum sint, fed<text:line-break/>nominant definitiones. Me certe unus aliquando de his<text:line-break/>praeclaris sophistis parum absint quitr enecaret. Quum<text:line-break/>enim in hunc modum po<text:span text:style-name="Default_20_Paragraph_20_Font"><text:span text:style-name="T2">t</text:span></text:span>uisset, Quid est plenus pulsus?<text:line-break/>fubjeci variae significationis nomen esse; quare nec definitio-<text:line-break/>nem unum habere, nisi distinctu homonymia siti Nondum ,<text:line-break/>haec dixe<text:span text:style-name="Default_20_Paragraph_20_Font"><text:span text:style-name="T2">r</text:span></text:span>am, quum ille, nescio, inquit, .quid ungeris:<text:line-break/>satis est mihi, si de te disice, quid plenus sit pul<text:span text:style-name="Default_20_Paragraph_20_Font"><text:span text:style-name="T2">t</text:span></text:span>as; dia-<text:line-break/>lecticas mihi istas nugas quae medicinam contaminant, mitte.<text:line-break/>Atnihil me, inquam, audivisti unquam laborare, ut in dia-<text:line-break/>lectica definirem. Enimvero id ip<text:span text:style-name="Default_20_Paragraph_20_Font"><text:span text:style-name="T2">t</text:span></text:span>um , inquit, ab<text:span text:style-name="Default_20_Paragraph_20_Font"><text:span text:style-name="T2">t</text:span></text:span>mdissi-<text:line-break/>mum est, quod neque definire audetis, et dialecticis nobis<text:line-break/>nugis non desistitis obstrepe<text:span text:style-name="Default_20_Paragraph_20_Font"><text:span text:style-name="T2">r</text:span></text:span>e; sed dic, loquere; responde,<text:line-break/>quis plenus est pulsus? Non p<text:span text:style-name="Default_20_Paragraph_20_Font"><text:span text:style-name="T2">o</text:span></text:span>test fieri, inquam, prius-</text:p>
      <text:p text:style-name="P3">quam homonymiam explicaverim. Hic ille exclamabat,<text:line-break/>ruriusque homonymiam aiebat atque immensas nugas ad-<text:line-break/>esse, quae medicinam labefactassent ac nos perdidissent.<text:line-break/>Imo non nos, inquam, salvos, qui definire cuncta vultis,<text:line-break/>perdiderunt. Ecce autem, inquit, etiam convitiis nos in-<text:line-break/>cessit. Non magis, inquam, quam tu me. lbi ille exiliit;<text:line-break/>munus allaturus; sid lue hominem qui aderunt represse-<text:line-break/>runt. Ille, ubi superbe insultasset, discessit. Senex au-<text:line-break/>tem quidam de illis qui adhuc remansissent , barba ad pectus<text:line-break/>promissa, atque caelera mire tetricus (haeceuimnuncgra-<text:line-break/>vitas habetur) tacete, inquit, pueri: absque tumultu agite ;<text:line-break/>sinite socium nolitum aperire nobis, quid dicat. Ego ho-<text:line-break/>nunem intuitus, quid vero, inquam, rogas? Id, inquit,<text:line-break/>ipsum de quo disputatis, de pleno pulsu. Vis igitur, in-<text:line-break/>quam , non properare nimium , ut te assequar ? tardus enim<text:line-break/>natura<text:span text:style-name="Default_20_Paragraph_20_Font"><text:span text:style-name="T2">t</text:span></text:span>um, et festinantes non consequor facile. Age, lo-<text:line-break/>quit, nihil properavero. Ergo concedes, inquam, mihi,<text:line-break/>ut exempli gratia nonnihil en omnibus vobis in communi</text:p>
      <text:p text:style-name="P3">inter<text:span text:style-name="Default_20_Paragraph_20_Font"><text:span text:style-name="T2">r</text:span></text:span>ogem? nam, qui volet, respondeat licebit. Perurit-<text:line-break/>fit. Ego, ut hoc. dedisset, quid est lingua? quae<text:span text:style-name="Default_20_Paragraph_20_Font"><text:span text:style-name="T2">r</text:span></text:span>ebam.<text:line-break/>Mox respondet quidam, instrumentum animalis gestui di-<text:line-break/>catum. Alter <text:span text:style-name="Default_20_Paragraph_20_Font"><text:span text:style-name="T2">s</text:span></text:span>ermoni dicatum dixit. Tertius quidam gu- -<text:line-break/>stui et fermoni attributum. Quos ego respiciens, etiam<text:line-break/>calcei, inquam, et tibiae lingua, instrumentum est animam-<text:line-break/>tis gestui et sermoni dicatum ? Quum ad hoc obtinuissent,<text:line-break/>et sienex ille ausserus multo redderetur austerio<text:span text:style-name="Default_20_Paragraph_20_Font"><text:span text:style-name="T2">r</text:span></text:span>; iterum<text:line-break/>orabam, ut unum adhuc simile liceret quaerere. Ille ad-<text:line-break/>modum quidem graviter hoc et aegre, tulit tamen. Ego<text:line-break/>vero ne cunctationem meam non ferret veritus, festina-<text:line-break/>bundus propo<text:span text:style-name="Default_20_Paragraph_20_Font"><text:span text:style-name="T2">sui , </text:span></text:span>Quid est carus ? Quum lue ex corona .<text:line-break/>quidam responderet; animal quadrupes latrabile, Itaque^<text:line-break/>marinus , inquam , canis animal est quadrupes latrabile , et<text:line-break/>fidus item caeleste , denique morbus faciei ? Ad haec sienex<text:line-break/>ut afinus aures jam concutiebat. Caeteris qui aderant ali-<text:line-break/>quid videbamur dicere, volebantque omnes, ut quo tan-<text:line-break/>dem haec spectarent, quae exquifiveram, expedirem ; quan.</text:p>
      <text:p text:style-name="P3">doquidem a primo statim quaestionem exempli gratia fe-<text:line-break/>querulum receperam instituturum. Ubi suerent et <text:span text:style-name="Default_20_Paragraph_20_Font"><text:span text:style-name="T9">misti<text:line-break/></text:span></text:span>aures clarent, Tandem vos, usquam, auimaduertere puto,<text:line-break/>accedere ad definiendum antequam homonymiam distinxeri-.<text:line-break/>mus, quanta sit offenso: neque enim nominum furit, sed<text:line-break/>rerum definitiones. Quando. igitur ab uno nomine res in-<text:line-break/>dicantur multae, necessario erunt totidem definitiones;<text:line-break/>quot sunt res. Age sane , li<text:span text:style-name="Default_20_Paragraph_20_Font"><text:span text:style-name="T2">n</text:span></text:span>guae nomen est unum , at tres^<text:line-break/><text:span text:style-name="Default_20_Paragraph_20_Font"><text:span text:style-name="T2">t</text:span></text:span>unt fignificationes , et <text:span text:style-name="Default_20_Paragraph_20_Font"><text:span text:style-name="T2">t</text:span></text:span>ua cuique est definitio. Contra fit<text:line-break/>ut duolanius rei nomina, et vero non raro tria fint: ut<text:line-break/>hic, ensis, gladius, mucro: definitio vero una, non perinde:<text:line-break/>ac nomina, tres.. Semper enim numero rerum respondet<text:line-break/>definitionum numerus. Quare ubi multis nominibus res<text:line-break/>vocatur una, cave postules multas definitiones; neque quum<text:line-break/>unum fit nomen, fini significationes multae, unam definitionem.<text:line-break/>flagites; pro numero enim rerum definitionum semper ra--<text:line-break/>tionem subduces. Proinde si nomen; plenum, uni rei sub-.</text:p>
      <text:p text:style-name="P3">jectae servit, tum ejus, si proponatur, potest definitio dari.<text:line-break/>Si ve<text:span text:style-name="Default_20_Paragraph_20_Font"><text:span text:style-name="T2">r</text:span></text:span>o Archigenes omnium sane minime , denotare nomen,<text:line-break/>plenum, unam rem admisit, numenque varie posuit atque<text:line-break/>multus in eo complexus est significationes, non sumus nos<text:line-break/>i<text:span text:style-name="Default_20_Paragraph_20_Font"><text:span text:style-name="T2">n</text:span></text:span>simulandi, qui a definiendo deterreantur, sed pri<text:span text:style-name="Default_20_Paragraph_20_Font"><text:span text:style-name="T2">n</text:span></text:span>ceps<text:line-break/>scilicet eius turbationis. Nam juniores medicos invenio ali-<text:line-break/>quos ubi declarare, quis status sit arteriae tunicae, statuerunt,<text:line-break/>nomine pleni ibi et vacui uti ; . alios , ubi materiam in capa-<text:line-break/>citatu contentam, cujus ni quantitatem significari per ista no-<text:line-break/>mina, illi qualitatem, alii utrumque ducunt. Verum Arelli-<text:line-break/>geni haec scilicet fiala non satisfaciunt : adiungit enim ligni-<text:line-break/>ficationem facultatis spiritus. Unde relinquitur non unam<text:line-break/>pleni pulsus fleri definitionem posse, sed ejus qui qua<text:span text:style-name="Default_20_Paragraph_20_Font"><text:span text:style-name="T2">n</text:span></text:span>tula-<text:line-break/>tem, vel qualitatem, vel utramque insulae substantiae signi-.<text:line-break/>fleat, aliae definitiones faciendae funt, aliae ejus qui vim -<text:line-break/>fpiritus, illius qui quali talem tunicae, aliae. Ilis ego ex-.</text:p>
      <text:p text:style-name="P3">positis tacui, quia quod institueram, consectum mihi erat;<text:line-break/>illi commentationem instaba<text:span text:style-name="Default_20_Paragraph_20_Font"><text:span text:style-name="T2">n</text:span></text:span>t, quando semel institueram,<text:line-break/>ut persequerer. Hiis igitur morem gessi rogantibus. Quae<text:line-break/>hoc loco non debeo omnia resuere, quod eorum maximam<text:line-break/>partem et utilissimam ium expositurus in libris de digno-<text:line-break/>suendis pulsibus.</text:p>
      <text:h text:style-name="Heading_20_2" text:outline-level="2">Cap. IV. </text:h>
      <text:p text:style-name="P29">Quod ad institutum refert , non praeteribo.<text:line-break/>Nolo definiri omnia: neque quum multas protuleris ligurii-<text:line-break/>cationes, facias unam definitionem; in quod Arclugenes de<text:line-break/>pleno pulsu incurrit. Quare ipsa est ejus obscura definitio,<text:line-break/>neque an de corpore arteriae dicat, an de substantia, quae<text:line-break/>lu ejus cavitate continetur, possum coniicere: videtur enim<text:line-break/>nomen definivisse, non rem; o munio enim, si rerum du-<text:line-break/>xisset rationem, plures faceret definitiones. Sed quod fo-<text:line-break/>lum nomen consideret, vel ex illis perspicias, quae statim<text:line-break/>initio libri de pulsibus sic dicit: <text:span text:style-name="Default_20_Paragraph_20_Font"><text:span text:style-name="T2">oct</text:span></text:span>o <text:span text:style-name="Default_20_Paragraph_20_Font"><text:span text:style-name="T2">qualitate</text:span></text:span>s <text:span text:style-name="Default_20_Paragraph_20_Font"><text:span text:style-name="T2">p ustus e</text:span></text:span>o-<text:line-break/><text:span text:style-name="Default_20_Paragraph_20_Font"><text:span text:style-name="T2">mitari magnitudinem, vehementiam, celeritatem, crebri-<text:line-break/>tat</text:span></text:span>e<text:span text:style-name="Default_20_Paragraph_20_Font"><text:span text:style-name="T2">m, plenitudinem, </text:span></text:span>o<text:span text:style-name="Default_20_Paragraph_20_Font"><text:span text:style-name="T2">rdinem, vel perturbationem ordi-</text:span></text:span></text:p>
      <text:p text:style-name="P3"><text:span text:style-name="Default_20_Paragraph_20_Font"><text:span text:style-name="T2">ni</text:span></text:span>s, <text:span text:style-name="Default_20_Paragraph_20_Font"><text:span text:style-name="T2">aequalitatem, vel inaequalitatem, rh</text:span></text:span>y<text:span text:style-name="Default_20_Paragraph_20_Font"><text:span text:style-name="T2">thmum. </text:span></text:span>Nam-<text:line-break/>que plenitudinis si nomen de compluribus rebus dicitur, rni-<text:line-break/>ror, qui octo etiam maneant. Age enim, si septem illis aliis<text:line-break/>qualitatem corporis arteriae addas, et inlusionis quamvo-<text:line-break/>eant, et etiam ipsius spiritus, ac decem jam esse omnes qua-<text:line-break/>litates pulsuum dicas, quid tibi respondebimus ? Ut hercle,<text:line-break/>si in duo membra partiens infusam <text:span text:style-name="Default_20_Paragraph_20_Font"><text:span text:style-name="T2">s</text:span></text:span>ubstantiam, unam quan-<text:line-break/>illati hujus , - alteram assig<text:span text:style-name="Default_20_Paragraph_20_Font"><text:span text:style-name="T2">n</text:span></text:span>es qualitati qualitatem. Adeo<text:line-break/>in nominibus Arehigenes non distinguendis significationibus<text:line-break/>videtur permanere. Ac par est iam proverbium proferre,<text:line-break/>plebejmn illud quidem, non a proposito tamen alienum.<text:line-break/>Quum aqua , luquiunt, suffocet, quid forbebimus? Nam<text:line-break/>si ita Archigenes labitur, quem adibimus? quis hujus nobis<text:line-break/>errata corriget? Etenim non in sus tantum videtur,- fed,<text:line-break/>si verum fateri oporteat, in assis offendere passim: ut<text:line-break/>nulla duritiei et mollitiei facta mentione inter primas octo</text:p>
      <text:p text:style-name="P3">qualitates, postea de iis agit; primo enim loco de m agnitu-<text:line-break/>dine, fecundo de vestem entia, tertio de pleuitutline, quarto<text:line-break/>de duritie tractat. Quod si compositam aliquam ex simpli-<text:line-break/>ribus eam faceret, defendere hominem possis, si recte mitio<text:line-break/>dicas praetermissam, ubi de simplicibus duntaxat memi.<text:line-break/>nit, sed mox iure in compositas relatam. Nunc quarto<text:line-break/>eam loco statuit mediam, quantum potest maxime, luter<text:line-break/>simplices qualitates quam expo<text:span text:style-name="Default_20_Paragraph_20_Font"><text:span text:style-name="T2">n</text:span></text:span>ens , quidnam sit, <text:span text:style-name="Default_20_Paragraph_20_Font"><text:span text:style-name="T2">o</text:span></text:span>ccursum<text:line-break/>dicit s<text:span text:style-name="Default_20_Paragraph_20_Font"><text:span text:style-name="T2">o</text:span></text:span>lidae, vel diss<text:span text:style-name="Default_20_Paragraph_20_Font"><text:span text:style-name="T2">o</text:span></text:span>lutae arteriae. Unde certe de simpli-<text:line-break/>cibus illam esse vult. Haec igitur Archigenes mox ab ini-<text:line-break/>tio in recensendis primis qualitatibus .errata c<text:span text:style-name="Default_20_Paragraph_20_Font"><text:span text:style-name="T2">o</text:span></text:span>mmisit ; quas<text:line-break/>ne demonstrare quidem , cur t<text:span text:style-name="Default_20_Paragraph_20_Font"><text:span text:style-name="T2">o</text:span></text:span>t sint numer<text:span text:style-name="Default_20_Paragraph_20_Font"><text:span text:style-name="T2">o</text:span></text:span>, voluit, verum<text:line-break/>ita temere serm<text:span text:style-name="Default_20_Paragraph_20_Font"><text:span text:style-name="T2">o</text:span></text:span>nem effulsit. octo dicuntur qualitates pul-<text:line-break/>sus - c<text:span text:style-name="Default_20_Paragraph_20_Font"><text:span text:style-name="T2">o</text:span></text:span>mitari <text:span text:style-name="Default_20_Paragraph_20_Font"><text:span text:style-name="T5">αἱ διηχημέναι </text:span></text:span>quidem apud puros. Ego vero,<text:line-break/>quid sit ipsum <text:span text:style-name="Default_20_Paragraph_20_Font"><text:span text:style-name="T5">διηχημέναι, </text:span></text:span>coniicere plane neque<text:span text:style-name="Default_20_Paragraph_20_Font"><text:span text:style-name="T2">o</text:span></text:span>, neque<text:line-break/>enim- nomen hoc apud quendam inve<text:span text:style-name="Default_20_Paragraph_20_Font"><text:span text:style-name="T2">n</text:span></text:span>i Graecum. Quo mi-<text:line-break/>nus, cui Archigenes rei tribuat, perspici<text:span text:style-name="Default_20_Paragraph_20_Font"><text:span text:style-name="T2">o</text:span></text:span>; idque qu<text:span text:style-name="Default_20_Paragraph_20_Font"><text:span text:style-name="T2">o</text:span></text:span>d de</text:p>
      <text:p text:style-name="P3"><text:span text:style-name="Default_20_Paragraph_20_Font"><text:span text:style-name="T2">t</text:span></text:span>ua ip<text:span text:style-name="Default_20_Paragraph_20_Font"><text:span text:style-name="T2">t</text:span></text:span>e lingua librum non conscripsit , ut ferit Chrysippus<text:line-break/>de nominibus, quae in dialectica finxit: hac enim sola via<text:line-break/>eum assequerentur. Tamen ex tota oratio<text:span text:style-name="Default_20_Paragraph_20_Font"><text:span text:style-name="T2">n</text:span></text:span>e pro eo, <text:span text:style-name="Default_20_Paragraph_20_Font"><text:span text:style-name="T5">διηχημέ-<text:line-break/>ναι </text:span></text:span>, uti eum snspiceris , quod apud omnes est pervulgatum<text:line-break/>et creditum. Quanquam ne id quidem suspicari plane po-<text:line-break/>tes; nam non apud omnes alt, sed puros, quos ne ipsius<text:line-break/>quidem, qui sint, scimus; etsi scire nos oporteat, ut dis-<text:line-break/>replemus, an credendum iis citra demonstrationem sit,<text:line-break/>necne. Apud Arist<text:span text:style-name="Default_20_Paragraph_20_Font"><text:span text:style-name="T2">o</text:span></text:span>telem. certe lemmata audiri probabilia,<text:line-break/>quae omnibus hominibus, -vel plurimis, vel sapientibus<text:line-break/>probantu<text:span text:style-name="Default_20_Paragraph_20_Font"><text:span text:style-name="T2">r y</text:span></text:span>liic an puri pro sapientibus accipiendi sint, me<text:line-break/>quidem praeterit. .Multo certe praestaret aliquam apponere<text:line-break/>si non sumam demo<text:span text:style-name="Default_20_Paragraph_20_Font"><text:span text:style-name="T2">n</text:span></text:span>strationem , at rationem susiicienteur<text:line-break/>sermoni de octo qualitatibus, ut ne quis luitio statim quasi<text:line-break/>iu Moysi et Christi ficholam impingat, leges audiat nulla<text:line-break/>constitutas demonstratione , idque ubi minime deceat. Nam<text:line-break/>quum ulcere de omnibus pulsibus, quod ex iis quae ante</text:p>
      <text:p text:style-name="P3">scripsit coniicias,instituisset, quot sint, nulla nobis ratio-<text:line-break/>nali methodo voluit ob oculos ponere, sied disciplinam initi-<text:line-break/>tuit empiricam , octo apud puros dicens pervulgatas qualita-<text:line-break/>tes esse. Quid si quasdam illarum negligentius puri prae-<text:line-break/>terierint, statimne erunt nec ipsis quidem si<text:span text:style-name="Default_20_Paragraph_20_Font"><text:span text:style-name="T2">n</text:span></text:span>a natura plures?<text:line-break/>an, quae puris placent, haec sinis est retulisse pro veris, id-<text:line-break/>que quum incertum fit, quinam isti fiunt puri? utrum qui<text:line-break/>literas didicerint , vel prunas disciplinas, an cordati, vel<text:line-break/>prudentes, vel sapientes?. ut nihili ducamus; quod qualita-<text:line-break/>tes appellarit principes et generales pulsuum differentias.<text:line-break/>Magnitudinis quidem et parvitatis certe differentia quali-<text:line-break/>tas non est, nisitricnbitale etiam in qualitatepones; equi-<text:line-break/>dem quantum putarem. Sed et de magno et parvo non par-<text:line-break/>yam scio disputationem extitisse , utrum quale significent, an<text:line-break/>ad aliquid, au, id quod res habet, ad aliquid lu quantitatis<text:line-break/>praedicamento sit, <text:span text:style-name="Default_20_Paragraph_20_Font"><text:span text:style-name="T2">n</text:span></text:span>ullo tamen pacto in qualitatis, uti nec<text:line-break/>rhythmus, nec ordinis perturbatio et ordo, nec aequalitas et<text:line-break/>inaequalitas, .quae item ex genere ad aliquid manifestae <text:span text:style-name="Default_20_Paragraph_20_Font"><text:span text:style-name="T2">t</text:span></text:span>anti</text:p>
      <text:p text:style-name="P3">Nam etiam commune genus existimare magnitudinem magni<text:line-break/>et parvi pulsus , vehementiam vehementis et languidi , ce-<text:line-break/>leritatem celeris et turdi , et crebritatem crebri et reri , ita-<text:line-break/>que deinceps in sequentibus, plenitudinem pleni et vacui,.<text:line-break/>duritiam duri et mollis, quis negabit majorem in modum<text:line-break/>esse absurda ? Quod si uno cupiat nomine totum genus com-<text:line-break/>plecti, quin hoc in ordine et perturbatione ordinis,: in ae-<text:line-break/>qualitate et inaequalitate sustinuit? Aut si in his commune<text:line-break/>praedicamentum non desiderat ; quae erat necessitas cur re-<text:line-break/>quireret in aliis differentiis? aut si in aliis ausus semel<text:line-break/>est Graecorum praeterire institutum, quid crebrilatem de<text:line-break/>crebro dixit et raro pulsu, aequalitatem autem dicere de ae-<text:line-break/>quali et de inaequali non fuit anius ? Haec ego; quemadmo-<text:line-break/>dum sibi constent mutuo , libenter.didicerim; nam haec, ut -<text:line-break/>sic suspiciat Graecorum mo<text:span text:style-name="Default_20_Paragraph_20_Font"><text:span text:style-name="T2">r</text:span></text:span>em, illa, ut si contemnat et -per-<text:line-break/>turbet, scribiti . In uno ergo primo genere , quia viam sibi<text:line-break/>munivit, ostendi t in estis omnibus eandem rationem habitu-</text:p>
      <text:p text:style-name="P3">rum , fed in audacia <text:span text:style-name="Default_20_Paragraph_20_Font"><text:span text:style-name="T2">n</text:span></text:span>on permansit. oportebat vero a pri-<text:line-break/>uro aut nihil consuetudinem imminuere, aut perpetuo con-<text:line-break/>tra consuetudinem audacem esse. Nam qui magnitudinem<text:line-break/>pulsus generatim affirmavit dici, etenim parvum etiam ha-<text:line-break/>bere suam magnitudinem , deinde etiam vehementiam con-<text:line-break/>firmavit generatim, .quodam modo non solum de vehemente,<text:line-break/>sed et de languido dici , statim in plenitudine labascit, seri-<text:line-break/>bens sic ; <text:span text:style-name="Default_20_Paragraph_20_Font"><text:span text:style-name="T2">Plen</text:span></text:span>o <text:span text:style-name="Default_20_Paragraph_20_Font"><text:span text:style-name="T2">pulsui et vacuo est commune qu</text:span></text:span>o<text:span text:style-name="Default_20_Paragraph_20_Font"><text:span text:style-name="T2">ddam ge-<text:line-break/>nus, hoc n</text:span></text:span>o<text:span text:style-name="Default_20_Paragraph_20_Font"><text:span text:style-name="T2">nnunquam plenitudo v</text:span></text:span>o<text:span text:style-name="Default_20_Paragraph_20_Font"><text:span text:style-name="T2">catur. </text:span></text:span>Nam in hoc ge-<text:line-break/>nere , nonnunquam, addidit : quod superioribus non adjecit,<text:line-break/>quasi reprehendens jam veterem dictionis usum confusum.<text:line-break/>Nam si issi quis objiciat. qui apud Graecos est educatus: quae<text:line-break/>bone vir in vacuo plenitudo inest ? . quid haec designas in<text:line-break/>communes Graecorum dictiones praeter omnem morem? ut<text:line-break/>hoc declinaret , addidit, <text:span text:style-name="Default_20_Paragraph_20_Font"><text:span text:style-name="T2">nonnunquam vocatur. </text:span></text:span>Enimvero<text:line-break/>nos rogabimus, quando autem? ubi? a quibus? hoc enim<text:line-break/>vult illud, <text:span text:style-name="Default_20_Paragraph_20_Font"><text:span text:style-name="T2">nonnunquam. </text:span></text:span>llie vero librum producere Grae-<text:line-break/>corum, ex quo usum illum confirmet, habebit mulum ; tau-</text:p>
      <text:p text:style-name="P3">tum fortasse homini fatis erit dicere , apud nautas , insisto-<text:line-break/>res, caupones, et balneatores; <text:span text:style-name="Default_20_Paragraph_20_Font"><text:span text:style-name="T2">n</text:span></text:span>am ad istos semper testes<text:line-break/>confugiunt, ubi de nomine quaeratur.</text:p>
      <text:h text:style-name="Heading_20_2" text:outline-level="2">Cap. V. </text:h>
      <text:p text:style-name="P29">Quaeres de nobis : quid ? tibi taurine orae-<text:line-break/>corum est u<text:span text:style-name="Default_20_Paragraph_20_Font"><text:span text:style-name="T2">t</text:span></text:span>us , ut nemini permittas de eo ne latum quidem<text:line-break/>unguem discedere? Non equidem, dicam, me hercle et per<text:line-break/>omnes deos; imo fi vel <text:span text:style-name="Default_20_Paragraph_20_Font"><text:span text:style-name="T5">βέκος </text:span></text:span>velis panem appellare more<text:line-break/>Phrygum, millia nihil refert, tantum me hoc primum doce<text:line-break/>idioma linguae tuae, ut assequar ; neque dixeris, <text:span text:style-name="Default_20_Paragraph_20_Font"><text:span text:style-name="T2">v</text:span></text:span>o<text:span text:style-name="Default_20_Paragraph_20_Font"><text:span text:style-name="T2">catur:<text:line-break/></text:span></text:span>omnino enim quaeram ex te, apud quos? certe quidem<text:line-break/>non apud Graecos. Sed forsitan dicunt, <text:span text:style-name="Default_20_Paragraph_20_Font"><text:span text:style-name="T2">v</text:span></text:span>o<text:span text:style-name="Default_20_Paragraph_20_Font"><text:span text:style-name="T2">cetur. </text:span></text:span>At si<text:line-break/>quum hoc dixeris, hiscere me amplius audias, capitis me<text:line-break/>damno. Nunc vero a quibusdam vocatur, dicis , Graeco-,<text:line-break/>rum morem falsi insunulans ; a quibusdam autem non abso-<text:line-break/>lote, fed adulto, nonnunquam, ut in plenitudine. Nam<text:line-break/>quid tandem ait, haec nonnunquam plenitudo vocatur.? Ve-<text:line-break/>rum de plenitudine quidem haec, quum falleretur jam, feri-</text:p>
      <text:p text:style-name="P3">psit, de duritie quum nondum laberetur. Scilicet dejecti<text:line-break/>jam victique -prorsus esta verba sunt. Est autem mollitiei<text:line-break/>et duritiei pulsus commune quoddam genus ; quae durities,<text:line-break/>si receptum sit, vocetur fortasse. - Neque lue amplius ausus<text:line-break/>est addere hoc, <text:span text:style-name="Default_20_Paragraph_20_Font"><text:span text:style-name="T2">n</text:span></text:span>o<text:span text:style-name="Default_20_Paragraph_20_Font"><text:span text:style-name="T2">nnunquam duritie</text:span></text:span>s <text:span text:style-name="Default_20_Paragraph_20_Font"><text:span text:style-name="T2">v</text:span></text:span>o<text:span text:style-name="Default_20_Paragraph_20_Font"><text:span text:style-name="T2">catur. </text:span></text:span>Tametsi<text:line-break/>nihilo erat plenitudo duritie praestantior, ut quod ausus illic<text:line-break/>est, hic vereretur-: sed quod diri , paulatim labentibus simis<text:line-break/>lis esu Atqui majoris erat strenuitatis , puto , praecipitem -<text:line-break/>ruere, non f abi pedetentim, <text:span text:style-name="Default_20_Paragraph_20_Font"><text:span text:style-name="T2">n</text:span></text:span>eque nobis, neque sibi nego-<text:line-break/>tia facessere. Quae durities, inquit, si receptum sit, voce-<text:line-break/>tur fortasse. <text:span text:style-name="Default_20_Paragraph_20_Font"><text:span text:style-name="T5">Α </text:span></text:span>quibus fortasse, si receptum sit? a tuis for-<text:line-break/>tussis haeredibus. Siquidem nos, quemadmodum monetam<text:line-break/>qualibet in urbe tesseram esse scimus emptionis et venditio-<text:line-break/>nis, quam qui adulterant , lu hos legislatores animadvertunt,<text:line-break/>sic linguarum insignia multa esse scimus, quarum tueri,<text:line-break/>quam quisque elegerit, volumus. Nos defendimus commu-<text:line-break/>rtem linguam, quam vocant ; sive una ea Atticorum est, mul-</text:p>
      <text:p text:style-name="P3">tas enim sumpsit Atheniensum lingua mutationes, sive om-.<text:line-break/>nino esta quaepiam, nam alio in loco de hac re meam sen-<text:line-break/>tentiam aperio, et hanc studemus linguam servare , neque in<text:line-break/>ejus leges quicquam committere, neque monetam inducere<text:line-break/>vocis adulterinam , neque depravare; qua si mecum cupis<text:line-break/>colloqui, primum eam fac addiscas. Sin alia quapiam ute-<text:line-break/>ris, id ipsum demonstra. Nam fi de Graecis est, sane <text:span text:style-name="Default_20_Paragraph_20_Font"><text:span text:style-name="T2">n</text:span></text:span>ec<text:line-break/>silanos sugit, siquidem et lunum et Aeoliorum et Dorio-<text:line-break/>nun revolvimus scripta. Sin autem nulla harum , fed est<text:line-break/>barbara aliqua, id ipfum dic : tantum ago, eam ut ferves in-<text:line-break/>tegram et pu<text:span text:style-name="Default_20_Paragraph_20_Font"><text:span text:style-name="T2">r</text:span></text:span>am, quaecunque illa sit. Nec tria misti ex<text:line-break/>Cilicia verba asser, quatuor ex Syria, ex Galatia quinque,<text:line-break/>Athenis fex. Equidem tot linguas edisce<text:span text:style-name="Default_20_Paragraph_20_Font"><text:span text:style-name="T2">r</text:span></text:span>e nequeo , ut ho-<text:line-break/>mines intelligam adeo multarum linguarum. Bilinguis .olim<text:line-break/>aliquis dicebatur, quod habebatur miraculum, homo unus<text:line-break/>duas callens linguas, tu multas nos vis ediscere,. quum<text:line-break/>ediscere tu oporteat unam, tam propriam,. tam ve<text:span text:style-name="Default_20_Paragraph_20_Font"><text:span text:style-name="T2">r</text:span></text:span>o com-</text:p>
      <text:p text:style-name="P3">munem omnibus, tam etiam facundam, tam denique huma-<text:line-break/>nam. Quod fi linguarum voces barbararum advertas, per-<text:line-break/>forcies plane, alias porcorum linguas, estas ranarum, vel<text:line-break/>graculorum , vel corvorunr repraesentare , turpes et infio-<text:line-break/>nassas, vel ipsa figura linguae, labiorum, totiusque adeo<text:line-break/>oris. Aut eum ex intimis fere faucibus non aliter ac qui<text:line-break/>stertunt, loquuntur, aut labia distorquent fibilantque, aut<text:line-break/>ubique vocem intendunt, aut nunquam prorsus , aut maxi-<text:line-break/>me hiant, et linguam jactant, et os aperire nequaquam va-<text:line-break/>lent, .linguamque habent otiosum, nec facile motam atque<text:line-break/>quasi vinctam. Et tu jucundissimam negligis humanissimam-<text:line-break/>que linguam, ea florentem elegantia atque gratia, et ex<text:line-break/>multis importunis et absurdis congeris nomina? Unam<text:line-break/>longe erat proclivius ornatissimam addiscere quam fexceu-<text:line-break/>tas depravatas. At non tantum ipsi repudiant, sed et nos<text:line-break/>cogunt,. lu qua educati et instituti lingua sumus,. hac dimissa,<text:line-break/>ediscere suam. Quid tu non vis bone vir addiscere sin-</text:p>
      <text:p text:style-name="P3">guam Graecam? Barbare, ut velis, sonaveris. Tantum,<text:line-break/>ut ego permitto pro tuo tibi arbitrio loqui, sic milli, ut do-<text:line-break/>otus sum; concede, ut dicam. Patrem habui, qui adamus-<text:line-break/>sun teneret Graecam linguam, essetque doctor et paedago-<text:line-break/>gus Graecus ; in his altus vocabulis sum, nescio tua. . Nec<text:line-break/>mercatorum mihi, aut cauponum, aut publicanorum usum<text:line-break/>nominum adducas. Non usus Ium istorum hominum con-<text:line-break/>suetudine , a puero in veterum versatus sum libris. Atque<text:line-break/>haec dico, nec ussi dixi tamen unquam, vel heus tu barbare<text:line-break/>sonas , vel soloecismum committis , vel parum bene et pro-<text:line-break/>prie appellasti. Imo loqui, ut volunt, omnibus per me<text:line-break/>quidem licet, ut etiam gubernator dicat; Adducas pes, nil<text:line-break/>laboro. Phavorinus haec et Dion, non ego reprehendo;<text:line-break/>tantum sermonem volo intelligere. Qui fi me quando per-<text:line-break/>plexum habet, ibi necessum quaerere misti est, qui interpre-<text:line-break/>tari nomen velit. Si aperit sensum , taceo t neque incuso,<text:line-break/>vel exprobro, . quod a consuetudine desciverit Graeco-<text:line-break/>tum. Una duntaxat milii cura , capiendi sensum sermonis.</text:p>
      <text:p text:style-name="P3">Istis hoc, ut ridetur,. non satis est; fed quum nos utamur<text:line-break/>Graecorum nominibus, tum nos illi primum accusant, atque<text:line-break/>nunc dialecticos agunt, nunc. physicos quosdam, alias ora-<text:line-break/>tores, .nonnunquam grammaticos. Variis enim modis nos<text:line-break/>divexant. Deinde quum quis in longiorem cum iis dispu-<text:line-break/>tationem necessario deductus, imperitiam detegat omnium<text:line-break/>quae quasi nossent, jactabant, statim sui ipsi obliti, quae<text:line-break/>initio esse utilia defendebant, haec ipsa accusant. Quis efi<text:line-break/>de istis audacibus, qui nobis non insultet, quando disseren-<text:line-break/>tias dicamus pulsuum generum tot esse, male differentias<text:line-break/>contendens nos dixisse, .et multo etiam pejus generum.<text:line-break/>Nos autem ut inanem contumeliam istorum vitemus, age<text:line-break/>qualitates, dicimus, eas vocaveris, aut quomodocunque cor-<text:line-break/>di tibi sit; neque enim de nominibus nos, sed de rebus dis-<text:line-break/>putamus. Nam quot pulsuum sint prima ge<text:span text:style-name="Default_20_Paragraph_20_Font"><text:span text:style-name="T2">n</text:span></text:span>era, nosse<text:line-break/>refert, ne jam in prima. forte divisione genus integrum prae-<text:line-break/>tereamus. Ili ne haec quidem .dicere nobis permittunt, sed</text:p>
      <text:p text:style-name="P3">statim os obturant, ac rei totius confirmant, non no<text:span text:style-name="Default_20_Paragraph_20_Font"><text:span text:style-name="T9">minis</text:span></text:span>,<text:line-break/>esse ignorationem. Inde ea nos in fe cogunt dicere , quae<text:line-break/>diceremus inriti. M<text:span text:style-name="Default_20_Paragraph_20_Font"><text:span text:style-name="T2">o</text:span></text:span>x c<text:span text:style-name="Default_20_Paragraph_20_Font"><text:span text:style-name="T2">o</text:span></text:span>nvicti, primum n<text:span text:style-name="Default_20_Paragraph_20_Font"><text:span text:style-name="T2">o</text:span></text:span>n de re, sed<text:line-break/>de n<text:span text:style-name="Default_20_Paragraph_20_Font"><text:span text:style-name="T2">o</text:span></text:span>mine quaeri; deinde nominibus usurpandis ipsos osten-<text:line-break/>disse, n<text:span text:style-name="Default_20_Paragraph_20_Font"><text:span text:style-name="T2">o</text:span></text:span>n nos, indignissime ferunt, et inutilem v<text:span text:style-name="Default_20_Paragraph_20_Font"><text:span text:style-name="T2">o</text:span></text:span>cant, vel-<text:line-break/>ut de somn<text:span text:style-name="Default_20_Paragraph_20_Font"><text:span text:style-name="T2">o</text:span></text:span> excitati , argutam illam et a<text:span text:style-name="Default_20_Paragraph_20_Font"><text:span text:style-name="T2">n</text:span></text:span>xiam de nomiui-<text:line-break/>bns sedulitatem ; quasi .vero aliud n<text:span text:style-name="Default_20_Paragraph_20_Font"><text:span text:style-name="T2">o</text:span></text:span>s a primo dixerimus,<text:line-break/>aut contenderimus, ac non ipsi initium introduxerint ista-<text:line-break/>rum meptiarum. oct<text:span text:style-name="Default_20_Paragraph_20_Font"><text:span text:style-name="T2">o</text:span></text:span> dicis tu qualitates pulsum comitari.<text:line-break/>Dabo tibi hoc, qualitatis te nomine recte usum: de eo ver—<text:line-break/>bum non faciam. offendam non esse octo. Haec de re<text:line-break/>quaestio est, ad quam ego egregios hos sophistas provoco.<text:line-break/>Isti, quo lune sese expediant, dum ego disputo, nomen est.-<text:line-break/>quod prehendunt. Quum jam in utrisque coarguta sint, re-<text:line-break/>bus simul et nominibus,. stomachantur. Erat vero prava<text:line-break/>de rebus sententiis abiicienda, et ipsi nobis, ut nos ipfis no-</text:p>
      <text:p text:style-name="P3">amnibus uti pro arbitrio permisimus, concedere deberent.<text:line-break/>Sed non permittunt. Quare et ego de voce illorum pauca,<text:line-break/>necessitate adductus , dixi.</text:p>
      <text:h text:style-name="Heading_20_2" text:outline-level="2">Cap. VI. </text:h>
      <text:p text:style-name="P29">Ac nu<text:span text:style-name="Default_20_Paragraph_20_Font"><text:span text:style-name="T2">n</text:span></text:span>c etiam orabo; ut deposita de no-<text:line-break/>muribus contentione, concedant nobis ex Graecorum iusti-<text:line-break/>tuto loqui, addiscantque male octo fe qualitates ulcere Ne-<text:line-break/>que enim omnia prima genera pulsuum qualitates, ut de-<text:line-break/>monstravimus, sunt. Quomodo igitur, i<text:span text:style-name="Default_20_Paragraph_20_Font"><text:span text:style-name="T2">n</text:span></text:span>quiunt, dicendum<text:line-break/>est? Hoc non, quo discant, quaerunt, sed ansam ut ha-<text:line-break/>beant controversiae. Tu ergo respondebis, differentias di-<text:line-break/>cendum esse primorum generum pulsuum ; aut sic corie disi-<text:line-break/>ferendarum pulsuum pruna genera. Issi qualia genera, ne-<text:line-break/>cessaris rogabunt, et quae, et quales differentias? Tu<text:line-break/>etiam ad hoc illis responde in hunc modum : Primum quaeso<text:line-break/>audi , quod generum : inde audies , quod primorum ; postea,<text:line-break/>quod differentiarum. Atque quod generum, hinc cognosces.</text:p>
      <text:p text:style-name="P3">Dicitur quidam magnus pulsus, et ei c<text:span text:style-name="Default_20_Paragraph_20_Font"><text:span text:style-name="T2">o</text:span></text:span>ntrarius parvus, ac<text:line-break/>quidam inter utrumque medius, m<text:span text:style-name="Default_20_Paragraph_20_Font"><text:span text:style-name="T2">o</text:span></text:span>deratus in hoc genero.<text:line-break/>Et hercle est, qui longus v<text:span text:style-name="Default_20_Paragraph_20_Font"><text:span text:style-name="T2">o</text:span></text:span>catus, est qui brevis et latus<text:line-break/>et angusius et altus et humilis et qui horum medii sunt<text:line-break/>moderati. Horum tibi, quos commemoravimus, unum esse<text:line-break/>pussuum genus censes qualitatem ? Innuent scilicet audace<text:line-break/>et confidenti voce: tu cave, hac re commoveare; sume et<text:line-break/>recita Archigenis illis librum primum, qui capitis hunc ha-<text:line-break/>het primum titulum , De magnitudine pulsus. Deinde iui-<text:line-break/>tium tractatus sic ad verbum scriptum : <text:span text:style-name="Default_20_Paragraph_20_Font"><text:span text:style-name="T2">Magnitudo pulsus<text:line-break/>generatim dicitur; obtinet enim magnitudinem et parvus<text:line-break/>pullus et magnus. </text:span></text:span>Tum paulum revolvite librum et<text:line-break/>rursirs ex tractatu de vehementia hoc caput recita: i<text:span text:style-name="Default_20_Paragraph_20_Font"><text:span text:style-name="T2">gitur<text:line-break/>genus esi vehementia; eju</text:span></text:span>s <text:span text:style-name="Default_20_Paragraph_20_Font"><text:span text:style-name="T2">species vehemens p</text:span></text:span>ul<text:span text:style-name="Default_20_Paragraph_20_Font"><text:span text:style-name="T2">lius et<text:line-break/>languidu</text:span></text:span>s <text:span text:style-name="Default_20_Paragraph_20_Font"><text:span text:style-name="T2">et medius. </text:span></text:span>Iterum librum aliquantum revolve<text:line-break/>ac principium recita tractatus de plenitudine, quod est hu-<text:line-break/>jusurodi: <text:span text:style-name="Default_20_Paragraph_20_Font"><text:span text:style-name="T2">Plenu</text:span></text:span>s <text:span text:style-name="Default_20_Paragraph_20_Font"><text:span text:style-name="T2">pulsu</text:span></text:span>s <text:span text:style-name="Default_20_Paragraph_20_Font"><text:span text:style-name="T2">et vacuus co</text:span></text:span>m<text:span text:style-name="Default_20_Paragraph_20_Font"><text:span text:style-name="T2">mune habent .,e-<text:line-break/>nas : haec nonnunquam plenitudo v</text:span></text:span>o<text:span text:style-name="Default_20_Paragraph_20_Font"><text:span text:style-name="T2">catur. </text:span></text:span>Ac paulisper</text:p>
      <text:p text:style-name="P3">intermitte recitati<text:span text:style-name="Default_20_Paragraph_20_Font"><text:span text:style-name="T2">o</text:span></text:span>nem libri, atque dic ultis nilnT n<text:span text:style-name="Default_20_Paragraph_20_Font"><text:span text:style-name="T2">o</text:span></text:span>vare<text:line-break/>n<text:span text:style-name="Default_20_Paragraph_20_Font"><text:span text:style-name="T2">o</text:span></text:span>s, sed <text:span text:style-name="Default_20_Paragraph_20_Font"><text:span text:style-name="T2">t</text:span></text:span>equi Archigene,.. Est eum <text:span text:style-name="Default_20_Paragraph_20_Font"><text:span text:style-name="T2">o</text:span></text:span>mni in pulsu c<text:span text:style-name="Default_20_Paragraph_20_Font"><text:span text:style-name="T2">o</text:span></text:span>m-<text:line-break/>mune plurium differentiarum genus, ut hoc l<text:span text:style-name="Default_20_Paragraph_20_Font"><text:span text:style-name="T2">o</text:span></text:span>c<text:span text:style-name="Default_20_Paragraph_20_Font"><text:span text:style-name="T2">o</text:span></text:span> sunt ab<text:line-break/>Archigene tria haec genera commem<text:span text:style-name="Default_20_Paragraph_20_Font"><text:span text:style-name="T2">o</text:span></text:span>rata , magnitudo , ve-<text:line-break/>hementla, plenitudo. Tum quartum dic deinceps eum<text:line-break/>scribere genus, duritiem. Atque caput recita , quod ita ha-<text:line-break/>bet:- <text:span text:style-name="Default_20_Paragraph_20_Font"><text:span text:style-name="T2">M</text:span></text:span>o<text:span text:style-name="Default_20_Paragraph_20_Font"><text:span text:style-name="T2">ll</text:span></text:span>i<text:span text:style-name="Default_20_Paragraph_20_Font"><text:span text:style-name="T2">tie</text:span></text:span>i <text:span text:style-name="Default_20_Paragraph_20_Font"><text:span text:style-name="T2">est et duritiei p uise</text:span></text:span>is <text:span text:style-name="Default_20_Paragraph_20_Font"><text:span text:style-name="T2">c</text:span></text:span>o<text:span text:style-name="Default_20_Paragraph_20_Font"><text:span text:style-name="T2">mmune genu</text:span></text:span>s, <text:span text:style-name="Default_20_Paragraph_20_Font"><text:span text:style-name="T2">quae<text:line-break/>duritie</text:span></text:span>s, <text:span text:style-name="Default_20_Paragraph_20_Font"><text:span text:style-name="T2">si receptum sit, v</text:span></text:span>o<text:span text:style-name="Default_20_Paragraph_20_Font"><text:span text:style-name="T2">cetur sartasse. </text:span></text:span>Clarius jam<text:line-break/>etiam in tractatu de ordme et perturbatione ordinis aequa-<text:line-break/>litate et luaequalitate, genera dicens harum differentiarum<text:line-break/>nomen non fortita, hoc modo orditur Herophilus , qui ge-<text:line-break/>neratim pulsuum protulit alias diffe<text:span text:style-name="Default_20_Paragraph_20_Font"><text:span text:style-name="T2">r</text:span></text:span>entias hoc pacto : <text:span text:style-name="Default_20_Paragraph_20_Font"><text:span text:style-name="T2">Mag-<text:line-break/></text:span></text:span>n<text:span text:style-name="Default_20_Paragraph_20_Font"><text:span text:style-name="T2">itud</text:span></text:span>o, <text:span text:style-name="Default_20_Paragraph_20_Font"><text:span text:style-name="T2">celerita</text:span></text:span>s, <text:span text:style-name="Default_20_Paragraph_20_Font"><text:span text:style-name="T2">vehementia, rh</text:span></text:span>y<text:span text:style-name="Default_20_Paragraph_20_Font"><text:span text:style-name="T2">thmu</text:span></text:span>s: <text:span text:style-name="Default_20_Paragraph_20_Font"><text:span text:style-name="T2">n</text:span></text:span>o<text:span text:style-name="Default_20_Paragraph_20_Font"><text:span text:style-name="T2">n c</text:span></text:span>o<text:span text:style-name="Default_20_Paragraph_20_Font"><text:span text:style-name="T2">niunctim,<text:line-break/>sed speciatim</text:span></text:span> o<text:span text:style-name="Default_20_Paragraph_20_Font"><text:span text:style-name="T2">rdini</text:span></text:span>s <text:span text:style-name="Default_20_Paragraph_20_Font"><text:span text:style-name="T2">meminit et per</text:span></text:span>t<text:span text:style-name="Default_20_Paragraph_20_Font"><text:span text:style-name="T2">urbati</text:span></text:span>o<text:span text:style-name="Default_20_Paragraph_20_Font"><text:span text:style-name="T2">ni</text:span></text:span>s o<text:span text:style-name="Default_20_Paragraph_20_Font"><text:span text:style-name="T2">rdini</text:span></text:span>s<text:line-break/><text:span text:style-name="Default_20_Paragraph_20_Font"><text:span text:style-name="T2">atque aequal</text:span></text:span>i<text:span text:style-name="Default_20_Paragraph_20_Font"><text:span text:style-name="T2">tati</text:span></text:span>s <text:span text:style-name="Default_20_Paragraph_20_Font"><text:span text:style-name="T2">et inaequalitatis. </text:span></text:span>Unde curiosiores<text:line-break/>illum, qui ge<text:span text:style-name="Default_20_Paragraph_20_Font"><text:span text:style-name="T2">n</text:span></text:span>eribus in partitione species opponat, repre-<text:line-break/>hendunt. Haec ad mitium tractatus. Insertus, quum non</text:p>
      <text:p text:style-name="P3">Herophili alterius, sied sitam ipsius tradit mentem in capite<text:line-break/>de ordine et perturbatione ordinis, quid alt ? Citius enim<text:line-break/>affirmaverim genus esse sine nomine. Hoc autem quid sibi<text:line-break/>vult, quod magnitudinis et parvitatis commune genus mag-<text:line-break/>nitudinem appellavit, vehementiae et remissionis vehe-<text:line-break/>urendam, plenitudinis et vacuitatis plenitudinem, duritiei<text:line-break/>et mollitiei duritiem, celeritatis et tarditatis celeritatem,<text:line-break/>crebrilatis et <text:span text:style-name="Default_20_Paragraph_20_Font"><text:span text:style-name="T2">r</text:span></text:span>aritatis crebritatem, at ordinis et pertur-<text:line-break/>batiouis ordinis mente quidem concipit, sed nomen non po-<text:line-break/>test amborum tale exprimere, quale magnitudinis et par-<text:line-break/>vitatis, magnitudinem? Neque enim, ut illic parvo pul-<text:line-break/>sui magnitudinem alt suppetere, et lue lice<text:span text:style-name="Default_20_Paragraph_20_Font"><text:span text:style-name="T2">r</text:span></text:span>e audet in inor-<text:line-break/>dicatum cadere ordinem, neque vero etiam in inaequalem<text:line-break/>aequalitatem. Quere nec genus horum commune nomina-<text:line-break/>tm aequalitas. Itaque nomine alt vacare harum genera dis-<text:line-break/>ferentiarum. Genera ergo fecundum pulsuum differentias<text:line-break/>non nos modo, sed Arclugenes esse dicit, sied Agathluus,</text:p>
      <text:p text:style-name="P3">fed qui de pulsibus commentati sunt, pene omnes. Ubi er-<text:line-break/>go ab illis dissidemus ? quod vocabulis nos magis utimur<text:line-break/>propriis. Nam quum quandam Archigenes magnitudinis<text:line-break/>qualitatem dicat esse , alteram vehementiae , tertiam pleni-<text:line-break/>tudiuis, quartum duritiei, et quasdam praeterea celeritatis<text:line-break/>atque crebritatis, magnitudinis qualilatem nos quantitatem<text:line-break/>distentionis nominavimus. Neque est enim commune mag-<text:line-break/>nitudluis et parvitatis genus magnitudo potius quam al-<text:line-break/>hedinis et nigritiei albedo. Sed si herum est color genus,<text:line-break/>quodnam magni sit et parvi genus, quaerendum est; nam<text:line-break/>aut quantitas est, aut ad aliquid, aut conjuncta cum ad est-<text:line-break/>quid quantisas. Neque enim fumus nefcii multis generibus<text:line-break/>esse commune ad aliquid; siquidem albius et nigrius funt<text:line-break/>in genere coloris, et qualitas color est; jam superius atque<text:line-break/>in<text:span text:style-name="Default_20_Paragraph_20_Font"><text:span text:style-name="T2">t</text:span></text:span>erius etiam lu genere ubi, maturius item et tardius in<text:line-break/>genere quando. Et vero etiam assis in pluribus generalibus<text:line-break/>praedicamentis ad aliquid versatus. Quid igitur admiratio-<text:line-break/>-nis habet , si et in praedicamento quantitatis locum habet ?</text:p>
      <text:p text:style-name="P3">Sane nihil mallem, fi quidem posset, quam certo termino<text:line-break/>quantitatem distentionis appellare, sicut in multis pedale,<text:line-break/>cubitale, bicubitale, et ejuscemodi vocamus. Atqui quan-<text:line-break/>do ejuscemodi ex accidentibus nihil invenimus, quampro-<text:line-break/>xitne ad certos accessimus. Nam quum teneamus quidem<text:line-break/>pulsum moderatum absolute, et moderatum ad singulos nos;<text:line-break/>excedentes modum, et qui insra modum sunt, damus ope-<text:line-break/>ram ut mare nominemus: atque sic interim dicimus: aut, fi<text:line-break/>cum nemine loquamur, nobiscum certe cogitamus: Hic<text:line-break/>pulsus aliquanto est moderato major: alias, non paulo lue<text:line-break/>pulsu moderato major esu Idem etiam sic dicimus, bene<text:line-break/>major moderato, aut satis major, aut etiam absolute, hic<text:line-break/>magnus est pulsus:. vel hoc modo, pulsus hic satis magnus<text:line-break/>est; vel hercle, admodum est magnus hic pulsus: aut quum<text:line-break/>longius etiam intelligentiam protendimus, majorem in nto-<text:line-break/>dum dicimus magnum esse, aut denique maximum. Nam<text:line-break/>otunes hae dictiones moderato majorem denuntiantes, majo- ,</text:p>
      <text:p text:style-name="P3">rem excessum et desectum ostendunt. Quere <text:span text:style-name="Default_20_Paragraph_20_Font"><text:span text:style-name="T2">o</text:span></text:span>ptime valeas<text:line-break/>moderatum, qui requiritur, ostendere, modo m<text:span text:style-name="Default_20_Paragraph_20_Font"><text:span text:style-name="T2">o</text:span></text:span>deratum<text:line-break/>c<text:span text:style-name="Default_20_Paragraph_20_Font"><text:span text:style-name="T2">o</text:span></text:span>gnoscas. In ipso enimmajore, quam est m<text:span text:style-name="Default_20_Paragraph_20_Font"><text:span text:style-name="T2">o</text:span></text:span>deratus , sa-<text:line-break/>tis est quinque facere, aut certe sex differentias. Eum qui<text:line-break/>excedat <text:span text:style-name="Default_20_Paragraph_20_Font"><text:span text:style-name="T2">o</text:span></text:span>mnes, qui n<text:span text:style-name="Default_20_Paragraph_20_Font"><text:span text:style-name="T2">o</text:span></text:span>bis animadverte<text:span text:style-name="Default_20_Paragraph_20_Font"><text:span text:style-name="T2">n</text:span></text:span>dus etiam est, n<text:span text:style-name="Default_20_Paragraph_20_Font"><text:span text:style-name="T2">o</text:span></text:span>n<text:line-break/>secus ac moderatus , maximum vocabimus ; qui medius est<text:line-break/>inter maximum et messium, magnum simpliciter. Jam in-<text:line-break/>terp<text:span text:style-name="Default_20_Paragraph_20_Font"><text:span text:style-name="T2">o</text:span></text:span>nendi huic et illi utrinque alii du<text:span text:style-name="Default_20_Paragraph_20_Font"><text:span text:style-name="T2">o : </text:span></text:span>unus paulo major<text:line-break/>m<text:span text:style-name="Default_20_Paragraph_20_Font"><text:span text:style-name="T2">o</text:span></text:span>derat<text:span text:style-name="Default_20_Paragraph_20_Font"><text:span text:style-name="T2">o</text:span></text:span>, alter, qui magno paulum c<text:span text:style-name="Default_20_Paragraph_20_Font"><text:span text:style-name="T2">o</text:span></text:span>ncedit; alius jam qui<text:line-break/>magnum superet, alius qui proximus sit maximo. Haec<text:line-break/>adduxi, ut demonstrarem magnum et parvum , ut videor-<text:line-break/>tur esse quam maxime praedicamenti ad aliquid, quantita-<text:line-break/>tem significare. Quocirca nos, qui ut Mare intessigant ni-<text:line-break/>scipuli, curamus, ex quantitate distenti<text:span text:style-name="Default_20_Paragraph_20_Font"><text:span text:style-name="T2">o</text:span></text:span>nis omnia dicimus<text:line-break/>illa nominata esse; simulque ulmn eos nominum docemus,<text:line-break/>nec pertu<text:span text:style-name="Default_20_Paragraph_20_Font"><text:span text:style-name="T2">r</text:span></text:span>bamus, qtium parvitati dicamus magnitudinem in-<text:line-break/>este. Num si vel idi<text:span text:style-name="Default_20_Paragraph_20_Font"><text:span text:style-name="T2">o</text:span></text:span>ta sis et primarum disciplinarum im-</text:p>
      <text:p text:style-name="P3">peritus, quiduis potius quam hoc concedes; quas si antea<text:line-break/>attigisti, profecto millies offendisti scriptas apud Graecos<text:line-break/>magnitudinem et parvitatem, esque ad concipiendum assue -<text:line-break/>tus, magnum habere magnitudinem atque parvum parvrta-<text:line-break/>tem. Equidem novi quendam qui olim Archigenis misti de<text:line-break/>pulsibus librum interpretaretur , qui parvo credebat nullam<text:line-break/>suppetere magnitudinem. <text:span text:style-name="Default_20_Paragraph_20_Font"><text:span text:style-name="T2">Nam si</text:span></text:span>, inquit, <text:span text:style-name="Default_20_Paragraph_20_Font"><text:span text:style-name="T2">cu</text:span></text:span>i<text:span text:style-name="Default_20_Paragraph_20_Font"><text:span text:style-name="T2">piam</text:span></text:span> m<text:span text:style-name="Default_20_Paragraph_20_Font"><text:span text:style-name="T2">isit<text:line-break/>parvita</text:span></text:span>s, <text:span text:style-name="Default_20_Paragraph_20_Font"><text:span text:style-name="T2">etiam</text:span></text:span> e<text:span text:style-name="Default_20_Paragraph_20_Font"><text:span text:style-name="T2">idem aderunt ambae. </text:span></text:span>Hic ego quum ta-<text:line-break/>coissent, quantilatem, inquit, aut tale aliquid parvo cogeris<text:line-break/>suppetere, magnitudinem nequaquam. Haec ego, quia ut<text:line-break/>parum recta non valeo calumniari, neque instituendos tr-<text:line-break/>rones volo importune confundere , quando homonymum est<text:line-break/>magnitudo, et de his, quae bifariam dicuntur, satius esse<text:line-break/>dicendum duri, distentionis quantitatem multas differentias<text:line-break/>pulsi tum complecti. Nam eum scio parvitatis esse apud<text:line-break/>Graecos usum, ut quoddam accidens et inseparatum a par-<text:line-break/>vis. Itaque Plato etiam ideas efficiebat maguitudmis et</text:p>
      <text:p text:style-name="P3">parvitatis; ac ha<text:span text:style-name="Default_20_Paragraph_20_Font"><text:span text:style-name="T2">r</text:span></text:span>um vicissitudine magnum et parvum gene-<text:line-break/>rabat ratione. Atque his si quis omnibus praeteritis, ma-<text:line-break/>gnitudinem parvis pulsibus aliquam inesse concedat secun-<text:line-break/>dum alteram homo nymo tum significationem rariorem: sed<text:line-break/>et longis jam et brevibus et latis et angustis humilibusque,<text:line-break/>et altis , quum ejusdem sint generis cum magno et parvo,<text:line-break/>inesse dicat magnitudinem? Nam longus est, quilongitu-<text:line-break/>drnem naturalem excessit; latus, qui latitudinem <text:span text:style-name="Default_20_Paragraph_20_Font"><text:span text:style-name="T2">i</text:span></text:span> altus, qui<text:line-break/>prosunditatem ; quorum intelligitur nullus in tribus dimeu-<text:line-break/>sionibus arteriae, citra quas nulla constet magnitudo. Si-<text:line-break/>quidem quantitas unius dimensionis non magnitudo, sed<text:line-break/>longitudo est, ex qua aliquos long<text:span text:style-name="Default_20_Paragraph_20_Font"><text:span text:style-name="T2">o</text:span></text:span>s et breves vocitamus,<text:line-break/>non magnos vel parvos. Neque vero ita lineam unquam<text:line-break/>appellamus, sed aut longam, aut b<text:span text:style-name="Default_20_Paragraph_20_Font"><text:span text:style-name="T2">r</text:span></text:span>evem. Verumenimvero<text:line-break/>illa demum quae trifariam co<text:span text:style-name="Default_20_Paragraph_20_Font"><text:span text:style-name="T2">r</text:span></text:span>pora dimensa sint, magnani-<text:line-break/>cimus et parva. Atque adeo ipse Archigenes magnitudinem<text:line-break/>esse pulsus ait tumorem assurgentis arteriae. Atqui tumo-</text:p>
      <text:p text:style-name="P3">re linea caret, quae solis trifariam dimenfis convenit. Pro-<text:line-break/>inde omnes cla<text:span text:style-name="Default_20_Paragraph_20_Font"><text:span text:style-name="T2">r</text:span></text:span>e, vel de illius sententia, a magnitudinis<text:line-break/>genere, qui ex una dimensione nomen sortiti pulsus sunt,<text:line-break/>rejiciuntur. Quare aut peculiare faciat ipsis genus , ut m a-<text:line-break/>gno et parvo magnitudinem; aut, nisi faciat, non magni<text:line-break/>tantum et parui quaerat commune genus, sed etiam longi<text:line-break/>et brevis, lati et angusti, alti et humilis, caeterorumque<text:line-break/>adeo i<text:span text:style-name="Default_20_Paragraph_20_Font"><text:span text:style-name="T2">n</text:span></text:span> iis moderato<text:span text:style-name="Default_20_Paragraph_20_Font"><text:span text:style-name="T2">r</text:span></text:span>um. Verum praeter quantitatem,<text:line-break/>quod de omnibus dicatur in communi, nihil habebit. At-<text:line-break/>que ita evadet quoque clara doctrina et distincta. Nam<text:line-break/>quis est tam plumbeus, ut non assequatur, quum dicitur,<text:line-break/>quantitatis arteriarum distentionis? Ubi quantitatem unius<text:line-break/>dimensionis demonstrare volumus, haec usurpamus nomina;<text:line-break/>eum qui superat naturalem longitudinem longum ; qui iule.<text:line-break/>rior est ea , brevem appellamus. Simili modo qui justa la-<text:line-break/>titudine est latior latum; qui ei contrarius est, angustato;<text:line-break/>atque proportione horum altum et humilem in profundi-</text:p>
      <text:p text:style-name="P3">talis dimensione. At vero quantitatem in trinis dimenfio-<text:line-break/>nibus ad hunc modunr vocamus, maiorem in modunr undi-<text:line-break/>que ultra moderatum auctum magnum, et omni ex parte<text:line-break/>diminutum parvum; qui modum fervet prorsus aequum,<text:line-break/>moderatum hunc appellamus. Quum vero a proportione<text:line-break/>tres illae dimensiones. discedunt, atque aliqua vel aliquae<text:line-break/>illarum imminuuntur vel exuperant , quatuor et viginti na-<text:line-break/>scuntur differentiae pulsuum ; quas nos quo vigluti septem<text:line-break/>esse obtinentium tres dimeusiones pulsuum universas disse-<text:line-break/>reutias ostenderemus, cum praedictis tribus in tabella pro-<text:line-break/>posuimus. Namque hoc visum mihi est horum referre, qui<text:line-break/>jam primum ad comme<text:span text:style-name="Default_20_Paragraph_20_Font"><text:span text:style-name="T2">n</text:span></text:span>tationem addiscendam de pulsibus<text:line-break/>appulerunt, omnium te<text:span text:style-name="Default_20_Paragraph_20_Font"><text:span text:style-name="T2">n</text:span></text:span>ere eorum singusis in generibus nu-<text:line-break/>merum ; id quod priores neglexeru<text:span text:style-name="Default_20_Paragraph_20_Font"><text:span text:style-name="T2">n</text:span></text:span>t. Sed sus sane venia<text:line-break/>danda est : quid enim cum istis lucteris qui omnino concide-<text:line-break/>runt? Archigeuem vero qui non jure accusem? quem ad<text:line-break/>ea oportebat invenienda dialectica uti; ille ubi minime de-</text:p>
      <text:p text:style-name="P3">cet, illic male eam ostentat, obtundens tantum discipulos,<text:line-break/>nihil interim docens. Atqui praestabat, parata dividendi<text:line-break/>componendique via et ratione , numerum per eam omnium<text:line-break/>differentiarum pulsuum investigare , non tamen ostentare iis<text:line-break/>qui jam <text:span text:style-name="Default_20_Paragraph_20_Font"><text:span text:style-name="T2">t</text:span></text:span>enes demum ad discendum se<text:span text:style-name="Default_20_Paragraph_20_Font"><text:span text:style-name="T2">t</text:span></text:span>e conferunt, sied ne<text:line-break/>indicare quidem hoc ap<text:span text:style-name="Default_20_Paragraph_20_Font"><text:span text:style-name="T2">t</text:span></text:span>um tironibus, esse rationem et riam<text:line-break/>qua constat tabella. Nam iis qui humanis studiis non sunt<text:line-break/>instituti, nequicquam dicas ; qui illis imbuti <text:span text:style-name="Default_20_Paragraph_20_Font"><text:span text:style-name="T2">t</text:span></text:span>uor, prius ex<text:line-break/>rebus ipsis quam tu admoneas, rationem illam et viam eo-<text:line-break/>gnoscant. Qui ergo factum est, ut nemo istorum quisquam<text:line-break/>dividendi videatur ratione u<text:span text:style-name="Default_20_Paragraph_20_Font"><text:span text:style-name="T2">t</text:span></text:span>us ad numerum cujusque gene-<text:line-break/>ris differentiarum ineundum, neque ad invenienda prima<text:line-break/>componendi ? Quanquam dialecticis stolis utendi facultas<text:line-break/>datur harum marum rationumque, interim ab indivisis et<text:line-break/>numero infinitis ad primum illud ascendentibus omnium ge-<text:line-break/>uus, per eas quae in medio funt, genericasque ac speciales<text:line-break/>differentias; interim ver<text:span text:style-name="Default_20_Paragraph_20_Font"><text:span text:style-name="T2">o</text:span></text:span> ab illo primo genere rursus ad<text:line-break/>infinitum pergentibus per easdemmet, quae lu medio funt,<text:line-break/>differentias. Sed horum est ausus nullus ulla constituere</text:p>
      <text:p text:style-name="P3">via et ratione numerum , vel primorum generum , vel ab<text:line-break/>distributis proficiscentium disterentiarutn. Verum nos qui-<text:line-break/>dem hoc efferimus , et quasi via progredientes , viginti<text:line-break/>feptem pulsuum reperimus qui tres habent dimensiones ; et<text:line-break/>eorum novem qui unam, unum commune genus, quantita-<text:line-break/>tem distentionis arleriae. Quod fi etiam contractionem est<text:line-break/>tactu cognoscere , et in hac quoque erunt scilicet totidem<text:line-break/>differentiae. Sed de hac re in libris De dignoscendis pulsi-<text:line-break/>bus dssceptabimus.</text:p>
      <text:h text:style-name="Heading_20_2" text:outline-level="2">Cap. VH. </text:h>
      <text:p text:style-name="P29">At vero Arehigenes, hujus enim solius<text:line-break/>aequum est meminisse, post Herophilurn inclamantes IIome-<text:line-break/>ricum illud,</text:p>
      <text:p text:style-name="P1"><text:span text:style-name="Default_20_Paragraph_20_Font"><text:span text:style-name="T2">Un</text:span></text:span>i<text:span text:style-name="Default_20_Paragraph_20_Font"><text:span text:style-name="T2">cus ille sapit , tibi mens inv</text:span></text:span>o<text:span text:style-name="Default_20_Paragraph_20_Font"><text:span text:style-name="T2">lvitur umbris,<text:line-break/></text:span></text:span>non in nominibus modo videtur, sed l<text:span text:style-name="Default_20_Paragraph_20_Font"><text:span text:style-name="T2">o</text:span></text:span>nge etiam in rebus prius<text:line-break/>confusus esse. Quo fit, ut passim sc non percipiat secum<text:line-break/>pugnare. Discas id exitis ipsis verbis: <text:span text:style-name="Default_20_Paragraph_20_Font"><text:span text:style-name="T2">s</text:span></text:span>u<text:span text:style-name="Default_20_Paragraph_20_Font"><text:span text:style-name="T2">nt porr</text:span></text:span>o <text:span text:style-name="Default_20_Paragraph_20_Font"><text:span text:style-name="T2">alii</text:span></text:span></text:p>
      <text:p text:style-name="P3"><text:span text:style-name="Default_20_Paragraph_20_Font"><text:span text:style-name="T2">pulsus, hique nec medii, neo magni, nec parvi, ex magni-<text:line-break/>tudine censieatur, vel e</text:span></text:span>a, <text:span text:style-name="Default_20_Paragraph_20_Font"><text:span text:style-name="T2">magnitudinis dimensi</text:span></text:span>o<text:span text:style-name="Default_20_Paragraph_20_Font"><text:span text:style-name="T2">n</text:span></text:span>i<text:span text:style-name="Default_20_Paragraph_20_Font"><text:span text:style-name="T2">bus. </text:span></text:span>M<text:span text:style-name="Default_20_Paragraph_20_Font"><text:span text:style-name="T2">o</text:span></text:span>x<text:line-break/>subdit: <text:span text:style-name="Default_20_Paragraph_20_Font"><text:span text:style-name="T2">Est enim pulsus, quum longitudine arteria dis-<text:line-break/>tend</text:span></text:span>i<text:span text:style-name="Default_20_Paragraph_20_Font"><text:span text:style-name="T2">tur insigni, sed latitudine angusta, et humiliu</text:span></text:span>s <text:span text:style-name="Default_20_Paragraph_20_Font"><text:span text:style-name="T2">et</text:span></text:span>i<text:span text:style-name="Default_20_Paragraph_20_Font"><text:span text:style-name="T2">am<text:line-break/>sublata ; v</text:span></text:span>o<text:span text:style-name="Default_20_Paragraph_20_Font"><text:span text:style-name="T2">cetur longu</text:span></text:span>s. <text:span text:style-name="Default_20_Paragraph_20_Font"><text:span text:style-name="T2">Alter, quum lata quidem disien-<text:line-break/>t</text:span></text:span>m, <text:span text:style-name="Default_20_Paragraph_20_Font"><text:span text:style-name="T2">sed humilis et longitudine brevis</text:span></text:span> o<text:span text:style-name="Default_20_Paragraph_20_Font"><text:span text:style-name="T2">ccurr</text:span></text:span>i?<text:span text:style-name="Default_20_Paragraph_20_Font"><text:span text:style-name="T2">; appelletur<text:line-break/>latus.- Tertius, ubi admodum attollitur, angusta tamen et<text:line-break/>longitudine est brevis, est autem hic rari</text:span></text:span>o<text:span text:style-name="Default_20_Paragraph_20_Font"><text:span text:style-name="T2">r; v</text:span></text:span>o<text:span text:style-name="Default_20_Paragraph_20_Font"><text:span text:style-name="T2">cetur altu</text:span></text:span>s.<text:line-break/>Hic erat issi de iis propositum dicere qui unam habent di-<text:line-break/>mensionem, remotis reliquis duabus : sed de instituto argu-<text:line-break/>me<text:span text:style-name="Default_20_Paragraph_20_Font"><text:span text:style-name="T2">n</text:span></text:span>to abductus est, quod de istis etiam scribat qui tribus<text:line-break/>dimensionibus intelliguntur. Nam eorum primum n<text:span text:style-name="Default_20_Paragraph_20_Font"><text:span text:style-name="T2">o</text:span></text:span>n lon-<text:line-break/>gum modo, verum etiam angustum et humilem fecit, neque<text:line-break/>id tantum concepti<text:span text:style-name="Default_20_Paragraph_20_Font"><text:span text:style-name="T2">o</text:span></text:span>ne, sed et verbis. Nam quid ait?<text:line-break/>Quum longitudine arteria distenditur insigni , sed latitudine<text:line-break/>augusta et humilius est sublata. Nam latitudine angusta<text:line-break/>angustum pulsum significat, et humilius sublata humilem.</text:p>
      <text:p text:style-name="P3">Inde secundum, non latum tantum, sed etiam humilem et<text:line-break/>brevem fecit , tam conceptu quam verbis. Eodem tertium<text:line-break/>modo, n<text:span text:style-name="Default_20_Paragraph_20_Font"><text:span text:style-name="T2">o</text:span></text:span>n altunr folum, verum etiam angustum et brevem;<text:line-break/>quum sint hi tres de iis qui trinis dimensi<text:span text:style-name="Default_20_Paragraph_20_Font"><text:span text:style-name="T2">o</text:span></text:span>nibus dicuntur<text:line-break/>viginti septem quos in labella proscripfimus. Scriptus est<text:line-break/>autem, qui hic primus relatus est, in tabella n<text:span text:style-name="Default_20_Paragraph_20_Font"><text:span text:style-name="T2">o</text:span></text:span>nus, hoc<text:line-break/>pacto: Longus, angustus; humilis. Qui hic secundus est,<text:line-break/>primus et vigesimus est in tabella descriptus in hunc mo-<text:line-break/>dum : Brevis, latus, humilis. Tertius hic in tabella est<text:line-break/>vigesimus quintus, qui sic scriptus est: : Brevis, angustus, al-<text:line-break/>tus. Quare aut initium de iis sermonis immutet, ubi ma-<text:line-break/>guitudinem dicit eorum spectari; aut magnitudinis certe di-<text:line-break/>menfiones simpliciter tradat pro magnitudine ; aut quando<text:line-break/>appositum est, <text:span text:style-name="Default_20_Paragraph_20_Font"><text:span text:style-name="T2">ex dimensionibu</text:span></text:span>s <text:span text:style-name="Default_20_Paragraph_20_Font"><text:span text:style-name="T2">magnitudini</text:span></text:span>s, ne in ma-<text:line-break/>guitudinis amplius differentiis eos numeret. Nam quid<text:line-break/>quaerit, utrum de his illos esse qui trinis simul dimensioni-<text:line-break/>bus aestimantu<text:span text:style-name="Default_20_Paragraph_20_Font"><text:span text:style-name="T2">r, </text:span></text:span>au de illis qui tantum una? Utrobique</text:p>
      <text:p text:style-name="P3">est enim defectus. Si eos qui trinis aestimantur dimenso-<text:line-break/>tubus, accipimus, quum omnes praetermittuntur unius ni-<text:line-break/>mentionis , qui novem munero sunt ; tum alii desiderantur<text:line-break/>octodecim, qui trium fimus aestimantur uimenfionum. Ita<text:line-break/>enim novem tantum videbitur mentionem fecisse ; trium qui<text:line-break/>primi commemorati sunt, magni, parvi mediique inter<text:line-break/>eos; deinde trium, quorum lue meminit; ad haec trium<text:line-break/>aliorum qui sus sunt opposui, quos postea adducit. Ad<text:line-break/>haec frustra hoc orationi additum est , <text:span text:style-name="Default_20_Paragraph_20_Font"><text:span text:style-name="T2">ex ma</text:span></text:span><text:span text:style-name="Default_20_Paragraph_20_Font"><text:span text:style-name="T1">g</text:span></text:span><text:span text:style-name="Default_20_Paragraph_20_Font"><text:span text:style-name="T2">nitudin</text:span></text:span><text:span text:style-name="Default_20_Paragraph_20_Font"><text:span text:style-name="T1">is </text:span></text:span><text:span text:style-name="Default_20_Paragraph_20_Font"><text:span text:style-name="T2">d</text:span></text:span><text:span text:style-name="Default_20_Paragraph_20_Font"><text:span text:style-name="T1">i-<text:line-break/></text:span></text:span><text:span text:style-name="Default_20_Paragraph_20_Font"><text:span text:style-name="T2">m</text:span></text:span>a<text:span text:style-name="Default_20_Paragraph_20_Font"><text:span text:style-name="T2">nsi</text:span></text:span>o<text:span text:style-name="Default_20_Paragraph_20_Font"><text:span text:style-name="T2">nibu</text:span></text:span>s, sat enim dicere absolute erat, e<text:span text:style-name="Default_20_Paragraph_20_Font"><text:span text:style-name="T2">x magnitudine.<text:line-break/></text:span></text:span>C<text:span text:style-name="Default_20_Paragraph_20_Font"><text:span text:style-name="T2">o</text:span></text:span>ntra fi de his qui una dimeusioue aestimantur, existim<text:span text:style-name="Default_20_Paragraph_20_Font"><text:span text:style-name="T2">o-<text:line-break/></text:span></text:span>mentus eum haec scribere: Prunum alienum fit reliquorum -<text:line-break/>duorum in singusis meminisse. Deinde non jam octodecim<text:line-break/>caeterum quatuor et viginti illos ex tabella reliquerit. Ter-<text:line-break/>tio male ridebitur dicere ex magnitudine censeri eos ; quum<text:line-break/>non ex magnitudine fit dicendum, sed ex magnitudinis ni-<text:line-break/>menfionibus; fi quidem tumor, ut ipse asseruit, est magni-<text:line-break/>tudo. Quanquam non solum longitudo per se, fed nunc-</text:p>
      <text:p text:style-name="P3">pr<text:span text:style-name="Default_20_Paragraph_20_Font"><text:span text:style-name="T2">o</text:span></text:span>sunditas vel latitudo est tumor , caeterum , ut etiam ap-<text:line-break/>pellatur, dimensio. Neque sime perinde est tumor, et tu-<text:line-break/>moris una dimensio. In utrumque igitur incurrit plane Ar-<text:line-break/>unigenis oratio, quod nec distincte, nec distribute dixit, sed<text:line-break/>intelligentia veluti ambigua. Caeterum in quam ille partem<text:line-break/>potius acceperit, fi divinando oportet pronunciare, vel id<text:line-break/>audeb<text:span text:style-name="Default_20_Paragraph_20_Font"><text:span text:style-name="T2">o. </text:span></text:span>Equidem voluisse dixerim hos describere qui una<text:line-break/>dimensio<text:span text:style-name="Default_20_Paragraph_20_Font"><text:span text:style-name="T2">n</text:span></text:span>e intelligu<text:span text:style-name="Default_20_Paragraph_20_Font"><text:span text:style-name="T2">n</text:span></text:span>tur : idque adeo ip<text:span text:style-name="Default_20_Paragraph_20_Font"><text:span text:style-name="T2">t</text:span></text:span>um initio innuisse,<text:line-break/>quum dicit, <text:span text:style-name="Default_20_Paragraph_20_Font"><text:span text:style-name="T2">rei ex magnitudini</text:span></text:span>s <text:span text:style-name="Default_20_Paragraph_20_Font"><text:span text:style-name="T2">dimensionibu</text:span></text:span>s<text:span text:style-name="Default_20_Paragraph_20_Font"><text:span text:style-name="T2">; t</text:span></text:span>ed in<text:line-break/>narrando offendisse, uti toto in libro, et animo conturbato<text:line-break/>fuisse et attonit<text:span text:style-name="Default_20_Paragraph_20_Font"><text:span text:style-name="T2">o. </text:span></text:span>Nam quod hominem lateret esse septem<text:line-break/>et viginti eos qui tribus fimul dimenfionibus intelliguntur,<text:line-break/>maximum est argume<text:span text:style-name="Default_20_Paragraph_20_Font"><text:span text:style-name="T2">n</text:span></text:span>tum , crassa ratione minimeque distin-<text:line-break/>eta de illis statuisse. Nam ejus esse hoc institutum, et ab<text:line-break/>h<text:span text:style-name="Default_20_Paragraph_20_Font"><text:span text:style-name="T2">o</text:span></text:span>c illum deflectere invitum . ex suprapofitis liquet. Nam<text:line-break/>quid tandem mox subdit ? Etenim , quum etiam duae ali-<text:line-break/>quae saepenumero dimensiones concurrant, ut simul et bre-</text:p>
      <text:p text:style-name="P3">vis sit et humilis, vel brevis et angustus, atque lu alia<text:line-break/>coniugatio<text:span text:style-name="Default_20_Paragraph_20_Font"><text:span text:style-name="T2">n</text:span></text:span>e longus et latus, ver longus et altus, pro-<text:line-break/>secto hinc planum est eos illum, quos diximus, una tan-<text:line-break/>tum dimensione aeripi velle. Hos siquidem duabus ditnen-<text:line-break/>sionrbus dumtaxat scribit, tertiae statum praetermittit. Nam<text:line-break/>quid dicit? Etenim quum etiam duae aliquae saepenumero<text:line-break/>dimensiones concurrant, ut fimus et brevis sit et humilis.<text:line-break/>Nant in hac oratione, qui brevis fimpliriter sit, cognoscen-<text:line-break/>dum est, et qui humilis simpliciter ; alioqui nos fugiet brevis<text:line-break/>simul et humilis. Quin nec longus pariter ac latus, nisi ante<text:line-break/>utrumque feparatim commentare , erit clerus. Primum<text:line-break/>enim longus scor sum est intelligendus, deinde seorsum ipse<text:line-break/>etiam latus ; postea illo<text:span text:style-name="Default_20_Paragraph_20_Font"><text:span text:style-name="T2">r</text:span></text:span>um intessigentiae committendae una<text:line-break/>sunt; ac tum dices denique longum simul et latum. Qua-<text:line-break/>propter fit, ut a se ipse quidem consules manifeste dissideat.<text:line-break/>Nam longum non satis habuit dicere, <text:span text:style-name="Default_20_Paragraph_20_Font"><text:span text:style-name="T2">quum l</text:span></text:span>o<text:span text:style-name="Default_20_Paragraph_20_Font"><text:span text:style-name="T2">ngitudine ar-<text:line-break/>teria d</text:span></text:span>i<text:span text:style-name="Default_20_Paragraph_20_Font"><text:span text:style-name="T2">stenditur insigni</text:span></text:span>, fieri; effi hoc unum sufficiebat;<text:line-break/>sed frultra addidit, <text:span text:style-name="Default_20_Paragraph_20_Font"><text:span text:style-name="T2">sed latitudine angusta et humilius</text:span></text:span></text:p>
      <text:p text:style-name="P3"><text:span text:style-name="Default_20_Paragraph_20_Font"><text:span text:style-name="T2">etiam sublata. </text:span></text:span>Rursus latum parum erat dicere, <text:span text:style-name="Default_20_Paragraph_20_Font"><text:span text:style-name="T2">quum<text:line-break/>lata quidem d</text:span></text:span>i<text:span text:style-name="Default_20_Paragraph_20_Font"><text:span text:style-name="T2">stenti</text:span></text:span>o; verum suspicit, <text:span text:style-name="Default_20_Paragraph_20_Font"><text:span text:style-name="T2">sed humilis et lon-<text:line-break/>gitudine brevis</text:span></text:span> o<text:span text:style-name="Default_20_Paragraph_20_Font"><text:span text:style-name="T2">ccurr</text:span></text:span>i<text:span text:style-name="Default_20_Paragraph_20_Font"><text:span text:style-name="T2">t. </text:span></text:span>At si hae missi sunt, Archige-<text:line-break/>nes, notiones observandae, quum longum eundem et latum<text:line-break/>intelligam, quod subdis fieri? Nam a longi notione tu ipse<text:line-break/>latitudinem disclusisti, et a lati l<text:span text:style-name="Default_20_Paragraph_20_Font"><text:span text:style-name="T2">o</text:span></text:span>ngitudinem, ut fic dicam.<text:line-break/>Atqui haec luter se pugnant plane : quum prim<text:span text:style-name="Default_20_Paragraph_20_Font"><text:span text:style-name="T2">o</text:span></text:span> loc<text:span text:style-name="Default_20_Paragraph_20_Font"><text:span text:style-name="T2">o</text:span></text:span> a longi<text:line-break/>notione abstrahat latum, retineat secundo. Non aliter in<text:line-break/>lato et alt<text:span text:style-name="Default_20_Paragraph_20_Font"><text:span text:style-name="T2">o</text:span></text:span> , primum a reliquis duabus dimensi<text:span text:style-name="Default_20_Paragraph_20_Font"><text:span text:style-name="T2">o</text:span></text:span>nibus sepa-<text:line-break/>rat longitudinem , deinde servati In has ille <text:span text:style-name="Default_20_Paragraph_20_Font"><text:span text:style-name="T2">o</text:span></text:span>mnes osse<text:span text:style-name="Default_20_Paragraph_20_Font"><text:span text:style-name="T2">a-<text:line-break/></text:span></text:span>sumes nomi<text:span text:style-name="Default_20_Paragraph_20_Font"><text:span text:style-name="T2">n</text:span></text:span>ibus exp<text:span text:style-name="Default_20_Paragraph_20_Font"><text:span text:style-name="T2">o</text:span></text:span>nendis, e<text:span text:style-name="Default_20_Paragraph_20_Font"><text:span text:style-name="T2">o</text:span></text:span> qu<text:span text:style-name="Default_20_Paragraph_20_Font"><text:span text:style-name="T2">o</text:span></text:span>d in ipsis rebus mult<text:span text:style-name="Default_20_Paragraph_20_Font"><text:span text:style-name="T2">o<text:line-break/></text:span></text:span>ante lapsus sit, incidit In <text:span text:style-name="Default_20_Paragraph_20_Font"><text:span text:style-name="T2">n</text:span></text:span>ulla enim disciplina videtur<text:line-break/>usus rati<text:span text:style-name="Default_20_Paragraph_20_Font"><text:span text:style-name="T2">o</text:span></text:span>ne, vel dividendi, vel c<text:span text:style-name="Default_20_Paragraph_20_Font"><text:span text:style-name="T2">o</text:span></text:span>mp<text:span text:style-name="Default_20_Paragraph_20_Font"><text:span text:style-name="T2">o</text:span></text:span>nendi. Ne dicam<text:line-break/>illi usu venisse, qu<text:span text:style-name="Default_20_Paragraph_20_Font"><text:span text:style-name="T2">o</text:span></text:span>d vulg<text:span text:style-name="Default_20_Paragraph_20_Font"><text:span text:style-name="T2">o</text:span></text:span> solet et indoctis, ut naturae<text:line-break/>frequenter c<text:span text:style-name="Default_20_Paragraph_20_Font"><text:span text:style-name="T2">o</text:span></text:span>mp<text:span text:style-name="Default_20_Paragraph_20_Font"><text:span text:style-name="T2">o</text:span></text:span>sitionem in prima et simplicia dissolvere</text:p>
      <text:p text:style-name="P2">conetur; frequenter autem, quando nihil horum separatim,<text:line-break/>vel per <text:span text:style-name="Default_20_Paragraph_20_Font"><text:span text:style-name="T2">t</text:span></text:span>e potest esse, resistat, et <text:span text:style-name="Default_20_Paragraph_20_Font"><text:span text:style-name="T2">t</text:span></text:span>e ad compositum reci-<text:line-break/>piat. Rursirs quando compositum indigestam nec distinctam<text:line-break/>obtinet disciplinam, omnmoque plebejam et rudem, ni in<text:line-break/>prima dissectum fit, a divisi<text:span text:style-name="Default_20_Paragraph_20_Font"><text:span text:style-name="T2">o</text:span></text:span>ne nesciat manum abstinere,<text:line-break/>inde abcompofitum iterum divertat; quod intelligentia ne-<text:line-break/>queat distinguere Ungula fimplicia. Atque hunc orbem re-<text:line-break/>petens et volutatus semper i<text:span text:style-name="Default_20_Paragraph_20_Font"><text:span text:style-name="T2">n</text:span></text:span>ter extrema, intelligentiis<text:line-break/>ambiget, nec ulla ratione bis se pugnaturis possit explicare.<text:line-break/>Omnino qui dialecticum <text:span text:style-name="Default_20_Paragraph_20_Font"><text:span text:style-name="T2">t</text:span></text:span>e facit, hoc volo meditatum plane<text:line-break/>esse , ut quicquid aggrediatur , fi fit compofitum , redigat ad<text:line-break/>prima notione et fimplicia; non quod separatim unquam<text:line-break/>et stola appa<text:span text:style-name="Default_20_Paragraph_20_Font"><text:span text:style-name="T2">r</text:span></text:span>eant , nam hoc effici non possit, sed quod mente<text:line-break/>rosa concipi possint, nec cogitando haec cum usia coniung<text:span text:style-name="Default_20_Paragraph_20_Font"><text:span text:style-name="T2">o-<text:line-break/></text:span></text:span>mus differentia, quibus sunt necessario alligata. Nam ut<text:line-break/>fimum hominem intelligimus et aquilum, neque magnus is<text:line-break/>fit an parvus, albus an niger, corpulentus an gracilis sit,</text:p>
      <text:p text:style-name="P2">n<text:span text:style-name="Default_20_Paragraph_20_Font"><text:span text:style-name="T2">o</text:span></text:span>sse n<text:span text:style-name="Default_20_Paragraph_20_Font"><text:span text:style-name="T2">o</text:span></text:span>bis est opus,. sic altum quendam intelligimus pus-<text:line-break/>sum, n<text:span text:style-name="Default_20_Paragraph_20_Font"><text:span text:style-name="T2">o</text:span></text:span>n desiderantes longitudinem vel latituelinem ejus<text:line-break/>cogn<text:span text:style-name="Default_20_Paragraph_20_Font"><text:span text:style-name="T2">o</text:span></text:span>scere. Quapr<text:span text:style-name="Default_20_Paragraph_20_Font"><text:span text:style-name="T2">o</text:span></text:span>pter qui nullum. ajunt longum supplici-<text:line-break/>ter pulsum se complecti animo (nam omnino oportere eum<text:line-break/>aliqua praeditum esse latitudine et profunditate) rudes sunt<text:line-break/>primarum disciplinarum : quas didicisse e<text:span text:style-name="Default_20_Paragraph_20_Font"><text:span text:style-name="T2">o</text:span></text:span>s et in sistis tri-<text:line-break/>tus oportebat esse, atque ad n<text:span text:style-name="Default_20_Paragraph_20_Font"><text:span text:style-name="T2">o</text:span></text:span>s tum denique se c<text:span text:style-name="Default_20_Paragraph_20_Font"><text:span text:style-name="T2">o</text:span></text:span>nsuere.<text:line-break/>Quia enim solus noni possit longus consistere, continuo, nec<text:line-break/>intelligi c<text:span text:style-name="Default_20_Paragraph_20_Font"><text:span text:style-name="T2">o</text:span></text:span>nfirmant solum p<text:span text:style-name="Default_20_Paragraph_20_Font"><text:span text:style-name="T2">o</text:span></text:span>sse. Quin ergo nec simum ho-<text:line-break/>mmem c<text:span text:style-name="Default_20_Paragraph_20_Font"><text:span text:style-name="T2">o</text:span></text:span>gitent separatim, nec aquilum, nisi ejus n<text:span text:style-name="Default_20_Paragraph_20_Font"><text:span text:style-name="T2">o</text:span></text:span>rint<text:line-break/>omnia reliqua,- magnus sit an parvus, corpulentus an gra-<text:line-break/>cilis, niger an albus, Graecus an barbarus, malus an bo-<text:line-break/>. itus , valens an aegrotus , juvenis an senex. Quid hoc au-<text:line-break/>tem? nonne importunum est, longum se quendam et altum<text:line-break/>et latum simul fateri intelligere ac uno nomine magnum<text:line-break/>appestare , .longum non posse <text:span text:style-name="Default_20_Paragraph_20_Font"><text:span text:style-name="T2">s</text:span></text:span>eorsum et solem concipere?<text:line-break/>Quali vero non eadem ratio fit cum toto pulsu magni ac<text:line-break/>longi cum magno. Nam ut longus separatim et solus stat</text:p>
      <text:p text:style-name="P3">nullus sine aliqua profunditate. et latitudine, ita neque eca-<text:line-break/>gnus est ullus pulsus, nisi simul celer, vel tardus, vel ve-<text:line-break/>hemens, vel languidus sit, vel particeps aliarum sit dissis-<text:line-break/>rentiarum. Imo vero , ut cogites omnibus differentiis arte-<text:line-break/>riam moveri, separatim non possit unquam moveri; quis<text:line-break/>enim extra corpus arteriam etiam conspexit pul<text:span text:style-name="Default_20_Paragraph_20_Font"><text:span text:style-name="T2">t</text:span></text:span>a<text:span text:style-name="Default_20_Paragraph_20_Font"><text:span text:style-name="T2">r</text:span></text:span>e ? Om-<text:line-break/>uino itaque est in toto corpore, et- nervo alicui incumbit,<text:line-break/>isque qualitatem habet et quantitatem; subiicitur porro ve-<text:line-break/>nae, et haec est qualitatis et quantitatis particeps; circum-<text:line-break/>jiciuntmjam corpora issi multa atque omnia, hinc progres-...<text:line-break/>sus sine quibus consistere pulsus non valet recenseas^ Sed .<text:line-break/>vir prudens , si haec subaudiat disserentem , de assiste<text:span text:style-name="Default_20_Paragraph_20_Font"><text:span text:style-name="T2">n</text:span></text:span>tibus<text:line-break/>aliquem rogaverit, Num iste scilicet ludit , vel insanit, qui<text:line-break/>haec nugetur? Quid? quae sine assis esse non possunt, non-<text:line-break/>ne mera fatuitas est et magna vanitas, ne cogitatione qui-<text:line-break/>dem repraesentari citra illa profiteri ? Nam longum qui-<text:line-break/>dem pulsum, nisi aliqua conjuncta sit profunditas et latitudo,<text:line-break/>non esse posse, nemo causam dicit. Atqui hoc non erat</text:p>
      <text:p text:style-name="P3">pr<text:span text:style-name="Default_20_Paragraph_20_Font"><text:span text:style-name="T2">o</text:span></text:span>positum, sed anne intelligi quidem possit absque istis.<text:line-break/>Nam hoc si quis dicat, artes imprudens evertat omnes, at-<text:line-break/>que adeo omnem in vita usum nominum. Etenim curandi<text:line-break/>artem quis unquam vestrum pleuritici Dionis didicit? nemo<text:line-break/>vero. Omnino non in homine pleuritico , sed in commCll-<text:line-break/>talione specierum et generum artes positae sunt; primum<text:line-break/>pro ipso affectu cerlis sumptis distinctionibus ; siquidem<text:line-break/>vel ad claViculam dolorem , vel ad praecordia pertinere ce-<text:line-break/>gitamus : neque hic Dionem usquam vel Theonem una<text:line-break/>concipimus ; deinde superiorem statum et praesentem spe-<text:line-break/>clamas. Abundantia laborat pleuriticus, aut contra de-<text:line-break/>factu humorum ; bonos succos habet , vel malos ; atque<text:line-break/>ut<text:span text:style-name="Default_20_Paragraph_20_Font"><text:span text:style-name="T2">c</text:span></text:span>unque scilicet nuncne primum, an jampridem? Et si<text:line-break/>iampridem, utrum a victus rasione, an natura; neque hic<text:line-break/>quidem usquam Dion vel Theon. Neque vero etiam , ubi<text:line-break/>de temperamento aegroti agimus, Dionem necesse est vel<text:line-break/>Theonem appellare , aut animo concipere , aut aliquo modo<text:line-break/>desiderare. Nam ea ratione Geometriam sustolli quid atti-</text:p>
      <text:p text:style-name="P3">net referre , si quis se nec lineam neo superficiem dicat con-<text:line-break/>cipere, quod carere <text:span text:style-name="Default_20_Paragraph_20_Font"><text:span text:style-name="T2">s</text:span></text:span>olido corpore non possint. Quid eun-<text:line-break/>etas res mundi, quae a se divelli mutuo non possunt, anne<text:line-break/>absurdum, si ne intelligi quidem <text:span text:style-name="Default_20_Paragraph_20_Font"><text:span text:style-name="T2">s</text:span></text:span>eparatim admittas? Sed<text:line-break/>eam importunitatem nunquam ferret Archigenes, imo contra<text:line-break/>facere iste semper advertitur , dissolvens singula in prima et<text:line-break/>simplicia: verum deflectit ab instituto interdum et aberrat<text:line-break/>invitus, quod parum, ut equidem censeo, sit exercitatus.<text:line-break/>Certe in re proposita, quod dico, perspicias non obscure.<text:line-break/><text:span text:style-name="Default_20_Paragraph_20_Font"><text:span text:style-name="T2">Etenim quum etiam duae</text:span></text:span>, inquit, <text:span text:style-name="Default_20_Paragraph_20_Font"><text:span text:style-name="T2">aliquae saepenumero<text:line-break/>dimensiones concurrant, ut simul et brevis sit, et humilis;<text:line-break/></text:span></text:span>nos separavimus hos, qui duabus intelliguntur , ab illis qui<text:line-break/>lingulis dimensionibus: tum quod hos, qui trinis dimensio-<text:line-break/>nibus intelliguntur, qui sunt viginti septem, prius docere<text:line-break/>non possem, quam singulas dimensiones intelligere separa-<text:line-break/>tnn assuefeci ssem , nunc augeri, nunc minui, nunc mode-<text:line-break/>ratas esse , et in naturali statu persistere ; tum quod multa<text:line-break/>nos ex una dimensione cognoscere possumus. Nam ut <text:span text:style-name="Default_20_Paragraph_20_Font"><text:span text:style-name="T2">G</text:span></text:span>er-</text:p>
      <text:p text:style-name="P3">tam rem demonstrare magnus pulsus sistet, ita etiam altus<text:line-break/>sultis, non -simul cum ipso aliis dimensionibus animo con-<text:line-break/>ceptis, At vero pulsus duarum dimensionum nec ad riam<text:line-break/>et rationem quicquam faciunt eorum qui trinis simul dimen-<text:line-break/>sionibus intelliguntur, et a dividendi fiunt methodo abducti;<text:line-break/>unde etiam disciplinam habent, quae nulla arte constat,<text:line-break/>frustra tironem detinentes; ut si quis ita doceat, pulsum<text:line-break/>dicens esse aliquem magnum simul et celerem, alium ma-<text:line-break/>gnum simulque vehementem, estum item celerem et vehe-<text:line-break/>mentem ; itaque progressus duos copulet : quod ne ipse se-<text:line-break/>cit Archigenes , ut quod nullius sit artis nulliusque prope<text:line-break/>rationis et usus. . lnterdum enim ex omnibus differentiis<text:line-break/>tum nos volumus constitutum lutelligere tum ars requirit ,<text:line-break/>ut cognoscamus, ut propositae rei totam naturam perspicis-<text:line-break/>mus. Interdum in supplices reducimus differentias, quod<text:line-break/>absque eo exacte compositum non intelligamus. Nam nisi<text:line-break/>totam rui naturam in unum complecti atque inunadiffe-</text:p>
      <text:p text:style-name="P3">realia et simplici valeas consistere, nulla erit ars, nulla<text:line-break/>via; vel ratio, nulla etiam utilitas.</text:p>
      <text:h text:style-name="Heading_20_2" text:outline-level="2">Cap. VIR </text:h>
      <text:p text:style-name="P29">Quamobrem nos primum pulsuum uni-<text:line-break/>versitm naturam deduxmrus in differentias , quae ipsam con-<text:line-break/>Insuunt, atque hanc quantitatis diste<text:span text:style-name="Default_20_Paragraph_20_Font"><text:span text:style-name="T2">n</text:span></text:span>tionis appellavimus,<text:line-break/>illam qualitatis ictus , usiam qualitatis tunicae , aliasqne or-<text:line-break/>dine commemoratas. Delude in his ipsis rursus simplices<text:line-break/>requisivimus notiones, ut quam habet rationem differentia<text:line-break/>quantitatis distentio<text:span text:style-name="Default_20_Paragraph_20_Font"><text:span text:style-name="T2">n</text:span></text:span>is ad tutam pulsuum ex omnibus con-<text:line-break/>statam <text:span text:style-name="Default_20_Paragraph_20_Font"><text:span text:style-name="T2">n</text:span></text:span>aturam, ita aliud reperiamus similiter habens ad<text:line-break/>hanc ipsam. Nam hoc genus , ut universam pulsus natu-<text:line-break/>ram consuit,- ita idem iturum dimensionem efficit quamlibet.<text:line-break/>Sed duas concipere dimensiones nihil refert , nec ad totmn<text:line-break/>pulsum absolvendum, nec ad unam quantitatem dissentionis;<text:line-break/>unde supervacaneum de iis fit sermonem habere , et nos de-<text:line-break/>dita opera praetermisimus. Contra male Arclugenes eum<text:line-break/>veluti dilaceravit, et sex duntaxat commemoratis coniuga-</text:p>
      <text:p text:style-name="P3"><text:span text:style-name="Default_20_Paragraph_20_Font"><text:span text:style-name="T2">tio</text:span></text:span>nibus, aliam unam stupra viginti praeteriit. Siquidem<text:line-break/>differentiae uniuscujusque dimensionis funt om<text:span text:style-name="Default_20_Paragraph_20_Font"><text:span text:style-name="T2">n</text:span></text:span>es omnibus<text:line-break/>aliarum copulandae, ut in.unaquaque lunarum dimenfionum<text:line-break/>copulatione existant novem differe<text:span text:style-name="Default_20_Paragraph_20_Font"><text:span text:style-name="T2">n</text:span></text:span>tiae, omnes viginti sc-<text:line-break/>ptem. Adscribam unam , ex qua de reliquis etiam licebit<text:line-break/>dllcere.</text:p>
      <text:p text:style-name="P36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columns-spanned="2" office:value-type="string">
            <text:p text:style-name="P40"><text:span text:style-name="T11">1 </text:span><text:span text:style-name="T12">Lo</text:span><text:span text:style-name="T13">n</text:span><text:span text:style-name="T12">gus</text:span></text:p>
            <text:p text:style-name="P40"><text:span text:style-name="T12">2 Longus</text:span></text:p>
            <text:p text:style-name="P40"><text:span text:style-name="T12">3 Longus</text:span></text:p>
          </table:table-cell>
          <table:covered-table-cell/>
          <table:table-cell table:style-name="Tableau7.A1" table:number-rows-spanned="2" office:value-type="string">
            <text:p text:style-name="P40"><text:span text:style-name="T19">Latus Moderatus Angustus</text:span></text:p>
            <text:p text:style-name="P41"><text:span text:style-name="T19">Moderatus Moderatus Moderatus</text:span></text:p>
          </table:table-cell>
        </table:table-row>
        <table:table-row table:style-name="Tableau7.2">
          <table:table-cell table:style-name="Tableau7.A2" office:value-type="string">
            <text:p text:style-name="P40"><text:span text:style-name="T19">4 Latus</text:span></text:p>
            <text:p text:style-name="P40"><text:span text:style-name="T19">5 Moderatus</text:span></text:p>
            <text:p text:style-name="P40"><text:span text:style-name="T19">6 Angustus</text:span></text:p>
          </table:table-cell>
          <table:table-cell table:style-name="Tableau7.A1" office:value-type="string">
            <text:p text:style-name="P41"/>
          </table:table-cell>
          <table:covered-table-cell table:style-name="Tableau7.A1"/>
        </table:table-row>
        <table:table-row table:style-name="Tableau7.3">
          <table:table-cell table:style-name="Tableau7.A3" office:value-type="string">
            <text:p text:style-name="P40"><text:span text:style-name="T19">7 </text:span><text:span text:style-name="T12">Brevis</text:span></text:p>
          </table:table-cell>
          <table:table-cell table:style-name="Tableau7.A1" office:value-type="string">
            <text:p text:style-name="P41"/>
          </table:table-cell>
          <table:table-cell table:style-name="Tableau7.A3" office:value-type="string">
            <text:p text:style-name="P40"><text:span text:style-name="T12">Latus</text:span></text:p>
          </table:table-cell>
        </table:table-row>
        <table:table-row table:style-name="Tableau7.4">
          <table:table-cell table:style-name="Tableau7.A3" office:value-type="string">
            <text:p text:style-name="P40"><text:span text:style-name="T19">8 Brevis</text:span></text:p>
          </table:table-cell>
          <table:table-cell table:style-name="Tableau7.A1" office:value-type="string">
            <text:p text:style-name="P41"/>
          </table:table-cell>
          <table:table-cell table:style-name="Tableau7.A3" office:value-type="string">
            <text:p text:style-name="P40"><text:span text:style-name="T19">Moderatus</text:span></text:p>
          </table:table-cell>
        </table:table-row>
        <table:table-row table:style-name="Tableau7.5">
          <table:table-cell table:style-name="Tableau7.A3" office:value-type="string">
            <text:p text:style-name="P40"><text:span text:style-name="T19">9 Brevis</text:span></text:p>
          </table:table-cell>
          <table:table-cell table:style-name="Tableau7.A1" office:value-type="string">
            <text:p text:style-name="P41"/>
          </table:table-cell>
          <table:table-cell table:style-name="Tableau7.A3" office:value-type="string">
            <text:p text:style-name="P40"><text:span text:style-name="T19">Angustus</text:span></text:p>
          </table:table-cell>
        </table:table-row>
      </table:table>
      <text:p text:style-name="P39"/>
      <text:p text:style-name="P47"/>
      <text:p text:style-name="P3">In hac ergo tabella longitudinis tres differentias c<text:span text:style-name="Default_20_Paragraph_20_Font"><text:span text:style-name="T2">oti-<text:line-break/></text:span></text:span>plicantes cum tribus latitudinis novem effecimus differen-<text:line-break/>fias. Altera erit eodem modo tabella, cum tribus longitu-<text:line-break/>dmis differentiis coniunctas prosunditatis tres habens. Ter-<text:line-break/>tia praeterea, in qua profunditatis tribus tres copulabuntur<text:line-break/>latitudinis.. Neque est obscurum quin singulae tabestae no-<text:line-break/>venas complectantur coniugationes , itaque omnes viginti<text:line-break/>feptem sint. Jam igitur apertum , horum qui bmi intelli-<text:line-break/>guntur, praetermisisse Arehigenem permultos; ut etiam alio-<text:line-break/>rum. Nos autum hos omisimus ob causas quas exposuimus,<text:line-break/>sed tradidimus eos qui lingulis dimensionibus intelliguntur,<text:line-break/>numero novem; atque eos qui trinis simul, quos in tabella<text:line-break/>descripsimus, septem et viginti. Quorum ferimus omnium<text:line-break/>commune genus, non magnitudinem,. verum quantitatem<text:line-break/>distensionis, explicamusque pulsuunr differentias quasdam<text:line-break/>nominibus, aliquas definitionibus; neque enim nomina om-<text:line-break/>nes fortitae sunt et imponere abs re ducimus nova , quau-</text:p>
      <text:p text:style-name="P3">do definitiones commonstrare nihilo sane feri<text:span text:style-name="Default_20_Paragraph_20_Font"><text:span text:style-name="T2">n</text:span></text:span>a valent. Equiti<text:line-break/>dem non multo pejus existimem, sed multo etiam docere<text:line-break/>quam ipsa nomina definitiones melius, quod, ut alia omit-<text:line-break/>tam, plerasque etiam differentias iu alias plures, ut i<text:span text:style-name="Default_20_Paragraph_20_Font"><text:span text:style-name="T2">n</text:span></text:span> uta-<text:line-break/>gno pulsu demonstravimus, diffindunt; quippe cujus rursus<text:line-break/>lex concipias differe<text:span text:style-name="Default_20_Paragraph_20_Font"><text:span text:style-name="T2">n</text:span></text:span>tius et definitione explices, si quen-<text:line-break/>dam ex issis maximum et conceperis et vocaveris eum qui<text:line-break/>a moderato distat quam plurimum; aliquem simpliciter ma-<text:line-break/>gnum , qui inter maximum et moderatum medium locum te-<text:line-break/>net; ac inter utcunque estas duas differentias statuas, licet<text:line-break/>unam paul<text:span text:style-name="Default_20_Paragraph_20_Font"><text:span text:style-name="T2">o</text:span></text:span> moderato majorem, alteram, quae paulum in-<text:line-break/>fra maximum sit. Nam hujuscemoeli divisionem, neminem.<text:line-break/>fugit qui operam vel studium in operibus artis posuit , ma-<text:line-break/>gno usui esse ad praesagiendum. Etenim in calido, frigido,<text:line-break/>sicco, humido, breviter omnibus quae ad artem pertinent, in,<text:line-break/>minima facultas dividendi et parvorum excessuum observa-<text:line-break/>tio viri est cum prudentis tum vero experti in operibus,</text:p>
      <text:p text:style-name="P3">nihilque potius ducentis quam scopum artis lu angustum<text:line-break/>quam maxime cogere. Non tamen in principio institutionis<text:line-break/>ea est sumenda divifio , nam discipulis ea res minus doctis<text:line-break/>non parum confusionis asseret; docti unum ex commemora-<text:line-break/>tis intelligenti Quae causa fuit quamobrem nec eorum in<text:line-break/>pruno commentario meminerimus : fed ne nunc quidem di-<text:line-break/>xerimus, nisi euntem pulsuum qui ex quantitate nominantur<text:line-break/>et intelliguntur, statuissemus acervum ob oculos ponere. Si-<text:line-break/>quidem excessus pulsuum qui una dimensione intelliguntur,<text:line-break/>et defectus a principio potes dividere, ut in magno demon-<text:line-break/>stravimus Nam moderati foli ssegulis generibus singuli<text:line-break/>sunt et indivisi; alii plures divisiones recipiunt, fua quidem<text:line-break/>natura insultas ; quod enim genus majorem vel minorem<text:line-break/>excessum et defectum obtinet, infinitas necesse est habeat<text:line-break/>differentias. At non ad sensiam tamen sic habent, sed ut<text:line-break/>ad illos te melius veli pejus exerritaveris , ita modo vel<text:line-break/>minutulas differentias percipere poteris, modo insignes tan-</text:p>
      <text:p text:style-name="P3">tum. Siquidem et musicus vomis excessus non ad tonum et<text:line-break/>semitonum tantum,. sed et ad elementum ipsum usque et<text:line-break/>minimum sonum sutis assequitur, idiota nec duorum exces-<text:line-break/>fttm tonorum potest audire. Nam nos quidem, ut nunc est,<text:line-break/>nostrum sensum exposuimus. Assequimur in. moderati ex-<text:line-break/>cessu et defectu cujusque generis differentias pulsuum sex;<text:line-break/>sed tironibus primum unam aut alteram, satis est de illis<text:line-break/>sentire et discernere a moderato illas posse. . Tractu certe<text:line-break/>temporis, fi hac in re versentur diu, pnmum in duas par-<text:line-break/>tes fortasse eas partici, deinde lu tres et quatuor poterunt.<text:line-break/>Haec ideo omnia , . ut multorum pulsuum esse declaremus<text:line-break/>unum genus disseruimus. Resert tamen etiam suo nomine<text:line-break/>ea. cognoscere : nosquehis, qui in disciplinis prosectum jam<text:line-break/>secer unt, haec dicimus, quibus scilicet solis dictavimus.<text:line-break/>Ergo esse quoddam genus pulsuum, qui in quantitate disten-<text:line-break/>tionis consistunt, satis ostensum esu</text:p>
      <text:h text:style-name="P22" text:outline-level="2">Cap. IX. </text:h>
      <text:p text:style-name="P37"><text:span text:style-name="Default_20_Paragraph_20_Font"><text:span text:style-name="T10">Jam de </text:span></text:span>primis esse generibus, memini enim<text:line-break/>hoc quoque recepisse demonstraturum, hac potissimum ratio-<text:line-break/>ne perspicias, si in singulis perinde aliis generibus coneris<text:line-break/>commentari, atque nunc in hoc fecimus. Id quod in hunc<text:line-break/>modum maxime feceris , si in singulis tractandis cousideres,<text:line-break/>ecquod . supremum genus esse possit et hujus generis , quod<text:line-break/>est quantitatis distentionis, et ejus quod cum <text:span text:style-name="Default_20_Paragraph_20_Font"><text:span text:style-name="T9">illo</text:span></text:span> proponi-<text:line-break/>tur. Age enim , quandoquidem celer quidam est et tardus<text:line-break/>et moderatus in arteriae motu pulsus , atque horum com-<text:line-break/>mune genus qualitas est motus, quod lu commentariis De<text:line-break/>dignoscendis pulsibus demonstramus, ecquod invenire com- .<text:line-break/>mune genus valeamus qualitatis et quantitatis , atte<text:span text:style-name="Default_20_Paragraph_20_Font"><text:span text:style-name="T2">n</text:span></text:span>dendum<text:line-break/>nobis esu Si nequeamus, lu prima referemus genera; tum<text:line-break/>quantitatem distentio<text:span text:style-name="Default_20_Paragraph_20_Font"><text:span text:style-name="T2">n</text:span></text:span>is, tum qualitatem motus. Sed quan-<text:line-break/>do et qualitas corporis arteriae aliud genus sit pulsuum,<text:line-break/>scilicet in quo mollis sit et durus et moderatus lu statu<text:line-break/>arteriae tunicae , videndum est rursus quodnam horum sit</text:p>
      <text:p text:style-name="P3">commune genus: hujus dico de quo nunc egimus et istius<text:line-break/>qui lu distentionis quantitate confisum Si nihil reperiatur,<text:line-break/>ex primis etiam est hoc censendum. Nam quod exercitatum<text:line-break/>requirit lu praedicamentis horum commentatio, apertum<text:line-break/>puto esse ut quum, .quae in quaestionem ve<text:span text:style-name="Default_20_Paragraph_20_Font"><text:span text:style-name="T2">n</text:span></text:span>erunt, in unum<text:line-break/>ambo praedicamentum cogantur,. non commune tamen ul-<text:line-break/>lum ge<text:span text:style-name="Default_20_Paragraph_20_Font"><text:span text:style-name="T2">n</text:span></text:span>us habeant, ne commu<text:span text:style-name="Default_20_Paragraph_20_Font"><text:span text:style-name="T2">n</text:span></text:span>itas nos praedicamenti mo-<text:line-break/>veat; ut plerosque, qui fero ad literas se conserunt, et in-<text:line-break/>exercitatos pseudodialecticos , tibi praedicamentum fit com-<text:line-break/>mune , genus etiam reperies lue commune existimare esse,<text:line-break/>ut. qui distinguere homo<text:span text:style-name="Default_20_Paragraph_20_Font"><text:span text:style-name="T2">n</text:span></text:span>ymiam non valeant. Sane fic ha-<text:line-break/>bet in qualitate motus et corporis arteriae. Praedicamen-<text:line-break/>tum est qualitatis commune utrique generi, tamen genus<text:line-break/><text:span text:style-name="Default_20_Paragraph_20_Font"><text:span text:style-name="T2">n</text:span></text:span>on stem ambo ullum obtinent commune. Nam per homo-<text:line-break/>nymiam .utrunque , non synonymiam qualitas dicitur, ne-<text:line-break/>que enim eadem est in ambobus qualitas , sicut in albo et<text:line-break/>nigro, atque frigido et calido. Caeterum motui peculiaris<text:line-break/>est qualitas et diversa, et corpori arteriae pecusiaris dis</text:p>
      <text:p text:style-name="P3">versaque: scilicet n<text:span text:style-name="Default_20_Paragraph_20_Font"><text:span text:style-name="T2">o</text:span></text:span>n generis sunt ejusdem motus et sta-<text:line-break/>tus corp<text:span text:style-name="Default_20_Paragraph_20_Font"><text:span text:style-name="T2">o</text:span></text:span>ris arteriae. Verum de his inferius fortassis am-<text:line-break/>plius agetur. De pulfuum nunc genere in quantitate, qua<text:line-break/>rati<text:span text:style-name="Default_20_Paragraph_20_Font"><text:span text:style-name="T2">o</text:span></text:span>ne animadvertendum est, liquet: primorumne generum,<text:line-break/>an fecundorum sit. Nam a genere motus corporisque arte-<text:line-break/>riae plane distat, siquidem quantitas a qualitate dissidet; at-<text:line-break/>que idcirco etiam a ge<text:span text:style-name="Default_20_Paragraph_20_Font"><text:span text:style-name="T2">n</text:span></text:span>ere contentionis , lu quo vehementes<text:line-break/>quidam et languidi funt pulsus, (etenim qualilate hi vel<text:line-break/>ictus vel vitalis roboris c<text:span text:style-name="Default_20_Paragraph_20_Font"><text:span text:style-name="T2">o</text:span></text:span>nstant] fed et a rhythmo etiam<text:line-break/>et a genere .ordinis et perturbati<text:span text:style-name="Default_20_Paragraph_20_Font"><text:span text:style-name="T2">o</text:span></text:span>nis ordinis, aequalitatis , et<text:line-break/>inaequalitatis ; quae quidem praedicamento .ad aliquid attri-<text:line-break/>buuntur universa. Hoc jam fuperestutillud compa<text:span text:style-name="Default_20_Paragraph_20_Font"><text:span text:style-name="T2">r</text:span></text:span>emus cum<text:line-break/>genere crebritatis et raritatis ; nam hoc constituere quantitas<text:line-break/>ridetur temporis quietis. . Sed fub idem sic rursus praedi-<text:line-break/>camenium reducentur, genus ambobus tamen non erit idem ;<text:line-break/>nam. genere toto quantitas dimensionis corporis a quantitate<text:line-break/>abest temporis. Ac nullum esse apertum est in pulsibus ge-</text:p>
      <text:p text:style-name="P3">nus altius quantitatis genere distentionis, ut nec aliorum<text:line-break/>.quoquam commemoratorum. At exercitatum oportet prius<text:line-break/>esse, qui assequi haec volet, ad praedicamenta. Nam .sci-<text:line-break/>tum est Arcessia<text:span text:style-name="Default_20_Paragraph_20_Font"><text:span text:style-name="T2">t</text:span></text:span> dictum: <text:span text:style-name="Default_20_Paragraph_20_Font"><text:span text:style-name="T2">Nem</text:span></text:span>o <text:span text:style-name="Default_20_Paragraph_20_Font"><text:span text:style-name="T2">vellu</text:span></text:span>s <text:span text:style-name="Default_20_Paragraph_20_Font"><text:span text:style-name="T2">portat adfullone</text:span></text:span>m.<text:line-break/>Ordo est enim ut lanificii, sic institutionis dssciplinarum.<text:line-break/>Nec legere quisquam prius docetur, quam syllabas omnes<text:line-break/>didicerit; nec syllabas ipsas prius, quam vocis cuncta ele-<text:line-break/>menta. Neque validas luctas ante simplices et leves; ne-<text:line-break/>que has ante, quam probe sit frictus; imo ne id quidem,<text:line-break/>nisi praecesserit more athletarum unctio ; sed omnium ho-<text:line-break/>rum aliud primum est, aliud secundum, aliud tertium in<text:line-break/>omnibus artibus. Sic etiam in dialectica, antequam quis<text:line-break/>ad prima se et veluti elementa exercitaverit, sequentium<text:line-break/>non valeat assequi demonstrationem. Sed haec hoc loco su-<text:line-break/>tis de his sunt.</text:p>
      <text:h text:style-name="P22" text:outline-level="2">cap. X. </text:h>
      <text:p text:style-name="P37">Restat ut de nomine disserentiae dicam.<text:line-break/>Primum in nomine nos nihil inuovare offendemus, deinde<text:line-break/>quid apud Graecos signisicet interpretabimur. Nam n<text:span text:style-name="Default_20_Paragraph_20_Font"><text:span text:style-name="T2">o</text:span></text:span>vi<text:line-break/>nos nihil designare primus est Archigenes testis, qui in hunc<text:line-break/>modum in principi<text:span text:style-name="Default_20_Paragraph_20_Font"><text:span text:style-name="T2">o</text:span></text:span> scribit tractatus de ordine et pertur-<text:line-break/>bati<text:span text:style-name="Default_20_Paragraph_20_Font"><text:span text:style-name="T2">o</text:span></text:span>ne ordinis , aequalitatis et inaequalitatis : <text:span text:style-name="Default_20_Paragraph_20_Font"><text:span text:style-name="T2">Her</text:span></text:span>o<text:span text:style-name="Default_20_Paragraph_20_Font"><text:span text:style-name="T2">phi-<text:line-break/>i</text:span></text:span>us <text:span text:style-name="Default_20_Paragraph_20_Font"><text:span text:style-name="T2">qui generatim pulsuum protulit alia</text:span></text:span>s <text:span text:style-name="Default_20_Paragraph_20_Font"><text:span text:style-name="T2">disierentia</text:span></text:span>s <text:span text:style-name="Default_20_Paragraph_20_Font"><text:span text:style-name="T2">h</text:span></text:span>o<text:span text:style-name="Default_20_Paragraph_20_Font"><text:span text:style-name="T2">c<text:line-break/>pacto: Magnitudo, celerita</text:span></text:span>s, <text:span text:style-name="Default_20_Paragraph_20_Font"><text:span text:style-name="T2">vehem</text:span></text:span>e<text:span text:style-name="Default_20_Paragraph_20_Font"><text:span text:style-name="T2">ntia, rh</text:span></text:span>y<text:span text:style-name="Default_20_Paragraph_20_Font"><text:span text:style-name="T2">th</text:span></text:span>m<text:span text:style-name="Default_20_Paragraph_20_Font"><text:span text:style-name="T2">us, non<text:line-break/>c</text:span></text:span>o<text:span text:style-name="Default_20_Paragraph_20_Font"><text:span text:style-name="T2">niunctim, sed speciatim ordinis meminit, et perturbati</text:span></text:span>o-<text:line-break/><text:span text:style-name="Default_20_Paragraph_20_Font"><text:span text:style-name="T2">nis ordini</text:span></text:span>s<text:span text:style-name="Default_20_Paragraph_20_Font"><text:span text:style-name="T2">; aequalitati</text:span></text:span>s<text:span text:style-name="Default_20_Paragraph_20_Font"><text:span text:style-name="T2">que et inaequalitat</text:span></text:span>is. Hoc loco<text:line-break/>aperte Arclugenes non modo differentias esse in pulsibus,<text:line-break/>fed et aliquas generum esse , quasdam specierum memoravit.<text:line-break/>Neque initio hoc tantum fecit; oblitus autem postea est lu<text:line-break/>toto fermone ; millies enim nominis meminit differentiae, et<text:line-break/>generum , et specierum ; rectissime sentiens sciensque diste-<text:line-break/>rentiarum quasdam genericas; .quasdam esse specific<text:span text:style-name="Default_20_Paragraph_20_Font"><text:span text:style-name="T2">e</text:span></text:span>s; ac<text:line-break/>harum etiam ipfarum has magis genericas, illas specifices</text:p>
      <text:p text:style-name="P3">magis. Quare paucula ejus verba adscribamus ad confir-<text:line-break/>mandunr propositum :. primum hoc ex eodem de <text:span text:style-name="Default_20_Paragraph_20_Font"><text:span text:style-name="T2">o</text:span></text:span>rdine et<text:line-break/>perturbatione ordinis tractatu : <text:span text:style-name="Default_20_Paragraph_20_Font"><text:span text:style-name="T2">Quidam sane aequalha-<text:line-break/>tem acceperunt in certis tantum discerent</text:span></text:span> A<text:span text:style-name="Default_20_Paragraph_20_Font"><text:span text:style-name="T2">s,- e^o vero in<text:line-break/>omnibus, in quibus o</text:span></text:span>r<text:span text:style-name="Default_20_Paragraph_20_Font"><text:span text:style-name="T2">dinem. </text:span></text:span>Mox addit; <text:span text:style-name="Default_20_Paragraph_20_Font"><text:span text:style-name="T2">.inaequalitas<text:line-break/>est imparitas pulsuum in aliqua succedentium ei</text:span></text:span>s <text:span text:style-name="Default_20_Paragraph_20_Font"><text:span text:style-name="T2">disteren-<text:line-break/>tiaram; perturbatio vero ordinis, conturbat</text:span></text:span>io <text:span text:style-name="Default_20_Paragraph_20_Font"><text:span text:style-name="T2">dispositionis<text:line-break/>temporaria. in aliqua p</text:span></text:span>u<text:span text:style-name="Default_20_Paragraph_20_Font"><text:span text:style-name="T2">llus dissere ntia.</text:span></text:span> Bis in boe<text:line-break/>dem . capite fcripfi t differentiae nomen. Paulo post:: <text:span text:style-name="Default_20_Paragraph_20_Font"><text:span text:style-name="T2">Ne-<text:line-break/>que aperuerunt, ne de his quidem, au qur</text:span></text:span> o<text:span text:style-name="Default_20_Paragraph_20_Font"><text:span text:style-name="T2">mni in disi;-<text:line-break/>rentiasit par, sit aequalis dicendus. </text:span></text:span>Inde rursus; <text:span text:style-name="Default_20_Paragraph_20_Font"><text:span text:style-name="T2">et qui<text:line-break/>est absolute ordinatus, hic nobis erit par magnitudine, ve-<text:line-break/>hementia, celeritate,. rh</text:span></text:span>y<text:span text:style-name="Default_20_Paragraph_20_Font"><text:span text:style-name="T2">thm</text:span></text:span>o; <text:span text:style-name="Default_20_Paragraph_20_Font"><text:span text:style-name="T2">et si qua alia ejuscemodi<text:line-break/>nisoerentia dispositu</text:span></text:span>s <text:span text:style-name="Default_20_Paragraph_20_Font"><text:span text:style-name="T2">attenditur in omnibus esse, sed aliqua -<text:line-break/>ex parte , qui in una horum di</text:span></text:span>f<text:span text:style-name="Default_20_Paragraph_20_Font"><text:span text:style-name="T2">erentia disp</text:span></text:span>o<text:span text:style-name="Default_20_Paragraph_20_Font"><text:span text:style-name="T2">situs videtur<text:line-break/>esse, vel duabu</text:span></text:span>s, <text:span text:style-name="Default_20_Paragraph_20_Font"><text:span text:style-name="T2">vel pluribus. </text:span></text:span>Hoc rursus Ioco nomen<text:line-break/>differentiae bis appellarit, cui annectens sequentem oratio-<text:line-break/>nem, primum fio dicit: <text:span text:style-name="Default_20_Paragraph_20_Font"><text:span text:style-name="T2">Nam illa integra et</text:span></text:span> o<text:span text:style-name="Default_20_Paragraph_20_Font"><text:span text:style-name="T2">mnium</text:span></text:span></text:p>
      <text:p text:style-name="P3"><text:span text:style-name="Default_20_Paragraph_20_Font"><text:span text:style-name="T2">disierentiarum absoluta paritas. </text:span></text:span>Tulerim sic: <text:span text:style-name="Default_20_Paragraph_20_Font"><text:span text:style-name="T2">E. inae-<text:line-break/>qualem pulsum eum qui prorsu</text:span></text:span>s, <text:span text:style-name="Default_20_Paragraph_20_Font"><text:span text:style-name="T2">vel una disserentu</text:span></text:span>r <text:span text:style-name="Default_20_Paragraph_20_Font"><text:span text:style-name="T2">est<text:line-break/>impar voc</text:span></text:span>a<text:span text:style-name="Default_20_Paragraph_20_Font"><text:span text:style-name="T2">mu</text:span></text:span>s. Interim hunc lu m<text:span text:style-name="Default_20_Paragraph_20_Font"><text:span text:style-name="T2">o</text:span></text:span>dum : <text:span text:style-name="Default_20_Paragraph_20_Font"><text:span text:style-name="T2">Nonnunquam<text:line-break/>alia per tre</text:span></text:span>s,. <text:span text:style-name="Default_20_Paragraph_20_Font"><text:span text:style-name="T2">ut dix</text:span></text:span>i <text:span text:style-name="Default_20_Paragraph_20_Font"><text:span text:style-name="T2">resp</text:span></text:span>o<text:span text:style-name="Default_20_Paragraph_20_Font"><text:span text:style-name="T2">ndent. </text:span></text:span>v<text:span text:style-name="Default_20_Paragraph_20_Font"><text:span text:style-name="T2">ehementia vero, quasi<text:line-break/>quotidiana est, quu</text:span></text:span>m <text:span text:style-name="Default_20_Paragraph_20_Font"><text:span text:style-name="T2">sit aequali</text:span></text:span>s, <text:span text:style-name="Default_20_Paragraph_20_Font"><text:span text:style-name="T2">et per dein</text:span></text:span>c<text:span text:style-name="Default_20_Paragraph_20_Font"><text:span text:style-name="T2">ep</text:span></text:span>s, <text:span text:style-name="Default_20_Paragraph_20_Font"><text:span text:style-name="T2">aut<text:line-break/>alia quaepiam rel</text:span></text:span>i<text:span text:style-name="Default_20_Paragraph_20_Font"><text:span text:style-name="T2">quarum disierentiarum; </text:span></text:span>a<text:span text:style-name="Default_20_Paragraph_20_Font"><text:span text:style-name="T2">ut</text:span></text:span> a<text:span text:style-name="Default_20_Paragraph_20_Font"><text:span text:style-name="T2">lia. </text:span></text:span>Hic<text:line-break/>subdens pr<text:span text:style-name="Default_20_Paragraph_20_Font"><text:span text:style-name="T2">o</text:span></text:span>ximam orationem dicit; <text:span text:style-name="Default_20_Paragraph_20_Font"><text:span text:style-name="T2">Convenientibus pulsu<text:line-break/>bus; et simul omntbi</text:span></text:span>i<text:span text:style-name="Default_20_Paragraph_20_Font"><text:span text:style-name="T2">s disierentiis, et una, vel pluribus.<text:line-break/></text:span></text:span>Postea : <text:span text:style-name="Default_20_Paragraph_20_Font"><text:span text:style-name="T2">interim sunt</text:span></text:span> a<text:span text:style-name="Default_20_Paragraph_20_Font"><text:span text:style-name="T2">lia omnia ordinat</text:span></text:span>a, <text:span text:style-name="Default_20_Paragraph_20_Font"><text:span text:style-name="T2">aut certe aequa-<text:line-break/>lia; un</text:span></text:span>a a<text:span text:style-name="Default_20_Paragraph_20_Font"><text:span text:style-name="T2">utem</text:span></text:span> a<text:span text:style-name="Default_20_Paragraph_20_Font"><text:span text:style-name="T2">liqua di</text:span></text:span>f<text:span text:style-name="Default_20_Paragraph_20_Font"><text:span text:style-name="T2">erentia, ut magnitudo r. vel<text:line-break/>duae, vel pluressamel in</text:span></text:span>o<text:span text:style-name="Default_20_Paragraph_20_Font"><text:span text:style-name="T2">rdinat</text:span></text:span>a<text:span text:style-name="Default_20_Paragraph_20_Font"><text:span text:style-name="T2">e sunt. </text:span></text:span>Post haec exitu<text:line-break/>tractatus; <text:span text:style-name="Default_20_Paragraph_20_Font"><text:span text:style-name="T2">Accipiend</text:span></text:span>a sci<text:span text:style-name="Default_20_Paragraph_20_Font"><text:span text:style-name="T2">at enim</text:span></text:span>, inquit; <text:span text:style-name="Default_20_Paragraph_20_Font"><text:span text:style-name="T2">quae retuli de<text:line-break/>celeritate et t</text:span></text:span>a<text:span text:style-name="Default_20_Paragraph_20_Font"><text:span text:style-name="T2">rdit</text:span></text:span>a<text:span text:style-name="Default_20_Paragraph_20_Font"><text:span text:style-name="T2">te, denique de</text:span></text:span> o<text:span text:style-name="Default_20_Paragraph_20_Font"><text:span text:style-name="T2">mni pulsus alia disie-<text:line-break/>rentia.</text:span></text:span> Atque haec ex h<text:span text:style-name="Default_20_Paragraph_20_Font"><text:span text:style-name="T2">o</text:span></text:span>c tractatu adducta sint ; quid enim<text:line-break/>plura ciles? Digrediamur jam ad estum, ut ne ex .un<text:span text:style-name="Default_20_Paragraph_20_Font"><text:span text:style-name="T2">o</text:span></text:span> lo-<text:line-break/>c<text:span text:style-name="Default_20_Paragraph_20_Font"><text:span text:style-name="T2">o</text:span></text:span> testim<text:span text:style-name="Default_20_Paragraph_20_Font"><text:span text:style-name="T2">o</text:span></text:span>nia rideamur capere. Ascribamus igitur capita<text:line-break/>ex sequentibus atque etiam ex praecedentibus. Ac <text:span text:style-name="Default_20_Paragraph_20_Font"><text:span text:style-name="T2">t</text:span></text:span>equi-<text:line-break/>turquidem lue titulus: <text:span text:style-name="Default_20_Paragraph_20_Font"><text:span text:style-name="T2">quae sit uno in pulsu inaequalitas.</text:span></text:span></text:p>
      <text:p text:style-name="P3">Statimque scribit ab initio tractatus in hu<text:span text:style-name="Default_20_Paragraph_20_Font"><text:span text:style-name="T2">n</text:span></text:span>e modum ; <text:span text:style-name="Default_20_Paragraph_20_Font"><text:span text:style-name="T2">sunt<text:line-break/>enim plure</text:span></text:span><text:span text:style-name="Default_20_Paragraph_20_Font"><text:span text:style-name="T1">s </text:span></text:span><text:span text:style-name="Default_20_Paragraph_20_Font"><text:span text:style-name="T2">disierentiae inaequalitati</text:span></text:span><text:span text:style-name="Default_20_Paragraph_20_Font"><text:span text:style-name="T1">s, </text:span></text:span><text:span text:style-name="Default_20_Paragraph_20_Font"><text:span text:style-name="T2">puta in uno pulset.<text:line-break/></text:span></text:span>Inde : <text:span text:style-name="Default_20_Paragraph_20_Font"><text:span text:style-name="T2">sirequenter autem cum hisee disserent</text:span></text:span><text:span text:style-name="Default_20_Paragraph_20_Font"><text:span text:style-name="T1"> i</text:span></text:span><text:span text:style-name="Default_20_Paragraph_20_Font"><text:span text:style-name="T2">i</text:span></text:span><text:span text:style-name="Default_20_Paragraph_20_Font"><text:span text:style-name="T1">s, </text:span></text:span><text:span text:style-name="Default_20_Paragraph_20_Font"><text:span text:style-name="T2">et cum ma—<text:line-break/>gnitudini</text:span></text:span>s <text:span text:style-name="Default_20_Paragraph_20_Font"><text:span text:style-name="T2">c</text:span></text:span>o<text:span text:style-name="Default_20_Paragraph_20_Font"><text:span text:style-name="T2">niunguntur inaequalitatibu</text:span></text:span>s. Mox ; <text:span text:style-name="Default_20_Paragraph_20_Font"><text:span text:style-name="T2">Alia<text:line-break/>p</text:span></text:span>o<text:span text:style-name="Default_20_Paragraph_20_Font"><text:span text:style-name="T2">rr</text:span></text:span>o <text:span text:style-name="Default_20_Paragraph_20_Font"><text:span text:style-name="T2">est dlffierentia (n magnitudine uniu</text:span></text:span>s <text:span text:style-name="Default_20_Paragraph_20_Font"><text:span text:style-name="T2">pullus inaequa-<text:line-break/>li</text:span></text:span>s. Haec ex hoc tractatu presseras. Porro adscribamus<text:line-break/>his pauca adhuc ex ipso initio libri. Unum quidem est<text:line-break/>caput hoc, Tractatus de pulsus vehementia. <text:span text:style-name="Default_20_Paragraph_20_Font"><text:span text:style-name="T2">Jn v</text:span></text:span>e<text:span text:style-name="Default_20_Paragraph_20_Font"><text:span text:style-name="T2">hemen-<text:line-break/>tia autem eju</text:span></text:span><text:span text:style-name="Default_20_Paragraph_20_Font"><text:span text:style-name="T1">s</text:span></text:span><text:span text:style-name="Default_20_Paragraph_20_Font"><text:span text:style-name="T2">cem</text:span></text:span><text:span text:style-name="Default_20_Paragraph_20_Font"><text:span text:style-name="T1">o</text:span></text:span><text:span text:style-name="Default_20_Paragraph_20_Font"><text:span text:style-name="T2">di invenia</text:span></text:span><text:span text:style-name="Default_20_Paragraph_20_Font"><text:span text:style-name="T1">s </text:span></text:span><text:span text:style-name="Default_20_Paragraph_20_Font"><text:span text:style-name="T2">praeterea alia</text:span></text:span><text:span text:style-name="Default_20_Paragraph_20_Font"><text:span text:style-name="T1">s </text:span></text:span><text:span text:style-name="Default_20_Paragraph_20_Font"><text:span text:style-name="T2">dissierentias.<text:line-break/></text:span></text:span>Alterum jam : <text:span text:style-name="Default_20_Paragraph_20_Font"><text:span text:style-name="T2">Hunc in pusus languidi disierentias resc-<text:line-break/>ras. </text:span></text:span>Et inde aliud; <text:span text:style-name="Default_20_Paragraph_20_Font"><text:span text:style-name="T2">Quidam non remisus quidem, sed<text:line-break/>quasi impeditus, et</text:span></text:span><text:span text:style-name="Default_20_Paragraph_20_Font"><text:span text:style-name="T1"> i</text:span></text:span><text:span text:style-name="Default_20_Paragraph_20_Font"><text:span text:style-name="T2">ntr</text:span></text:span><text:span text:style-name="Default_20_Paragraph_20_Font"><text:span text:style-name="T1">o </text:span></text:span><text:span text:style-name="Default_20_Paragraph_20_Font"><text:span text:style-name="T2">v</text:span></text:span><text:span text:style-name="Default_20_Paragraph_20_Font"><text:span text:style-name="T1">e</text:span></text:span><text:span text:style-name="Default_20_Paragraph_20_Font"><text:span text:style-name="T2">rgente praed</text:span></text:span><text:span text:style-name="Default_20_Paragraph_20_Font"><text:span text:style-name="T1">i</text:span></text:span><text:span text:style-name="Default_20_Paragraph_20_Font"><text:span text:style-name="T2">tu</text:span></text:span><text:span text:style-name="Default_20_Paragraph_20_Font"><text:span text:style-name="T1">s </text:span></text:span><text:span text:style-name="Default_20_Paragraph_20_Font"><text:span text:style-name="T2">gravitate, re-<text:line-break/>pressi</text:span></text:span><text:span text:style-name="Default_20_Paragraph_20_Font"><text:span text:style-name="T1">is </text:span></text:span><text:span text:style-name="Default_20_Paragraph_20_Font"><text:span text:style-name="T2">et demersu</text:span></text:span><text:span text:style-name="Default_20_Paragraph_20_Font"><text:span text:style-name="T1">s, </text:span></text:span><text:span text:style-name="Default_20_Paragraph_20_Font"><text:span text:style-name="T2">d</text:span></text:span><text:span text:style-name="Default_20_Paragraph_20_Font"><text:span text:style-name="T1">i</text:span></text:span><text:span text:style-name="Default_20_Paragraph_20_Font"><text:span text:style-name="T2">sterm</text:span></text:span><text:span text:style-name="Default_20_Paragraph_20_Font"><text:span text:style-name="T1">i</text:span></text:span><text:span text:style-name="Default_20_Paragraph_20_Font"><text:span text:style-name="T2">na erit. vehementiae pulsus.<text:line-break/></text:span></text:span>Postea ubi de plenitudine agit, interim sic scribit; <text:span text:style-name="Default_20_Paragraph_20_Font"><text:span text:style-name="T2">Nume-<text:line-break/>rh</text:span></text:span>s <text:span text:style-name="Default_20_Paragraph_20_Font"><text:span text:style-name="T2">tot diffierentiarum. </text:span></text:span>Interim sic; <text:span text:style-name="Default_20_Paragraph_20_Font"><text:span text:style-name="T2">Diger</text:span></text:span>e<text:span text:style-name="Default_20_Paragraph_20_Font"><text:span text:style-name="T2">ntu</text:span></text:span>r <text:span text:style-name="Default_20_Paragraph_20_Font"><text:span text:style-name="T2">tantum<text:line-break/>dd c</text:span></text:span>o<text:span text:style-name="Default_20_Paragraph_20_Font"><text:span text:style-name="T2">ntrarium .simpliciter aestimetur. </text:span></text:span>Rursus in tractatu<text:line-break/>de crebritate .et raritate in hunc. modum scribit: <text:span text:style-name="Default_20_Paragraph_20_Font"><text:span text:style-name="T2">.N</text:span></text:span>o<text:span text:style-name="Default_20_Paragraph_20_Font"><text:span text:style-name="T2">n</text:span></text:span>r</text:p>
      <text:p text:style-name="P3"><text:span text:style-name="Default_20_Paragraph_20_Font"><text:span text:style-name="T2">nulli videntur turbare disierentia</text:span></text:span>s.. Et est finem totius tra-<text:line-break/>datus: <text:span text:style-name="Default_20_Paragraph_20_Font"><text:span text:style-name="T2">Habe</text:span></text:span>s <text:span text:style-name="Default_20_Paragraph_20_Font"><text:span text:style-name="T2">celeritatis et tarditati</text:span></text:span>s <text:span text:style-name="Default_20_Paragraph_20_Font"><text:span text:style-name="T2">disierentias, </text:span></text:span>Rur-<text:line-break/>fusubi agit qui sit pulsus per par et non par: <text:span text:style-name="Default_20_Paragraph_20_Font"><text:span text:style-name="T2">At enim<text:line-break/>non est haec. peculiari</text:span></text:span>s <text:span text:style-name="Default_20_Paragraph_20_Font"><text:span text:style-name="T2">paliu</text:span></text:span>s <text:span text:style-name="Default_20_Paragraph_20_Font"><text:span text:style-name="T2">dissin</text:span></text:span>e<text:span text:style-name="Default_20_Paragraph_20_Font"><text:span text:style-name="T2">ntia, sed speciem ea<text:line-break/>complectitur vel rh</text:span></text:span>y<text:span text:style-name="Default_20_Paragraph_20_Font"><text:span text:style-name="T2">thmi vel</text:span></text:span> o<text:span text:style-name="Default_20_Paragraph_20_Font"><text:span text:style-name="T2">rdinis. </text:span></text:span>Sed fatis jam de<text:line-break/>differentia , ne imprudentes forte a. proposito aberremus.<text:line-break/>Num Ardrigenis si de pulsibus velis totum librum. revolvere,<text:line-break/>alterum exeo librum conficias de. nomine differentiae; nam<text:line-break/>nunc quidem ne ex quinta p arte quidem haec excerpsimus ;<text:line-break/>ac multa protulimus capita , non adeo quo de nomine disse-<text:line-break/>rentico laboraremus, fed ut significationem esse variam osteu-<text:line-break/>fieremus. .Etenim genera non raro differentias appellavit<text:line-break/>cum prima tum fecunda ; . et species item generum. Ac<text:line-break/>quae neque genera, neque statuit species esse, quae quidem<text:line-break/>differentiae sunt solae, etiam vocarit has .differentias , quae<text:line-break/>pseudodialecticis res imponit. Nam quando differentiae<text:line-break/>quum apud alios Graecos , tum apud priscos philosophos de</text:p>
      <text:p text:style-name="P3">tribus his quae modo memorari, accipiantur, de generibus<text:line-break/>et speciebus communius ; sed de illis quae in divisionibus re-<text:line-break/>perimatur, quae nec species sunt nec genera, peculiarius;<text:line-break/>hujus isti tantum significationis meminerunt, communi om-<text:line-break/>uino neglecta. Enimvero stimulante eos conscientia lu situs<text:line-break/>ipsorum placitis non constant. Quapropter nunc non ex<text:line-break/>assis Graecis nominum significata suggero , quum tamen mihi<text:line-break/>promptissimum esset ah omnibus mutuari, sed ex iis ipsis<text:line-break/>pfeudodialecticis. Nam qui recipiunt se nominum notiones<text:line-break/>exposituros, et dialecticae hoc commentationis principium<text:line-break/>constituunt, quum non exponunt, sed quasi leges solum fe-<text:line-break/>runt, hoc nomine sum solitus eos appellere. Nam Arelli-<text:line-break/>gerres quidem , sat scio , omnia citius subeat quam differen-<text:line-break/>tiae nomen attribui speciebus quoque fateatur. Etenim , ut<text:line-break/>praeteream alia , vel secta eorum civitatem prius quam<text:line-break/>placitum ait esse prodendam. Attu si, dum leges illi fe-<text:line-break/>runt, sileas, nec resistas quicquam , inde de re quapiam fa-</text:p>
      <text:p text:style-name="P3">rias potestatum disserendi, cum <text:span text:style-name="Default_20_Paragraph_20_Font"><text:span text:style-name="T2">t</text:span></text:span>uis ipsi statim deeretis pu-<text:line-break/>gnauti Quod sane .proavo hujus eorum sectae frequens est<text:line-break/>Chrysippo, de nominibus enim ipse diligentius sanxit quum<text:line-break/>Atheniensibus de appendentiis nummis Solon suis talullis; .<text:line-break/>consumsit autem ipse ea primus. Et si quaeras de successo-<text:line-break/>ribus ejus placiti, quid non tueatur sua decreta? abutitur,<text:line-break/>inquiunt. At licet, o viri bo<text:span text:style-name="Default_20_Paragraph_20_Font"><text:span text:style-name="T2">n</text:span></text:span>i, abuti, an ne qui hoc ad-<text:line-break/>mittunt, peccant? licet, inquiunt; nam quid dicant aliud, .<text:line-break/>ubi in puteo, ut in proverbio est, surt oppressi? Qui autem<text:line-break/>aliis hoc hominibus nunus permittunt? An uni Chrysippo<text:line-break/>istud ejusque facere permissum est aemulis? At quam<text:line-break/>quaeso ob rem? quod terra sit natus scilicet Atticus de Co-<text:line-break/>dri familia et Erechthei? Atqui, si quidem illorum sit ne-<text:line-break/>pos, non adulteraret, quasi nutuum aliquem, antiquae iusti-<text:line-break/>tutum vocis. Nunc vero (quod quis ferat?] neque Athenis<text:line-break/>natus, nec altus, fed ex Cilicia nuper adveniens, priusquam<text:line-break/>probe Graecam vocem didicerit ullam , Atheniensibus studet</text:p>
      <text:p text:style-name="P3">legem de nominibus ferre, pica Sirenum imitans; ut picam,<text:line-break/>non graculum dicamtrs, vel corvum, vel quippiam aliud,<text:line-break/>quem verius appellaveris tam audacem. Sed Chrysippi in<text:line-break/>linguam Atticam contumelias posthac fortasse detegemus.<text:line-break/>Archigenis errata haec quae. nunc in manibus habemus, mire<text:line-break/>confitearis aperta esse; qui veretur ulcere prima genera et<text:line-break/>primas differentias, geuericasque differentias, et genera<text:line-break/>differentiarum, tametsi frequentia apud Graecos haec sint<text:line-break/>nomina, ab Herophilo vero et Herophiliis prope omni-<text:line-break/>bus millies prolata; fed omnibus commune nomen commen-<text:line-break/>tus est qualitatis. Atqui differentiae nomen potest omnibus<text:line-break/>assignari qualitatibus, quantitatibus, relationibus , uno ver-<text:line-break/>bo. universis ; nam ab eo. quod differat alterum ab altero,<text:line-break/>nomen differentiae factum est et conceptum. Differunt au-<text:line-break/>tem quaedam statim primis generibus praedicamentorum , ut<text:line-break/>homo, album, bicubitale, dextrum; nam unum illorum<text:line-break/>est substantia , alterum qualitas , aliud quantitas , aliud ad<text:line-break/>aliquid. Quaedam fubjectis generibus sub his , ut album et</text:p>
      <text:p text:style-name="P3">triangulare.; color enim illlus est genus, hujus figura. Haec<text:line-break/>rursus ambo. praedicamento subiecta qualitatis. fiunt , itaque<text:line-break/>albo primum p<text:span text:style-name="Default_20_Paragraph_20_Font"><text:span text:style-name="T2">r</text:span></text:span>aedicamentum cum triangulari convenit; est<text:line-break/>enim utcunque qualitas.: caeterum generis sunt diversi, hoc<text:line-break/>figurarum , illud colorum. Alia jam specie differunt quum<text:line-break/>non disserant genere,. ut album et flavum; genere fiunt enim<text:line-break/>eadem, nam c<text:span text:style-name="Default_20_Paragraph_20_Font"><text:span text:style-name="T2">o</text:span></text:span>lores sunt; sid specici habeut quandam dif-<text:line-break/>serentiam; nam species coloris ut nigrum, rubeum, coe-<text:line-break/>ruleum, ita album et flavum fiunt. Jam esta disserunt in-<text:line-break/>divuluo et nuo numero, verbi gratia, album, quod ostendi<text:line-break/>potest, ab .hoc albo, quod potest ostendi, pecusiari quadam<text:line-break/>distat differentia ; scd eidem speciei tamen subditum est: albo ;<text:line-break/>et idem eorum etiam <text:span text:style-name="Default_20_Paragraph_20_Font"><text:span text:style-name="T2">g</text:span></text:span>enus color est , atque commune prae-<text:line-break/>dicamentum qualitas; adeo. quodlibet a quovis, alterum ab<text:line-break/>altero prorsus aliquatenus. differt. Quandoquidem igitur<text:line-break/>differentia a differendo est appellam et inventa, differre<text:line-break/>autem tum individua, tum species, tum genera inveniuntur</text:p>
      <text:p text:style-name="P3">subalterna , et- semel <text:span text:style-name="Default_20_Paragraph_20_Font"><text:span text:style-name="T2">o</text:span></text:span>mnia quae aliquo mod<text:span text:style-name="Default_20_Paragraph_20_Font"><text:span text:style-name="T2">o</text:span></text:span> sunt , etiam<text:line-break/>differentia oportet in omnibus sit, quae sunt; non item<text:line-break/>qualitas. . Male ergo prima genera Archigenes differentia-<text:line-break/>runr pulsuum vocarit qualitates, nos recte atque ordine<text:line-break/>quum haec tum .alia omnia differentias; quare etiam uni-<text:line-break/>verso operi titulum fecimus De pulsuum differentiis. Quid<text:line-break/>jam superest eorum, quae distulimus? nihil, nisi ut vele-<text:line-break/>rum medicorum aliorumque auctorum usum nominis dissis-<text:line-break/>rentiae declaremus. . Nam superior quidem oratio ipsius te-<text:line-break/>Itimonio Archigeuis fidem fecit, neque ex omnibus tamen<text:line-break/>ejus libris, ne ex illo quidem de pulsibus toto. Quod li<text:line-break/>alia opera inspicias Archigeuis, etiam febrium differentias<text:line-break/>reperias hominem appellare, et morborum, victuumque:<text:line-break/>atque uti millies lu his, quas memoravimus , rebus , nomine<text:line-break/>differentiae. Quod si aliorum medicorum usum et omnino -<text:line-break/>Graecorum adscribam , res milli tam fore videtur prolixa,<text:line-break/>ut libros conficere maximos possit. omnium ergo primum</text:p>
      <text:p text:style-name="P3">sit, ut quisque excerpat; nam fe statim authorum vocabulis<text:line-break/>assuefecerit, minusque nobis exhibuerit negotii ad loquentem<text:line-break/>dlspusatiouem. Etiam duae cuilibet ad manum sunt lucu-<text:line-break/>bratlones nostrae, et de Atticis nominibus et de mediris.<text:line-break/>Potest fieri ut de Ionicis quoque conscribam aliquando; ut<text:line-break/>quae de dictione et omnino de nominibus quaeruntur discas<text:line-break/>exiliis. Nunc seriem orationis persequamur, atque hunc<text:line-break/>librum quidem hio finiamus, lu sequentibus libris addamus<text:line-break/>reliqua.</text:p>
      <text:h text:style-name="P21" text:outline-level="1"><text:bookmark-start text:name="bookmark4"/><text:span text:style-name="Default_20_Paragraph_20_Font">GALENI DE PVLSVVM DIFFERENTIIS<text:line-break/>LIBER m.</text:span><text:bookmark-end text:name="bookmark4"/></text:h>
      <text:h text:style-name="Heading_20_2" text:outline-level="2">Cap. I. </text:h>
      <text:p text:style-name="P37">Controversia nobis de rebus, cuipiam ne-<text:line-break/>cessaria fortasse videatur esse , alii justa esse, alicui etiam<text:line-break/>condonanda. Nam ut ait Poeta Tragicus,</text:p>
      <text:p text:style-name="Normal"><text:span text:style-name="Default_20_Paragraph_20_Font"><text:span text:style-name="T2">Anceps furet c</text:span></text:span><text:span text:style-name="Default_20_Paragraph_20_Font"><text:span text:style-name="T1">o</text:span></text:span><text:span text:style-name="Default_20_Paragraph_20_Font"><text:span text:style-name="T2">ntentio haud mortalibus,<text:line-break/>sisset si idem b</text:span></text:span><text:span text:style-name="Default_20_Paragraph_20_Font"><text:span text:style-name="T1">o</text:span></text:span><text:span text:style-name="Default_20_Paragraph_20_Font"><text:span text:style-name="T2">nu</text:span></text:span><text:span text:style-name="Default_20_Paragraph_20_Font"><text:span text:style-name="T1">m </text:span></text:span><text:span text:style-name="Default_20_Paragraph_20_Font"><text:span text:style-name="T2">atque sapiens</text:span></text:span><text:span text:style-name="Default_20_Paragraph_20_Font"><text:span text:style-name="T1"> o</text:span></text:span><text:span text:style-name="Default_20_Paragraph_20_Font"><text:span text:style-name="T2">mnibu</text:span></text:span><text:span text:style-name="Default_20_Paragraph_20_Font"><text:span text:style-name="T1">s.</text:span></text:span></text:p>
      <text:p text:style-name="Normal">Nunc quia non ridetur omnibus idem neque honestum, ne-<text:line-break/>que. sapiens esse, neque etiam verum, necessarium puto disi-<text:line-break/>lentire. Ut vero philosophus dixit, <text:span text:style-name="Default_20_Paragraph_20_Font"><text:span text:style-name="T2">Etenim si vel ma</text:span></text:span>r<text:span text:style-name="Default_20_Paragraph_20_Font"><text:span text:style-name="T2">i-</text:span></text:span></text:p>
      <text:p text:style-name="P3"><text:span text:style-name="Default_20_Paragraph_20_Font"><text:span text:style-name="T2">masint</text:span></text:span>, inquit, <text:span text:style-name="Default_20_Paragraph_20_Font"><text:span text:style-name="T2">desinita, non tamen sci</text:span></text:span>o, <text:span text:style-name="Default_20_Paragraph_20_Font"><text:span text:style-name="T2">sed est in</text:span></text:span> om-<text:line-break/><text:span text:style-name="Default_20_Paragraph_20_Font"><text:span text:style-name="T2">nibus</text:span></text:span> o<text:span text:style-name="Default_20_Paragraph_20_Font"><text:span text:style-name="T2">pinio; ex</text:span></text:span> o<text:span text:style-name="Default_20_Paragraph_20_Font"><text:span text:style-name="T2">pinione ha</text:span></text:span>c <text:span text:style-name="Default_20_Paragraph_20_Font"><text:span text:style-name="T2">par est nasci disildium.</text:span></text:span> Ut<text:line-break/>autem sentiunt illi qui scientiam firmam esse et congruentem<text:line-break/>ducunt, fed non facile inveniri; qui eam non assequitur,<text:line-break/>huic est habenda venia. At de nominibus pugnare , nec<text:line-break/>ustum hic modum facere; et multum laborare, folidosque<text:line-break/>implere libros maximos hisce praestigiis, nec necesse esse,<text:line-break/>nec par, nec venia lignum mihi ridetur. Nam rerum .<text:line-break/>quum sit ea obscuritas , ut si vel in triplum haec vita nostra<text:line-break/>prorogetur, ne tunc quidem exacte nos omnia cognoscam<text:line-break/>mus , et hac adductus re dixerit Hippocrates , <text:span text:style-name="Default_20_Paragraph_20_Font"><text:span text:style-name="T2">Vota brevi</text:span></text:span>s,<text:line-break/><text:span text:style-name="Default_20_Paragraph_20_Font"><text:span text:style-name="T2">ar</text:span></text:span>s <text:span text:style-name="Default_20_Paragraph_20_Font"><text:span text:style-name="T2">longa</text:span></text:span>, quomodo qui in his quae abs re sunt, tempus<text:line-break/>suum ponit, non absurdus rideatur? quasi vero tantum ei<text:line-break/>superesset temporis , ut et hunc ei liceat cmnulum addiscere;<text:line-break/>et necessaria per otium indagare. Quid? hoc nonne faciunt .<text:line-break/>qui ejuscemodi conscribunt, ut Archigenes in libro de vehe-<text:line-break/>mente pulsu? Est vero prolixa ejus oratio, nec convenit</text:p>
      <text:p text:style-name="P3">omnem lue adscribere; nihil<text:span text:style-name="Default_20_Paragraph_20_Font"><text:span text:style-name="T2">o</text:span></text:span>minus qui eam requirit, ex<text:line-break/>opere de pulsibus legat. Nam quartum est a principio ca-<text:line-break/>pus, quod orditur in hunc modum. Vehementiam pulsus<text:line-break/>non esse simplicem qualitatem confirmat Magnus. Proinde,<text:line-break/>quasi hoc de vehementia caput legeris, quae <text:span text:style-name="Default_20_Paragraph_20_Font"><text:span text:style-name="T2">t</text:span></text:span>entio aggre-<text:line-break/>diar dicere. Miror enim non hoc modo, quod de nomine<text:line-break/>certet; .nam hoc quidem delictum plerisque jam folenue est;-<text:line-break/>verum quod uo id ipsimi quidem percipiat, Ubi de nomlui-<text:line-break/>bus esse litem. Quap<text:span text:style-name="Default_20_Paragraph_20_Font"><text:span text:style-name="T2">r</text:span></text:span>opter quum arbitretur, puto, de re<text:line-break/>disputare, extendit orationem, quae praeter alia absurda,<text:line-break/>etiam scripta obscure, librum alium quaerit,. neque eum<text:line-break/>parvum, qui ipsam exponat; ut perpetuo haereamus scilicet<text:line-break/>de asini umbra ambigentes, neque tantum in dialectica nobis<text:line-break/>sit profectum, ut quae de. nominibus, quae de ipsis. sit re<text:line-break/>quaestio, perspiciamus. Siquidem ubi pulfusaliquis sit vio-<text:line-break/>lento occursu, ut impellat. tractum et evertat,. si qua ipsum</text:p>
      <text:p text:style-name="P3">ratione dignoscas quaeris, et praeterea cau<text:span text:style-name="Default_20_Paragraph_20_Font"><text:span text:style-name="T2">t</text:span></text:span>as, a quibus pro-<text:line-break/>ficifcitur, et quid denunciare is pulsus solet, de re tum<text:line-break/>c<text:span text:style-name="Default_20_Paragraph_20_Font"><text:span text:style-name="T2">o</text:span></text:span>mmentaris ; sin autem., quo fit appellandus nomine , de<text:line-break/>n<text:span text:style-name="Default_20_Paragraph_20_Font"><text:span text:style-name="T2">o</text:span></text:span>mine. Quo igitur intelligamus , de nominibus laborare,<text:line-break/>operam esse ludere, spias vero res considerare, artes auge-<text:line-break/>re, v<text:span text:style-name="Default_20_Paragraph_20_Font"><text:span text:style-name="T2">o</text:span></text:span>cemus illum pulsum Dionem. Inde dicamus, quenr-<text:line-break/>admodum exacte dign<text:span text:style-name="Default_20_Paragraph_20_Font"><text:span text:style-name="T2">o</text:span></text:span>scatur, hoc est, fi c<text:span text:style-name="Default_20_Paragraph_20_Font"><text:span text:style-name="T2">o</text:span></text:span>mprimamus arte-<text:line-break/>rianr, non leniter attingamus; deinde rob<text:span text:style-name="Default_20_Paragraph_20_Font"><text:span text:style-name="T2">o</text:span></text:span>re fieri vitalis sa-<text:line-break/>cultatis, ut in c<text:span text:style-name="Default_20_Paragraph_20_Font"><text:span text:style-name="T2">o</text:span></text:span>mmentariis docemus de causis pullinam;<text:line-break/>postea fignum in morbis salubre esse, et alia quaedam ; etiam<text:line-break/>quas iudicationes solet promittere. Nam quando lu quatu<text:span text:style-name="Default_20_Paragraph_20_Font"><text:span text:style-name="T2">o</text:span></text:span>r<text:line-break/>paries sit omnis distributa de pulsibus comme<text:span text:style-name="Default_20_Paragraph_20_Font"><text:span text:style-name="T2">n</text:span></text:span>tatio; in par-<text:line-break/>tem de differentiis eorum, de cognoscendis iis, de causis, et<text:line-break/>quartam de praesagitione per eos; ut pulsum valenter pus-.<text:line-break/>fantem appellemus Dionem illorum nihil labefactatur:.<text:line-break/>Siquidem, quatenus ab aliis distat, perspeximus, sive<text:line-break/>The<text:span text:style-name="Default_20_Paragraph_20_Font"><text:span text:style-name="T2">o</text:span></text:span>n, sive Dion, sive quid aliud vocetur; et qu<text:span text:style-name="Default_20_Paragraph_20_Font"><text:span text:style-name="T2">o</text:span></text:span>m<text:span text:style-name="Default_20_Paragraph_20_Font"><text:span text:style-name="T2">o</text:span></text:span>do.</text:p>
      <text:p text:style-name="P3">dignoscitur <text:span text:style-name="Default_20_Paragraph_20_Font"><text:span text:style-name="T5">, </text:span></text:span>. et a qua gignitur causa , ac quid significat;<text:line-break/>Disputet jam licet de nisio in Magnum Archigenes, .conta<text:span text:style-name="Default_20_Paragraph_20_Font"><text:span text:style-name="T2">t</text:span></text:span>ur-<text:line-break/>nantem et eum fortasse consuetudinem Graecorum in nomi-<text:line-break/>ne; at tantum certe intelligentem, controversiam fe<text:span text:style-name="Default_20_Paragraph_20_Font"><text:span text:style-name="T2">r</text:span></text:span>e cum<text:line-break/>veteribus sibi de nomine esse. Nam quae funi Magni ver-<text:line-break/>ha ? <text:span text:style-name="Default_20_Paragraph_20_Font"><text:span text:style-name="T2">Debeat igitur</text:span></text:span> m<text:span text:style-name="Default_20_Paragraph_20_Font"><text:span text:style-name="T2">agnitudine</text:span></text:span>m <text:span text:style-name="Default_20_Paragraph_20_Font"><text:span text:style-name="T2">puise</text:span></text:span>i<text:span text:style-name="Default_20_Paragraph_20_Font"><text:span text:style-name="T2">s insignem habere<text:line-break/>et plenitudinem , veloeiterque digiti</text:span></text:span>s <text:span text:style-name="Default_20_Paragraph_20_Font"><text:span text:style-name="T2">occurrere , si proprie<text:line-break/>vocare vehementem pulsu</text:span></text:span>m <text:span text:style-name="Default_20_Paragraph_20_Font"><text:span text:style-name="T2">veli</text:span></text:span>s. Probe igitur hoc norit<text:line-break/><text:span text:style-name="Default_20_Paragraph_20_Font"><text:span text:style-name="T2">M</text:span></text:span>agnus,. non sibi de re, fed de proprio; vel non proprio<text:line-break/>nomine concertationem cum medicis esse: Apertius hoc<text:line-break/>etiam insertus dederat; nam Demetuntur vult, cui libros<text:line-break/>hos de inventis post. Themifonis tempora dicarit, simul<text:line-break/>etiam hoc considerare p nempe qui quum philosophus etiam<text:line-break/>esset , et quod proprium nomen esset et quod Pecus ex-<text:line-break/>actius teneret; Atque ejus haec imit verba; nihil enim<text:line-break/>causae est quin ipsa verba adscribamus Magni : <text:span text:style-name="Default_20_Paragraph_20_Font"><text:span text:style-name="T2">Qua<text:line-break/>rati</text:span></text:span>o<text:span text:style-name="Default_20_Paragraph_20_Font"><text:span text:style-name="T2">ne ergo recte in sin</text:span></text:span>qu<text:span text:style-name="Default_20_Paragraph_20_Font"><text:span text:style-name="T2">licibu</text:span></text:span>s <text:span text:style-name="Default_20_Paragraph_20_Font"><text:span text:style-name="T2">disierentii</text:span></text:span>s <text:span text:style-name="Default_20_Paragraph_20_Font"><text:span text:style-name="T2">hunc siatuit.</text:span></text:span></text:p>
      <text:p text:style-name="P3"><text:span text:style-name="Default_20_Paragraph_20_Font"><text:span text:style-name="T2">tu</text:span></text:span> m<text:span text:style-name="Default_20_Paragraph_20_Font"><text:span text:style-name="T2">ihi expedi ; nam ad te pertinet magis proprietatem<text:line-break/>verb</text:span></text:span>o<text:span text:style-name="Default_20_Paragraph_20_Font"><text:span text:style-name="T2">rum</text:span></text:span> i<text:span text:style-name="Default_20_Paragraph_20_Font"><text:span text:style-name="T2">ud</text:span></text:span>i<text:span text:style-name="Default_20_Paragraph_20_Font"><text:span text:style-name="T2">care , et ex nominibus c</text:span></text:span>o<text:span text:style-name="Default_20_Paragraph_20_Font"><text:span text:style-name="T2">niicere significato-<text:line-break/>rum substantia</text:span></text:span>m Postea clarius etiam sarit lusce verbis :<text:line-break/><text:span text:style-name="Default_20_Paragraph_20_Font"><text:span text:style-name="T2">Equide</text:span></text:span>m <text:span text:style-name="Default_20_Paragraph_20_Font"><text:span text:style-name="T2">de mea sententia hactenus n</text:span></text:span>o<text:span text:style-name="Default_20_Paragraph_20_Font"><text:span text:style-name="T2">n diseedo. Tan-<text:line-break/>tum dic</text:span></text:span>o <text:span text:style-name="Default_20_Paragraph_20_Font"><text:span text:style-name="T2">vehementiae n</text:span></text:span>o<text:span text:style-name="Default_20_Paragraph_20_Font"><text:span text:style-name="T2">men significare n</text:span></text:span>o<text:span text:style-name="Default_20_Paragraph_20_Font"><text:span text:style-name="T2">n simplicem dife<text:line-break/>ferentium puise</text:span></text:span>i<text:span text:style-name="Default_20_Paragraph_20_Font"><text:span text:style-name="T2">um, sed moderatu</text:span></text:span>m <text:span text:style-name="Default_20_Paragraph_20_Font"><text:span text:style-name="T2">ex magnitudine et ce-<text:line-break/>le</text:span></text:span>vi<text:span text:style-name="Default_20_Paragraph_20_Font"><text:span text:style-name="T2">tate atque plenitudine. </text:span></text:span>Proinde lroc.etiam loco se dis-<text:line-break/>ceptare fatetur de hoc, quid scilicet hoc nomen vehentem-<text:line-break/>tia, significet. Ac omnino si quis totam velit disputationem<text:line-break/>colligere (scripta enim est in tertio inventorum post Themi-<text:line-break/>sonis tempora libro) ipsum sentientem lutelliget hanc esse<text:line-break/>de nomine quaestionem. Fortasse ergo cuipiam veniet in<text:line-break/>mentem innovationem mirari Magus Quid enim transpo-<text:line-break/>luisse oportebat nominum signisicationes, sive recte iis, sive<text:line-break/>secus prisci melici sint abusi? Nam meditationem indagare<text:line-break/>quae ad artis opera interest, non solum Magno non est ver-<text:line-break/>te<text:span text:style-name="Default_20_Paragraph_20_Font"><text:span text:style-name="T2">n</text:span></text:span>dum in vitimn, sed nec cuiquam, qui facultatem eam<text:line-break/>habet, sive hostie sit is, sive .-a sexcentis annis nuscetur.</text:p>
      <text:p text:style-name="P3">Verum de nominibus pugnare, quibus tantarum rerum est<text:line-break/>proposita comme<text:span text:style-name="Default_20_Paragraph_20_Font"><text:span text:style-name="T2">n</text:span></text:span>tatio alienum est. Sed si haec mireris ac<text:line-break/>reprehendas , saris tu quidem probe, caeterum institutum te<text:line-break/>ridetur istorum homi<text:span text:style-name="Default_20_Paragraph_20_Font"><text:span text:style-name="T2">n</text:span></text:span>um fugere , nam omnibus qui Pneu-<text:line-break/>matici vocantur decreta Stoicorm<text:span text:style-name="Default_20_Paragraph_20_Font"><text:span text:style-name="T2">n</text:span></text:span> placent. Proinde ut<text:line-break/>Chryfippus eos de <text:span text:style-name="Default_20_Paragraph_20_Font"><text:span text:style-name="T2">n</text:span></text:span>ominibus contendere , quorum in phi-<text:line-break/>lofophia usus est, assuefecit, nec medicis ipsis nominibus<text:line-break/>haec dubitent facere. Jam vero ze<text:span text:style-name="Default_20_Paragraph_20_Font"><text:span text:style-name="T2">n</text:span></text:span>o Citieusis prius<text:line-break/>etiam novere sustinuit et praeterire Graecorum usum m<text:line-break/>nominibus. Quere nihil habet admirationis , si eo devene-<text:line-break/>ruut co<text:span text:style-name="Default_20_Paragraph_20_Font"><text:span text:style-name="T2">n</text:span></text:span>tentionis de eis juniores philosophi et medici. Sed<text:line-break/>quid habes quod de iis mireris, nisi quod <text:span text:style-name="Default_20_Paragraph_20_Font"><text:span text:style-name="T2">n</text:span></text:span>e de <text:span text:style-name="Default_20_Paragraph_20_Font"><text:span text:style-name="T2">n</text:span></text:span>ominibus<text:line-break/><text:span text:style-name="Default_20_Paragraph_20_Font"><text:span text:style-name="T2">t</text:span></text:span>e quidem animadvertunt digladiari? Quemadmodum nec<text:line-break/>Archigeues, alioqui prudens, noluit, quum hoc ipsum oste<text:span text:style-name="Default_20_Paragraph_20_Font"><text:span text:style-name="T2">n-<text:line-break/></text:span></text:span>disset in nonnne vehementiae Magnum innovationem lacere,<text:line-break/>tum accedere denique ad utiliora ; sed sursum atque deor-<text:line-break/>sum id Ioci versatur, quum lu alois offendens tum quod</text:p>
      <text:p text:style-name="P3">ipsa verba non semper Magni profert; quae quum sunt iis<text:line-break/>quae scripsit ipse, multo clariora immutat. Jam vero aliud<text:line-break/>majus crimen hac de nominibus curiofitate committunt qui<text:line-break/>post Herophilum de pultibus scripserunt prope omnes. Nam<text:line-break/>quum debuissent, uti paulo ante nos divisimus, et ipsi item<text:line-break/>dividentes, seorsim de pulsuum differentiis, seorsun de di-<text:line-break/>gnosceudis iis , separatim etiam de eorum. causis, separatim<text:line-break/>jam de praesagitione per eos docere omnia sumti nescio quo-<text:line-break/>modo c<text:span text:style-name="Default_20_Paragraph_20_Font"><text:span text:style-name="T2">o</text:span></text:span>n<text:span text:style-name="Default_20_Paragraph_20_Font"><text:span text:style-name="T2">t</text:span></text:span>undunt atque conturbant ; ac partem eorum iemel<text:line-break/>omiserunt, partem leniter attigerunt; nonnulla abs re et prae-<text:line-break/>ter modum extenderunt; alia temere coegerunt, ut fi unum<text:line-break/>fiut, in unum, quum multum interfit luter illa. Atque hoc<text:line-break/>ipso in capite de vehementia Arehigenes, ubi scribit, fi per se<text:line-break/>aestimetur, manifeste apparere fuasponte vehementiam con-<text:line-break/>tentionem esse, ut diri, arteriarum motus; quum causam<text:line-break/>explicavit vehementiae, ipsam putat se aperuisse vehemen-</text:p>
      <text:p text:style-name="P3">irum. Nam quidem, si hoc, Arehigenes, est vehementia,<text:line-break/>da mihi ejus causam. At non poteris , aut eandem iterum<text:line-break/>ulcere cogeris contentionem, eritque contentio tibi motus<text:line-break/>arteriarum simul et causa vehementiae et ipsa vehemen-<text:line-break/>tia. Ita multo scripserunt rectius qui antecesserunt Archi-<text:line-break/>geuem de pultibus, quorum aliqui renisum, alii violen-<text:line-break/>tiam, alii robur, nonnulli impulsum occursus arteriarum<text:line-break/>vocitarunt vehementiam. Nec hoc quidem ipsum latet Ar-<text:line-break/>chigenem ; nam quid ait ? . <text:span text:style-name="Default_20_Paragraph_20_Font"><text:span text:style-name="T2">sunt quibus in tactus ictu vi-<text:line-break/>detur posita esse : unde et ictum quidam arteriae illam ap-<text:line-break/>pellant. </text:span></text:span>Mox haud scio, quomodo putat illorum se sen-<text:line-break/>tentiam. premere , ubi sic scribit: <text:span text:style-name="Default_20_Paragraph_20_Font"><text:span text:style-name="T2">Apparet vero per totam<text:line-break/>difientionemfirmitas impetus, ex qua si obiiciamus digit</text:span></text:span>o<text:span text:style-name="Default_20_Paragraph_20_Font"><text:span text:style-name="T2">s,<text:line-break/>etiam firmior occurrit ictus, qui n</text:span></text:span>o<text:span text:style-name="Default_20_Paragraph_20_Font"><text:span text:style-name="T2">n ad sinem distentionis,<text:line-break/>sed etia</text:span></text:span>m <text:span text:style-name="Default_20_Paragraph_20_Font"><text:span text:style-name="T2">ante eum fid. </text:span></text:span>Haec ejus sunt verba. Jam at-<text:line-break/>tendendum est, nihil eum efficere contradicendo. Nam<text:line-break/>quid ad rem sarit , si etiam ante surem distentionis qualitas</text:p>
      <text:p text:style-name="P3">ictus fiat manifesta, nequaquam ictum arteriae esse veste-<text:line-break/>mentiam? Nam hoc si illi ante Arclugenem dixissent, ve-<text:line-break/>tremendam esse renitentem actum , qui in fine distentionis<text:line-break/>fit, recte c<text:span text:style-name="Default_20_Paragraph_20_Font"><text:span text:style-name="T2">o</text:span></text:span>ntradiceret, ac ipse subjiceret jam ante finem<text:line-break/>etiam apparere <text:span text:style-name="Default_20_Paragraph_20_Font"><text:span text:style-name="T2">o</text:span></text:span>ccursus violentiam; sed quandoquidem di-<text:line-break/>xerunt abs<text:span text:style-name="Default_20_Paragraph_20_Font"><text:span text:style-name="T2">o</text:span></text:span>lute, renitentum ictum esse vehementiam, stul-<text:line-break/>tum sit jam ante etiam finem distenti<text:span text:style-name="Default_20_Paragraph_20_Font"><text:span text:style-name="T2">o</text:span></text:span>nis animadverti talem,<text:line-break/>demonstrare.</text:p>
      <text:h text:style-name="Heading_20_2" text:outline-level="2">Cap. Ii. </text:h>
      <text:p text:style-name="P37">Verum demus hoc quod contendit Archi-<text:line-break/>genes, contentio<text:span text:style-name="Default_20_Paragraph_20_Font"><text:span text:style-name="T2">n</text:span></text:span>em et robur quoddam esse vehementiam,<text:line-break/>sed vim ictus non esse vehementiam; rogemus eum quae sit<text:line-break/>causa vehementiae pulsuum, neque enim idem vehementia<text:line-break/>est et vehementiae causa. Nam illa quidem aperta est et<text:line-break/>omnis medicus in aegr<text:span text:style-name="Default_20_Paragraph_20_Font"><text:span text:style-name="T2">o</text:span></text:span>to quaerit ; ac ver<text:span text:style-name="Default_20_Paragraph_20_Font"><text:span text:style-name="T2">o</text:span></text:span> , quantmnlibet<text:line-break/>imperitus , statim pulsum c<text:span text:style-name="Default_20_Paragraph_20_Font"><text:span text:style-name="T2">o</text:span></text:span>gnoscit vel vehementem vel<text:line-break/>languidum esse; causa tamen n<text:span text:style-name="Default_20_Paragraph_20_Font"><text:span text:style-name="T2">o</text:span></text:span>n statim perspicitur. Unde<text:line-break/>sit ut de ea nihil c<text:span text:style-name="Default_20_Paragraph_20_Font"><text:span text:style-name="T2">o</text:span></text:span>nveniat. Siquidem Herophilus vitalis<text:line-break/>facultatis r<text:span text:style-name="Default_20_Paragraph_20_Font"><text:span text:style-name="T2">o</text:span></text:span>bur arteriarum <text:span text:style-name="Default_20_Paragraph_20_Font"><text:span text:style-name="T9">affir</text:span></text:span>mat causam vehementis pus-</text:p>
      <text:p text:style-name="P3"><text:span text:style-name="Default_20_Paragraph_20_Font"><text:span text:style-name="T2">t</text:span></text:span>us esse; Athe<text:span text:style-name="Default_20_Paragraph_20_Font"><text:span text:style-name="T2">n</text:span></text:span>ae s vitalis contentionis vim; Asclepiades<text:line-break/>utrumque deridet, et contentiones et virtutes, eaque dicit<text:line-break/>omnia esse inania nomlua; at causam vehementiae ad co-<text:line-break/>piam refert et subtilitatem spiritus, quemadmodum etiam, ut<text:line-break/>opi<text:span text:style-name="Default_20_Paragraph_20_Font"><text:span text:style-name="T2">n</text:span></text:span>or, Erasistratus. Nam nec hic quicquam tunicis ipsis<text:line-break/>arteriarum contentae virtutis assignat: fed quum spiritum<text:line-break/>valenter cor exprimat, hujus per arterias transitu renisum<text:line-break/>ait in ictu gigni. Sed quo haec afferimus ? quum Magnus,<text:line-break/>qui fe quoque esse Pueumaticae suetae fingit, aliter dicat ac<text:line-break/>Archigenes, ictus fieri vim; verum ea disseusio non est hu-<text:line-break/>jus loci. Tantum referamus tamen ad rem prae<text:span text:style-name="Default_20_Paragraph_20_Font"><text:span text:style-name="T2">s</text:span></text:span>entem,<text:line-break/>quod robur ictus in tactus impulsu, repulsu, fubverfioneque<text:line-break/>positum esse, omnibus est in professo; at a qua causa fiat,<text:line-break/>controversum esu Ridiculum vero est; ubi disceptatur,<text:line-break/>quidnam fit quispiam pulsus, non hoc docere, fed a quo<text:line-break/>fiat.tradere ; nant quid sit, clarum oportet esse; a quo gigna-</text:p>
      <text:p text:style-name="P3">tui , ratione investigare. Pla<text:span text:style-name="Default_20_Paragraph_20_Font"><text:span text:style-name="T2">n</text:span></text:span>um est efg<text:span text:style-name="Default_20_Paragraph_20_Font"><text:span text:style-name="T2">o , </text:span></text:span>nec quid inter<text:line-break/>pulsum vehementem intersit, et cau<text:span text:style-name="Default_20_Paragraph_20_Font"><text:span text:style-name="T2">t</text:span></text:span>am quae ipsum coniti-<text:line-break/>tuit, probe Archigenem tenere. Quapropter in contentio-<text:line-break/>ne m<text:span text:style-name="Default_20_Paragraph_20_Font"><text:span text:style-name="T2">o</text:span></text:span>tus arteriarum vehementiam statuit, quum hanc cau-.<text:line-break/>fatu debuisset vehementiae dicere esse, et.illam in ictus qua-<text:line-break/>litate positam esse, ac violentum quendam esse et reniten-<text:line-break/>tem occursum Nam quod c<text:span text:style-name="Default_20_Paragraph_20_Font"><text:span text:style-name="T2">o</text:span></text:span>n<text:span text:style-name="Default_20_Paragraph_20_Font"><text:span text:style-name="T2">t</text:span></text:span>undat res, neo quicquam<text:line-break/>distincte doceat, ex istis quae infert , cernas , quum pulsus<text:line-break/>restituisset definire. Nam quid ait? - <text:span text:style-name="Default_20_Paragraph_20_Font"><text:span text:style-name="T2">Eehemen</text:span></text:span>s <text:span text:style-name="Default_20_Paragraph_20_Font"><text:span text:style-name="T2">ergopul—.<text:line-break/></text:span></text:span>sus <text:span text:style-name="Default_20_Paragraph_20_Font"><text:span text:style-name="T2">est, qui maiorem contentionem habet m</text:span></text:span>o<text:span text:style-name="Default_20_Paragraph_20_Font"><text:span text:style-name="T2">tus et.<text:line-break/>stridulus est; languidus, qui r</text:span></text:span>e<text:span text:style-name="Default_20_Paragraph_20_Font"><text:span text:style-name="T2">nisam habet contentio-<text:line-break/>nem, et ictum. n</text:span></text:span>o<text:span text:style-name="Default_20_Paragraph_20_Font"><text:span text:style-name="T2">n incitatum. </text:span></text:span>. Nequo enim diruit sinr-<text:line-break/>pliciter, <text:span text:style-name="Default_20_Paragraph_20_Font"><text:span text:style-name="T2">vehemens ergo pulsus est. qui m.sorem c</text:span></text:span>o<text:span text:style-name="Default_20_Paragraph_20_Font"><text:span text:style-name="T2">n-<text:line-break/>tenti</text:span></text:span>o<text:span text:style-name="Default_20_Paragraph_20_Font"><text:span text:style-name="T2">nem habet</text:span></text:span> mo<text:span text:style-name="Default_20_Paragraph_20_Font"><text:span text:style-name="T2">tus, </text:span></text:span>fed addidit., <text:span text:style-name="Default_20_Paragraph_20_Font"><text:span text:style-name="T2">et stridulus. est;<text:line-break/></text:span></text:span>quod medius fluius non intelligo. quid significet;. nam<text:line-break/>poeticum est. nomen stridor, n<text:span text:style-name="Default_20_Paragraph_20_Font"><text:span text:style-name="T2">o</text:span></text:span>n civile; neque etiam vul-<text:line-break/>garo est, nec. quid denotat, ostendit. Verum gr<text:span text:style-name="Default_20_Paragraph_20_Font"><text:span text:style-name="T9">amm</text:span></text:span>aticis</text:p>
      <text:p text:style-name="P3">si habenda fides est, enarrantibus, quod est apud positam<text:line-break/>de Cyclope :</text:p>
      <text:p text:style-name="P1"><text:span text:style-name="Default_20_Paragraph_20_Font"><text:span text:style-name="T2">Ad. montem cogit pingue</text:span></text:span><text:span text:style-name="Default_20_Paragraph_20_Font"><text:span text:style-name="T1">s </text:span></text:span><text:span text:style-name="Default_20_Paragraph_20_Font"><text:span text:style-name="T2">stridore bidentes.</text:span></text:span></text:p>
      <text:p text:style-name="Normal">celeritatem motus. stridor significat. At non hoc sane Ar-<text:line-break/>chigenes spfe voluit, quando in Magnum disputat ; nisi. ora-<text:line-break/>torem agit,. freque<text:span text:style-name="Default_20_Paragraph_20_Font"><text:span text:style-name="T2">n</text:span></text:span>ter represiendit quae non intelligit. Sed<text:line-break/>mihi quidem non fit verisimile. Quid tandem igitur est,<text:line-break/>quod.significare vult stridor, nisi celeritatem; num vim ictus?<text:line-break/>Atqui ita duorum rursus fecerit definitionem, causae effi-<text:line-break/>cientis et effectus ; ac major erit haesitatio , utrumquene ho-<text:line-break/>rum esse velit vehementem pulsum, tum contentionis magui-<text:line-break/>tudinem tum vim ictus, an simul ambo. Nam sive utrun-<text:line-break/>que, sive simul ambo, non recte; quod nequeat, ut ollam-<text:line-break/><text:span text:style-name="Default_20_Paragraph_20_Font"><text:span text:style-name="T2">t</text:span></text:span>um est<text:span text:style-name="Default_20_Paragraph_20_Font"><text:span text:style-name="T2">j</text:span></text:span> causa eadem esse cum sito effectu. Sed enim quod<text:line-break/>dicit majorem contentionem motus habere vehementem pul-<text:line-break/>sum, obscurum esu Nam quid vel lue dicat equidem non<text:line-break/>assequor : utrum a majore contentione et robore vehemeu-</text:p>
      <text:p text:style-name="P3">tem pulsum fieri, an majorem contentionem esse vehemen-<text:line-break/>tem pullum. Nam priore significatione , non quid sit vehe-<text:line-break/>mens pulsus, caeterum a quo fiat, explicatum fit; altera<text:line-break/>rem obscuram et controversam inter sectas docet. Vehe-<text:line-break/>mentem vero pulsum oportet , si quid aliud , esse de rebus<text:line-break/>sensibilibus. Atqui contentio non est sensibilis, aut omnino<text:line-break/>apud omnes esset pro consessu; quando sunt, qui se a notus-<text:line-break/>ne contentionis quid figuificetur, quum intelligant pulsum<text:line-break/>vehementem sentiantque, plane affirment non assequi: qui-<text:line-break/>dam se intelligentia assequi id quod dicitur, fatentur, sed<text:line-break/>negant esse. Adeo non idem est contentio motus et ve-<text:line-break/>liemens pulsus ; fiquidem hic sensu percipitur, illa non mo-<text:line-break/>do sensus latet , sed ambigua est et prorsus obscura.</text:p>
      <text:h text:style-name="Heading_20_2" text:outline-level="2">Cap. Ili. </text:h>
      <text:p text:style-name="P37">Quid ergo? quod de vehementi pulsu do-<text:line-break/>cuit, et obscurum est et omnibus fignificationibus falsum;<text:line-break/>de ejus contrario quod scribit languido, apertiusne est atque<text:line-break/>verius? forte enim ex oppofitione aliquid intelligere pote.</text:p>
      <text:p text:style-name="P3">simus eorum , quae in superiori oratione dixit. Cedo ergo<text:line-break/>ejus verba. <text:span text:style-name="Default_20_Paragraph_20_Font"><text:span text:style-name="T2">Languidus est qui remisiam habet c</text:span></text:span>o<text:span text:style-name="Default_20_Paragraph_20_Font"><text:span text:style-name="T2">ntenti</text:span></text:span>o-<text:line-break/><text:span text:style-name="Default_20_Paragraph_20_Font"><text:span text:style-name="T2">nem, nec incitatum ictum. </text:span></text:span>Hic maniseste quidem magnae<text:line-break/>contentioni remissam opposuit, .par erat vero non hanc, fed<text:line-break/>parvam opponere, aut male in vehemente magnam dixit;<text:line-break/>praeterea stridulo non incitatum ictum. Jam si quidnam<text:line-break/>non incitatum sit, caperem, fortassis stridulum intelligam;<text:line-break/>nunc stridulo hoc ipsum inulto obscurius est. Itaque neu-<text:line-break/>trum interpretatur alterum; an enim pro turdo accipien-<text:line-break/>dum sit non incitatum, an pro imbecillo, an molli, an sa-<text:line-break/>cile subverso, an dissoluto, quid coniiciam, non habeo.<text:line-break/>Unum quidem cerle mihi quiddam prosectum, hoc modo<text:line-break/>arbitror, qualitatem etiam illum ictus. ad notionem velte-<text:line-break/>rneutiae assumere, tametsi a primo, quum refelleret Mag<text:span text:style-name="Default_20_Paragraph_20_Font"><text:span text:style-name="T2">n</text:span></text:span>um,<text:line-break/>solam contentionem dixit arteriarum motus , hic autem etiam<text:line-break/>non incitatum dixit ictum, atqui cum inis paulo ante pu-<text:line-break/>guabat qui in tactus ictu eunr ponunt. Equidem haec om-</text:p>
      <text:p text:style-name="P3">nia attoniti esse nihilqne certi quod diceret habentis duco<text:span text:style-name="Default_20_Paragraph_20_Font"><text:span text:style-name="T2">i<text:line-break/></text:span></text:span>Tu, fi quidem lentis aliter, at proxima, non dubito, si <text:span text:style-name="Default_20_Paragraph_20_Font"><text:span text:style-name="T2">n</text:span></text:span>on<text:line-break/>ipsa sane <text:span text:style-name="Default_20_Paragraph_20_Font"><text:span text:style-name="T2">s</text:span></text:span>ophista es etiam, sed mediocrum operum studio—<text:line-break/>sus, quin meras nugas dicas. Porro caput hoc Archigenis<text:line-break/>hujuscemodi est: <text:span text:style-name="Default_20_Paragraph_20_Font"><text:span text:style-name="T2">Jn vehementia autem ejuscemodi inve-<text:line-break/>nias praeterea alias disterentias, in quibus remisius</text:span></text:span> o<text:span text:style-name="Default_20_Paragraph_20_Font"><text:span text:style-name="T2">ccur—<text:line-break/>rit ictus et levis, quem</text:span></text:span> o<text:span text:style-name="Default_20_Paragraph_20_Font"><text:span text:style-name="T2">bscurum pulsum nunc n</text:span></text:span>o<text:span text:style-name="Default_20_Paragraph_20_Font"><text:span text:style-name="T2">nnulli<text:line-break/>vocitarunt. Alius gravius ille quidem, caeterum rem</text:span></text:span>isi<text:line-break/>sus<text:span text:style-name="Default_20_Paragraph_20_Font"><text:span text:style-name="T2">; hunc in disterentia</text:span></text:span>s <text:span text:style-name="Default_20_Paragraph_20_Font"><text:span text:style-name="T2">languidi pullus reseras. Qui-<text:line-break/>datu non remissi</text:span></text:span>i<text:span text:style-name="Default_20_Paragraph_20_Font"><text:span text:style-name="T2">s quidem, sed quasi in</text:span></text:span>p<text:span text:style-name="Default_20_Paragraph_20_Font"><text:span text:style-name="T2">editus, et intr</text:span></text:span>o<text:line-break/><text:span text:style-name="Default_20_Paragraph_20_Font"><text:span text:style-name="T2">vergente praeditus gravitate, rep restas et deme</text:span></text:span>r<text:span text:style-name="Default_20_Paragraph_20_Font"><text:span text:style-name="T2">sus; disi.<text:line-break/>furentia erit vehement</text:span></text:span>m<text:span text:style-name="Default_20_Paragraph_20_Font"><text:span text:style-name="T2">e pusu</text:span></text:span>s. <text:span text:style-name="Default_20_Paragraph_20_Font"><text:span text:style-name="T2">Atque in vehement</text:span></text:span>i <text:span text:style-name="Default_20_Paragraph_20_Font"><text:span text:style-name="T2">qui-<text:line-break/>dum fuerit ictus connitens, humidius impellens tactum, qui<text:line-break/>maxime a cibo</text:span></text:span> ia<text:span text:style-name="Default_20_Paragraph_20_Font"><text:span text:style-name="T2">cente ejsicitur. Alius est qui aegrius<text:line-break/>pang</text:span></text:span>i<text:span text:style-name="Default_20_Paragraph_20_Font"><text:span text:style-name="T2">tur, veluti motore. cubiti</text:span></text:span>s <text:span text:style-name="Default_20_Paragraph_20_Font"><text:span text:style-name="T2">propellente. .Ut qui in<text:line-break/>astectibus quibu</text:span></text:span>s<text:span text:style-name="Default_20_Paragraph_20_Font"><text:span text:style-name="T2">dam et in carnis fuperstuitatibus apparet.<text:line-break/></text:span></text:span>Haec per Deos utrum miracula dices , an deliramenta ? Ui-<text:line-break/>tam quidem pro artis prolixitate brevem , lue scilicet non</text:p>
      <text:p text:style-name="P3">brevem facit, fed <text:span text:style-name="Default_20_Paragraph_20_Font"><text:span text:style-name="T2">n</text:span></text:span>ihili sarit, qui tanto oneret eam acervo<text:line-break/>falsae meditationis. U<text:span text:style-name="Default_20_Paragraph_20_Font"><text:span text:style-name="T2">n</text:span></text:span>de nobis ergo rursum lu adsunt pus-<text:line-break/>sus granis et loris? Quin hanc initio prodidit differentiam,<text:line-break/>quum diceret <text:span text:style-name="Default_20_Paragraph_20_Font"><text:span text:style-name="T2">o</text:span></text:span>cto pulsuum qualitates esse? Nam ut ma-<text:line-break/>guitudiuem, celeritatem, vehementiam et reliqua, quo mi-<text:line-break/>nus gravitatem quoque adjungeret, quid causae erat? Un-<text:line-break/>de haec denuo n<text:span text:style-name="Default_20_Paragraph_20_Font"><text:span text:style-name="T2">o</text:span></text:span>va trag<text:span text:style-name="Default_20_Paragraph_20_Font"><text:span text:style-name="T2">o</text:span></text:span>edia? Granis pulsus quis est?<text:line-break/>qnot ponderum ? o Arehigenes , . explica nobis , quod ni fit-<text:line-break/>mas, n<text:span text:style-name="Default_20_Paragraph_20_Font"><text:span text:style-name="T2">o</text:span></text:span>mina tantum scripseris, rem dixeris nullam. Est<text:line-break/>quidam vehemens pulsus, ut illi tradiderunt, qui m<text:span text:style-name="Default_20_Paragraph_20_Font"><text:span text:style-name="T2">o</text:span></text:span>nstia<text:line-break/><text:span text:style-name="Default_20_Paragraph_20_Font"><text:span text:style-name="T1">n</text:span></text:span><text:span text:style-name="Default_20_Paragraph_20_Font"><text:span text:style-name="T2">o</text:span></text:span>n pr<text:span text:style-name="Default_20_Paragraph_20_Font"><text:span text:style-name="T2">o</text:span></text:span>diderunt, in ictu renitens. Cogn<text:span text:style-name="Default_20_Paragraph_20_Font"><text:span text:style-name="T2">o</text:span></text:span>scas, si premas<text:line-break/>arteriam, non leniter tangas. Causam alius aliam facit,<text:line-break/>aliam etiam vos Pneumatici vim c<text:span text:style-name="Default_20_Paragraph_20_Font"><text:span text:style-name="T2">o</text:span></text:span>ntentionis. De g<text:span text:style-name="Default_20_Paragraph_20_Font"><text:span text:style-name="T2">r</text:span></text:span>avitate<text:line-break/>mihi itidem expedi, naturam, rationem, dign<text:span text:style-name="Default_20_Paragraph_20_Font"><text:span text:style-name="T2">o</text:span></text:span>scendi ejus<text:line-break/>causam. Nam ridiculosissimus sis, quum, qui vehemens pul-<text:line-break/>sus sit, qui celer, qui magnus exponas et definias, qu<text:span text:style-name="Default_20_Paragraph_20_Font"><text:span text:style-name="T2">o</text:span></text:span>s<text:line-break/>etiam citra definitiones intelligemus, nisi semel simus Graecae</text:p>
      <text:p text:style-name="P3">linguae rudes; granis ver<text:span text:style-name="Default_20_Paragraph_20_Font"><text:span text:style-name="T2">o</text:span></text:span> hic pulsus qui sit, quem novum<text:line-break/>inducis nobis, non exponas , sed si nomen scripseris tantum,<text:line-break/>arbitreris aliquid consecuturum te. Enimvero non est hoc<text:line-break/>ulcere, sed blaterare. Si igitur vis, ut dixit Comicus,<text:line-break/>esse,</text:p>
      <text:p text:style-name="P1"><text:span text:style-name="Default_20_Paragraph_20_Font"><text:span text:style-name="T2">Carrire doctu</text:span></text:span><text:span text:style-name="Default_20_Paragraph_20_Font"><text:span text:style-name="T1">s, </text:span></text:span><text:span text:style-name="Default_20_Paragraph_20_Font"><text:span text:style-name="T2">verum ineptu</text:span></text:span><text:span text:style-name="Default_20_Paragraph_20_Font"><text:span text:style-name="T1">s </text:span></text:span><text:span text:style-name="Default_20_Paragraph_20_Font"><text:span text:style-name="T2">dicere,</text:span></text:span></text:p>
      <text:p text:style-name="Normal">esta erit rati<text:span text:style-name="Default_20_Paragraph_20_Font"><text:span text:style-name="T2">o</text:span></text:span> ; quod si non garrire velis , sed dicere aliquid<text:line-break/>ac d<text:span text:style-name="Default_20_Paragraph_20_Font"><text:span text:style-name="T2">o</text:span></text:span>cere , quonam sensu , quaque ratione in notitiam ve-<text:line-break/>niemus gravis hujus pulsus, demonstres fac nobis. Equi-<text:line-break/>dem certe ne lapidis quidem valeo gravitatem vel ligni co-<text:line-break/>gnoscere, nisi manibus sustollam, vel humeris imponam,<text:line-break/>vel appendam collo. Num igitur etiam manibus <text:span text:style-name="Default_20_Paragraph_20_Font"><text:span text:style-name="T2">n</text:span></text:span>ostris m-<text:line-break/>turia est aegroti libranda, aut attollenda, ut cogn<text:span text:style-name="Default_20_Paragraph_20_Font"><text:span text:style-name="T2">o</text:span></text:span>scamus ita<text:line-break/>demum pulsuum gravitatem? aut quid imperas, Archige-<text:line-break/>nes? His quidam ab illius schola senex n<text:span text:style-name="Default_20_Paragraph_20_Font"><text:span text:style-name="T2">o</text:span></text:span>nagenarius, Heus<text:line-break/>tu fili, respondit, remissus et segnis et turdus et cunctans<text:line-break/>pulsus erit. Rursus luo requisivimus. Quemnam tn re-</text:p>
      <text:p text:style-name="P3">missum, pater, appellas? tari inune an rarum ? nam non asse-<text:line-break/>quhnur. Qui postquam aliquantisper conticuisset, tardum<text:line-break/>respondit. Sane quidem de fegni, inquam, te non rogarim,<text:line-break/>quem plane etiam dices tardum esse. Imo etiam cunctans,<text:line-break/>inquit, tardus mea sententia esu Hi<text:span text:style-name="Default_20_Paragraph_20_Font"><text:span text:style-name="T2">n</text:span></text:span>c senex, quum ex<text:line-break/>omnibus his quatuor nominibus rem declarari unam ani-<text:line-break/>madvertisset, tarditatem pulsus, st<text:span text:style-name="Default_20_Paragraph_20_Font"><text:span text:style-name="T2">o</text:span></text:span>machari coepit rixari--<text:line-break/>que. Atque primum , quem cunctantem appellasset pulsum,<text:line-break/>non in tarditate motus dixit , fed in quietis longitudine esse<text:line-break/>positum, nam cunctari esse incipere tardare, deinde remis-<text:line-break/>fum et segnem veluti imbecillum esse, nam remitti, fatis-<text:line-break/>cere et imbecillum esse atque debilem idem de<text:span text:style-name="Default_20_Paragraph_20_Font"><text:span text:style-name="T2">n</text:span></text:span>otare..<text:line-break/>Tum illi subjeci: nil laboro. Etenim si iterum ac tertio<text:line-break/>eandem rem narrare velis, dabimus tibi; veritatem nos in-<text:line-break/>dagamus, non litigamus contentiose. Age cunctantem,<text:line-break/>inquam , de quietis longitudine accipiamus , et remissum fe-<text:line-break/>gnemque de imbecillitate. Prolude gravem pulsum menti.</text:p>
      <text:p text:style-name="P3">neris te remissum cousirrnasse esse etfegnem et tardum et<text:line-break/>cunctantem. Quumque de significationibus explicatius cu-<text:line-break/>perem discere, primo plane praeter unum tardum nihil de-<text:line-break/>monstrabat. Hunc - autem remissum et segnem diximus<text:line-break/>quali imbecillum esse; cunctantem de quietis longitudine ac-<text:line-break/>cipi; tardum tardum adhuc manere. Quere hoc quoque<text:line-break/>mihi denuo responde, an rarum esse languidum dicas. Ve-<text:line-break/>rurn, inquit. Quid autem diu quiescentem? nonne hunc<text:line-break/>etiam lices rarum ? Annuit. Igitur ex confessis , inquam,<text:line-break/>efficitur, gravem pulsum languidum pulsum simul et tar-.<text:line-break/>dum esse rarumque. Conticuit ad haec senex sane cum ma-<text:line-break/>gna gravitate. Verum si hoc, inquam, sic habet, non<text:line-break/>erit qualitas distincta ab iis quas omnes in ore habent, ea .<text:line-break/>quae est gravitatis, ied nomen concursui trium qualitatum<text:line-break/>attributum; quandoquidem simul languidum et tardum at-<text:line-break/>que rarum esse dicimus gravem. Quid dicas, inquit, non<text:line-break/>intelligo , et rixas concitas inanes ; fimulque his dictis dis-<text:line-break/>cessit, oculisque nos acerbis intuitus est ac minacibus.</text:p>
      <text:p text:style-name="P3">At paucis diebus apud aegr<text:span text:style-name="Default_20_Paragraph_20_Font"><text:span text:style-name="T2">o</text:span></text:span>tum quendam quum h<text:span text:style-name="Default_20_Paragraph_20_Font"><text:span text:style-name="T2">o</text:span></text:span>c ill<text:span text:style-name="Default_20_Paragraph_20_Font"><text:span text:style-name="T2">o spsc<text:line-break/></text:span></text:span>praefante fene tum aliis multis magni n<text:span text:style-name="Default_20_Paragraph_20_Font"><text:span text:style-name="T2">o</text:span></text:span>minis melicis,<text:line-break/>quum de symptomatibus quae tenerent aegr<text:span text:style-name="Default_20_Paragraph_20_Font"><text:span text:style-name="T2">o</text:span></text:span>tum , omnes at-<text:line-break/>limiti essent, ventris fluxum praediximus. Mox illi, unde<text:line-break/>id praedicer emus, requirebant. Quibus resp<text:span text:style-name="Default_20_Paragraph_20_Font"><text:span text:style-name="T2">o</text:span></text:span>ndimus: vel-<text:line-break/>Ius ad fusi<text:span text:style-name="Default_20_Paragraph_20_Font"><text:span text:style-name="T2">on</text:span></text:span>em nemo p<text:span text:style-name="Default_20_Paragraph_20_Font"><text:span text:style-name="T2">o</text:span></text:span>rtavit, innuentes iis multum abesse<text:line-break/>pi<text:span text:style-name="Default_20_Paragraph_20_Font"><text:span text:style-name="T2">o</text:span></text:span>s ut hoc intelligerent, qui ne lenissima quidem ferrent.<text:line-break/>Paucis post diebus de sinistra nare praefagivimus sanguinis<text:line-break/>profluvium , deinde etiam parotidas ; postea alia atque alia<text:line-break/>tum praediximus tum curavimus , quorum illi erant nupe-<text:line-break/>riti. Ubi quum issi instarent ut ex qua re eas commentatio-<text:line-break/>nes praenuntiatis et obitis, aperirem, perpetuo sistri, nec<text:line-break/>quicquam illis responsi deni, fed nobis ipsis dixi Cornici<text:line-break/>illud,</text:p>
      <text:p text:style-name="P1"><text:span text:style-name="Default_20_Paragraph_20_Font"><text:span text:style-name="T2">Ut ligna t</text:span></text:span>o<text:span text:style-name="Default_20_Paragraph_20_Font"><text:span text:style-name="T2">rtu</text:span></text:span>o<text:span text:style-name="Default_20_Paragraph_20_Font"><text:span text:style-name="T2">so nunqua</text:span></text:span>m <text:span text:style-name="Default_20_Paragraph_20_Font"><text:span text:style-name="T2">c</text:span></text:span>o<text:span text:style-name="Default_20_Paragraph_20_Font"><text:span text:style-name="T2">rr</text:span></text:span>i<text:span text:style-name="Default_20_Paragraph_20_Font"><text:span text:style-name="T2">ga</text:span></text:span>s,</text:p>
      <text:p text:style-name="P1"><text:span text:style-name="Default_20_Paragraph_20_Font"><text:span text:style-name="T2">Voride</text:span></text:span>s <text:span text:style-name="Default_20_Paragraph_20_Font"><text:span text:style-name="T2">nec arbor vetu</text:span></text:span>s, <text:span text:style-name="Default_20_Paragraph_20_Font"><text:span text:style-name="T2">alio si tran</text:span></text:span>s<text:span text:style-name="Default_20_Paragraph_20_Font"><text:span text:style-name="T2">fera</text:span></text:span>s,<text:line-break/>.P<text:span text:style-name="Default_20_Paragraph_20_Font"><text:span text:style-name="T2">r</text:span></text:span>o<text:span text:style-name="Default_20_Paragraph_20_Font"><text:span text:style-name="T2">duxerit si</text:span></text:span>o<text:span text:style-name="Default_20_Paragraph_20_Font"><text:span text:style-name="T2">l</text:span></text:span>o<text:span text:style-name="Default_20_Paragraph_20_Font"><text:span text:style-name="T2">nes.</text:span></text:span></text:p>
      <text:p text:style-name="P3">Potius enim alii Moysis et Christi sectatores decedant de-sua<text:line-break/>disciplina quam qui sectis sunt addicti et consecrati m<text:span text:style-name="Default_20_Paragraph_20_Font"><text:span text:style-name="T2">o</text:span></text:span>dici<text:line-break/>et philosophi. Itaque tandem ego cognovi magnas me et<text:line-break/>importunas ineptias lucrari, de re nulla cum illis disputan-<text:line-break/>do ; egoque in eo sum et ero ; et hos libros quum ce<text:span text:style-name="Default_20_Paragraph_20_Font"><text:span text:style-name="T2">r</text:span></text:span>to<text:line-break/>sciam, nisi uni sorte, aut alteri, qui singulari ingenio fit,<text:line-break/>doctrinaque utatur et meditatione et prae his omnibus iusa-<text:line-break/>nia liber sit illa circa Tectas , nemini propemodum fore usui ;<text:line-break/>attamen scribo, simul nec indocto ludens, et praesidio obli-<text:line-break/>viosae senectuti, ut dixit Plato, commentarios milli ipse<text:line-break/>comparans; simul familiarium etiam quorundam precibus<text:line-break/>gerens morem. At de iusigni imperitia atque etiam con-<text:line-break/>tentione hactenus est satis.</text:p>
      <text:h text:style-name="Heading_20_2" text:outline-level="2">Cap. 1U </text:h>
      <text:p text:style-name="P37">Jam ad institutum redeamus ac ostendar<text:line-break/>mus illis qui id valent assequi nomen tantum esse gravem<text:line-break/>pulsum, rem vero nullam. Nam si ut exArchigeniis nostra<text:line-break/>memoria sapientissimus, quum ad eum exponendum compel-</text:p>
      <text:p text:style-name="P3">feretur , sumebat, languidus erit et ta<text:span text:style-name="Default_20_Paragraph_20_Font"><text:span text:style-name="T2">r</text:span></text:span>dus et rarus ; ac si.<text:line-break/>hunc pulsum ostendere dicant a repletione naturam onerari ;<text:line-break/>atque eo esse appellandum gravem pulsum, eadem opera<text:line-break/>no<text:span text:style-name="Default_20_Paragraph_20_Font"><text:span text:style-name="T2">n</text:span></text:span> gravem modo, fed et crudum vocent et frigidum, ut<text:line-break/>qui non locus, atque repletionem, eruditarum humorum<text:line-break/>possit et frigiditatem arguere. Itidem certe biliosum quoque<text:line-break/>et pituitofum pulsum <text:span text:style-name="Default_20_Paragraph_20_Font"><text:span text:style-name="T2">n</text:span></text:span>on dubitabimus appellare, si. <text:span text:style-name="Default_20_Paragraph_20_Font"><text:span text:style-name="T2">t</text:span></text:span>eme<text:span text:style-name="Default_20_Paragraph_20_Font"><text:span text:style-name="T2">t<text:line-break/></text:span></text:span>apud nos sit receptum causarum illos efficientium ad eos esse<text:line-break/>nomina transferenda. Quere quod semper testor, quia apud<text:line-break/>illos non distinctum est peculiariter de differentiis pulsuum<text:line-break/>opus, separatim de dignoscendis iis, privatim etiam de prae-<text:line-break/>sagitione, eo i<text:span text:style-name="Default_20_Paragraph_20_Font"><text:span text:style-name="T2">n</text:span></text:span> has i<text:span text:style-name="Default_20_Paragraph_20_Font"><text:span text:style-name="T2">n</text:span></text:span>eptias impelluntur. .Ac Archigenes<text:line-break/>quidem in primo omnium genere pulsuum, quod in maguitu-<text:line-break/>dine consistit, de caulis eos efficie<text:span text:style-name="Default_20_Paragraph_20_Font"><text:span text:style-name="T2">n</text:span></text:span>tibus, veI praesagitione<text:line-break/>per eos verbum nullum fecit: sed differentias docuit hujus<text:line-break/>generis pulsuum, numenque earum cujusque tradidit, pau-<text:line-break/>ca quidem nonnullis locis de dignoscendo inserens, sed ne</text:p>
      <text:p text:style-name="P3">id quidem sciens <text:span text:style-name="Default_20_Paragraph_20_Font"><text:span text:style-name="T5">, </text:span></text:span>ut in<text:span text:style-name="Default_20_Paragraph_20_Font"><text:span text:style-name="T2">t</text:span></text:span>erius demonstrabimus. At. vero de<text:line-break/>fecundo genere, quod in vehementia consistit, ubi agit, ales<text:line-break/>simul tractatus confundit, non tantum de differentia et di-<text:line-break/>gnoscendo, sed et de causis eorum efficientibus disserens : ubi<text:line-break/>de plenitudine, confusior est etiam. Deinde, quando de<text:line-break/>rhythmo tractat, pauca de dignostica speculatio<text:span text:style-name="Default_20_Paragraph_20_Font"><text:span text:style-name="T2">n</text:span></text:span>e adjecit,<text:line-break/>ut plurimum vero in pruna fere perstitit. lu solo vero<text:line-break/>tractatu de ordine et perturbatione ordinis, aequalitate et<text:line-break/>inaequalitate, primam partem de pulsibus commentationis<text:line-break/>servare sinceram potuit, nec dignoscendi rationem lue, nec<text:line-break/>praesagitionem ex iis, imo nec causas attigit. At quo loco<text:line-break/>de gravi et levi, ut vocat, narrat, inter esta etiam id miri-<text:line-break/>fice scripsit ad hunc modum: <text:span text:style-name="Default_20_Paragraph_20_Font"><text:span text:style-name="T2">Quem</text:span></text:span> o<text:span text:style-name="Default_20_Paragraph_20_Font"><text:span text:style-name="T2">bscuru</text:span></text:span>m <text:span text:style-name="Default_20_Paragraph_20_Font"><text:span text:style-name="T2">pulsum<text:line-break/></text:span></text:span>n<text:span text:style-name="Default_20_Paragraph_20_Font"><text:span text:style-name="T2">unc nonnulli v</text:span></text:span>o<text:span text:style-name="Default_20_Paragraph_20_Font"><text:span text:style-name="T2">citarunt. </text:span></text:span>Quinam , bone vir , erat dicen-<text:line-break/>dum; in quanam illi nati Scythia: ut cognoscunt nomen<text:line-break/>obscurum ultra languidum nihil significare. Ambo enim ei-<text:line-break/>dem rei tribuunt Graeci; fed apud eos <text:span text:style-name="Default_20_Paragraph_20_Font"><text:span text:style-name="T5">τὸ άμυδρὸν </text:span></text:span>est fre-</text:p>
      <text:p text:style-name="P2">quentius. Ita duobus his pulsibus, grani et leri, Archigenis<text:line-break/>mu<text:span text:style-name="Default_20_Paragraph_20_Font"><text:span text:style-name="T2">n</text:span></text:span>eribus tantum est profectum, ut prolati temere sint et<text:line-break/>mullum habeant, quo dignoscantur, vestigium. Qui conse-<text:line-break/>quuntur, longe adhuc absurdius consati iunt. . Nam quae<text:line-break/>sit differentia pulsuum , quae gravitatem obtineat intro ver-<text:line-break/>gentem, me sime praeterit. Quae me res de integro coegit<text:line-break/>ex illius discipusis quaerere, quodnam sit aenigma. Qui<text:line-break/>quum lutricatius et absurdius responderent ipso auctore,<text:line-break/>animadverti plane esse homines, qui quae non intelligunt<text:line-break/>suspiciunt; quo Archigenes cognitu, <text:span text:style-name="Default_20_Paragraph_20_Font"><text:span text:style-name="T9">mih</text:span></text:span>i ridetur de indu-<text:line-break/>stria scripta sua obscurare multis lu locis. Equidem, quo-<text:line-break/>ties vergentis intro gravitatis milli in mentem venit, non<text:line-break/>possum me a ri<text:span text:style-name="Default_20_Paragraph_20_Font"><text:span text:style-name="T2">t</text:span></text:span>u abstinere. Apertum est enim aliam , quae<text:line-break/>suras vergit, gravitatem esse; atque haec cuti scilicet homi-<text:line-break/>uis .gravis est, altera ossibus; alioqui quomodo una foras, al-<text:line-break/>fera diceretur intro ve<text:span text:style-name="Default_20_Paragraph_20_Font"><text:span text:style-name="T2">r</text:span></text:span>gere? Quid jam? impeditam et re-<text:line-break/>pressam et submersam appellare pulsuum aliquam differen-<text:line-break/>xium, .nonne interpretes etiam desiderat? Quaenam stupe-</text:p>
      <text:p text:style-name="P3">dita est? Sane quae tardius ac per est movetur, impe-<text:line-break/>dita est; et quae rarior jusio est, tum quae intermittit et<text:line-break/>quae deficit; praeterea omnis inaequalis et inordinata,<text:line-break/>arhythma etiam adhaec jusio minor atque languidior ; omni-<text:line-break/>nohaec scilicet in impeditis sunt; nam impediri quidem cau-<text:line-break/>sam potius quam differentiam pulsus , denunciat. Repressa<text:line-break/>verum utrum ipsa quoque languida est, an parva? aut quid<text:line-break/>tandem a demersa vult differre? siquidem deme<text:span text:style-name="Default_20_Paragraph_20_Font"><text:span text:style-name="T2">r</text:span></text:span>sam dixeris<text:line-break/>parvam aliquam esse. At enim tardi prorsus nos fortasse<text:line-break/>fumus ; Archigenes vero solus ipsa Mercurius est , propter<text:line-break/>prudentiam. Ergo eum per erat, quali dens fit, homines<text:line-break/>ut doceret operam da<text:span text:style-name="Default_20_Paragraph_20_Font"><text:span text:style-name="T2">r</text:span></text:span>e; non ut nomina tantum couscri-<text:line-break/>beret: sed quod in clarioribus fecit et inditia quibus di-<text:line-break/>gnoscamus, adscriberet, Verum fi omnino studuisset aper-<text:line-break/>lis inliciis eos discernere, non tam inania verba fudisset im-<text:line-break/>prudens, quali vero non possimus nos item alios verbo te-<text:line-break/>nus plures fingere. Ac jam dico primum volantem pulsumi<text:line-break/>Nam qui issi magis demersum licebit licere quam volantem</text:p>
      <text:p text:style-name="P2">nobis? et hercle nutantem alium. Jam glutin<text:span text:style-name="Default_20_Paragraph_20_Font"><text:span text:style-name="T2">o</text:span></text:span>sum etiam<text:line-break/>quendam et friabilem dicam ; praeterea nigrum, splendidum,<text:line-break/>purum, turbidum, difficilem, hilarem. Quinetiam <text:span text:style-name="Default_20_Paragraph_20_Font"><text:span text:style-name="T5">βλιτυ-<text:line-break/>ριξόμεν</text:span></text:span><text:span text:style-name="Default_20_Paragraph_20_Font"><text:span text:style-name="T7">ο</text:span></text:span><text:span text:style-name="Default_20_Paragraph_20_Font"><text:span text:style-name="T5">ν </text:span></text:span>pulsum dixero et <text:span text:style-name="Default_20_Paragraph_20_Font"><text:span text:style-name="T5">σκινδαψιξόμενον </text:span></text:span>, si nomina tan-<text:line-break/>tum requirunt. Sed enim <text:span text:style-name="Default_20_Paragraph_20_Font"><text:span text:style-name="T5">τ</text:span></text:span><text:span text:style-name="Default_20_Paragraph_20_Font"><text:span text:style-name="T7">ο</text:span></text:span><text:span text:style-name="Default_20_Paragraph_20_Font"><text:span text:style-name="T5"> βλἰτ</text:span></text:span><text:span text:style-name="Default_20_Paragraph_20_Font"><text:span text:style-name="T7">ν</text:span></text:span><text:span text:style-name="Default_20_Paragraph_20_Font"><text:span text:style-name="T5">ρι, </text:span></text:span>ajunt, et <text:span text:style-name="Default_20_Paragraph_20_Font"><text:span text:style-name="T5">τὸ σκινδαψὸς<text:line-break/></text:span></text:span>plane nihil significant , Archigenis clara fiunt nomina. Quid<text:line-break/>tu bone vir dedita opera nugaris? Etenim <text:span text:style-name="Default_20_Paragraph_20_Font"><text:span text:style-name="T5">τό βλἰτ</text:span></text:span><text:span text:style-name="Default_20_Paragraph_20_Font"><text:span text:style-name="T7">ν</text:span></text:span><text:span text:style-name="Default_20_Paragraph_20_Font"><text:span text:style-name="T5">ρι </text:span></text:span>pul-<text:line-break/>sationem quandam significat et <text:span text:style-name="Default_20_Paragraph_20_Font"><text:span text:style-name="T5">τὸ σκινδαψὸς </text:span></text:span>non tantum <text:span text:style-name="Default_20_Paragraph_20_Font"><text:span text:style-name="T2">t</text:span></text:span>er-<text:line-break/>. vi, sed etiam instrumenti cujusdam est nomen. Sed quid</text:p>
      <text:p text:style-name="Normal">(dices, ni fallor) haec ad pulsus? Quid vero quae tu<text:line-break/>profers nomen ad illos faciunt, qumn illa, quae paulo ante<text:line-break/>recensui, tum praecipitatus, stridens, humidus apparens, fo-<text:line-break/>perosus, bombans, stupefactus, resolutus , intentus , inessi-<text:line-break/>cax, congelatus, dissiatus, cubitis propellens, occultatus,<text:line-break/>expulsor, gravis, crepens, madidus, congregatus, disgrega-<text:line-break/>tus, languescens, suffuratus, lancinusus, exagitatus, tetrice<text:line-break/><text:span text:style-name="Default_20_Paragraph_20_Font"><text:span text:style-name="T2">r</text:span></text:span>ecedens, et qui est cum arteria tractui occurrente, atque id</text:p>
      <text:p text:style-name="P3">genus nominum immensus numerus, quae separatim et sola<text:line-break/>aliquid signisicant, sed cum pulsibus nihil ipsis convenit, sic-<text:line-break/>ut nec quod dicitur humidius impelle<text:span text:style-name="Default_20_Paragraph_20_Font"><text:span text:style-name="T2">r</text:span></text:span>e quendam pulsum.<text:line-break/>Nam hoc rursus loco Aredngenes a pulsuum doctrina defle-<text:line-break/>ctit, quum humiditatis meminit, rei istius quidem ad prae-<text:line-break/>leniendum conducentis, at non ex pulsuum commentatione.<text:line-break/>Miscuit e<text:span text:style-name="Default_20_Paragraph_20_Font"><text:span text:style-name="T2">r</text:span></text:span>go eam cum connitente , quem ille vocat, ictu, qui<text:line-break/>a vehemente pulsu nihil distat; ac diffe<text:span text:style-name="Default_20_Paragraph_20_Font"><text:span text:style-name="T2">r</text:span></text:span>entiam quandamfe<text:line-break/>hanc fingit aliam doce<text:span text:style-name="Default_20_Paragraph_20_Font"><text:span text:style-name="T2">r</text:span></text:span>e, quum non alia sit; caete<text:span text:style-name="Default_20_Paragraph_20_Font"><text:span text:style-name="T2">r</text:span></text:span>um vehe-<text:line-break/>mens pulsus cum humiditate. Deinde ignaro speculationis<text:line-break/>hujus imponit, quasi mirificum quid sit, quod adscripsit, qui<text:line-break/>a cibo potissimum <text:span text:style-name="Default_20_Paragraph_20_Font"><text:span text:style-name="T2">r</text:span></text:span>ecente efficitur ; nam connitens ictus, in-<text:line-break/>quit, cum humilitate ab humidiora cibo potissimum recente<text:line-break/>fit. Hic subest aliqua, Archigenes, ratio, dicisque verum r<text:line-break/>indistincte tamen et co<text:span text:style-name="Default_20_Paragraph_20_Font"><text:span text:style-name="T2">nt</text:span></text:span>use , itaque obscure. Nam sic erat<text:line-break/>dicendum: ex cibis recenter mactatis vehemens generatur<text:line-break/>pulsus cum humiditate : atqui hoc non est <text:span text:style-name="Default_20_Paragraph_20_Font"><text:span text:style-name="T9">alium</text:span></text:span> pulsum a</text:p>
      <text:p text:style-name="P3">vehementi dicere , fed usum vehementem vel aliud quiddam,<text:line-break/>quod omnino pulsus non esu Jam etiam importune hoc lo-<text:line-break/>co tractat de commentatione, quae tractatui communis est<text:line-break/>De pulsuum causis et De praesagitione per eos. Sane prae-<text:line-break/>stabat illic retulisse, a cibo qui fiat pulsus: nosque, Archige-<text:line-break/>nes, dicimus, ut hic, ut <text:span text:style-name="Default_20_Paragraph_20_Font"><text:span text:style-name="T2">n</text:span></text:span>unc tu, negligenter, sed adhibitis<text:line-break/>propriis distinctionibus. Neque enim omnino fit a cibo qui-<text:line-break/>dem omni vehemens cum humiditate pulsus, sed modico<text:line-break/>quantitate et qualitate humido ; nam copiosior cibus non ve-<text:line-break/>frementem pulsum,. fed inaequalem ex languidis et.vehe-<text:line-break/>mentibus medlisque. Neque humidum efficit siccus, proin-<text:line-break/>de humiditate alimenti, quum humidior aliquando evaserit<text:line-break/>cutis. Neque enim ideo siemper , sini inest aliqua discretio.<text:line-break/>Etiam moderatum quantitate quum cibum excipiat vehemen-<text:line-break/>tia, humiditatem praestat nequaquam appellare; quae per <text:span text:style-name="Default_20_Paragraph_20_Font"><text:span text:style-name="T2">t</text:span></text:span>e<text:line-break/>quidem pulsus nunquam immutat, sud mentione .cibi mode-</text:p>
      <text:p text:style-name="P3">rati facta, vehementem licere ex eo pulsum oriri. At hoc,<text:line-break/>effi verum fit, tamen praecipue ad commentationem pe<text:span text:style-name="Default_20_Paragraph_20_Font"><text:span text:style-name="T2">r</text:span></text:span>tinet<text:line-break/>pulsuum caularum , delude ad praesagia. Sed de his non<text:line-break/>institueras agere. Quod si consule datur facultas <text:span text:style-name="Default_20_Paragraph_20_Font"><text:span text:style-name="T9">sim</text:span></text:span>ul et<text:line-break/>intempestive scribendi, non tantum a recente cibo sinto eum<text:line-break/>pulsum, sed et a balneis interdum et ab exercisationibus,<text:line-break/>itaque generari ; est enim, quum ex sus generetur. Atque<text:line-break/>quomodo generatur et qua ratione, si exposuisse ta<text:span text:style-name="Default_20_Paragraph_20_Font"><text:span text:style-name="T2">n</text:span></text:span>tum ha-<text:line-break/>beamus fatis, nihil ad docendum nobis profectum est: si di-<text:line-break/>stiucte explicemus, recesserimus ab instituta tractatione.<text:line-break/>Quere inanes istas nugas mittamus. At si quam nobis aliam<text:line-break/>potes differentiam pulsuum, ac scimus, tradere, trade; ne-<text:line-break/>que tantum nomina profer, sed significationem etiam eorum<text:line-break/>et totius modum dignoscendae rei. Caeterum rursus, ut<text:line-break/>haec omittamus, iis mox adjungit cubitis pulsantem pallium<text:line-break/>discinctum , relinquens et applicatum et progressum et re-<text:line-break/>gressum et calcitrantem et geniculantem et ventriculantem.</text:p>
      <text:p text:style-name="P3">Nam quae est ista nominum lex, quendam vocare cubitis<text:line-break/>pulsantem .et praeterire caeteros? Quin cubitis pulsantem,<text:line-break/>inquit, quasi indignantem pulsum vocamus. Jam male<text:line-break/>praeteris quasi tristantem, irascentem et succensentem. Ex-<text:line-break/>tra jocum, inquit, nam validum sic appellamus. Serio ago,<text:line-break/>bone vir, tu vero, quum validus dicendus sit, cubitis pul-<text:line-break/>santem vis nos dicere. Nam validum si diceres, qui fit hic<text:line-break/>validus, te rogem et qua illum ratione dignoscamus ; nempe<text:line-break/>vehementem quidem, ubi quum premimus arteriam , reniti-<text:line-break/>tnr; et contrarium illi languidum, quum obscuratus pre-<text:line-break/>mentibus nobis, dignoscimus. Validi vero, si etiam expli-<text:line-break/>ees rationem dignoscendi, f<text:span text:style-name="Default_20_Paragraph_20_Font"><text:span text:style-name="T2">r</text:span></text:span>uctum. tulerit aliquem tua do-<text:line-break/>ctrina; si minus, etiam nomen hic modo, rem tradideris<text:line-break/>nullam. Ubi magna ri, i<text:span text:style-name="Default_20_Paragraph_20_Font"><text:span text:style-name="T2">n</text:span></text:span>quit, subvertat tactum et impel-<text:line-break/>lati Atqui subvertebat et vehemens. At minus, inquit,<text:line-break/>quam lue, violenter. Ergo intense vehementem appellas<text:line-break/>validum hunc et cubitis pulsantem pulsum? Scilicet, in-<text:line-break/>qnit, hoc ipsum. Igitur jam etiam magnopere velocem fa-</text:p>
      <text:p text:style-name="P3">ciendum est nobis, ut non velocissimum, fed aliud quid ap-,<text:line-break/>p<text:span text:style-name="Default_20_Paragraph_20_Font"><text:span text:style-name="T2">o</text:span></text:span>llemus et magnopere magnum, non maximum, fed alio<text:line-break/>nomine, itaque reliquos. Quod si illis hoc fatis est , sive-<text:line-break/>latissimum dicant et maximum, tardissimum, rarissimum,<text:line-break/>creberrimumque , quin hic quoque sufficiat vehementissimum<text:line-break/>ulcere? Neque est duce<text:span text:style-name="Default_20_Paragraph_20_Font"><text:span text:style-name="T2">n</text:span></text:span>dum, finitimam aliquam veste-<text:line-break/>me<text:span text:style-name="Default_20_Paragraph_20_Font"><text:span text:style-name="T2">n</text:span></text:span>tiae memorari aliam differe<text:span text:style-name="Default_20_Paragraph_20_Font"><text:span text:style-name="T2">n</text:span></text:span>tiam.; nam quae in unoquo—<text:line-break/>que genere fiunt intentiones , non sunt extra genus : neque<text:line-break/>enim admodum album aliud ac album est neque admo-<text:line-break/>dum nigrum quicquam est praeter nigrum : itaque nec ad-<text:line-break/>rnodum veheme<text:span text:style-name="Default_20_Paragraph_20_Font"><text:span text:style-name="T2">n</text:span></text:span>s aliud est atque vehemens. Quere stant.<text:line-break/>haec omnia me<text:span text:style-name="Default_20_Paragraph_20_Font"><text:span text:style-name="T2">r</text:span></text:span>a deliramenta, quae necessario consequu<text:span text:style-name="Default_20_Paragraph_20_Font"><text:span text:style-name="T2">n-<text:line-break/></text:span></text:span>tur, quod isti o<text:span text:style-name="Default_20_Paragraph_20_Font"><text:span text:style-name="T2">r</text:span></text:span>dine non distinguunt ac digerunt, nec no-<text:line-break/>tionem si<text:span text:style-name="Default_20_Paragraph_20_Font"><text:span text:style-name="T2">n</text:span></text:span>gulorum pulsuum, nec causas quae eos efficiunt..<text:line-break/>Namque quod saepe jam diximus, qui veritatem spectat, de-.<text:line-break/>bet ab ipsis rebus ingressus , quot hae sint et quae explicare,.<text:line-break/>deinde nomina ipsis ponere; mox de iis dignoscendis age<text:span text:style-name="Default_20_Paragraph_20_Font"><text:span text:style-name="T2">r</text:span></text:span>e,</text:p>
      <text:p text:style-name="P3">ab his de caulis , postea de praesagitione ; id quod nos feci—<text:line-break/>mus. Atque in hoc opere, pulsuum differentias perscquuti<text:line-break/>omnes fumus. lu opere de pulsibus dignoscendis, quo pa-<text:line-break/>cto in quaque herum applicatis digitis , exacte debeant <text:span text:style-name="Default_20_Paragraph_20_Font"><text:span text:style-name="T2">t</text:span></text:span>eri-<text:line-break/>fici. Inde lucubrationem de causis composuimus. Secum-<text:line-break/>dum hanc de praesagitione.- Sed hoc loco, quandoquidem<text:line-break/>agimus de prima, quae quid referat ad artem colendam, pri-<text:line-break/>mo in libro explicavimus, summam jam sacramus disputa—<text:line-break/>tionis de vehementia.</text:p>
      <text:h text:style-name="Heading_20_2" text:outline-level="2">Cap. V. </text:h>
      <text:p text:style-name="P37">Pulsus est quidam qui tactum subvertit, id<text:line-break/>est valde et cum renisu quodam pulsat. Hunc sive vehe-<text:line-break/>mentem, sive contentum, sive quicquid risum est vocare,<text:line-break/>hoc constituto, dignosci scito eum, ubi plurimum digitus in-<text:line-break/>figimus, non leniter palpamus. Caula ejus facultatis ro-<text:line-break/>bm pulsus efficientis. Proinde si de medicis vocabulis pri-<text:line-break/>mo omnis nostra potestas sit instituendis , contentum eum<text:line-break/>pulsum, non vehementem appellemus; nunc quia a pluri-</text:p>
      <text:p text:style-name="P3">mis lam pridem vehemens est vocitatus, nomen nihil muta-<text:line-break/>mus; tametsi non simus nescii apud Graecos vehementiae<text:line-break/>nomen actioni semper tribui validae simul et citatae ; siqui-<text:line-break/>dem luctae vocantur vehemens quae cum contentione et ce-<text:line-break/>leritate fiunt. Ac eodem modo homines vehementes appel-<text:line-break/>fantur, qui cum contentione et celeritate operantur. Et<text:line-break/>hercle genus leonum appellant omnes vehemens, quoniam<text:line-break/>hujus quoque contentam actionem atque citatam conspi-<text:line-break/>ciunt. Quamobrem si missi nomen sit i<text:span text:style-name="Default_20_Paragraph_20_Font"><text:span text:style-name="T2">n</text:span></text:span>stituere liberum,<text:line-break/>simplicem pulsuum qualitatem renitentiam et evertentiunr<text:line-break/>tactum vim, vel robur, vel contentionem appellem, vel<text:line-break/>quid tale aliud; quae vero ex hac est et celeritate conflata,<text:line-break/>non vocem vehementiam. Nunc vero , quandoquidem ve-<text:line-break/>Irementiae nomen maxima pars medicorum usurpavit, pro<text:line-break/>una de primis differentiis esse, illud statui no<text:span text:style-name="Default_20_Paragraph_20_Font"><text:span text:style-name="T2">n</text:span></text:span> vitandum;<text:line-break/>atque ea re pulsantem valide pulsum nominari vehemen-<text:line-break/>tem, remisse languidum; neque quicquam interest, ro-</text:p>
      <text:p text:style-name="P3">beste dicas, an valenter, an violenter, an contente. Hu-<text:line-break/>jus causam moventis arterias robur suco facultatis esse: di-<text:line-break/>gnosci , si digitos alte iusigas. Nam quum ita attrectes , va-<text:line-break/>sidus pulsus videtur validior, quod acrius digitis prementi-<text:line-break/>bus resistat ; at imbecillus adeo nonuunquam concinit et deji-<text:line-break/>citor ab illis, ut privatum pulsu hominem dicas. Verum in<text:line-break/>loquentibus lucubrationibus de his tractabimus. Hic mihi<text:line-break/>finis esto hujus disputationis.</text:p>
      <text:h text:style-name="Heading_20_2" text:outline-level="2">Cap. VI. </text:h>
      <text:p text:style-name="P37">Nam ad decantatam illam volo jam me<text:line-break/>conserte plenitudinem, in qua omnes fuderunt medici junio-<text:line-break/>res, nec minus nobis certe negotii exhibiturum , non in hoc<text:line-break/>quidem solum opere, nam hoc quidem feras, sed multo plus,<text:line-break/>ubi de dignoscendo disseremus ; cujus fatemur quidem esse<text:line-break/>evidentem notionem, sed notitiam ejus repraesentari nega-<text:line-break/>mus sensui usiam ; verum de ea dignoscenda posthac dice-<text:line-break/>mus. De notione nunc, quandoquidem et sunt qui hunc</text:p>
      <text:p text:style-name="P3">co<text:span text:style-name="Default_20_Paragraph_20_Font"><text:span text:style-name="T2">n</text:span></text:span>turbent, verba faciamus. Itaque a rebus ipsis exordia-<text:line-break/>mur. Aut arteriae corp<text:span text:style-name="Default_20_Paragraph_20_Font"><text:span text:style-name="T2">o</text:span></text:span>ris. erit quaedam qualitas pleui-<text:line-break/>tudo , aut infusae substantiae. <text:span text:style-name="Default_20_Paragraph_20_Font"><text:span text:style-name="T5">Α </text:span></text:span>n<text:span text:style-name="Default_20_Paragraph_20_Font"><text:span text:style-name="T2">o</text:span></text:span>minibus hinc maxime<text:line-break/>incipias. Plenum dicimus d<text:span text:style-name="Default_20_Paragraph_20_Font"><text:span text:style-name="T2">o</text:span></text:span>lium vini esse et plenum fari-<text:line-break/>nae culeum ; sic etiam theatrum, sic curriculum , vel curiam<text:line-break/>esse plenam hominum dicimus, et contra vacuam. Haud<text:line-break/>aliter ventrem et os interdum dicimus ple<text:span text:style-name="Default_20_Paragraph_20_Font"><text:span text:style-name="T2">n</text:span></text:span>a esse, interdum<text:line-break/>vacua.</text:p>
      <text:p text:style-name="P1"><text:span text:style-name="Default_20_Paragraph_20_Font"><text:span text:style-name="T2">o</text:span></text:span>s <text:span text:style-name="Default_20_Paragraph_20_Font"><text:span text:style-name="T2">tibi sit plenu</text:span></text:span>m, <text:span text:style-name="Default_20_Paragraph_20_Font"><text:span text:style-name="T2">Th</text:span></text:span>yrsis <text:span text:style-name="Default_20_Paragraph_20_Font"><text:span text:style-name="T2">mea, mella dec</text:span></text:span>o<text:span text:style-name="Default_20_Paragraph_20_Font"><text:span text:style-name="T2">rum,<text:line-break/>Atque favi</text:span></text:span>s <text:span text:style-name="Default_20_Paragraph_20_Font"><text:span text:style-name="T2">plenum, Aegiali tibi carica cibu</text:span></text:span>s.</text:p>
      <text:p text:style-name="Normal"><text:span text:style-name="Default_20_Paragraph_20_Font"><text:span text:style-name="T1">I</text:span></text:span><text:span text:style-name="Default_20_Paragraph_20_Font"><text:span text:style-name="T2">n</text:span></text:span> summa quoduis vas , qu<text:span text:style-name="Default_20_Paragraph_20_Font"><text:span text:style-name="T2">o</text:span></text:span>d quidem internam habet ullam<text:line-break/>capacitatem, vel plenum, vel vacuum dicimus esse; quum<text:line-break/>ejus ab usio corpore uno, vel pluribus caparitas occupetur,<text:line-break/>plenum; vacuum, fi praeter aerem c<text:span text:style-name="Default_20_Paragraph_20_Font"><text:span text:style-name="T2">o</text:span></text:span>ntineat nihil. lta<text:line-break/>proprie omnes mortales et praeripue v<text:span text:style-name="Default_20_Paragraph_20_Font"><text:span text:style-name="T2">o</text:span></text:span>cant. Hic jam qui-<text:line-break/>datu ad <text:span text:style-name="Default_20_Paragraph_20_Font"><text:span text:style-name="T2">t</text:span></text:span>uas artes, qui traducunt., non jam proprie utique</text:p>
      <text:p text:style-name="P3">neque prima ratione, sed fecunda et tropice , hic lanam ap-<text:line-break/>pellavit plenam , . vinum ille , alius aliud , usu quisque rem<text:line-break/>aestimans ; nam illa quae perseverantem eum et constantem<text:line-break/>habet, hanc plenam vocant. Ut qui vinum gestarunt, quum<text:line-break/>diutissime fentiunt qualitatem perdurare, cujus si abeat ex-.<text:line-break/>templo et pereat vel qualitas, vel vis, vel usus, vacuum il-<text:line-break/>lud v<text:span text:style-name="Default_20_Paragraph_20_Font"><text:span text:style-name="T2">o</text:span></text:span>cant. Et vero sic sermonem quoque aliquando sal-<text:line-break/>sum vacuum appellanti Non tamen quum quempiam men-<text:line-break/>te vacuum esse dicant, metaphora jam utuntur; nec item,<text:line-break/>quum graciles homines corpus habere vacuum carne dicant<text:line-break/>et crassos plenum ; fed intelligentiam in his vasis servant et<text:line-break/>contenti, i<text:span text:style-name="Default_20_Paragraph_20_Font"><text:span text:style-name="T2">n</text:span></text:span> quibus, ut exposuimus, proprie et praecipue<text:line-break/>plenum et vacuum recepta sunt. Jam alia corpora fistulis<text:line-break/>inanibus cavernosa dicunt, non vacua, ut spongiam et pu-<text:line-break/>micem; namque aerem non numerant corpus, sid regionem<text:line-break/>quandam et locum vacuum ad excipienda corpora apposi-<text:line-break/>tam. At non qui ratione quicquam sinat de aere commen-<text:line-break/>tati mediet juxta, ac philosophi, vacuum eum pr<text:span text:style-name="Default_20_Paragraph_20_Font"><text:span text:style-name="T2">o</text:span></text:span>rsus esse</text:p>
      <text:p text:style-name="P3">putant, sed quidam , lu quo<text:span text:style-name="Default_20_Paragraph_20_Font"><text:span text:style-name="T2">r</text:span></text:span>um etiam nos sententia frenus,<text:line-break/>unum esse co<text:span text:style-name="Default_20_Paragraph_20_Font"><text:span text:style-name="T2">r</text:span></text:span>pus undique libi continuum, quod nusquam<text:line-break/>habet quicquam intextum vacui ; inii mullo corpora in va-<text:line-break/>cuo parva et prima committi, concurrere ct repelli, non<text:line-break/>connecti tame<text:span text:style-name="Default_20_Paragraph_20_Font"><text:span text:style-name="T2">n</text:span></text:span> nec consutili. Sed enim vacuum pulsum<text:line-break/>ita <text:span text:style-name="Default_20_Paragraph_20_Font"><text:span text:style-name="T2">n</text:span></text:span>on queas appella<text:span text:style-name="Default_20_Paragraph_20_Font"><text:span text:style-name="T2">r</text:span></text:span>e ac vulgus dicit vere vacuum ; . quip-<text:line-break/>pe tale non sit quicquam in orbe, ne per excellentiam qui-<text:line-break/>dem ; nam quum nullum existat omnino vacuum in mundo,<text:line-break/>qui sit per excelle<text:span text:style-name="Default_20_Paragraph_20_Font"><text:span text:style-name="T2">n</text:span></text:span>tiam quicquam vacuum ? Quere vacuum<text:line-break/>relinquitur, ut vocemus, quomodo culeum, vel utrem, vel<text:line-break/>calathum, vel saccum, vel omnino quodlibet vas. Quod<text:line-break/>si ile accipiamus, bifariam talem pulsum interpretabimur;<text:line-break/>uno modo, ut dolium , ubi aerem contineat tantum ; alte<text:span text:style-name="Default_20_Paragraph_20_Font"><text:span text:style-name="T2">r</text:span></text:span>o,<text:line-break/>ut utrem , vel culeum , vel aliud tale , cujus possunt tunicae<text:line-break/>considere, quemadmodum inflatus uter rino manet perpe-<text:line-break/>tuo vacuus, sed aeris plenus: quem si tamen evacues, ut<text:line-break/>undique considat plane, ibi fit vacuus. Itaque arterium esse</text:p>
      <text:p text:style-name="P3">aut eo modo vacuam dicemus, ut quae aerem contineat, ut<text:line-break/>quanquam sit plurimum iusiata et distenta, vacua fit tamen<text:line-break/>appellanda, aut non sic, verum ut de utribus retulimus,<text:line-break/>quando et aerem iis exhaurias. Prima quidem significatio-<text:line-break/>ne vacnus pulsus erit talis , qualem Erasistratus natura scm-<text:line-break/>per asserit ipsum esse; altera nihil a parvo differet; nam<text:line-break/>tertiam significationem nec A<text:span text:style-name="Default_20_Paragraph_20_Font"><text:span text:style-name="T2">r</text:span></text:span>chigenes, nec Agathinus, nec<text:line-break/>Magnus; nec Athenaeus, nec estus ex Pneumaticis me-<text:line-break/>dicis agnoscet ullus , quum pauca, inquam, corpora a<text:span text:style-name="Default_20_Paragraph_20_Font"><text:span text:style-name="T2">r</text:span></text:span>teria<text:line-break/>contineat, regionem autem vacuam plurimam, nullam enim<text:line-break/>in mundo repiriri existimant talem ; unitam vero sibi tutam<text:line-break/>substantiam. Reflat - ergo , flenti diximus , ut aut parvum<text:line-break/>pulsum , aut aereum vocemus vacuum ; itemque . contrarios<text:line-break/>iis plenos, magnum. et eum qui humidam speciem habet.<text:line-break/>Sed hos scilicet insulae substantiae ratione , cujus quidem<text:line-break/>maxime ratione appelles proprie vel plenum vel vacuum<text:line-break/>vas; at aliter arteriae corporis ratione, id est ejus tunica-</text:p>
      <text:p text:style-name="P3"><text:span text:style-name="Default_20_Paragraph_20_Font"><text:span text:style-name="T2">t</text:span></text:span>um, quas rectius sane duras et molles et non plenas voces<text:line-break/>vel vacuas, quod similare corpus (nili per metaphoram, quae<text:line-break/>in disciplina quae scientia est locum non habet] quod va-<text:line-break/>cautu vocetur , vel plenum, sit nullum. At si nomina pro-<text:line-break/>pria suppetant, his uti nos par sit ; si non, definitione prae-<text:line-break/>stet singulas res explicare quam a metaphora nomina mu-<text:line-break/>sari, si quidem docere instituas, non obtundere. Tamen<text:line-break/>apud eum quidem, qui jam rem dissicit, quo compendiosius<text:line-break/>explices , nominibus a metaphora sumptis et abusu nihil est<text:line-break/>causae quin rem exprimas ; verum omnium doctrina pruna<text:line-break/>rerum artificialium, quo aperta sit etldistincta, propria no-<text:line-break/>mina quaerit. Ergo arteriae corpus, hoc est ejus tunica,<text:line-break/>aut jusio durior est, aut mollior, aut moderata certe et in<text:line-break/>nativo flatu. . Nec vero hrhoc ipso jam vel aeraem quandam<text:line-break/>dicemus, vel humidam contineri substantiam ; unum est enim<text:line-break/>quod undequaque sibi cohaeret, <text:span text:style-name="Default_20_Paragraph_20_Font"><text:span text:style-name="T9">nisi</text:span></text:span> foraminibus quibusdam</text:p>
      <text:p text:style-name="P3">praeditum sit valde minutis; quae tamen omnino comple-<text:line-break/>ctantur etiam necesse est vel aeream substantiam , vel h<text:span text:style-name="Default_20_Paragraph_20_Font"><text:span text:style-name="T9">umi</text:span></text:span>-<text:line-break/>dant, vel halituosam , vel considant undique. Verum quae<text:line-break/>confiderunt, i<text:span text:style-name="Default_20_Paragraph_20_Font"><text:span text:style-name="T2">nster sun</text:span></text:span>t nulla plane obtinentium foramina;<text:line-break/>quae humorem vero, vel vaporem, vel aerem continent,<text:line-break/>mollius reddunt corpus arteriae. Itaque eodem revolvimur,<text:line-break/>quod dicebamus a principio aut dur<text:span text:style-name="Default_20_Paragraph_20_Font"><text:span text:style-name="T9">am</text:span></text:span>; esse arteriae tuus-<text:line-break/>eam aut mollem; nam qui inte<text:span text:style-name="Default_20_Paragraph_20_Font"><text:span text:style-name="T2">r</text:span></text:span>currit sermo , nullam de-<text:line-break/>monstrat tertiam naturam usiam , sed duarum commemora-<text:line-break/>tarum diversas generationis causas. Sed haec res quam di-<text:line-break/>co nihjl ad institutum pertinet. Equidem vel omnes liben-<text:line-break/>ter exposuerim durorum et mollium generationes, si id mihi<text:line-break/>ullum fructum posset ad praesens institutum ferre, idque<text:line-break/>dabo ope<text:span text:style-name="Default_20_Paragraph_20_Font"><text:span text:style-name="T2">r</text:span></text:span>am , ut quantum facere possim , brevissime expli-<text:line-break/>cem. Quandoquidem omnia corpo<text:span text:style-name="Default_20_Paragraph_20_Font"><text:span text:style-name="T2">r</text:span></text:span>a ex terra, aqua, aere<text:line-break/>et igne conflata sunt, in quibus exupe<text:span text:style-name="Default_20_Paragraph_20_Font"><text:span text:style-name="T2">r</text:span></text:span>at vel terrestre ele-<text:line-break/>mentum, vel aquosum, si gelu concreverit, non possunt ea<text:line-break/>non dura esse; in quibus igneum, vel aerum, vel humidum</text:p>
      <text:p text:style-name="P3">elementum ruconcretunr excellat, mollia haec omnia esse:<text:line-break/>Et item si f<text:span text:style-name="Default_20_Paragraph_20_Font"><text:span text:style-name="T2">o</text:span></text:span>raminibus sint praedita , vel meatibus : si fupe--<text:line-break/>rior ibi sit terrestris substantia, vel aquosa conereta, sarit<text:line-break/>necessari<text:span text:style-name="Default_20_Paragraph_20_Font"><text:span text:style-name="T2">o</text:span></text:span> ad t<text:span text:style-name="Default_20_Paragraph_20_Font"><text:span text:style-name="T2">o</text:span></text:span>tius corp<text:span text:style-name="Default_20_Paragraph_20_Font"><text:span text:style-name="T2">o</text:span></text:span>ris duritiem ; sin subtilis vel humi-<text:line-break/>da, <text:span text:style-name="Default_20_Paragraph_20_Font"><text:span text:style-name="T2">t</text:span></text:span>ed non concreta, ad mollitiem. Quae quum sic ha-<text:line-break/>beant, jure jam de illis quaesierimus, cuinam potissimum rei<text:line-break/>fubjectae assignent nomen plenitudinis. Sane enim aut du-<text:line-break/>ritienr vocant plenitudinem absolute , aut aliquam de com-<text:line-break/>memoratis ejus differentiis; differentiae erant, quum vel<text:line-break/>floritas excellit terrestris, vel concretio humida. Aut ergo mea-<text:line-break/>tus quosdam haec res habet, aut non habet. Similiter vacui-<text:line-break/>tatem, utrum mollitiem vocent, an quam ejus differentiam; cu-<text:line-break/>jus quidem erant etiam differentiae in excellentia aut tenuis<text:line-break/>substantiae, aut aquosae luconcretae. , Verum nasiam harmn<text:line-break/>committent, ut- respondeant; nam ita nihil profectu esse<text:line-break/>plenitudinem aliud ac duritiem statuerint; et vacuitatem ni-<text:line-break/>lrir aliud acmossitiem. Recedunt- veno a ratione omnibus</text:p>
      <text:p text:style-name="P3">modis quidam impudentius.; nonnulli sane verecunde ; su-.<text:line-break/>ga honesta quidem illa . ad spiritus recipit fe facultatem,<text:line-break/>nam quemadmodum alni,- ajunt., qualitas dicitur plenitu-<text:line-break/>do., si spiritus quaedam est plenitudo. .Atqui quum<text:line-break/>jam hic petimus, vini quam plenitudinem appellent, ut<text:line-break/>declarent, non .posse dicunt rem explicari. Quomodo<text:line-break/>igitur cedo audetis nominare quod explicari non va-<text:line-break/>let, aut discere de vobis .nos speratis? Nam si nec docere<text:line-break/>rem valetis, nec explicare oratione, qui tandem aliquid dis-<text:line-break/>camus de scriptis vesicis, aut judicemus ? - Enimvero en vo-<text:line-break/>bis, inquiunt, in aegrotis. ostendo plenum pulsum. , Recte<text:line-break/>igitur feceris , mihi crede , si quidem exprimi oratione ne-<text:line-break/>queat, sed monstrari, si nihil: de eo conscripseris., .rem au-<text:line-break/>tum nudam ostenderis nobis. At et scribis ut, si explicare<text:line-break/>possis, et ostendere non vales, si quidem. doctrina constare<text:line-break/>citra .interpretationem in ostendendo nulla .potest. Aduro-<text:line-break/>vere igitur me digitus. pubes ; scilicet. arteriae inde subiicis.<text:line-break/>En tibi plenus lue pulsus est, quem nunc sentis. At hoc, si</text:p>
      <text:p text:style-name="P3">simplex accidat et u<text:span text:style-name="Default_20_Paragraph_20_Font"><text:span text:style-name="T2">n</text:span></text:span>a pulsibus qualitas, recte dicatur <text:span text:style-name="Default_20_Paragraph_20_Font"><text:span text:style-name="T2">i</text:span></text:span> nunc<text:line-break/>quando variae hae vel vestra sententia sint, occurrant vero<text:line-break/>repente omnes ; absque interpretatione non potest fieri ut<text:line-break/>jam ullam ex illis intelligamus. Atqui jam tango, ut vis,<text:line-break/>arteriam, sed quia quid tu ex accidentibus ejus voces ple-<text:line-break/>nitndinem, me latet, nihilo ego ex tua ostensione intelligo<text:line-break/>clarius rem ac nuper quum ostenderes nihili Distendatur<text:line-break/>sane quum admoveam pulsui eligitos, plurimum in longitudi-<text:line-break/>nem et circulatim : si stringam etiam et premam , vi<text:span text:style-name="Default_20_Paragraph_20_Font"><text:span text:style-name="T2">o</text:span></text:span>lentius<text:line-break/>in tactum incurrat : videatur praeterea durus et velox. Et<text:line-break/>si violentum ejus occursum putem plenitudinem appellari,<text:line-break/>quid an non res ostensi<text:span text:style-name="Default_20_Paragraph_20_Font"><text:span text:style-name="T2">o</text:span></text:span>ni accidat absurda? nam quem ante<text:line-break/>didicimus vehementempulsum v<text:span text:style-name="Default_20_Paragraph_20_Font"><text:span text:style-name="T2">o</text:span></text:span>care , hunc jam oblivisei-<text:line-break/>mur, ac discimus appellere plenum. Quare aut aliud sym-<text:line-break/>pluma distentionis arteriae adducas, cui plenitudinis me ju-<text:line-break/>bes vocabulum tribuere; aut si nullum praeterea sit aliud,<text:line-break/>n<text:span text:style-name="Default_20_Paragraph_20_Font"><text:span text:style-name="T2">o</text:span></text:span>men invenis pulsibus, rem doces nullam. Nam si tibi</text:p>
      <text:p text:style-name="P3">hoc satisfaciat, si rem dicas n<text:span text:style-name="Default_20_Paragraph_20_Font"><text:span text:style-name="T2">o</text:span></text:span>n esse explicari oratione, da-<text:line-break/>bis certe mihi quoque ut. dicam alias esse praeter .illas, quas<text:line-break/>vos recenstustis,. qualitates pulsuum, quae in distentione ar-<text:line-break/>teriae advertantur, numero tres, . male a vobis neglectas. Si<text:line-break/>me rogatis quasnam has ? nominibus propriis exprimi dicam<text:line-break/>non posse, fed metaphora, si vultis, audebo docere. Nam<text:line-break/>ut vocem. quandam albam , esse aliquam nigram dicimus , sic<text:line-break/>pulsum etiam quendam album dixero esse, quendam nigrum :<text:line-break/>atque hanc .primam statim . qualitatem a vobis esse praeter-<text:line-break/>missem: alteram porro fecundam, ex qua vel dulcedo ali-<text:line-break/>qua eorum., vel amaritudo conspicitur: esse autem per<text:line-break/>metaphoram acripienda etiam haec. nomina,. quod. exprimi<text:line-break/>oratione res non possit,. demonstrari possit tamen. Ecce ti-<text:line-break/>bi. pulsum .ostendo hunc..aurarum. - Jam tertia qualitas est,<text:line-break/>non illa quidem verbis expressa, fed quae tamen p<text:span text:style-name="Default_20_Paragraph_20_Font"><text:span text:style-name="T2">o</text:span></text:span>ssit man-<text:line-break/>strati, ..voco eam, ut eam describam, acerbitatem; num<text:line-break/>in.<text:span text:style-name="Default_20_Paragraph_20_Font"><text:span text:style-name="T2">t</text:span></text:span>gustuu.ut animadvertimus acerbum succum, ita in. tactu</text:p>
      <text:p text:style-name="P3">arteriae occursum quasi acerbum. Qua si quis via insistat,<text:line-break/>non solum tres, verum etiam triginta dicet praetermissas esse<text:line-break/>pulsuum differentias. Et hoc mihi praeter caetera fac at-<text:line-break/>tendas , esse humorem qui proprie acerbus appelletur : ple-<text:line-break/>num vinum proprie nullum , quod si sic quis appellet, meta-<text:line-break/>phoca utitur, quemadmodum superius exposuimus.. Sane<text:line-break/>omnibus hotniuibus a propriis nominibus potestas estfrans-<text:line-break/>ferendi v a translatitiis autem alias ducendi metaphoras, non<text:line-break/>item: neque enim hoc est permittendum ne poetis quidem,<text:line-break/>nedum his, qui scientiam aliquam et disciplinam profitentur.<text:line-break/>Quere ah humoribus transferenti ad tactum nomen acerbum,<text:line-break/>quod .ab humoribus proprie incepit , ignoscendum est. At<text:line-break/>sta plenitudine, quae in gestu est, ad plenitudinem velis<text:line-break/>traducere, quae pcrripiatm tactu, parum legitime sime fa-<text:line-break/>cies. transitum. Quin etiam, qui ducit alteram a prima me-<text:line-break/>taphora, licentiam is superat poetarum. Nam hoc si <text:span text:style-name="Default_20_Paragraph_20_Font"><text:span text:style-name="T2">t</text:span></text:span>emel<text:line-break/>.concessum sit, hercle etiam tertiam a fecunda audebit et</text:p>
      <text:p text:style-name="P3">quartam: a tertia atque quintam a quarta facere mctapho-<text:line-break/>ramplat plane enecentur quos obtundunt. Tametsi nec a<text:line-break/>propriis licet quibuslibet nec positis transferre ; imo fi quis<text:line-break/>vel Pindarus fit etoceani folia dicat fontes, non collaudetur;<text:line-break/>ac multo magis, quum Veracem super incudem fabricare lin-<text:line-break/>guam, .aut aliud quid tale dicat. Sed enim nihil ita loqua-<text:line-break/>citatem efficit ut qui defignat quicquam et temerarius est in<text:line-break/>illis qnae ignorati Nam differentias cujusque rei, quot fuit<text:line-break/>numero qualesque specie , viri est i<text:span text:style-name="Default_20_Paragraph_20_Font"><text:span text:style-name="T2">n</text:span></text:span>venire logicam naviter<text:line-break/>meditati; deinde nomina eis instituere, rhetoris paries, aut<text:line-break/>verius dialectici sunt. Ubi ergo homines , qui nec logicam<text:line-break/>speculationem exacte tenent, nec interpretari valent, ad res<text:line-break/>aspirare quae superant ipsorum facultatem audeant, quum<text:line-break/>ipsi verba funditant, tum reprehensores impellunt, licet ma-<text:line-break/>xime studeant brevitati , in eandem orationis prolixitatem ;<text:line-break/>id scilicet quod mihi- nunc ulu venit. Siquidem a mea per<text:span text:style-name="Default_20_Paragraph_20_Font"><text:span text:style-name="T2">i<text:line-break/></text:span></text:span>petita brevitate divellit ipsorum me numerus erratorem;</text:p>
      <text:p text:style-name="P2">tamen faciam etiam hic ut sim quan<text:span text:style-name="Default_20_Paragraph_20_Font"><text:span text:style-name="T9">tum</text:span></text:span> possum brevis:<text:line-break/>quod quidem assequar, si generalia peccata atque communia<text:line-break/>omnium reprehendam et singul<text:span text:style-name="Default_20_Paragraph_20_Font"><text:span text:style-name="T2">o</text:span></text:span>rum privam praetermittan<text:span text:style-name="Default_20_Paragraph_20_Font"><text:span text:style-name="T2">t.<text:line-break/></text:span></text:span>Communia et generalia haec sunt: utrum certam qualitatem<text:line-break/>arteriae tunicae denunciet plenus pulsus, an insulae fubstan-<text:line-break/>tiae quantitatem, vel qualitatem, an innati spiritus (nam et<text:line-break/>h<text:span text:style-name="Default_20_Paragraph_20_Font"><text:span text:style-name="T2">o</text:span></text:span>c sunt ausi quidam licere j aut facultatem quandam , aut<text:line-break/>qualitatem.. .Ipfius enim c<text:span text:style-name="Default_20_Paragraph_20_Font"><text:span text:style-name="T2">o</text:span></text:span>rporis arteriae qualitates, quod<text:line-break/>paulo ante demonstrari, neque plenitudo v<text:span text:style-name="Default_20_Paragraph_20_Font"><text:span text:style-name="T2">o</text:span></text:span>cari, neque va-<text:line-break/>cultas, sed durities et mollities justius debuerunt: ipfius ve-<text:line-break/>ro insulae quantitatem substantiae recte quidem plenitudo-<text:line-break/>nem voces et vacuitatem, at lute<text:span text:style-name="Default_20_Paragraph_20_Font"><text:span text:style-name="T2">r</text:span></text:span> has nihil interest et ma-<text:line-break/>gnitudinem parvitatemque. Quod si non quantitatem, sed<text:line-break/>qualitatem substantiae contentae in <text:span text:style-name="Default_20_Paragraph_20_Font"><text:span text:style-name="T9">illis</text:span></text:span> den<text:span text:style-name="Default_20_Paragraph_20_Font"><text:span text:style-name="T2">o</text:span></text:span>tari a n<text:span text:style-name="Default_20_Paragraph_20_Font"><text:span text:style-name="T2">o</text:span></text:span>mini-<text:line-break/>bus istis dixerint; haudquaquam appellaverint pr<text:span text:style-name="Default_20_Paragraph_20_Font"><text:span text:style-name="T2">o</text:span></text:span>prie: esse<text:line-break/>tamen c<text:span text:style-name="Default_20_Paragraph_20_Font"><text:span text:style-name="T2">o</text:span></text:span>nfirmaverint quandam differentiam , sed eam sensui<text:line-break/>incognitam, ut lu libris De dignoscendis pulsibus <text:span text:style-name="Default_20_Paragraph_20_Font"><text:span text:style-name="T2">o</text:span></text:span>stende-</text:p>
      <text:p text:style-name="P2">mus. Spiritus veru plenitudo et vacuitas fala longe etiam<text:line-break/>minus percipi potest. Nam si quis, ut causam, eam in<text:line-break/>ostendendo sumat, roboris ejus vehementem pulsum statuet<text:line-break/>lignum et imbecillitatis languidum: qui autem haec posuerit,<text:line-break/>de secta erit Pneumatica. Quare vel lue, quod liquet, nec<text:line-break/>communem notionem, nec sensus affectum ad cognitionem<text:line-break/>- pervenientem proferet, sed <text:span text:style-name="Default_20_Paragraph_20_Font"><text:span text:style-name="T2">t</text:span></text:span>uum placitum colet. Atqui non<text:line-break/>est lu explicanda rei notione , neque lu dignoscenda ea ad-<text:line-break/>mittendum placitum, sunt enim communia omnium: .sed in<text:line-break/>solis causis praedicandum: quod nos faciemus lu commenta-<text:line-break/>riis De causis pulsuum: in quibus ut causas, quae pulsus<text:line-break/>variant, omnes referamus, placita attingere cogemur: hoc<text:line-break/>loco contra nullum debet oratio .vel levissime attingere<text:line-break/>decretum Haec duco lue de plenitudine et vacuitate fussi-i<text:line-break/>cere, quarum in libris de dignoscendis pulsibus ampliorem<text:line-break/>mentionem faciemus. Et etiam quae longissime nugatur de</text:p>
      <text:p text:style-name="P3">eis Archige<text:span text:style-name="Default_20_Paragraph_20_Font"><text:span text:style-name="T2">n</text:span></text:span>es, lu examinand<text:span text:style-name="Default_20_Paragraph_20_Font"><text:span text:style-name="T2">o</text:span></text:span> ejus libr<text:span text:style-name="Default_20_Paragraph_20_Font"><text:span text:style-name="T2">o</text:span></text:span> De pulsibus expli-<text:line-break/>calamus. Nam ita a prim<text:span text:style-name="Default_20_Paragraph_20_Font"><text:span text:style-name="T2">o</text:span></text:span> statueram, ut quatuor his lu-<text:line-break/>cubratio tribus essem c<text:span text:style-name="Default_20_Paragraph_20_Font"><text:span text:style-name="T2">o</text:span></text:span>ntentus, quarum jam mentionem ire-<text:line-break/>quentcr feci, primae hujus, quam nunc lu manibus habemus,<text:line-break/>alterius de dig<text:span text:style-name="Default_20_Paragraph_20_Font"><text:span text:style-name="T2">no</text:span></text:span>scendis pulsibus, tertiae de causis, qua<text:span text:style-name="Default_20_Paragraph_20_Font"><text:span text:style-name="T2">r</text:span></text:span>tae-<text:line-break/>de praesagitione. Verum quia alii me multi luduxerunt et<text:line-break/>impulerunt, ut in librum Ardrigenis De pulsibus scriberem,<text:line-break/>atque demonstraverunt modo bene illum dixisse, alicubi<text:line-break/>etiam offendisse, reddiderunt hanc nobis compendiosi<text:span text:style-name="Default_20_Paragraph_20_Font"><text:span text:style-name="T2">o</text:span></text:span>rem<text:line-break/>nar<text:span text:style-name="Default_20_Paragraph_20_Font"><text:span text:style-name="T2">r</text:span></text:span>ationem. Nam lue a singusis separatim discedemus, ac<text:line-break/>ipfa gener esta p<text:span text:style-name="Default_20_Paragraph_20_Font"><text:span text:style-name="T2">o</text:span></text:span>sthac persequemur, non perinde ut in fe-<text:line-break/>cund<text:span text:style-name="Default_20_Paragraph_20_Font"><text:span text:style-name="T2">o</text:span></text:span> ante hunc. Etiam hoc ipsi, in libro, qu<text:span text:style-name="Default_20_Paragraph_20_Font"><text:span text:style-name="T2">o</text:span></text:span> lori de<text:line-break/>vehementia diri, ut errata declararem, ipsa verba citavi<text:line-break/>Archigenis.</text:p>
      <text:h text:style-name="Heading_20_2" text:outline-level="2">Cap. VII. </text:h>
      <text:p text:style-name="P37">Quere ad disputationem jam de duritie et<text:line-break/>mollitie digressus famam ut lue quoque istos ostendam in<text:line-break/>nominibus esse lapfos: quamobrem in dignoscendo. etiam</text:p>
      <text:p text:style-name="P3">praesiagiendoque hallucinati. Nam quum una significatio sit<text:line-break/>propria utriusque nominis , usi<text:span text:style-name="Default_20_Paragraph_20_Font"><text:span text:style-name="T2">t</text:span></text:span>or e metaphoris hos mesa-<text:line-break/>phoras ducere. Nam quem sugit, ferrum, lapidem, lig<text:span text:style-name="Default_20_Paragraph_20_Font"><text:span text:style-name="T2">n</text:span></text:span>um<text:line-break/>dura.nos corpora vocare , oleum .vero et lac et aquam mol-<text:line-break/>lia? Arbitrum enim omnes nos homines habemus duricor-<text:line-break/>poris et mollis tactum. Hunc quum extrinsecus objectis<text:line-break/>applicamus, quae illum ostendimus recipere et quasi subeunti<text:line-break/>cedere, messia appellamus: contra quae xim afferunt cuti<text:line-break/>nostrae et protrudunt , si haec cedens urgentia intus excipiat,<text:line-break/>dura illa vocamus. Nam omnino si cedat et dejiciatur ab<text:line-break/>urgente, quod concidit, imbecillius omnes siquod dejicit va-<text:line-break/>silius vocant: nam hoc modo validus ventus non nos tan-<text:line-break/>tum prosternere et deturbare solet, verum etiam arbores ma-<text:line-break/>ximas atque naves. Et etiam nos ipsi aes,. ferrum, lapi-<text:line-break/>des, ligna et fi quid his sit durius, si modica sint mole,<text:line-break/>facile diruimus. Atque hactenus distat a duro validum:</text:p>
      <text:p text:style-name="P3">hoc enim, ut modo diximus, exturbat pristina fede et evertit,<text:line-break/>si quid attingat : durum, sied non validum, non extu<text:span text:style-name="Default_20_Paragraph_20_Font"><text:span text:style-name="T2">r</text:span></text:span>bat qui-<text:line-break/>dem, sied fulsit rem molliorem, excavans, suffodiens cogens-<text:line-break/>que eam. Atque haec Plato etiam dixit dura esse, quibus<text:line-break/>cedit nostra cero : mollia quae carni. At multo haec Ari-<text:line-break/>stoteles elimatius, qui non quod cedit vocat molle, sed ei<text:line-break/>addit modo, quod in seipsum , modo, quod loco non move-<text:line-break/>tur. Sive enim sic dicamus, Molle est quod in <text:span text:style-name="Default_20_Paragraph_20_Font"><text:span text:style-name="T2">t</text:span></text:span>e ipsum ce-<text:line-break/>dit: sive hoc modo, Molle est quod cedit, nec de loco mi-<text:line-break/>gratti bene definierimus. Jam si etiam simul utrumque ad-<text:line-break/>damus, ut lu secundo lib<text:span text:style-name="Default_20_Paragraph_20_Font"><text:span text:style-name="T2">r</text:span></text:span>o Aristoteles De generatione et in-<text:line-break/>teritu ferit, ac molle dicamus esse quod cedit in se ap<text:span text:style-name="Default_20_Paragraph_20_Font"><text:span text:style-name="T2">t</text:span></text:span>um,<text:line-break/>nec migrat: adhuc definiemus apertius: quod duobus pro-<text:line-break/>priis symptomatibus ob oculos ponamus: molle etenim tmn<text:line-break/>in <text:span text:style-name="Default_20_Paragraph_20_Font"><text:span text:style-name="T2">t</text:span></text:span>e ipsum cedit tum loco non movetur. Utrumque autem<text:line-break/><text:span text:style-name="Default_20_Paragraph_20_Font"><text:span text:style-name="T2">t</text:span></text:span>oli accidit illi: nam cedere quidem commune symptoma</text:p>
      <text:p text:style-name="P3">est mollis et imbecilli: at lu se ipsum, fossus est messis: et<text:line-break/>non lu seipsum , imbecilli tantum. Itemque ut lu vicinum<text:line-break/>Iocum migratio proprium infirmi est, ita non demigrare<text:line-break/>unius mollis. Prolude quod cedit in seipsum, nec migrat<text:line-break/>tamen, omnes Graeci vocant molle, et id quod eo illud atli-<text:line-break/>git, durum. Neque simt ut aliorum quorundam nominum<text:line-break/>diversae .significationes, si proprie appelles, non tropice,<text:line-break/>mollis et duii. omnino enim ea peritissimus omnium in<text:line-break/>distinguendis significationibus exponeret Aristoteles, quomo-<text:line-break/>do susurrus hoc in nisio secu<text:span text:style-name="Default_20_Paragraph_20_Font"><text:span text:style-name="T2">n</text:span></text:span>do libro De generatione et inter-<text:line-break/>itu disserens , de humido et ficco utrumque docuit hoc va-<text:line-break/>rias significatio<text:span text:style-name="Default_20_Paragraph_20_Font"><text:span text:style-name="T2">n</text:span></text:span>es habere : at no<text:span text:style-name="Default_20_Paragraph_20_Font"><text:span text:style-name="T2">n</text:span></text:span> durum et molle nec illo<text:line-break/>in libro multis dixit attribui, neque vero esto m ullo: <text:span text:style-name="Default_20_Paragraph_20_Font"><text:span text:style-name="T2">n</text:span></text:span>ec<text:line-break/>etiam Plato. Caeterum <text:span text:style-name="Default_20_Paragraph_20_Font"><text:span text:style-name="T2">n</text:span></text:span>ominis unam utriusque ambo illi<text:line-break/>viri reper erunt fignificationem , fiquidem proprie, ut dixi-<text:line-break/>mus, utaris, non tropice. Metaphora enim immensum signi-</text:p>
      <text:p text:style-name="P3">ficati<text:span text:style-name="Default_20_Paragraph_20_Font"><text:span text:style-name="T2">o</text:span></text:span>num numerum suppeditabit, n<text:span text:style-name="Default_20_Paragraph_20_Font"><text:span text:style-name="T2">o</text:span></text:span>n horum tantum no-<text:line-break/>mmum, sed et significationum aliarum omnium. Ade<text:span text:style-name="Default_20_Paragraph_20_Font"><text:span text:style-name="T2">o</text:span></text:span>que<text:line-break/>Plato ipse ait in Sophista : Dures mihi narras et reniten-<text:line-break/>tes homines, neutrum corpori quidem v<text:span text:style-name="Default_20_Paragraph_20_Font"><text:span text:style-name="T2">o</text:span></text:span>cabulum tribuens,<text:line-break/>nec durum, nec renitens, verum animo, ejusque p<text:span text:style-name="Default_20_Paragraph_20_Font"><text:span text:style-name="T2">r</text:span></text:span>aesertim<text:line-break/>moribus. Ad eundem modum vinum dixeris durum, per ..<text:line-break/>metaph<text:span text:style-name="Default_20_Paragraph_20_Font"><text:span text:style-name="T2">o</text:span></text:span>ram quidem: et vocem duram, studimn etiam et ri-<text:line-break/>tam; praeterea institutum, legem, ventum, aquam, si aut<text:line-break/>saevum, aut solitarium, aut mo<text:span text:style-name="Default_20_Paragraph_20_Font"><text:span text:style-name="T2">ro</text:span></text:span>sum, aut triste, aut con-<text:line-break/>c<text:span text:style-name="Default_20_Paragraph_20_Font"><text:span text:style-name="T2">o</text:span></text:span>etu aut superatu difficile, aut ejuscemodi quid aliud, ex<text:line-break/>metaphora voces. At durum corpus, quod pr<text:span text:style-name="Default_20_Paragraph_20_Font"><text:span text:style-name="T2">o</text:span></text:span>prie et pri-<text:line-break/>marie appellatur, renititur et nihil tangenti cedit. Eodem<text:line-break/>ver<text:span text:style-name="Default_20_Paragraph_20_Font"><text:span text:style-name="T2">o</text:span></text:span> modo hominem durum vocant, qui est solitarius et dis-<text:line-break/>sicilis atque ubique repugnat; legem etiam du<text:span text:style-name="Default_20_Paragraph_20_Font"><text:span text:style-name="T2">r</text:span></text:span>am et ju-<text:line-break/>dicem, qui a venia danda sunt <text:span text:style-name="Default_20_Paragraph_20_Font"><text:span text:style-name="T2">o</text:span></text:span>mnino alieni; at vinum<text:line-break/>durum , quum forti sit qualitate et violente<text:span text:style-name="Default_20_Paragraph_20_Font"><text:span text:style-name="T2">r</text:span></text:span> pungat vel ca-</text:p>
      <text:p text:style-name="P3">put, vel sensum gustatorium Jam aquam duram, quae iion<text:line-break/>facile concoquitur tardeque in corpus permeat et diutissime<text:line-break/>in praecordiis subsistit, et quicquid aliud, quod durmn vo-<text:line-break/>camus , non quidem proprie vel praecipue , sed per acci-<text:line-break/>dens et a quadam traducentes similitudlue, eo pacto appel-<text:line-break/>lamus. Quia vero multa corpori duro accidunt, unumquod-<text:line-break/>que eorum metaphoras suppeditat ; ursulo magis rcrirco ta-<text:line-break/>urea prima est negligenda significatio propria. Tangibile est<text:line-break/>etenim durum ac durities qualitas tangibilis. Quum ad<text:line-break/>gustum jam, velollactum, vel risum, vel auditum derives<text:line-break/>in oratione nomen, ibi auditorem oportet similitudluis cum<text:line-break/>proprio recordari. Etenim examen hoc est metaphorarum,<text:line-break/>recte sint, an secus sumptae : nam apertam quae similitudi-<text:line-break/>nem illustremque habeant probamus : obscuras et tectus re-<text:line-break/>pudiamus omnes. At <text:span text:style-name="Default_20_Paragraph_20_Font"><text:span text:style-name="T2">n</text:span></text:span>eque quicquam norunt aliud recen-<text:line-break/>tiores melici probatae interpretationis, quo illis sit, ut nihil</text:p>
      <text:p text:style-name="P3">sit obscurius : neque quod metaphorae, nisi in tempore, non<text:line-break/>sunt usurpandae. Sed enim si obscura sint duntaxat scripta<text:line-break/>istorum, minus sonasse culpes; nunc quandoquidem ipsam<text:line-break/>veritatem rerum, quas aggrediuntur doce<text:span text:style-name="Default_20_Paragraph_20_Font"><text:span text:style-name="T2">r</text:span></text:span>e, ineptis istis<text:line-break/>metaphoris labefactant, acerbius eos jure reprehendas.<text:line-break/>Quum vero eo insuper quis deveniat stuporis, ut quum pri-<text:line-break/>ma et peculiarissima nomina suis assignet rebus, accipiat per<text:line-break/>metaphoram significationes, qui feras?. Nam vocem albam<text:line-break/>ex metaphora intelliges, caeterum colorem album etiam<text:line-break/>aeque ex metaphora non accipere potes : nam lue nisi pro-<text:line-break/>prie albus dicatu<text:span text:style-name="Default_20_Paragraph_20_Font"><text:span text:style-name="T2">r</text:span></text:span>, quid jam aliud ex illis, quae proprie di-<text:line-break/>cuntur ? Sic etiam hominem acerbum vocamus per meta-<text:line-break/>phoram: vinum vero acerbum non item per metapho<text:span text:style-name="Default_20_Paragraph_20_Font"><text:span text:style-name="T2">r</text:span></text:span>am,<text:line-break/>sed praecipue etproprie. Nam ut si quis vinum Theraeum<text:line-break/>acerbum vocet, mox reprehensus sit perperam cense<text:span text:style-name="Default_20_Paragraph_20_Font"><text:span text:style-name="T2">r</text:span></text:span>e , qui<text:line-break/>vatum dulce, quod prorsus abest ab omni acerbitate, sic vo-</text:p>
      <text:p text:style-name="P3">cet, ineptus rideatur, si ea fe significatione dicat usurpasse<text:line-break/>acerbum vinum, qua hominesinterim esse dicimus acerbos,<text:line-break/>perinde ac injucundos, ita si quis tangibile aliquod corpus<text:line-break/>appellaverit durum , ac e<text:span text:style-name="Default_20_Paragraph_20_Font"><text:span text:style-name="T2">o</text:span></text:span> mod<text:span text:style-name="Default_20_Paragraph_20_Font"><text:span text:style-name="T2">o</text:span></text:span> vocabulum velit interpre-<text:line-break/>tari , quomodo vinum dicitur durum , luc sane parum mi-<text:line-break/>hi sapere videatur. Nam posteaquam omnes qualitates tan-<text:line-break/>gibiles sortitae nomina sunt, ex metaphora stultum est esta<text:line-break/>illis acc<text:span text:style-name="Default_20_Paragraph_20_Font"><text:span text:style-name="T2">o</text:span></text:span>mmodare. In olfactu vero omnium qualitatum sunt<text:line-break/>nomina, ubi translaticiis nominibus permittas uti. In tactu<text:line-break/>omnibus sua nomina sunt: id quod quodam loco Aristoteles<text:line-break/>docuit, atque nomina eorum ordine omnia exposuit: quae<text:line-break/>ipse quoque narrabo: Calor, frigus, siccitas, humiditas,<text:line-break/>gravitas, levitas, durities, mollities, lentor, friabilitas, as-<text:line-break/>peritas , laevor, crassities, tenuitas. Itaque exprimi tangi-<text:line-break/>biles omnes qualitates possunt et corpora non secus iis prae-<text:line-break/>dita ; quippe horumperiter septem sunt oppositae coniuga-<text:line-break/>tiones et nomina XIV. Prima est oppofitio calidi et frigi-</text:p>
      <text:p text:style-name="P3">di, altera sicci et humidi, tertia granis et lexis, qua<text:span text:style-name="Default_20_Paragraph_20_Font"><text:span text:style-name="T2">r</text:span></text:span>ta duri<text:line-break/>et messis, quinta lenti et friabilis, <text:span text:style-name="Default_20_Paragraph_20_Font"><text:span text:style-name="T2">t</text:span></text:span>exta asperi et laevis,<text:line-break/>feptima crassi atque tenuis. Quare insulsi nihil, <text:span text:style-name="Default_20_Paragraph_20_Font"><text:span text:style-name="T2">o</text:span></text:span>bsecr<text:span text:style-name="Default_20_Paragraph_20_Font"><text:span text:style-name="T2">o,<text:line-break/>a</text:span></text:span>ngeris, nec vocabulis latinis et <text:span text:style-name="Default_20_Paragraph_20_Font"><text:span text:style-name="T2">o</text:span></text:span>mnium Graec<text:span text:style-name="Default_20_Paragraph_20_Font"><text:span text:style-name="T2">o</text:span></text:span>rum com-<text:line-break/>manibus privatim abs te imponas significationes, sed cor-<text:line-break/>pus arteriae vel durum, vel molle primum et praecipue,<text:line-break/>at pulsum ejus statum denuntiantem non proprie nec pri-<text:line-break/>mo, sed per accidens dorum vel m<text:span text:style-name="Default_20_Paragraph_20_Font"><text:span text:style-name="T2">o</text:span></text:span>llem voces licet. Sive<text:line-break/>enim ipse arteriarum motus pulsus est, non proprie dixeris,<text:line-break/>si motum appelles durum, sive is quem tactui nostro insu-<text:line-break/>git ictus , sive sensus ictus, nihilo magis lue proprie et prae-<text:line-break/>cipus durus dicitur : fed denominatur scilicet duri corporis<text:line-break/>durus pulsus ; illud vtro fissum n<text:span text:style-name="Default_20_Paragraph_20_Font"><text:span text:style-name="T2">o</text:span></text:span>n aliunde den<text:span text:style-name="Default_20_Paragraph_20_Font"><text:span text:style-name="T2">o</text:span></text:span>minantes,<text:line-break/>neque per accidens , aut per metaphoram , aut abusum, ap-<text:line-break/>pellamus durum, sed proprie et praecipue. Proinde ubi<text:line-break/>quis pulsum dorum , aut ex qualitate spiritus dicat reprae-</text:p>
      <text:p text:style-name="P3"><text:span text:style-name="Default_20_Paragraph_20_Font"><text:span text:style-name="T2">t</text:span></text:span>entari talem, aut ex pr<text:span text:style-name="Default_20_Paragraph_20_Font"><text:span text:style-name="T2">o</text:span></text:span>prietate caloris, aut usia de re,<text:line-break/>quae enunciari verbis valet, non doceri tamen, rejiciemus<text:line-break/>eum, qui ista nugetur et garriat ; quod etiam facit Archige-<text:line-break/>nes lu <text:span text:style-name="Default_20_Paragraph_20_Font"><text:span text:style-name="T2">t</text:span></text:span>uo de pulsibus libro et lu fecundo de signis febris.</text:p>
      <text:h text:style-name="P21" text:outline-level="1"><text:bookmark-start text:name="bookmark6"/><text:span text:style-name="Default_20_Paragraph_20_Font">GALENI DE PVLSVVM DIFFERENTIIS<text:line-break/>LIBER IV.</text:span><text:bookmark-end text:name="bookmark6"/></text:h>
      <text:h text:style-name="Heading_20_2" text:outline-level="2">Cap. I.- </text:h>
      <text:p text:style-name="P37">Quantum ad artis opera complexus sit uti-<text:line-break/>litatis primus liber, diximus initio statim fecundi libri. Et-<text:line-break/>enim quantus fit universus numerus pulsuum, declaravimus,<text:line-break/>atque appellati<text:span text:style-name="Default_20_Paragraph_20_Font"><text:span text:style-name="T2">o</text:span></text:span>nes, quatenus quidem appellationes sunt, re-<text:line-break/>censuimus; jussique illi, qui ad c<text:span text:style-name="Default_20_Paragraph_20_Font"><text:span text:style-name="T2">o</text:span></text:span>mmentationis hujus vo-<text:line-break/>luerit commoditatem aspirare, <text:span text:style-name="Default_20_Paragraph_20_Font"><text:span text:style-name="T2">o</text:span></text:span>pus rev<text:span text:style-name="Default_20_Paragraph_20_Font"><text:span text:style-name="T2">o</text:span></text:span>lvere de pulsibus<text:line-break/>dign<text:span text:style-name="Default_20_Paragraph_20_Font"><text:span text:style-name="T2">o</text:span></text:span>scendis , quod fecundum hoc quatuor libris esit ex-<text:line-break/>plicatum : ab illo de causis lucubrationem quatuor libris :</text:p>
      <text:p text:style-name="P3">denique ad praesagitionem ex iis institutam pergere, quae<text:line-break/>quatuor etiam libris continetur. Nam quae in hoc opere de<text:line-break/>differentiis pulsuum a primo libro disputavi , et hercle quae<text:line-break/>nunc institui scribere, propter recenti<text:span text:style-name="Default_20_Paragraph_20_Font"><text:span text:style-name="T2">o</text:span></text:span>rum medicorum ina-<text:line-break/>nem l<text:span text:style-name="Default_20_Paragraph_20_Font"><text:span text:style-name="T2">o</text:span></text:span>quacitatem disserui, amicorum, quibus equidem mul-<text:line-break/>tum reluctatus sum, precibus adductus. Satius enim sta-<text:line-break/>luebant esse nequaquam inania et supervacanea attingere,<text:line-break/>nec volentem nolentem cum nugatoribus pugnare nugis. Sed<text:line-break/>enim quidam audacia sunt intoleranda: qui nescii quum sint,<text:line-break/>quantum in definiendo insit difficultatis , temere tamen dest-<text:line-break/>niuntn<text:span text:style-name="Default_20_Paragraph_20_Font"><text:span text:style-name="T2">o</text:span></text:span>u pulsus tantum, sed alia cuncta, tametsi defmitionum<text:line-break/>sit nullus usus, ubi res ipsae et ante definiti<text:span text:style-name="Default_20_Paragraph_20_Font"><text:span text:style-name="T2">o</text:span></text:span>nes intessigun-<text:line-break/>tur, ut in pulsus nomine, quod intelligunt etiam omnes m<text:span text:style-name="Default_20_Paragraph_20_Font"><text:span text:style-name="T2">o</text:span></text:span>rta-<text:line-break/>les, nedum medici. Nam ubi manum protendentes iis per-<text:line-break/>riguus carpum, mesiic<text:span text:style-name="Default_20_Paragraph_20_Font"><text:span text:style-name="T2">o</text:span></text:span>sque jubent pulsum tangere, est vero<text:line-break/>tum arbitrandum pulsus eos nomen usurpare, ut si <text:span text:style-name="Default_20_Paragraph_20_Font"><text:span text:style-name="T5">σκινδαψὸν</text:span></text:span></text:p>
      <text:p text:style-name="P3">dicerent, aut rem aliquam designantes, eam vocem pr<text:span text:style-name="Default_20_Paragraph_20_Font"><text:span text:style-name="T2">o-<text:line-break/></text:span></text:span>f errent? Equidem <text:span text:style-name="Default_20_Paragraph_20_Font"><text:span text:style-name="T2">r</text:span></text:span>ectius dixerim, rem eos certam .in-<text:line-break/>telligere, illique assignare nomen pulsus. Utrum jam itu<text:line-break/>proferunt pulsum, ut Hippocentaurum et Sirenas, .veI<text:line-break/>Scyllam, an rei certae, quae extet, nomen tribuunt?<text:line-break/>Rectius est- hic qu<text:span text:style-name="Default_20_Paragraph_20_Font"><text:span text:style-name="T2">o</text:span></text:span>que dicendum , si quid senti<text:span text:style-name="Default_20_Paragraph_20_Font"><text:span text:style-name="T2">o</text:span></text:span> , certae rei,<text:line-break/>quae reperiatur, e<text:span text:style-name="Default_20_Paragraph_20_Font"><text:span text:style-name="T2">o</text:span></text:span>s attribuere nomen pulsus, atque hanc<text:line-break/>rem esse arteriarum motum, quas quidem moveri omnibus<text:line-break/>hominibus , dum vivunt, conspiciunt omni in parte corporis,<text:line-break/>ubi corie. insunt. Jam in partibus etiam inflammatis pul-<text:line-break/><text:span text:style-name="Default_20_Paragraph_20_Font"><text:span text:style-name="T2">t</text:span></text:span>um quendam se ajunt animadvertere; ad haec tempora pul-<text:line-break/><text:span text:style-name="Default_20_Paragraph_20_Font"><text:span text:style-name="T2">t</text:span></text:span>are per febres urentes et a potu meri Largiore , praeterea<text:line-break/>in quibusdam doloribus capitis, maxime a solis ardore prole-<text:line-break/>ctis. Quae quum sibi invicem dederant, non requirunt<text:line-break/>multa verba, quibus scatent juniorum medicorum libri cum<text:line-break/>praeclaris istis c<text:span text:style-name="Default_20_Paragraph_20_Font"><text:span text:style-name="T2">onso</text:span></text:span>lationibus, quas invicem instituunt de<text:line-break/>definitione pulsus et de singulis ejus differentiis, ut vehe-</text:p>
      <text:p text:style-name="P3">mente, magno, pleno, aequali, ordinato et reliquis: de qui-<text:line-break/>bus amplius in illis disputari commentariis , quibus enarro<text:line-break/>pariter et exami<text:span text:style-name="Default_20_Paragraph_20_Font"><text:span text:style-name="T2">n</text:span></text:span>o Archigenis de pulsibus librum, quand<text:span text:style-name="Default_20_Paragraph_20_Font"><text:span text:style-name="T2">o<text:line-break/></text:span></text:span>etiam cum aliis medicis junioribus hunc vicum am<text:span text:style-name="Default_20_Paragraph_20_Font"><text:span text:style-name="T2">o</text:span></text:span>ris de-<text:line-break/>finitionum m<text:span text:style-name="Default_20_Paragraph_20_Font"><text:span text:style-name="T2">o</text:span></text:span>rbus est depastus, ut n<text:span text:style-name="Default_20_Paragraph_20_Font"><text:span text:style-name="T2">o</text:span></text:span>vam lu re n<text:span text:style-name="Default_20_Paragraph_20_Font"><text:span text:style-name="T2">o</text:span></text:span>va vocem.<text:line-break/>usurpem. Etsi isto malo Arehigenes esset indignus, in co-<text:line-break/>lenda arte vir non ignavus. Sed ut psora et lippitudine,<text:line-break/>qui propius accedunt quidam corripiuntur inriti, sic ad<text:line-break/>irtas definitionum nugas vir ille illectus est:, tametsi ad ar-<text:line-break/>tem colendam praeter caeteros ille contenderet. Quod er-<text:line-break/>go quae maxime ignorant, haec affectant, brexiillisosten-<text:line-break/>do, subeo que, ut nomen quorumlibet ponant. Deinde ubi<text:line-break/>haec egerint , versiculorum ab iis numerum requiro, quanto<text:line-break/>velint intervallo percurrere definitionem ejus, qua de re<text:line-break/>agitur. Sane quanquam mire stupidi sunt, pungit hoc ta-<text:line-break/>1nen illos specimen. Nam haec si de omnibus perinde di-<text:line-break/>camus, suigulis de nominibus singuli libri c<text:span text:style-name="Default_20_Paragraph_20_Font"><text:span text:style-name="T2">o</text:span></text:span>nscribi pos-</text:p>
      <text:p text:style-name="P3">sint: sint porro ve<text:span text:style-name="Default_20_Paragraph_20_Font"><text:span text:style-name="T2">r</text:span></text:span>siculi amplius mille. At nunc indignam<text:line-break/>rem videar subiisse, qui luducar, quo illorum inanes nugas<text:line-break/>detegam , de pulsibus mihi aliquid proponere.</text:p>
      <text:h text:style-name="Heading_20_2" text:outline-level="2">Cap. li. </text:h>
      <text:p text:style-name="P37">Sit ergo hoc ipsum primum atque clarissi-<text:line-break/>tuum pulsus : in quo si demonstrem , in quam incideru<text:span text:style-name="Default_20_Paragraph_20_Font"><text:span text:style-name="T2">n</text:span></text:span>t lo-<text:line-break/>quacitatem, simul de aliis apertus erit sermo. Pulsum igi-<text:line-break/>tur motum definiverunt arteriarunr esse. In quos disputem-<text:line-break/>tes aliqui, primum peccatum esse in definitione contendunt,<text:line-break/>qu<text:span text:style-name="Default_20_Paragraph_20_Font"><text:span text:style-name="T2">o</text:span></text:span>d praeteritum fit et cornis; nam in hunc modum desi-<text:line-break/>nire oportebat: Pullus est arteriarum et cordis motus.<text:line-break/>Assi non cordis aju<text:span text:style-name="Default_20_Paragraph_20_Font"><text:span text:style-name="T2">n</text:span></text:span>t,. sed arteriosae cordis partis addendum<text:line-break/>esse, ut haec fit definitio: Pulsus est arteriarum motus et<text:line-break/>ventriculi lu co<text:span text:style-name="Default_20_Paragraph_20_Font"><text:span text:style-name="T2">r</text:span></text:span>de arteriofi. Aut hercle sic : Pulsus est ar-<text:line-break/>teriarum motus et arteriofi ventriculi cordis. Quos rursus<text:line-break/>insimulant alii , qui volu<text:span text:style-name="Default_20_Paragraph_20_Font"><text:span text:style-name="T2">n</text:span></text:span>t male dictum esse , pulsum esse<text:line-break/>motum absolute, esse scilicet praeterea arteriarum alios</text:p>
      <text:p text:style-name="P3">motus et cordis; ut qui concoquit sanguinem in illis contum-<text:line-break/>tum et attrahit eum apponitque, praeterea qui excernit re-<text:line-break/>crementa ; quare definitioni adjiciendum fuisse speciem arte-<text:line-break/>ricum motus , ut propria illorum et non multorum motuum<text:line-break/>sit communis. Itaque hanc ipsi definitionem instituerunt:<text:line-break/>Pulsus est arteriarum et cordis dissentio atque contractio.<text:line-break/>Cujus quidem etiam definitionis tot suerunt correctiones,<text:line-break/>quot superioris; quum ei quidam adsurgerent cordis; alii<text:line-break/>non .simpliciter cordis, fied ar terrosae partis cordis; nonnulli<text:line-break/>arteriosi ventriculi; alii sinistri ventriculi; sunt enim qui et<text:line-break/>hoc annectunt ut tot existant definitiones. Pulsus est arte-<text:line-break/>ria<text:span text:style-name="Default_20_Paragraph_20_Font"><text:span text:style-name="T2">r</text:span></text:span>um et cordis distentio contractioque. Pulsus est arte-<text:line-break/>riarum et cordis arteriosae partis distentio ac contractio.<text:line-break/>Pulsus est arteriarum arteriosique. ventriculi cornis distentio<text:line-break/>et contractio. Pulsus est arteriarum et .sinistri ventriculi<text:line-break/>cordis distentio contractioque. .Jam cum omnibus sus belo<text:line-break/>lum est alii virorum catervae, qui non tantum haec, sed et<text:line-break/>membranas cerebri confirmant pulsare ; sunt qui etiam ce-</text:p>
      <text:p text:style-name="P3">rebrum ; alii utraque ; aliqui praecipue cerebrum , membra-<text:line-break/>nas per accidens. Contra alii nec membranas censent , nec<text:line-break/>cerebrum pulsare praecipue, caeterum ad arterias hoc per-<text:line-break/>linere, atque per accidens ad illa; nam attolli illa una cum<text:line-break/>arteriis ajunt, quas habent plurimas. Quamobrem si cum<text:line-break/>illis tantum attolluntur , nullam ipfa obtinentia facultatem<text:line-break/>ejus quem commemoravimus motus, nihil superiores defini-<text:line-break/>tiones amplius accessionis desiderant. Quod fi quam ut arte-<text:line-break/>riae obtinent facultatem peculiarem, cerebri et ejus mem-<text:line-break/>hranarum in definitione erit necessaria mentio, atque tota<text:line-break/>definitio haec erit: Pulsus est distentio et co<text:span text:style-name="Default_20_Paragraph_20_Font"><text:span text:style-name="T2">n</text:span></text:span>tractio cordis<text:line-break/>et arteriarum. atque cerebri et ejus membranarum. Sin<text:line-break/>autem alterum modo illorum ea est facultate, ejus satiemus<text:line-break/>unius mentio<text:span text:style-name="Default_20_Paragraph_20_Font"><text:span text:style-name="T2">n</text:span></text:span>em atque vel hunc lu modum definiemus, Pul-<text:line-break/>fus est distentio et contractio cordis et arteriarum atque<text:line-break/>membranarum ; vel sic : Pulsus est distentio et contra-<text:line-break/>etio cordis arteriarum cerebrique, ac <text:span text:style-name="Default_20_Paragraph_20_Font"><text:span text:style-name="T9">similis</text:span></text:span> unoquoque</text:p>
      <text:p text:style-name="P3">in genere Commemoratarum definitionum accessio fiet; nam<text:line-break/>quibusdam sutis, ut diri, fuit dixisse: Pulsus est diste<text:span text:style-name="Default_20_Paragraph_20_Font"><text:span text:style-name="T2">n</text:span></text:span>tio<text:line-break/>et contractio cordis et arteriarum ; quidam non ita absolute,<text:line-break/>fed vel arteriofi cordis ventriculi, vel sinistri, vel partis arte-<text:line-break/>riosae ejus adjecerunt. Jam cuilibet harum definitionum<text:line-break/>lu cerebrum, illimeningas; alii ut<text:span text:style-name="Default_20_Paragraph_20_Font"><text:span text:style-name="T2">c</text:span></text:span>unque adjungent, ex-<text:line-break/>istentque definitionum numerus non paucarum. At vero<text:line-break/>de cordis ventriculis est non minor illis disceptatio, quia ali-<text:line-break/>qui dextrum non arbitrantur pulsare , esii pulsare quidem,<text:line-break/>at non primo et sua sponte, sed una cum illo, qui spiritualis<text:line-break/>vocatur, moveri. Proinde qui sinistri ventriculi cornis, aut<text:line-break/>arteriosi, aut quoquo modo aliter appellent, fecerint men-<text:line-break/>tionem, ab istis hi dissidebunt, qui etiam putant dextrum<text:line-break/>pulsare. Alia praeterea major dissensio medicis jam olim<text:line-break/>de arteriis fuit; nam eas quidam sua sponte dicebant pulsare,<text:line-break/>ingenita praeditas, perinde ac cor, ea ri: de quorum nume-<text:line-break/>roeft Praxagoras: alii pulsare quidem, nam ipsam dis-</text:p>
      <text:p text:style-name="P3">tendi tunicam earum, contrahique non fiscus ac cor; fed<text:line-break/>facultatem non habere, qua hoc agunt, innatam, sed cordi<text:line-break/>referre acceptam ; in qua opinione Herophilus esu Erasi-<text:line-break/>stratus neutrum probat: contendit enim pulsare contra ac<text:line-break/>cor arterias, illud quum distenditur, repleri eo quod con-<text:line-break/>fequitur ad vacuatum; arterias, quum replentur, distendi;<text:line-break/>repleri autem immisso a corde dicunt spiritu. Simul itaque<text:line-break/>fieri utramque est necesse, dissentionem et repletionem earum,<text:line-break/>verum alteram a<text:span text:style-name="Default_20_Paragraph_20_Font"><text:span text:style-name="T2">n</text:span></text:span>tecedere alteri rationem causae obtinen-<text:line-break/>tem, in corde diste<text:span text:style-name="Default_20_Paragraph_20_Font"><text:span text:style-name="T2">n</text:span></text:span>tionem, repletionem in arteriis, ut cer-<text:line-break/>nrtur et in exte<text:span text:style-name="Default_20_Paragraph_20_Font"><text:span text:style-name="T2">rn</text:span></text:span>is rebus. Folles fabrorum, quia disten-<text:line-break/>duntur, p<text:span text:style-name="Default_20_Paragraph_20_Font"><text:span text:style-name="T2">r</text:span></text:span>oinde replentu<text:span text:style-name="Default_20_Paragraph_20_Font"><text:span text:style-name="T2">r</text:span></text:span>; sacci, culei, utres, quod im-<text:line-break/>pleantu<text:span text:style-name="Default_20_Paragraph_20_Font"><text:span text:style-name="T2">r</text:span></text:span>, idcirco distenduntur. Quare definitio, quae to-<text:line-break/>tam rei essentiam est ob oculos politura, nihil debet eorum<text:line-break/>quae illi praeripua fiunt et propria maxime omittere. Sed<text:line-break/>quandoquidem controversia de essentia est , necessario <text:span text:style-name="Default_20_Paragraph_20_Font"><text:span text:style-name="T2">t</text:span></text:span>ua</text:p>
      <text:p text:style-name="P3">erit cuique <text:span text:style-name="Default_20_Paragraph_20_Font"><text:span text:style-name="T2">t</text:span></text:span>ectae definitio ; proinde est Eraststrati discipulis<text:line-break/>ita definiendum , ut Eraststrati peculiare placitum ac dogma<text:line-break/>in pulsuum essentia simul appereat; Herophili asseclis, ut<text:line-break/>peculiare Heropluli ; aliisque similiter omnibus definitio si-<text:line-break/>gillatiur efficienda est suo placito constans ; ac vero jam hoc<text:line-break/>ipsum qui sciat, est illorum prope nemo. Atque est ope-<text:line-break/>rae pretium magis ferre definitionum esse genera duo prima;<text:line-break/>alterum quod plane rei notionem explicat ; quam qui po-<text:line-break/>nunt rei nomen habent; alterum, ut dictum est, quod docet<text:line-break/>essentiam. Virtus est sua utrique definitioni; illi quae no-<text:line-break/>tionem explicat, ut omnibus probetur, qui eadem utuntur<text:line-break/>lingua, nec ad rei essentiam aspiret; huic quae essentiam<text:line-break/>docet, ut ei quae notionem subjicit, consentiat, non fit ta-<text:line-break/>men eadem cum ea. Itaque hoc tibi primum fit indicium<text:line-break/>hominum inanium et vanorum, ubi eos rei propositae afferre<text:line-break/>unam definitionem audias. Nam sunt in quibus non jam<text:line-break/>duas , fied tres praestat vel quatuor facere ; primam quae</text:p>
      <text:p text:style-name="P3">ejusdem linguae omnibus h<text:span text:style-name="Default_20_Paragraph_20_Font"><text:span text:style-name="T2">o</text:span></text:span>minibus probetur, quae quidem<text:line-break/>de rei essentia nihil statuit, sed in nuda quiescit notione;<text:line-break/>alteram jam, quae aliquantum recedat a notione, atque non-<text:line-break/>nihil accedat ad essentium; ad haec tertiam, quae amplius<text:line-break/>cum de notione tum de essentia ostendat ac aperiat ; po-<text:line-break/>stremo qua<text:span text:style-name="Default_20_Paragraph_20_Font"><text:span text:style-name="T2">s</text:span></text:span>sam , quae doceat totum essentiam. Atque hanc<text:line-break/>quidem ostendendum est ad tertiam referri, quam rursus ad<text:line-break/>fecundam , atque illam quoque ad primam , prima vero<text:line-break/>debet ex se ipsa habe<text:span text:style-name="Default_20_Paragraph_20_Font"><text:span text:style-name="T2">r</text:span></text:span>e fidem, res perspicuas explicans ma—<text:line-break/>nifestasque. Unde definitionem eam Aristoteles nominis ap-<text:line-break/>pellaris, ut si definitionem diceret nomen luterpr e tentem;<text:line-break/>alteram definitionem (quidam essentialem vocaverunt] dest-<text:line-break/>titionem dicit esse, quae quid sit explanari nam quae sit cu--<text:line-break/>jusque definiti essentia, hac dicit docere; propria vero acri-<text:line-break/>dentis ejus una complecti definitionem notionis. Pu—<text:line-break/>sat aliam praeterea esse definitionem, quae essentiam rei do—</text:p>
      <text:p text:style-name="P3">ceat. Sed quid orationem produco tantis de rebus, quae<text:line-break/>commentaria flagitaverunt duo , quae in Aristotelis librum<text:line-break/>fecundum conscripsi posteriorum analyticorum ? In ipsi,<text:line-break/>tibi pulsu haec faciam, ut sigillatim quam potero brevissi-<text:line-break/>me ob oculos ponam; qui vero versatus exerritatusque<text:line-break/>prius est lu illis commentariis, facilius quae paro ulcere asse-<text:line-break/>quetur. Quibusdam in partibus cutis percipimus motum<text:line-break/>quendam, non modo si attingamus, fed interim ocusis etiam.<text:line-break/>Hic in omnibus -valentibus motus multis corporis partibus<text:line-break/>cernitur, de quibus est. carpus munus. Atque palam qui-<text:line-break/>dem animadvertimus quiddam de profundo ascendere et nos<text:line-break/>ferire, ab ictu interdum aperte id recedere, inde requies-<text:line-break/>cere. Interdum a primo statim species <text:span text:style-name="Default_20_Paragraph_20_Font"><text:span text:style-name="T2">r</text:span></text:span>epraesentatur re-<text:line-break/>quiescentis, ac deinde ascendentis iterum ferientisque atque<text:line-break/>mox recipientis <text:span text:style-name="Default_20_Paragraph_20_Font"><text:span text:style-name="T2">t</text:span></text:span>e rursus atque quiescentis , idque jam inde<text:line-break/>a nativitate hominis ad obitum usque facientis. Eum mo-<text:line-break/>tum omnes homines pulsum appellant. Hunc qui brevibus</text:p>
      <text:p text:style-name="P3">poterit interpretari, optime definitionem ille notionis esse-<text:line-break/>cerit, modo ut praetereat nihil, nec quicquam addat super-<text:line-break/>Hui ultra quae commemorari modo. Nam si quid etiam<text:line-break/>pusillum addiderit, fi quidem additio fit inutilis, inaniter<text:line-break/>garriat; si vero sit utilis, discedat ea re a notione ad rei<text:line-break/>essentiam ; ut si dicat , talem motum arteriarum esse pul-<text:line-break/>stun. Ea enim definitio non motum tantum, sed et qu<text:span text:style-name="Default_20_Paragraph_20_Font"><text:span text:style-name="T2">o</text:span></text:span>rum<text:line-break/>est, dederat; quum aperte sentiat quidem vulgus esse talem<text:line-break/>in corpore motum, sed non corpus ipsum cognoscat, quod<text:line-break/>movetur. Quod si quis non solum sic leviter arteriae vide-<text:line-break/>rit detracta cute externam figuram , sed tunicas etiam quot<text:line-break/>sint et quales perspexerit, lue praetergressus notionem est et<text:line-break/>longe vero etiam illo priore magis, qui foris eam tantum<text:line-break/>viderat. - At vero si facultatem. quoque repererit, qua pul-<text:line-break/>fant arteriae, atque motus utrum principium a fe ipsis ha-<text:line-break/>beant, an a corde, ac si ab hoc, qui tandem spiritualemne</text:p>
      <text:p text:style-name="P3">materiam immittente in vastorum internam caritatem, an<text:line-break/>facultatem quandam per tunicas illarum, ad haec qui ustus<text:line-break/>demum sit earum motus , is plane tenebit universam essen-<text:line-break/>tiam pulsuum generationis. Verumtamen ista quidem ne-<text:line-break/>queas definitione universa complecti; neque enim volunt de-<text:line-break/>finitiones quibus illae sunt cordi adeo esse immensas; unde<text:line-break/>fit ut nulla pulsuum sit definitio protius essentialis, autprae-<text:line-break/>louga erit. Adlidi prorsus, quod quum illorum quae ad<text:line-break/>essentiam pertinent, quidam ex junioribus medicis, aliis<text:line-break/>aliud adjecerunt, essentialem arbitrantur <text:span text:style-name="Default_20_Paragraph_20_Font"><text:span text:style-name="T2">t</text:span></text:span>e definitionem<text:line-break/>pulsus explicavisse. Ubi praeterea in eo maxbne peccant,<text:line-break/>quod solam definitionem protulerunt, quam vocant ipsi<text:line-break/>essentialem, nec ante dederunt desuutionem quae explicet<text:line-break/>notionem, quam, ubi de sus egimus , arbitram nos definitio-<text:line-break/>nis. essentialis ostendimus. Ad hujus etiam ignorationem<text:line-break/>merito pronuntiant quod stulte in mentem ipsis venit. Qua-<text:line-break/>re de integro exordiamur a notionis definitionibus , quas<text:line-break/>praeter quod perspectum est omnibus hominibus nihil de-</text:p>
      <text:p text:style-name="P3">morrstravrmus explicare. Talem autem invenio nullam pro-<text:line-break/>ditam , ne ab empiricis quidem , quorum erat praeter caele-<text:line-break/>ros hisce uti definitionibus , quas artifices isti graves in ap-<text:line-break/>pellationibus ne quidem definitiones dignantur , fed deseri-<text:line-break/>tiones et illustrationes vocare. Ac fiant quidem descriptiones<text:line-break/>tales: motus involutarius, qui in partibus est quibusdam ani-<text:line-break/>malium sanguine praestitorum quiete interpellatus. Quin-<text:line-break/>etiam si naturalem dixeris eum motum, vel non volunta-<text:line-break/>rium, vel citra appetitionem, nihil refert. Si item ad par-<text:line-break/>vas partes cutis fieri, aut non diuturnum esse, in descriptio-<text:line-break/>necossigas, perfectiorem notionem reddas. Jam fi nondum<text:line-break/>declinaveris sophistarum calumnias, appo<text:span text:style-name="Default_20_Paragraph_20_Font"><text:span text:style-name="T2">n</text:span></text:span>es motus nomini,<text:line-break/>sensibilis; quanquam hercle stultum potius timorem istae ad-<text:line-break/>ditiones quam probatam fiduciam arguunt. Nam motus<text:line-break/>nomen omnes homines illi solent tribuere, quem aperte<text:line-break/>tensus animadvertit, quandoquidem illos quos ratione per-<text:line-break/>fpicimus, argumentum est quoddam probabile, quod semper</text:p>
      <text:p text:style-name="P3">adesse omnibus corporibus, licet non rideantur moveri, de-<text:line-break/>monstrat. Jam ipsum nomen hoc, sensibile, duo de<text:span text:style-name="Default_20_Paragraph_20_Font"><text:span text:style-name="T2">n</text:span></text:span>otat,<text:line-break/>rem sensui repraesentari jam nunc, quo tempore dicatur;<text:line-break/>alteramque etiam, quae licet non sentiatur in praesenti,<text:line-break/>possit tamenr quomodo lapidem in alto dicimus sensibilem<text:line-break/>sua sponte esse, nimirum quod de natura sit sensibilium.<text:line-break/>Seusibilis ergo motus, quem quibusdam in partibus corpo-<text:line-break/>ris per totam ritam animadvertimus , pulsus appellatur. Hic<text:line-break/>quiete, ut suximus, interpellatur ; quod cautius quidam me-<text:line-break/>dici putant diri quam distentione et .contractione constare<text:line-break/>totum motum. Et quidem nihil est apertius quam motum<text:line-break/>in altum , latum et longum extendi in gracilibus maguisque<text:line-break/>pulsibus Porro alii his timidiores peculiares affectus seu-<text:line-break/>tire se tactus ajunt, pronunciare veriti rem externam ullam<text:line-break/>esse: quo illos scepticorum et haesitantium, qui vocantur,<text:line-break/>induxit institutio. Quare ab his discedamus: fortassis enim<text:line-break/>ne ullum se percipere motum dicere sustinebunt, si illis</text:p>
      <text:p text:style-name="P3">haesitatoribus credunt undequaqne. Sunt quidem certe<text:line-break/>nonnulli in sus, qui ne suos quidem ipsorum affectus probe<text:line-break/>fatentur fe agnoscere, quos vocant jure agrestes Pyrrhonios.<text:line-break/>Adisses ver<text:span text:style-name="Default_20_Paragraph_20_Font"><text:span text:style-name="T2">o</text:span></text:span> nos conferamus, qui non dissimulanter motum<text:line-break/>ridere se putant cujusdam subter cutem corp<text:span text:style-name="Default_20_Paragraph_20_Font"><text:span text:style-name="T2">o</text:span></text:span>ris in longum,<text:line-break/>latum prusundumque extensi, quando aliis sunt moderatio-<text:line-break/>res, atque admoneamus eos discissa cute, vel de industria<text:line-break/>nostra , vel . casu aliquando , ut attendant quid fit sub ea<text:line-break/>quod moveri videtur. Sane enim vas aperte cernent assi-<text:line-break/>mlle venae, nili quatenus duplicem tunicam et longe robu-<text:line-break/>stiorem habet, quod arteriam vocamus. Clare etiam<text:line-break/>quod obscurius ridebant antea perspicient, hoc vas in<text:line-break/>omnes partus distendi. Haud aliter denudatum moveri cor<text:line-break/>conspicietur, ac cerebrum etiam, ut audeant dice<text:span text:style-name="Default_20_Paragraph_20_Font"><text:span text:style-name="T2">r</text:span></text:span>e tandem<text:line-break/>motum, quem in pulsuum generati<text:span text:style-name="Default_20_Paragraph_20_Font"><text:span text:style-name="T2">o</text:span></text:span>ne animadvertunt, in<text:line-break/>corporibus fieri quae commemoravimus; sed an primo et<text:line-break/>per se cordis dexter ventriculus , an una simul cum sinistro</text:p>
      <text:p text:style-name="P3">motus, iisdem atque ille modulis pulsare rideatur, nolet<text:line-break/>inquirere qui primo tranfitu a notione vulgari progressus<text:line-break/>est ad essentiam. Nec siccus in pulsu, qui in cerebro ani-<text:line-break/>mad vertitur, indagare deprecabitur, utrum primo id et per<text:line-break/>fe agat, an una cum suis arteriis attollatur, multis illis ac<text:line-break/>ingentibus. Qui autem hoc est audacior in decernendo de<text:line-break/>pultibus, istud addet etiam. Integram definitionem pulsus<text:line-break/>facias, si superioribus coniungas usum eorum generationis:<text:line-break/>quem in commentario nos de usu pulsuum innati caloris<text:line-break/>esse diximus tutelam.; si quidem sciat qui eam definitionem<text:line-break/>facit, quo fiat pacto, ut nativi caloris mediocritas fervetur ;<text:line-break/>utrum quod motu ventiletur, an quod frigidi aeris cogatur<text:line-break/>occursu, ut dissolvatur difficilius , au quod fumosis purgetur<text:line-break/>atque fuliginosis excrementis. Facere praeterea ad anima-<text:line-break/>lem procreandum spiritum ostendimus substantiam, quam<text:line-break/>spiritualem habent arteriae. Jam et. ad essentiam pulsuum</text:p>
      <text:p text:style-name="P3">pertinet, utrum quum arteriae diste<text:span text:style-name="Default_20_Paragraph_20_Font"><text:span text:style-name="T2">n</text:span></text:span>duntur, tum accidat in<text:line-break/>ipsas materias affici , an ubi confidant. Atque de excretio- .<text:line-break/>ne alicuius ex arteriis , eadem est rati<text:span text:style-name="Default_20_Paragraph_20_Font"><text:span text:style-name="T2">o</text:span></text:span>, .siquidem attrahi de-<text:line-break/>monstravimus quum distenduntur, et quum contrahuntur ex-<text:line-break/>cerni. Qui vero de secta sunt, quam pneumaticum vocant,<text:line-break/>i<text:span text:style-name="Default_20_Paragraph_20_Font"><text:span text:style-name="T2">n</text:span></text:span> contractione putant attrahi, in distentione excerni. Alius<text:line-break/>porro his in definiendo pulsu causam ejus efficientem addet,<text:line-break/>de qua in quaestionem venit, vitalian<text:span text:style-name="Default_20_Paragraph_20_Font"><text:span text:style-name="T2">o</text:span></text:span> fit, an animalis fa-<text:line-break/>cultas , an omnino ne facultas quidem , ut asserit Asclepi<text:span text:style-name="Default_20_Paragraph_20_Font"><text:span text:style-name="T2">o-<text:line-break/></text:span></text:span>des. Quare definitionem, quam vocat, essentialem, quae<text:line-break/>est oratio essentiam rei docens , planum est genus explicatu-<text:line-break/>rani esse et. differentias et usum generationis, causam item<text:line-break/>efficientem , ad haec materialem aut instrumentalem , aut<text:line-break/>quoquo modo velis appellare , ut genus; aut motum , aut<text:line-break/>actionem, aut passionem arteriarum ; differentias, quod per<text:line-break/>distentionem et contractionem quodque sponte; usum, quod<text:line-break/>lunari caloris nomine, vel spiritus vitalis generandi, aut</text:p>
      <text:p text:style-name="P3">hercle etiam animalis; causam efficientem, quod vis sit<text:line-break/>quaedam cor distendens et arterias, aut vitalis. aut anima-<text:line-break/>lis , .aut utraque ; materialem et instrumentalem, coufor-<text:line-break/>mationem arteriarum ad actionem, .quam dixi appositam.<text:line-break/>lta suam quaeque secta rationalis so<text:span text:style-name="Default_20_Paragraph_20_Font"><text:span text:style-name="T2">r</text:span></text:span>tietur definitionem.<text:line-break/>Namque pulsum dicet Erallltratus motum esse arteriarum per<text:line-break/>distentionem et contractionem, quem facultas efficit vitalis et<text:line-break/>animalis, ad implendas arterias spiritum continentes vita-<text:line-break/>lem; Asclepiades, motum esse arteriarum per distentionem<text:line-break/>et contractionem, quae spiritu implentur, quum extenuan-<text:line-break/>tu r, quum confidunt earum tunicae, evacuantur. Nos Vero<text:line-break/>dicemus actionem esse pulsum peculiarem, praecipue cor-<text:line-break/>dis, deinde arteriarum, quae distentione et contractione<text:line-break/>moventur a facultate vitali, quo caloris nativi mediocritas<text:line-break/>retineatur, generetur autem in cerebro spiritus animalis.<text:line-break/>Atque ad modum harum definitionum, qui de <text:span text:style-name="Default_20_Paragraph_20_Font"><text:span text:style-name="T9">alii</text:span></text:span>s <text:span text:style-name="Default_20_Paragraph_20_Font"><text:span text:style-name="T2">t</text:span></text:span>ectis</text:p>
      <text:p text:style-name="P3">simt, definrent pulsum, ubique pro <text:span text:style-name="Default_20_Paragraph_20_Font"><text:span text:style-name="T2">t</text:span></text:span>uis quisque suppositio-<text:line-break/>uibus.. Proinde si perlecte definiant, consenserint mutuo ;<text:line-break/>sic angustius , vel latius , vel aliqua ex parte minus bene,<text:line-break/>non convenerint. Hujus habes argumentum maximum,<text:line-break/>quod Herophili discipusi, qui quidem pulsum aggressi primi<text:line-break/>sunt definire, inter <text:span text:style-name="Default_20_Paragraph_20_Font"><text:span text:style-name="T2">t</text:span></text:span>e disceptarunt; tum vero etiam quod<text:line-break/>cum his Erasistrati discipusi digladiantes (nam floruerunt<text:line-break/>ambae hae scholae ab Herophili obitu) usiam etiam pulsus<text:line-break/>definitionem instituunt, dissidentes et inter <text:span text:style-name="Default_20_Paragraph_20_Font"><text:span text:style-name="T2">t</text:span></text:span>e mutuo et a dis-<text:line-break/>cipulis Herophili. Nam veteres quidem relictis definitioni-<text:line-break/>bus docebant, significationes declarantes nominum; quibus<text:line-break/>utebantur, ea interpretandi forma, qua Homeri dictiones<text:line-break/>grammatici aliorumque antiqu<text:span text:style-name="Default_20_Paragraph_20_Font"><text:span text:style-name="T2">o</text:span></text:span>rum <text:span text:style-name="Default_20_Paragraph_20_Font"><text:span text:style-name="T2">o</text:span></text:span>mnium explicant.<text:line-break/>Nam in hac interpretati<text:span text:style-name="Default_20_Paragraph_20_Font"><text:span text:style-name="T2">o</text:span></text:span>ne, quod haud dum liquet, ex al-<text:line-break/>tera declaratur; ut in dicti<text:span text:style-name="Default_20_Paragraph_20_Font"><text:span text:style-name="T2">o</text:span></text:span>ne <text:span text:style-name="Default_20_Paragraph_20_Font"><text:span text:style-name="T5">πίσυρες, </text:span></text:span>nam h<text:span text:style-name="Default_20_Paragraph_20_Font"><text:span text:style-name="T2">o</text:span></text:span>c iir<text:line-break/>versu,</text:p>
      <text:p text:style-name="P1">— — <text:span text:style-name="T8">Π</text:span><text:span text:style-name="Default_20_Paragraph_20_Font"><text:span text:style-name="T5">ίσυρες ἐριαυχενες </text:span></text:span><text:span text:style-name="Default_20_Paragraph_20_Font"><text:span text:style-name="T6">ἵπποι</text:span></text:span>,</text:p>
      <text:p text:style-name="P3">nondum quid significet constat. Sed ibi:</text:p>
      <text:p text:style-name="P1"><text:span text:style-name="Default_20_Paragraph_20_Font"><text:span text:style-name="T5">Ἐνθεν τέσσαρα μὲν σακέ εῖλ</text:span></text:span><text:span text:style-name="Default_20_Paragraph_20_Font"><text:span text:style-name="T7">ο</text:span></text:span><text:span text:style-name="Default_20_Paragraph_20_Font"><text:span text:style-name="T5">ν, δ</text:span></text:span><text:span text:style-name="Default_20_Paragraph_20_Font"><text:span text:style-name="T7">ο</text:span></text:span><text:span text:style-name="Default_20_Paragraph_20_Font"><text:span text:style-name="T5">υρατα δ</text:span></text:span><text:span text:style-name="Default_20_Paragraph_20_Font"><text:span text:style-name="T6">` </text:span></text:span><text:span text:style-name="Default_20_Paragraph_20_Font"><text:span text:style-name="T5">όκτῶ,</text:span></text:span></text:p>
      <text:p text:style-name="P1"><text:span text:style-name="Default_20_Paragraph_20_Font"><text:span text:style-name="T5">—- — καὶ πίσυρας κυνέας,<text:line-break/></text:span></text:span>explicatum est: Dum enim essent quatuor, qui armare<text:span text:style-name="Default_20_Paragraph_20_Font"><text:span text:style-name="T2">n-<text:line-break/></text:span></text:span>tur, tum ficuta illos quatuor accepisse dicit tum galeas etiam<text:line-break/>quatuor. Hoc modo, quando legimus apud veterem ali-<text:line-break/>quem medicum, stolam pulsare inflammatam partem, aut<text:line-break/>motum tantum in inflammatione arteriarum appellare e<text:span text:style-name="Default_20_Paragraph_20_Font"><text:span text:style-name="T2">o</text:span></text:span>s<text:line-break/>pulsum , in corpore autem sano hoc vocabulo uti <text:span text:style-name="Default_20_Paragraph_20_Font"><text:span text:style-name="T2">n</text:span></text:span>unquam,<text:line-break/>non omnem motum arteriarum colligimus ,- fissi aut magnum<text:line-break/>et vehementem, aut quem ipsis potest: aeg<text:span text:style-name="Default_20_Paragraph_20_Font"><text:span text:style-name="T2">r</text:span></text:span>otus animadver-<text:line-break/>tere, pulsum vocari. - In hunc modum ridetur et Erafistra-<text:line-break/>tus pulsus nome<text:span text:style-name="Default_20_Paragraph_20_Font"><text:span text:style-name="T2">n</text:span></text:span> usurpavisse. Sed enim ubi legimus rursus<text:line-break/>Aegimii De palpitationibus librum, quem hic pulsum nos<text:line-break/>vocamus, palpitationem ab illo invenimus appellari. At<text:line-break/>vero Herophilum contra videas statim a principio libri de<text:line-break/>pultibus a palpitatione pulsum separare; rideturenim om-</text:p>
      <text:p text:style-name="P3">nem vir ille motum arteriarum, quem habere nos a primis<text:line-break/>ritae temporibus ad mortem usque perspicimus, pulsum ap-<text:line-break/>pellare: ex quo praesentem statum cognoscimus futurum-<text:line-break/>que providemus, nec pulsum, qui in corde est, vel lu ce-<text:line-break/>rebro, vel in membranis ejus, requirimus. Sic praecipua<text:line-break/>pulsus est omnibus hujus aetatis medicis notio , quam nunc<text:line-break/>explicavimus : nempe hunc, ut modo dixi, desiderant ; quod<text:line-break/>hanc sequitur, omne jam cavillationibns plenum esu Quo<text:line-break/>minus ejuscemodi res definiendae sunt: nec <text:span text:style-name="Default_20_Paragraph_20_Font"><text:span text:style-name="T2">t</text:span></text:span>e ipsum debet<text:line-break/>quisquam coniicere in definitiones, de quibus nec inter ipsos<text:line-break/>convenit dialecticos et quae ut omnibus numeris absolvas<text:line-break/>usum mag<text:span text:style-name="Default_20_Paragraph_20_Font"><text:span text:style-name="T2">n</text:span></text:span>um postulant, ne dicam nihil opus esse ad tra-<text:line-break/>dendas disciplinas definitione essentiali. Definitiones, quas<text:line-break/>vocant, notionis, his, qui jam rem cognoscunt, sunt <text:span text:style-name="Default_20_Paragraph_20_Font"><text:span text:style-name="T2">t</text:span></text:span>u-<text:line-break/>pervacaneae; ignorantibus non necessariae, quod doceri<text:line-break/>certe pluribus verbis possunt apertius. Nam notionem qui<text:line-break/>rei significatae a vocabulo brevi potest et aperta oratione<text:line-break/>accurate complecti, doctor sit luo quidem praestantissimus,</text:p>
      <text:p text:style-name="P3">non tame<text:span text:style-name="Default_20_Paragraph_20_Font"><text:span text:style-name="T2">n</text:span></text:span> qui abest ab illa perfectione malus est, nec ve-<text:line-break/>ro qui minus probe inte<text:span text:style-name="Default_20_Paragraph_20_Font"><text:span text:style-name="T2">r</text:span></text:span>pretatur. Nam itu aperte rem ob<text:line-break/>oculos ponere, ut Lyfias et Demosthenes oratores secern<text:span text:style-name="Default_20_Paragraph_20_Font"><text:span text:style-name="T2">a</text:span></text:span>t,<text:line-break/>optimum sit ; non contemnendi sunt tamen qui nunc in ju-<text:line-break/>dietis caulas agunt. Equidem nihil obsisto illa facultate<text:line-break/>praeditis, qui<text:span text:style-name="Default_20_Paragraph_20_Font"><text:span text:style-name="T2">n</text:span></text:span> dare simul et compendiose quae singulis no-<text:line-break/>missibus denotantur declarent ignorantibus , quippe qui<text:line-break/>hoc videor ipse agere : sed quod inanem ibi laborem subeas,<text:line-break/>ubi omnes jam cognoscunt, .quod instituis declarare. om-<text:line-break/>nino ve<text:span text:style-name="Default_20_Paragraph_20_Font"><text:span text:style-name="T2">r</text:span></text:span>o apud tirones cujusvis disciplinae ne p<text:span text:style-name="Default_20_Paragraph_20_Font"><text:span text:style-name="T2">r</text:span></text:span>oscren-<text:line-break/>dae quidem definitiones essentiales sunt, verum ubi a notio-<text:line-break/>ne exorsi ad essentiae eos notitiam deducamus, hic jam<text:line-break/>promptae memoriae gratiae rem univerlam limitata comple-<text:line-break/>cti oratione suerit commodum. Quare quicunque mediet<text:line-break/>et philosophi initiatis primum cuiuspiam disciplinae ini-<text:line-break/>tium faciunt docendi ab essentialibus destuitionibus , ut elo-<text:line-break/>quentissimi .sint, lut clare interpretentur, obscuri evadunt<text:line-break/>tamen; quod assequi auditores, quae amplam explanatio..</text:p>
      <text:p text:style-name="P3">nem , quo intelligantur , quaerunt, quum brevibus haec de-<text:line-break/>finitionibus referuntur, nequeant. Longa enim oratione<text:line-break/>prius rei, qua de agitur, aperienda essentia est, ut cognita<text:line-break/>jam et perspecta brevibus tandem verbis accipiatur. Haec<text:line-break/>ergo quia jure exprobro istis semper, qui definitionibus<text:line-break/>omnia docere conantur, huc exempli gratia veni: qui re<text:line-break/>ipsa declaravi multis locis, quodcunque quis ponat nomen,<text:line-break/>solidum librum esse faciendum, ut dederet, quomodo sit<text:line-break/>res , quae ab illo significatur, definienda. ltaque de pulsus<text:line-break/>desinitione - agamus de -integro , ac , qui recte definire nisi<text:line-break/>sunt eum , hos nominatim appellemus. Ergo hujus curiosi-<text:line-break/>fatis discipusi Herophili, ut dixi, principes fue<text:span text:style-name="Default_20_Paragraph_20_Font"><text:span text:style-name="T2">r</text:span></text:span>unt: quibus<text:line-break/>successerunt de Erasiftrati familia nonnulli : secuti sunt qui<text:line-break/>pneumatici vocantur et ex methodicis quidam ; quos omnes<text:line-break/>siappestem, duobus erit, non uno libro opus. Quia vero<text:line-break/>certum est misti hanc verbosam inanemque disputationem<text:line-break/>uno volumine <text:span text:style-name="Default_20_Paragraph_20_Font"><text:span text:style-name="T9">limitar</text:span></text:span>e, tot sufficiet desuritiones recensuisse,</text:p>
      <text:p text:style-name="P3">una cum earum auctoribus, quot libe<text:span text:style-name="Default_20_Paragraph_20_Font"><text:span text:style-name="T2">r</text:span></text:span> fit capiundis : nam ex<text:line-break/>his judicium etiam de aliis facias licet.</text:p>
      <text:h text:style-name="Heading_20_2" text:outline-level="2">Cap. HI.</text:h>
      <text:p text:style-name="P37"><text:s/>Nam Tarentinus quidem HeracIides em-<text:line-break/>pirico descriptionem dignam sariens pulsum inquit motum<text:line-break/>arteriarum esse et cordis. Atqui non latet nos , qui sunt in<text:line-break/>empirica lecta , nequaquam de desinitione laborare , sied de-<text:line-break/>lineationibus et descriptio<text:span text:style-name="Default_20_Paragraph_20_Font"><text:span text:style-name="T2">n</text:span></text:span>ibus uti. Ita enim oratio<text:span text:style-name="Default_20_Paragraph_20_Font"><text:span text:style-name="T2">n</text:span></text:span>es illi<text:line-break/>eas appellant, quae breviter notionem subjiciunt rei , cujus<text:line-break/>appellationem profluimus. Atque hanc ille homines putat<text:line-break/>notionem de pulsus nomine habere, eosque protendere ma-<text:line-break/>num interdum aer tangendam praebere. melico. Quum<text:line-break/>ve<text:span text:style-name="Default_20_Paragraph_20_Font"><text:span text:style-name="T2">r</text:span></text:span>o quem privatum pulsu dicamus, hoc nomen designare<text:line-break/>illum arbitramur, qui ita est affectus, ut nullus motus Iuli<text:line-break/>nostrum sensum cadat in ulla corporis parte cujuscunque ar-<text:line-break/>teriae. Si quis alius est motus in arteriis augendis, nutrien -<text:line-break/>dis, implendis- et vacuandis, hoc n<text:span text:style-name="Default_20_Paragraph_20_Font"><text:span text:style-name="T2">o</text:span></text:span>n laborat, quod sugiat</text:p>
      <text:p text:style-name="P3">id genus motuum omnes nostros Tensus,. quod quidem asse-<text:line-break/>quimur ratione. Quo adducti- stirpes omnes qui de natura<text:line-break/>commentantur perpetuo confirmant moveri, atque adeo<text:line-break/>cuncta alia, vel durissimos lapides ; etenim et ab his defluit<text:line-break/>perpetuo aliquid. . Quidam: haec etiam. ex aere. autumant iis<text:line-break/>attribui. Quare hunc motum non modo adhuc vi venti,<text:line-break/>sed demortuo etiam homini, ut placet physicis, qui de ho-<text:line-break/>tum natura tractent, oportet adesse... Itaque non moveri<text:line-break/>arterias male dicemus . demortuis et non pulsare in quibusdam<text:line-break/>videri adhuc superstitibus. Quod si omnes fle loquantu<text:span text:style-name="Default_20_Paragraph_20_Font"><text:span text:style-name="T2">r,<text:line-break/></text:span></text:span>motum constet nos eum et appella<text:span text:style-name="Default_20_Paragraph_20_Font"><text:span text:style-name="T2">r</text:span></text:span>e et intelligere , non ra-<text:line-break/>tione perspectum, .caeterum .qui.apertam notitiam praebet<text:line-break/>status. His adducti rationibus quum Tarentinus Heraclides<text:line-break/>tum empirici non<text:span text:style-name="Default_20_Paragraph_20_Font"><text:span text:style-name="T2">n</text:span></text:span><text:span text:style-name="Default_20_Paragraph_20_Font"><text:span text:style-name="T9">ulli</text:span></text:span> alu pulsum.- descripserunt esse mo-<text:line-break/>tum arteriarum et cordis , quando hoc plane ridebant non<text:line-break/>secus ac arterias moveri. Cum his pugnant- quidam do-<text:line-break/>gmatici, qui nolunt aestimari solo sensu motum, sed luterim</text:p>
      <text:p text:style-name="P3">et ratione; nam soli, lunae, stellis omnibus motum ah<text:line-break/>omnibus mortalibus tribui ; neque enim tantum spatium vi-<text:line-break/>fleri citra motum ah oriente ad occidentem obice; tame<text:span text:style-name="Default_20_Paragraph_20_Font"><text:span text:style-name="T2">n<text:line-break/></text:span></text:span>m<text:span text:style-name="Default_20_Paragraph_20_Font"><text:span text:style-name="T2">o</text:span></text:span>tus eorum non apparere. Quare, inquiunt, est nihil<text:line-break/>aliud, hoc certe empiricorum destnitioni .oportebat adje-<text:line-break/>ctum, motum arteriarum cor disque sensibilem esse, debehant-<text:line-break/>que dicere , . pulsum cesse: motum : arteriarum et cordis<text:line-break/>sensibilem.. Huic definitioni quidam contradicentes, mo-<text:line-break/>tus <text:span text:style-name="Default_20_Paragraph_20_Font"><text:span text:style-name="T2">s</text:span></text:span>ensibiles in corde. et arteriis confirmant non tan-<text:line-break/>tum qui pulsent animadverti, sed et qui palpitent. Ita-<text:line-break/>que . comprehendendi etiam Iti. erant. lu pulsuum descri-<text:line-break/>ptlone, sive absolute dicant .arteriarum et cornis esse pulsum<text:line-break/>motum, sive adjiciant. sensibilem. Sunt qui convulsiones<text:line-break/>tremoresque narrent: quippe hos quoque interdum motus<text:line-break/>lu arteriis fleri et in corde, praeter. naturam quidem. Quam-<text:line-break/>obrem adli definitioni volunt naturalis, atque totam eam</text:p>
      <text:p text:style-name="P3">efficiunt ejuscemodi.: - Pulius est arteriarum et cordis mo-<text:line-break/>tus naturalis. Ab his dissident. qui pro. desinitione Taren-<text:line-break/>tini propugnant , qui in arteriis negant et corde tales nu-<text:line-break/>quam motus cristere , ad nervosi: autem corpora pertinere.<text:line-break/>At concussionem tremoremqne in falis fieri <text:span text:style-name="Default_20_Paragraph_20_Font"><text:span text:style-name="T2">n</text:span></text:span>ervis equidem<text:line-break/>comprobo; palpitationem. vero insidere perspicue etiam in<text:line-break/>cute cernas palare autem etiam in. carnosis partibus, quae<text:line-break/>partes fiunt musculorum ; etiam in timore et angore plane<text:line-break/>cor videtur palpitare. Jam contentio de. affectibus his .non<text:line-break/>parva Herophilo adversiis praeceptorem suum extitit Praxa—<text:line-break/>geram, qui non recte pronunciavit assectus arteriorum esse<text:line-break/>palpitationem , tremorem et convulsionem ; ac non genere a<text:line-break/>motu earum pulsante differre, caeterum- magnitudine..,Nam:<text:line-break/>quum secundum naturam se habent extra omnem. culum,.<text:line-break/>fieri pulsum; aucto vero praeter naturam motu, primum<text:line-break/>effici convulsionem, deinde tremorem, mox palpitationem<text:line-break/>magnitudine inter se omnes hos affectusdisserentes. . Quam-.</text:p>
      <text:p text:style-name="P3">obrem Herophilus statim initio operis de pulsibus magistri<text:line-break/>sin evertere sententiam molitur, verum quod <text:span text:style-name="Default_20_Paragraph_20_Font"><text:span text:style-name="T2">t</text:span></text:span>olenno Hero-<text:line-break/>philo est , ob<text:span text:style-name="Default_20_Paragraph_20_Font"><text:span text:style-name="T2">t</text:span></text:span>cma oratione ; quam ipsius discipuli mutantes,<text:line-break/>apertius scripserunt iis in lucubrationibus , quas de Hero-<text:line-break/>pulli <text:span text:style-name="Default_20_Paragraph_20_Font"><text:span text:style-name="T2">t</text:span></text:span>ecta conscripserunt. Quod si referre hic ipsa verba<text:line-break/>Her<text:span text:style-name="Default_20_Paragraph_20_Font"><text:span text:style-name="T2">o</text:span></text:span>phili velim, quae in principi<text:span text:style-name="Default_20_Paragraph_20_Font"><text:span text:style-name="T2">o</text:span></text:span> libri primi de pulsibus<text:line-break/>ferit, aut quae attulerunt ejus discipuli, requirant integ<text:span text:style-name="Default_20_Paragraph_20_Font"><text:span text:style-name="T2">r</text:span></text:span>um<text:line-break/>librum qui. haec accurate persequatur; quum vel nulla de<text:line-break/>his facta menti<text:span text:style-name="Default_20_Paragraph_20_Font"><text:span text:style-name="T2">o</text:span></text:span>ne integer meus liber extet , De tremore,<text:line-break/>palpitatione , c<text:span text:style-name="Default_20_Paragraph_20_Font"><text:span text:style-name="T2">o</text:span></text:span>nvulsione et rigore. Mihi vero hoc quoque<text:line-break/>loco fatis sit, numero definitionum explicato, quae in praes-<text:line-break/>entem quaestionem convehi possunt , illa praeterire. Tan-<text:line-break/>tum dicam , quum valemus , cordis et arteriarum motus,<text:line-break/>quando illa distenduntur undequaque rmfusque in fe con-<text:line-break/>siduirt, obeuntur: sin autem aegrotemus, ut palpitans, ut<text:line-break/>c<text:span text:style-name="Default_20_Paragraph_20_Font"><text:span text:style-name="T2">o</text:span></text:span>ncutiens, vel convallibus, vel tremulus m<text:span text:style-name="Default_20_Paragraph_20_Font"><text:span text:style-name="T2">o</text:span></text:span>tus arteriarum-<text:line-break/>appareat, quid novi est, si pulsum v<text:span text:style-name="Default_20_Paragraph_20_Font"><text:span text:style-name="T2">o</text:span></text:span>cemus modo c<text:span text:style-name="Default_20_Paragraph_20_Font"><text:span text:style-name="T2">o</text:span></text:span>nvulsi-^</text:p>
      <text:p text:style-name="P3">vum, modo vibratum, interdum palpitantem, interdum tre-<text:line-break/>mulum? Quinimo vocare quendam solemus vibrattun pul-<text:line-break/>sinu, qui aperte identidem conspicitur: cujus in libro pri-<text:line-break/>mo hujus operis declarari naturam. Sic vel hac ratione<text:line-break/>apposueris parum recte definitioni pulsus ^naturalis. De<text:line-break/>sensibili vero, posteaquam hoc quoque additum nonnulli vo-<text:line-break/>sunt, quod saepe apud Aristotelem resertur, operae pretium<text:line-break/>est meminisse. Nam rem ille vir cumulate nonnunquam<text:line-break/>persecutus, addendum ei dicit aliud quiddam ob sophisticas<text:line-break/>cavillationes externi, quod rideatur semper ad definitio-<text:line-break/>nem face<text:span text:style-name="Default_20_Paragraph_20_Font"><text:span text:style-name="T2">r</text:span></text:span>e. Atque ob id ego fere pulsum describo arteria-<text:line-break/>rum esse et cordis sensibilem motum, maxime quod appelle-<text:line-break/>mus pulsu privatos quibus motus non sentitur; tamessi ille<text:line-break/>saepe servetur, quod ad suam pertinet essentiam; neque<text:line-break/>enim viverent, si omnis periisset notus cordis et arte-<text:line-break/>riarutn.</text:p>
      <text:h text:style-name="Heading_20_2" text:outline-level="2">Cap. IV. </text:h>
      <text:p text:style-name="P37">At Herophilius tamen Alexander, <text:span text:style-name="T4">Ph</text:span><text:span text:style-name="T8">ι</text:span><text:span text:style-name="T4">lale</text:span>-</text:p>
      <text:p text:style-name="P3">thes cogn<text:span text:style-name="Default_20_Paragraph_20_Font"><text:span text:style-name="T2">o</text:span></text:span>mine, quo istas calumnias declinaret, desinitio-<text:line-break/>nem duplicem pulsus fecit, alteram ex ipsius rei propria<text:line-break/>natura , quam ut in suspectis appellat., alteram ut in con-<text:line-break/>sideratione. Ac pulsum ut in iubj ectis. .esse c<text:span text:style-name="Default_20_Paragraph_20_Font"><text:span text:style-name="T2">o</text:span></text:span>rdis ait<text:line-break/>et arteriarum contractionem atque dilatationem fponi<text:line-break/>tineam, quae animadverti possit, pulsum vero ut in censi-<text:line-break/>durati<text:span text:style-name="Default_20_Paragraph_20_Font"><text:span text:style-name="T2">o</text:span></text:span>ne ictum ex arteriarum perpetu<text:span text:style-name="Default_20_Paragraph_20_Font"><text:span text:style-name="T2">o</text:span></text:span> spontane<text:span text:style-name="Default_20_Paragraph_20_Font"><text:span text:style-name="T2">o</text:span></text:span> motu<text:line-break/>ad tactum et intervallum, qu<text:span text:style-name="Default_20_Paragraph_20_Font"><text:span text:style-name="T2">o</text:span></text:span>d ictum excipit. Porro con-<text:line-break/>firmat haec rationibus, ut putat, probabilibus quinto in libro<text:line-break/>Placiturum. Quod etiam serit Heraclides Tarentinus, ubi<text:line-break/>librum consulat Herophili De pulsibus. Multis autem argu-<text:line-break/>mentis Philalethis definitionem ; qui ejus memoriam f<text:span text:style-name="Default_20_Paragraph_20_Font"><text:span text:style-name="T2">o</text:span></text:span>culi<text:line-break/>fiunt, oppugnaverunt, quibusdam illis mire lenibus ac pla-<text:line-break/>ne contentiofis , aliquibus plus et minus probabilibus , quae<text:line-break/>quidam de illius familia c<text:span text:style-name="Default_20_Paragraph_20_Font"><text:span text:style-name="T2">o</text:span></text:span>nsutaverunt, multaque verba ul-<text:line-break/>tro citr<text:span text:style-name="Default_20_Paragraph_20_Font"><text:span text:style-name="T2">o</text:span></text:span>que facta sunt. De his ego funnnatim paulo inse-<text:line-break/>rius fortasse pertractabo. Ascribam tamen prius definitio-</text:p>
      <text:p text:style-name="P3">nes Demosthenis , qui et ipse non secus , ac ejus doctor;<text:line-break/>Philalethes cognominabatur..</text:p>
      <text:h text:style-name="Heading_20_2" text:outline-level="2">Cap. V. </text:h>
      <text:p text:style-name="P37">Hic tres reliquit de pulsibus libros apud<text:line-break/>multos commendatos. Qui quidem etiam pulsum juxta ac<text:line-break/>Alexander dividit, dicitque illum quidem pro suspecto esse<text:line-break/>cordis et arteriarum distentionem , vel contractionem natu-<text:line-break/>ralem , quae valeat animadverti ; alterum vero ex quo con-<text:line-break/>fiderationes instituimus, co<text:span text:style-name="Default_20_Paragraph_20_Font"><text:span text:style-name="T2">r</text:span></text:span>dis vel arteriarum ad tactum,<text:line-break/>ictum naturalem, intervallumque, quod ictum excipit. Ilie<text:line-break/>in definitionibus coniunctione utitur disjunctiva <text:span text:style-name="Default_20_Paragraph_20_Font"><text:span text:style-name="T2">vel</text:span></text:span>, arbitra-<text:line-break/>tus copulativam <text:span text:style-name="Default_20_Paragraph_20_Font"><text:span text:style-name="T2">et</text:span></text:span>, quod ex ambobus constituitur, tantum de—<text:line-break/>finire, utrumque vero separatim non definire. Est autem ejus<text:line-break/>sententia, arteriarum motum per se solum esse pulsum , et cordis<text:line-break/>item per se solum; esse etiam utrumque simul pulsum; itasolam<text:line-break/>distentionem vocari pulsum et contractionem , et utramque<text:line-break/>simul. inductus est sic pulsum appellari, quod ex distentio-</text:p>
      <text:p text:style-name="P3">ne magnus vocatur et parvus, vehemensque et languidus,<text:line-break/>celer et tardus, ex co<text:span text:style-name="Default_20_Paragraph_20_Font"><text:span text:style-name="T2">n</text:span></text:span>tractione ra<text:span text:style-name="Default_20_Paragraph_20_Font"><text:span text:style-name="T2">r</text:span></text:span>us atque crebe<text:span text:style-name="Default_20_Paragraph_20_Font"><text:span text:style-name="T2">r. </text:span></text:span>Pro-<text:line-break/>inde ubi pro subtecto partes pulsus exponit, dissentionem<text:line-break/>et contractionem vocat, quum vero pro consideratione,<text:line-break/>ictum et i<text:span text:style-name="Default_20_Paragraph_20_Font"><text:span text:style-name="T2">n</text:span></text:span>tervallum , sensu putans contractionem non posse<text:line-break/>percipi. At vero magna lue denuo contentio melicis fuit<text:line-break/>non jam de nomine tantum, uti multae superius, nec vero<text:line-break/>anxia et inanis, ut pleraeque illarum, verum quae ad caput<text:line-break/>ipsum et summam pertinet commentationis. Equidem<text:line-break/>quum meo instituto expenderent , citra pronunciationem ta-<text:line-break/>men, ut usia, quae apud melicos sunt controversa, sic hoc<text:line-break/>quoque per multos annos haesitatio mea non potuit expli-<text:line-break/>cari; tandem aliquando reperi caulam eorum dissensionis:<text:line-break/>utrumque de hoc solo librum scripsi , primum De tlignoscen-<text:line-break/>dis pulsibus, ubi explicatum est, qui contractionem pul-<text:line-break/>fus ienfibilem obtineant et qui non. Unde universa dispu-<text:line-break/>talio illius libri ad eos plane dirigitur , qui ex ictu pulsum</text:p>
      <text:p text:style-name="P3">et intervallo putant constare: nam sunt qui etiam absque<text:line-break/>disti<text:span text:style-name="Default_20_Paragraph_20_Font"><text:span text:style-name="T2">n</text:span></text:span>ctione definitionis pro subjecto , a definitione pro con-<text:line-break/>siderationibus , absolute dixerunt pulsum ex ictu et inter-<text:line-break/>vallo conflatum esse. Atqui ut dicatur ex distentione et<text:line-break/>contractione conflere, quaestio existit quaedam de quietibus,<text:line-break/>et quam a distentione anle contractio<text:span text:style-name="Default_20_Paragraph_20_Font"><text:span text:style-name="T2">n</text:span></text:span>em et quam a<text:span text:style-name="Default_20_Paragraph_20_Font"><text:span text:style-name="T2">n</text:span></text:span>te dis-<text:line-break/>tentionem a contractione cor molitur et arteriae. Quod si<text:line-break/>quando etiam cornis nomen praetereamus , solas autem<text:line-break/>commemoremus arterias , interpretandum est de illo dici ea-<text:line-break/>dem, quemadmodum, si de corde quid reseramus, omissis<text:line-break/>arteriis , accipere oportet dictum de istis idem. Idem ha-<text:line-break/>bet dubium in respiratione quies duplex respiratoriorum in-<text:line-break/>strumentorum : quiescunt enim et thorax et pulmo id tem-<text:line-break/>poris, quod intercedit i<text:span text:style-name="Default_20_Paragraph_20_Font"><text:span text:style-name="T2">n</text:span></text:span>ter ingressum spiritus et exitum:<text:line-break/>atque pro tempore quidem . herum quietum raram appellant<text:line-break/>vel crebram respirationem. Veruntamen non similiter hae<text:line-break/>quietes dignoscuntur atque pulsuum : perspicuae enim sinu-</text:p>
      <text:p text:style-name="P3">per in respiratione sunt: at quietes in pulsibus quidam dis<text:line-break/>xerunt nullo posse modo dignosci: quidam fialam externam,<text:line-break/>quam quidem et nos vocamus <text:span text:style-name="Default_20_Paragraph_20_Font"><text:span text:style-name="T2">s</text:span></text:span>ensibilem , at non in omnibus<text:line-break/>tamen pulsibus. Itaque ut respiratio crebra et rara in lignis<text:line-break/>est magnis , ita etiam pulsus creber atque rarus, ut disces lu<text:line-break/>praesagitione ex iis : quietes autem partesne totius respira-<text:line-break/>tionis suit et pulsuum, in controversia esu Etenim non<text:line-break/>primo, fed per accidens , qui in ea opinione sunt, in parti-<text:line-break/>bus numerant harum functionum quietes: nam in infpiratio-<text:line-break/>nibus quidem expirationibusque perspicuo operari iusiru-<text:line-break/>menta respirationis ; inpulsibus, distento et contracto cor-<text:line-break/>de: quietus autem interpellantes has actiones inster esse<text:line-break/>quietis , quae illis etiam instrumentis defunctis inest:. Quem-<text:line-break/>admodunr etiam, qui possunt asserunt actionem .esse. arteria.-<text:line-break/>rum et cordis , vel motum arteriarum et cordis , vel disten-<text:line-break/>tionem et contractionem arteriarum atque cordis , omittere<text:line-break/>quietes ridebuntur, quae non parvum ad praesagiendum</text:p>
      <text:p text:style-name="P3">momentum habent. Rarus itaque et creber pulsus cum<text:line-break/>aequalitate sua et inaequalitate, cum perturbatione ordinis<text:line-break/>et ordine, sunt hujus generis, qui non parva nunciant.<text:line-break/>Itidem intermittens pulsus et intercurrens, ex eodem hoc<text:line-break/>genere, futurorum sunt non parva signa. Ergo si defiuien-<text:line-break/>do pulsui voles orationem de quietibus inserere, partesne<text:line-break/>habendae illae sint pulsuum, an secus, quod si partes sint<text:line-break/>utrum primae et per se, an per accidens: multum prosectu<text:line-break/>temporis in eo pones. . Verum quod in alus serimus, ut<text:line-break/>quum progressi usque ad cognitam ac detectam ubique lo-<text:line-break/>quacitatem essemus, ad aliud transiremus, idem nunc satiemus,<text:line-break/>reversi ad Alexandri et Dem<text:span text:style-name="Default_20_Paragraph_20_Font"><text:span text:style-name="T2">o</text:span></text:span>sthenis quas de pulsibus fecerunt<text:line-break/>definiti<text:span text:style-name="Default_20_Paragraph_20_Font"><text:span text:style-name="T2">o</text:span></text:span>nes. . Sane ridetur, si non verbis, at sententia, cum<text:line-break/>d<text:span text:style-name="Default_20_Paragraph_20_Font"><text:span text:style-name="T2">o</text:span></text:span>ctore suo Demosthenes consentire. Namque suuctionem Ale-<text:line-break/>xander pulsuum sponta<text:span text:style-name="Default_20_Paragraph_20_Font"><text:span text:style-name="T2">n</text:span></text:span>eam esse dixit, hic naturalem : et ille<text:line-break/>quae possit animadverti, hic quae animadverti valeat. Necve-<text:line-break/>ro aliter in definitione pulsus pro subjecto cum magistro</text:p>
      <text:p text:style-name="P3">rideas Demosthenem senti<text:span text:style-name="Default_20_Paragraph_20_Font"><text:span text:style-name="T2">r</text:span></text:span>e : eodem modo in de<text:span text:style-name="Default_20_Paragraph_20_Font"><text:span text:style-name="T9">fini</text:span></text:span>tione<text:line-break/>pro co<text:span text:style-name="Default_20_Paragraph_20_Font"><text:span text:style-name="T2">n</text:span></text:span>siderationibus. Constat enim, ictum dicas an per-<text:line-break/>massum, nil interesse: nec etiam, spontaneam dicas, a<text:span text:style-name="Default_20_Paragraph_20_Font"><text:span text:style-name="T2">n</text:span></text:span>na-<text:line-break/>turalern. Nam eo. .tantum, quod coniunctionem <text:span text:style-name="Default_20_Paragraph_20_Font"><text:span text:style-name="T2">vel</text:span></text:span> in .<text:line-break/>desinitis nem lutulit, ante diximus a praeceptore eum dissi-<text:line-break/>dere, quaque id ratione fecit. Deinceps jam quas attule-<text:line-break/>runt alii Herophilii attendamus definitiones.</text:p>
      <text:h text:style-name="Heading_20_2" text:outline-level="2">Cap. VI. </text:h>
      <text:p text:style-name="P37">Bacchius quidem aliis in auscultationibus<text:line-break/>pulsum dicit distentionem. et contractionem esse, quae fimus<text:line-break/>fiat in omnibus arteriis. ln hanc definitionem disputarunt<text:line-break/>cum contumelia Eralistratii, a suo errore criminationis du-<text:line-break/>nentes exordium. Siquidem illorum est opinio, cor pri-<text:line-break/>mum prae omnibus arteriis distendi atque contrahi, im-<text:line-break/>ruisto autem in arterias spiritu ab illo , simul atque implean-<text:line-break/>tnr , distendi primum ipsi corni vicinas , delude quae has<text:line-break/>consequuntur, mox his proximas, atque ita continenter ad<text:line-break/>extremas omnium arterias motum penetrare, omni ipsis</text:p>
      <text:p text:style-name="P3">arteriis facultate vacantibus, tum pecusiari, tum a corde ipsis<text:line-break/>suppeditata, cujus <text:span text:style-name="Default_20_Paragraph_20_Font"><text:span text:style-name="T2">t</text:span></text:span>e spias ope distendant, ut cor, contra--<text:line-break/>hantque. At Herophiliis in arterias placet; quia sunt cum<text:line-break/>corde continuae, per tunicas insuere ab illo vim, cujus<text:line-break/>ope perinde atque cor, dum distenduntur, ex omnibus<text:line-break/>partibus, u<text:span text:style-name="Default_20_Paragraph_20_Font"><text:span text:style-name="T2">n</text:span></text:span>de possint, attrahunt, quod impleturum sit<text:line-break/><text:span text:style-name="Default_20_Paragraph_20_Font"><text:span text:style-name="T2">t</text:span></text:span>uam capedinem; dum contrahuntur, excernunt: itaque<text:line-break/>eas simul uno tempore omnes rideri distendi et contrahi,<text:line-break/>idemque praescriptum ac cor utriusque motus. servaret<text:line-break/>Erasistrato autem: consentaneum est, non una rideri cor<text:line-break/>et arterias distendi contrahique , quod res ipsa aperte ne-<text:line-break/>gat. Quo minus Erasistratii probe Bacchium accusarunt,<text:line-break/>id asserentem , quod res ipsa monstrat lili contradicerent<text:line-break/>melius qui solorum naturalium pulsuum conte<text:span text:style-name="Default_20_Paragraph_20_Font"><text:span text:style-name="T2">n</text:span></text:span>dunt lustitu-<text:line-break/>tam ab eo definitionem : nam quum aegrotet animal, atten-<text:line-break/>di interim non simul pulsare omnes arterias.</text:p>
      <text:h text:style-name="P22" text:outline-level="2">Cap. VII. </text:h>
      <text:p text:style-name="P37">Quod Aristoxe<text:span text:style-name="Default_20_Paragraph_20_Font"><text:span text:style-name="T2">n</text:span></text:span>us Herophilius non solum<text:line-break/>reprehendit, verum etiam genus pulsuum in desiuitione de-<text:line-break/>siderari, ex ejus vero divisione aliquid dictum de distentio-<text:line-break/>ne et contractione esse.. Nam pullum ille dicere vult sun-<text:line-break/>cilonem arteriarum esse; scilicet primum hoc genus esse.<text:line-break/>Deinde quia functiones arteriis praeterea aliae sinit (cres-<text:line-break/>cuht enim et nutriuntur] addit peculiarem. Ita haec est to-<text:line-break/>ta definitio : Pulsirs est functio cordis et arteriarum pecu-<text:line-break/>liaris. Sane genus rei, quamcunque definiamus, expri-<text:line-break/>mendum in definitione esse ante alia, recte Aristoxenus di-<text:line-break/>xit. . At quia quoddam ejus est genus continuum, itu enim<text:line-break/>vocant, ante quod nullum aliud intercedit:: quoddam autem<text:line-break/>u<text:span text:style-name="Default_20_Paragraph_20_Font"><text:span text:style-name="T2">n</text:span></text:span>o, vel altero intercedenle, aut etiam omnium supremum :<text:line-break/>quod<text:span text:style-name="Default_20_Paragraph_20_Font"><text:span text:style-name="T2">n</text:span></text:span>am genus no<text:span text:style-name="Default_20_Paragraph_20_Font"><text:span text:style-name="T2">n</text:span></text:span> parum quaefitum est caeteris in dest-<text:line-break/>ultione sit praeponendum, fupremmune genus, a quo am-<text:line-break/>plius nullum est generalius, an continuum,. an aliquod etiam,<text:line-break/>quod inter haec intercedat, ubi sit utroque manifestius.<text:line-break/>Quamobrem merito quidam contenti fuerunt continuum et</text:p>
      <text:p text:style-name="P3">proximum genus pulsuum m<text:span text:style-name="Default_20_Paragraph_20_Font"><text:span text:style-name="T2">o</text:span></text:span>tum dixisse. Sed enim quod<text:line-break/>motus varii sunt . (nam lati<text:span text:style-name="Default_20_Paragraph_20_Font"><text:span text:style-name="T2">o</text:span></text:span> -et alteratio , auctio, tabes, ad-<text:line-break/>haec generatio interitusque , videntur mollis esse] quemnam<text:line-break/>velint motum este pulsum, par erat aperire. Dicent sane<text:line-break/>lationem. Deinde quia multas habet latio differentias, ad-<text:line-break/>dendum erat, quam lationem velint esse efficientium pulsus<text:line-break/>instrumentorum. Superne aliquis a prim<text:span text:style-name="Default_20_Paragraph_20_Font"><text:span text:style-name="T2">o</text:span></text:span> genere exorsus,<text:line-break/>si dialecticos loqui volet, definiat pulsum cordis et arteria-^<text:line-break/>rum functionem esse, quae motu lationis obitur distentis il-<text:line-break/>lis contractisque. Erit fortasse, qui his quietes ceufebit ad-<text:line-break/>dendas, ut certe voluerunt quidam; alii contra detrahunt,<text:line-break/>quasi. quae per accidens, non pruno fiant. Verum in Ari-<text:line-break/>stoxenum haec sufficiunt, qui quum dialectice voluit desini-<text:line-break/>re , leges praeteriit ipfe dialecticas. Volunt enim qui desi-<text:line-break/>niendi periti sunt a primo n<text:span text:style-name="Default_20_Paragraph_20_Font"><text:span text:style-name="T2">o</text:span></text:span>s genere exordiri, deinde per<text:line-break/>menia pr<text:span text:style-name="Default_20_Paragraph_20_Font"><text:span text:style-name="T2">o</text:span></text:span>gredi et ita facere definitionem. Equidem erem-</text:p>
      <text:p text:style-name="P3">plum fortassis adducerem istiusmodi definitionum, nisi Pla-<text:line-break/>tonis exterent duo. libri, .quos habent omnes i<text:span text:style-name="Default_20_Paragraph_20_Font"><text:span text:style-name="T2">n</text:span></text:span> manibus; in<text:line-break/>quibus docet nos atque exercet, ut ex elividendi via etra-<text:line-break/>tione satiamus definitiones. Titulum dedit horum librorum<text:line-break/>alteri Sophista, alteri Politicus.</text:p>
      <text:h text:style-name="Heading_20_2" text:outline-level="2">Cap. VllI. </text:h>
      <text:p text:style-name="P37">Sed ad Anonis nos definitionem, vici<text:line-break/>Heroplriliorum nemini fecundi , conferamus. Hic pulsum<text:line-break/>dicit esse partium arteriofarum mixtum ex contractione et<text:line-break/>dilatatione functionem: ex qua eundem omnibus in partibus<text:line-break/>ordinem conso<text:span text:style-name="Default_20_Paragraph_20_Font"><text:span text:style-name="T2">n</text:span></text:span>um fuit esse, sive aequalibus illa, sive inae-<text:line-break/>qualibus temporibus absolvatur. Itaque functionem ille di-<text:line-break/>cendo mixtam esse , non genus modo dixit pulfunm , fed et<text:line-break/>proximam, ut credit, differentiam ; ubi praeteriit quod motu<text:line-break/>functio obeatur , eoque lationis; meminit autum lationis<text:line-break/>specierum vel differentiarum, distentionis et contractionis;<text:line-break/>neque enim obscurum est dilatationem pro distentio<text:span text:style-name="Default_20_Paragraph_20_Font"><text:span text:style-name="T2">n</text:span></text:span>e eunr<text:line-break/>accepisse. At non male mixtum dixit esse motum, non sim-</text:p>
      <text:p text:style-name="P3">plicem, neque unius formae, siquidem ex contrariis parti-<text:line-break/>bus c<text:span text:style-name="Default_20_Paragraph_20_Font"><text:span text:style-name="T2">o</text:span></text:span>nstat, ut m<text:span text:style-name="Default_20_Paragraph_20_Font"><text:span text:style-name="T2">o</text:span></text:span>tus in respirati<text:span text:style-name="Default_20_Paragraph_20_Font"><text:span text:style-name="T2">o</text:span></text:span>ne. Etiam illud liquet,<text:line-break/>alteram partem illum nolle c<text:span text:style-name="Default_20_Paragraph_20_Font"><text:span text:style-name="T2">o</text:span></text:span>mpositi hujus m<text:span text:style-name="Default_20_Paragraph_20_Font"><text:span text:style-name="T2">o</text:span></text:span>tus appellare<text:line-break/>pulsum, caeterum pulsus partem. Nam qui putanti quia<text:line-break/>magnus pulsus ex distentione denominatur, continuo distent<text:line-break/>tionem etiam totum appellari pulsum, lu n<text:span text:style-name="Default_20_Paragraph_20_Font"><text:span text:style-name="T2">o</text:span></text:span>n animadvertunt<text:line-break/>interdum ex his quae accidunt partibus totum invenire coi<text:line-break/>gnomen; ut hic, simus homo, aquilus, caesius, ilaris ocu-<text:line-break/>lis, .calvus, in aliisque permultis, a partium affectu cogno-<text:line-break/>men totum mutuatur. Jam quum alii Herophilii prope onr-<text:line-break/>nes vel arteriarum, vel cordis, vel horum amborum diflen-<text:line-break/>tionem et contractionem appellent pulsum , luo non cordis<text:line-break/>et arteria<text:span text:style-name="Default_20_Paragraph_20_Font"><text:span text:style-name="T2">r</text:span></text:span>um, sed partium dixit arteriosarmn , quaestione<text:line-break/>quam dixi superius, quae de corde est, adductus.. Exoritur<text:line-break/>enim animantis maxima arteria ex cordis sinistrosum lp-<text:line-break/>sum autem corpus hujus ventriculi non esse idem cum eo<text:line-break/>arteriarum, vel issi fatentur, qui arteriosum eum vocant.</text:p>
      <text:p text:style-name="P3">Nam ut nervosum appellanius aliqu<text:span text:style-name="Default_20_Paragraph_20_Font"><text:span text:style-name="T2">o</text:span></text:span>d c<text:span text:style-name="Default_20_Paragraph_20_Font"><text:span text:style-name="T2">o</text:span></text:span>rpus, quod tamen<text:line-break/>distat a. nervo, sic arteriosum hunc sinum v<text:span text:style-name="Default_20_Paragraph_20_Font"><text:span text:style-name="T2">o</text:span></text:span>caverunt, sub-<text:line-break/>stantia plane diversa praeditum ah arteriis. Verum non<text:line-break/>obtinent ab adversariis ut recte vel arteriosus vocetur,<text:line-break/>quod eadem natura sit ac. dexter, qui est carneus; quocirca<text:line-break/>c<text:span text:style-name="Default_20_Paragraph_20_Font"><text:span text:style-name="T2">o</text:span></text:span>r quidam in musculis posuerunt, qu<text:span text:style-name="Default_20_Paragraph_20_Font"><text:span text:style-name="T2">o</text:span></text:span>rum err<text:span text:style-name="Default_20_Paragraph_20_Font"><text:span text:style-name="T2">o</text:span></text:span>rem ali<text:span text:style-name="Default_20_Paragraph_20_Font"><text:span text:style-name="T2">o<text:line-break/></text:span></text:span>l<text:span text:style-name="Default_20_Paragraph_20_Font"><text:span text:style-name="T2">o</text:span></text:span>co deteximus. Id autem ut ulcere auderent, similitudo<text:line-break/>eos c<text:span text:style-name="Default_20_Paragraph_20_Font"><text:span text:style-name="T2">o</text:span></text:span>rp<text:span text:style-name="Default_20_Paragraph_20_Font"><text:span text:style-name="T2">o</text:span></text:span>reae substantiae induxit, quae illis est; simillimum<text:line-break/>enim .est -.cordis corpus .durorum musculorum c<text:span text:style-name="Default_20_Paragraph_20_Font"><text:span text:style-name="T2">o</text:span></text:span>rp<text:span text:style-name="Default_20_Paragraph_20_Font"><text:span text:style-name="T2">ori. </text:span></text:span>Ac<text:line-break/>verum etiam manifeste utr<text:span text:style-name="Default_20_Paragraph_20_Font"><text:span text:style-name="T2">o</text:span></text:span>que sinu ridetur pulsare, et dum<text:line-break/>in corpore adhuc est et quum exemptum est, aliquantisper.<text:line-break/>Quinetiam quod pulsum naturalem tantum zen<text:span text:style-name="Default_20_Paragraph_20_Font"><text:span text:style-name="T2">o</text:span></text:span> delinivit,<text:line-break/>merito et in e<text:span text:style-name="Default_20_Paragraph_20_Font"><text:span text:style-name="T2">o</text:span></text:span> est culpatus. Nam eundem in <text:span text:style-name="Default_20_Paragraph_20_Font"><text:span text:style-name="T2">o</text:span></text:span>mnibus par-<text:line-break/>tibus esse ordinem m<text:span text:style-name="Default_20_Paragraph_20_Font"><text:span text:style-name="T2">o</text:span></text:span>tus arteriarum, in -valentibus quidem<text:line-break/>verum. est, in affectis Etquum salsum siti . Insimulat porro<text:line-break/>Aristoxenus zenonem, ut multos estes, de additi<text:span text:style-name="Default_20_Paragraph_20_Font"><text:span text:style-name="T2">o</text:span></text:span>ne super-<text:line-break/>vacua hac, qnunr dicat, sive aequalibus illa, sive luaequali-</text:p>
      <text:p text:style-name="P3">bus absolvatur temporibus, siquidem communem notionem<text:line-break/>et generalem pulsuum non complecti nec hoc nec aliud<text:line-break/>prorsus quicquam e<text:span text:style-name="Default_20_Paragraph_20_Font"><text:span text:style-name="T2">o</text:span></text:span>rum quae ex divisione rei quae desi-<text:line-break/>urenda est proficiscitur. Nam hominem qui animal esse<text:line-break/>dixit, inde ei addidit differe<text:span text:style-name="Default_20_Paragraph_20_Font"><text:span text:style-name="T2">n</text:span></text:span>tiam pedestre, postea ssiipes,<text:line-break/>non opus habet etiam differentias ipsorum hominum ut ad-<text:line-break/>addat, ut haec fit definitio ; Homo est animal pedest<text:span text:style-name="Default_20_Paragraph_20_Font"><text:span text:style-name="T2">r</text:span></text:span>e bi-<text:line-break/>pes , in quo artifices et inertes , sapientes et indocti conti-<text:line-break/>nentur. Solorum enim hae hominum quidem fiunt diffe<text:span text:style-name="Default_20_Paragraph_20_Font"><text:span text:style-name="T2">r</text:span></text:span>en-<text:line-break/>tiac, inutiles illae tamen, quod ad propriam definiti<text:span text:style-name="Default_20_Paragraph_20_Font"><text:span text:style-name="T2">o</text:span></text:span>nem at-<text:line-break/>tinet, quod sufficiat vel animal pedest<text:span text:style-name="Default_20_Paragraph_20_Font"><text:span text:style-name="T2">r</text:span></text:span>e bipes dicere, vel<text:line-break/>animal rationale mo<text:span text:style-name="Default_20_Paragraph_20_Font"><text:span text:style-name="T2">r</text:span></text:span>tale. Neque enim definienda quae <text:span text:style-name="Default_20_Paragraph_20_Font"><text:span text:style-name="T2">r</text:span></text:span>es<text:line-break/>proponitur est, ut dixi, partienda, sied genus ejus, atque<text:line-break/>hactenus dividendum, dum quod intendimus assequamu<text:span text:style-name="Default_20_Paragraph_20_Font"><text:span text:style-name="T2">r.<text:line-break/></text:span></text:span>Cujus si exacte notio completa sit, definitioque abunde essen-<text:line-break/>tiam declaret, inutile est quicquid deinde addatu<text:span text:style-name="Default_20_Paragraph_20_Font"><text:span text:style-name="T2">r</text:span></text:span>, maxime<text:line-break/>si ex divisione ejus rei adiiciatur, quae definienda esu</text:p>
      <text:p text:style-name="P3">.Namque qu<text:span text:style-name="Default_20_Paragraph_20_Font"><text:span text:style-name="T2">o</text:span></text:span>d commune est omnibus pulsibus, id debet in de-<text:line-break/>finitione proferri, quae est res, per quum pulsus coneipiun-<text:line-break/>t ur et dicuntur, non per quam certi quidam pulsus. Nam<text:line-break/>si quam attingat differentiam definitio subjectum propositae<text:line-break/>rei, reprehendendi cuivis ansam praebebit, non recte prae-<text:line-break/>termissas caeteras esse. Nam sicut zeno adjecit, sive in ae-<text:line-break/>qualibus, sive in inaequalibus temporibus absolvatur, tempo-<text:line-break/>ris pulsuum scilicet subjiciens differentiam, ita alius addet<text:line-break/>magnitudinis, alius vehementiae, erit qui crebritatis, alius<text:line-break/>numeri, denique omnes differentias reliquas alius atque<text:line-break/>alius. Quamobrem jure illi definitionem Xen<text:span text:style-name="Default_20_Paragraph_20_Font"><text:span text:style-name="T2">o</text:span></text:span>nis nimium<text:line-break/>exuberantem et superfluam criminati sunt. Habuissent<text:line-break/>etiam, si libuisset, illa objicere, quae dialectici prodiderunt<text:line-break/>de definitione, in qua dictio abundat. Demonstrant enim<text:line-break/>viri illi dicti<text:span text:style-name="Default_20_Paragraph_20_Font"><text:span text:style-name="T2">o</text:span></text:span>nis accessi<text:span text:style-name="Default_20_Paragraph_20_Font"><text:span text:style-name="T2">o</text:span></text:span>nem, de re quae definitur, detra-<text:line-break/>here, ut horniuem si dicas esse animal pedestre bipes geo-<text:line-break/>metriae peritum , nam ge<text:span text:style-name="Default_20_Paragraph_20_Font"><text:span text:style-name="T2">o</text:span></text:span>metrae qui non sunt, n<text:span text:style-name="Default_20_Paragraph_20_Font"><text:span text:style-name="T2">on</text:span></text:span> erunt</text:p>
      <text:p text:style-name="P3">homines. Nunc quando confutationem hujus definitionis,<text:line-break/>quam por<text:span text:style-name="Default_20_Paragraph_20_Font"><text:span text:style-name="T2">r</text:span></text:span>o p<text:span text:style-name="Default_20_Paragraph_20_Font"><text:span text:style-name="T2">o</text:span></text:span>ssit pr<text:span text:style-name="Default_20_Paragraph_20_Font"><text:span text:style-name="T2">o</text:span></text:span>duci, aperuimus, transeamus a ze-<text:line-break/>n<text:span text:style-name="Default_20_Paragraph_20_Font"><text:span text:style-name="T2">o</text:span></text:span>ne ad Chryfermum; cujus haec est definitio pulsus;</text:p>
      <text:h text:style-name="Heading_20_2" text:outline-level="2">Cap. IX. </text:h>
      <text:p text:style-name="P37">Pulsus est dilatatio et c<text:span text:style-name="Default_20_Paragraph_20_Font"><text:span text:style-name="T2">o</text:span></text:span>ntractio arteria—<text:line-break/>rum, exurgente undique tunica et in fe ipsum ru<text:span text:style-name="Default_20_Paragraph_20_Font"><text:span text:style-name="T2">r</text:span></text:span>sus con-<text:line-break/>sidente , ab animali facultate atque vitali , comitans perpe-<text:line-break/><text:span text:style-name="Default_20_Paragraph_20_Font"><text:span text:style-name="T2">tuo</text:span></text:span> tam sanitatum quam morbum, ad se<text:span text:style-name="Default_20_Paragraph_20_Font"><text:span text:style-name="T2">nt</text:span></text:span>um perceptibilis.<text:line-break/>Videtur enim hic etiam vir praeteriisse cor et tunicae arie-<text:line-break/>riarum circularem elevationem et c<text:span text:style-name="Default_20_Paragraph_20_Font"><text:span text:style-name="T2">o</text:span></text:span>ncidentium. pulsum ap-<text:line-break/>pellare, quas plerique distentionem et contractionem voca-<text:line-break/>ve<text:span text:style-name="Default_20_Paragraph_20_Font"><text:span text:style-name="T2">r</text:span></text:span>unt. Quod vero praetermiserunt quidam de familia He-<text:line-break/>r<text:span text:style-name="Default_20_Paragraph_20_Font"><text:span text:style-name="T2">o</text:span></text:span>phili, hic addidit, ab animali enim et vitali, inquit, faeni-<text:line-break/>sate hunc arteriarum motum proficisci ; superflue illud ad-<text:line-break/>ditum quidem, si definiti<text:span text:style-name="Default_20_Paragraph_20_Font"><text:span text:style-name="T2">o</text:span></text:span>ni, quum vocant, n<text:span text:style-name="Default_20_Paragraph_20_Font"><text:span text:style-name="T2">otio</text:span></text:span>nis assignes,<text:line-break/>quod tamen no<text:span text:style-name="Default_20_Paragraph_20_Font"><text:span text:style-name="T2">n</text:span></text:span> abundat his, qui definitiones essentiales p<text:span text:style-name="Default_20_Paragraph_20_Font"><text:span text:style-name="T2">o-<text:line-break/></text:span></text:span>finiant. Nam re<text:span text:style-name="Default_20_Paragraph_20_Font"><text:span text:style-name="T2">r</text:span></text:span>um quae p<text:span text:style-name="Default_20_Paragraph_20_Font"><text:span text:style-name="T2">o</text:span></text:span>sitae in gene<text:span text:style-name="Default_20_Paragraph_20_Font"><text:span text:style-name="T2">r</text:span></text:span>atione sunt de-<text:line-break/>fiuitio causam complectens efficientem optima habetur;</text:p>
      <text:p text:style-name="P3">de quibus est pulsus, qui ut caeteri motus, dum ftt esu At<text:line-break/>rectene an siccus, ab animali et vitali facultate effici dixerit<text:line-break/>pulsum, non parvam ea oratio quaestionem habet; quam<text:line-break/>quidem qui omnia vult ubique dicere, prae<text:span text:style-name="Default_20_Paragraph_20_Font"><text:span text:style-name="T2">t</text:span></text:span>enti lucubra-<text:line-break/>tioni insereret, etsi non sit necessarium. Nam quae rei ex-<text:line-break/>ponunt essentiam definitiones, placita consequuntur dest-<text:line-break/>mentium; quae con<text:span text:style-name="Default_20_Paragraph_20_Font"><text:span text:style-name="T2">t</text:span></text:span>utari privatim debent, nec ob illa de-<text:line-break/>linitionem quasi haud legitime factam improbare : at ubi ve-<text:line-break/>rrtas illorum quae dicta sunt investigatur, tum matime lon-<text:line-break/>gior omuis disputatio locum habet. Quod si quis vitio ver-<text:line-break/>tendum ducat, quod in unam ambas definitiones confuderit,<text:line-break/>et notionis, ut vocant, quae posita est in communi intelligen-<text:line-break/>tia, et essentialem, quam vocant, quae essentiam rei aperit,<text:line-break/>recte fune accusabit, et vero etiam complures definitiones,<text:line-break/>quas retulimus, recte criminabitur. Nam omnis disciplina<text:line-break/>ab aliqua notionis definitione. ducere initium debebat ; ah</text:p>
      <text:p text:style-name="P3">illa vel paulatim ad essentiales p<text:span text:style-name="Default_20_Paragraph_20_Font"><text:span text:style-name="T2">r</text:span></text:span>ogredi, aut repente ad<text:line-break/>eam quae adamussim explicet rei propositae essentiam. Equi-<text:line-break/>dem initio statim diri hujus libri, qualis esse notionis defini-<text:line-break/>tio debeat, quales autem quae pedetentim ab illa recedunt:<text:line-break/>quo est hic minus nobis luhaerendum, quod quum hoc de-<text:line-break/>claratum ante fit, tum esta etiam omnia, quae lu definitione<text:line-break/>Chryfermus posuit.</text:p>
      <text:h text:style-name="Heading_20_2" text:outline-level="2">Cap. X. </text:h>
      <text:p text:style-name="P37">At Erytliraeus Heraclides, clarissimus ejus<text:line-break/>discipulorum , parum ridetur magistri definitionem p<text:span text:style-name="Default_20_Paragraph_20_Font"><text:span text:style-name="T2">r</text:span></text:span>obare ;<text:line-break/>distentionem enim dixit et contractionem arteriarunr atque<text:line-break/>cordis pulsum esse, a vitali et animali facultate plurimum<text:line-break/>valente effectum<text:span text:style-name="Default_20_Paragraph_20_Font"><text:span text:style-name="T2">i</text:span></text:span> Nam quod distentionem dixit pro dilata-<text:line-break/>tione , verbo tantum dissidet ab illo , non re ; quod vero de<text:line-break/>illa detraxit, comitans perpetuo tam sanitatem quam mor-<text:line-break/>bum , in re dissentit. omittit hoc enim pr<text:span text:style-name="Default_20_Paragraph_20_Font"><text:span text:style-name="T2">o</text:span></text:span> supe<text:span text:style-name="Default_20_Paragraph_20_Font"><text:span text:style-name="T2">r</text:span></text:span>vacaneo,<text:line-break/>sicut illud, sensu pe<text:span text:style-name="Default_20_Paragraph_20_Font"><text:span text:style-name="T2">r</text:span></text:span>ceptibilem esse illum motum arteriarum</text:p>
      <text:p text:style-name="P3">et cordis, tametsi perpetuo lo sanitate animadverti pulsum ad<text:line-break/>ejus pertinet notionem, nec non in assis plerisque aegritu-<text:line-break/>dinibus, at non lu omnibus. lllud vero, a sensu percepti-<text:line-break/>bilem esse m<text:span text:style-name="Default_20_Paragraph_20_Font"><text:span text:style-name="T2">o</text:span></text:span>tum eorum , declaravimus anteaquam requirat<text:line-break/>discretionem, eo loco, ubi definitiones Alexandri et De-<text:line-break/>mosthenis examinaremus. Demit praeterea, insurgente<text:line-break/>undique tunica et in fe ipsam rursus confidente; quod illa<text:line-break/>scilicet per distentionem et contractionem significentur. Ad<text:line-break/>illud vero quod dixit Cb<text:span text:style-name="Default_20_Paragraph_20_Font"><text:span text:style-name="T2">r</text:span></text:span>ysermus, a vitali et. animali lacui-<text:line-break/>tale effici pulsum, adiungit Heraclides, plurimum valente,<text:line-break/>quatenus alia etiam quaedam facere ad generandum pulsum,<text:line-break/>cum ipse confirmat Herophilus tum omnes qui ab eo sunt<text:line-break/>llerophilii nominati, tametsi reprehendat Aristoxenus et<text:line-break/>hunc et Apollonium Murem, qui etiam addit, plurimum<text:line-break/>valente. Neque enim inquit, quod. erat commune cujusli-<text:line-break/>bet naturalis functionis, pat erat ut proprium pulsibus attri-<text:line-break/>buere. Reprehendit etiam undique tunicam arteriae circu-</text:p>
      <text:p text:style-name="P3">latior dilatari, in definitione dictum esse, n<text:span text:style-name="Default_20_Paragraph_20_Font"><text:span text:style-name="T2">o</text:span></text:span>n modo, ut He-<text:line-break/>raclides, tanquam supervacaneum, sed quod etiam pulsus<text:line-break/>quidam non naturales arteriae distentionem non aequalem<text:line-break/>moliuntur, veluti sui partem. Sed vero calumniatur hunc<text:line-break/>planissime. Nam si ipse in desinitione Ch<text:span text:style-name="Default_20_Paragraph_20_Font"><text:span text:style-name="T2">r</text:span></text:span>ysermus pone-<text:line-break/>ret, aequalite<text:span text:style-name="Default_20_Paragraph_20_Font"><text:span text:style-name="T2">r</text:span></text:span>, justa sit ejus objectio subjicie<text:span text:style-name="Default_20_Paragraph_20_Font"><text:span text:style-name="T2">n</text:span></text:span>tis praeditos<text:line-break/>pulsus motibus inaequalibus, verum quando simpliciter di-<text:line-break/>xit, insurgente undique tunica et in se ipsam rursus consi-<text:line-break/>dente, nullus crimini relictus est locus. omnino si id age-<text:line-break/>bat, ut Chry sumtum reprehenderet, praestiterat orationem<text:line-break/>ad illos pulsus deflectere , lu quibus i<text:span text:style-name="Default_20_Paragraph_20_Font"><text:span text:style-name="T2">n</text:span></text:span> modum sidis videtur<text:line-break/>tensa arteriae tunica, ubi fertur sursum deorsum arteria,<text:line-break/>non distenditur tamen , nam hoc dixerunt quidam ad deda-<text:line-break/>randum eum pulsum, non abs re issi quidem , parum tamen<text:line-break/>ad absolutam scientiam. Atqui ut prorsus non distendantur<text:line-break/>nec contrahantur vivo adhuc animali arteriae, plane fieri<text:line-break/>non potest; quo minus autem animadvertatur hoc arterias</text:p>
      <text:p text:style-name="P3">habere, fieri potest et brevitate distentionis et adjuncta iis<text:line-break/>arteriis vibratione. Diximus itaque tum contentarum si-<text:line-break/>dium arterias speciem habere, attolli que atque demitti, non<text:line-break/>distendi tamen et contrahi aperte. Sic ne hac quidem ra-<text:line-break/>tione mendacii postulet Chrysermum de circulari distentione<text:line-break/>et contractione arteriarum , qui non de sensibili eorum mo-<text:line-break/>tu desinitionem, sied de essentiali substantia pulsus fecerit.<text:line-break/>At cui etiam haec corni est, vel ipsi legere quae illi viri<text:line-break/>fcripta reliquerunt, vel in commentarios referre , Erythraei<text:line-break/>feptimum librum legat de Herophili secta, Apollonii vige-<text:line-break/>fimmn nonum, Aristoxeni tertium decimum. Mihi qui-<text:line-break/>dem satis est si in singulis dissensionibus capita <text:span text:style-name="Default_20_Paragraph_20_Font"><text:span text:style-name="T2">o</text:span></text:span>rationum<text:line-break/>prodam , itaque alio me conseram , sic e<text:span text:style-name="Default_20_Paragraph_20_Font"><text:span text:style-name="T2">n</text:span></text:span>im stet tandem ut<text:line-break/>totum librum conficiam. Sed suerit non incongruum, si<text:line-break/>hoc apponam. Ipsis Aristoxenus, qui Alexandri Phllalethis<text:line-break/>suerit discipulus, et priorum fie omnes, ut putabat, desini-<text:line-break/>tiones coarguisset, atque hanc confirmasset esse optimam:</text:p>
      <text:p text:style-name="P3">Pulsus estiunctio cordis et arteriarum peculiaris : idem post-<text:line-break/>ea tamen, nihil causae est, inquit, quin etiam talem dest-<text:line-break/>ultionem faciamus : Pullus est cordis et arteriarum functio<text:line-break/>peculiaris, mixta et involuntaria. Hanc etiam extollit de-<text:line-break/>ftnitionem ut priore clariorem, illi compendium tribuit et<text:line-break/>artificium. Ducit enim saepe inuoluntarios motus habere<text:line-break/>tamen aliquid voluntarii; quod quidem non obscurum est<text:line-break/>quam multis implicatum sit controversiis et quaestionibus.<text:line-break/>Sed de istis cum aliis sectis disceptat lue et reliqui Hero-<text:line-break/>philiiy ab ipso autem Herophilo dissidere in eo rideatur,<text:line-break/>quod pulsum esse existimet functionem arteriarum et cor-<text:line-break/>dis, et partes ejus statuat distentionem et contractionem,<text:line-break/>nonnunquam etiam quietes. Nam si undequaque Herophili<text:line-break/>placitu tueatur, contractio sit functio arteriarum, dilatatio<text:line-break/>in proprium fletum et naturalem earum corporis reditus, nam<text:line-break/>ejus haec est sententia, quemadmodum distenta lu demor-<text:line-break/>tuis cernitur tunica arteriae et lu rixis item , quantum ex fe</text:p>
      <text:p text:style-name="P3">ipsa est, distentam esse. lu contraria opinione est Asclepia-<text:line-break/>des. Hic vir cor et arterias arbitratur distendi, quum spi-<text:line-break/>ritu implentur in ea influente per subtilem contextum, quo<text:line-break/>praedita intus sunt ; ubi jam in eorum os repleturum nihil<text:line-break/>iusiuat amplius , ibi reridere tunicam in priorem suum sta-<text:line-break/>tum illum naturalem. Atque haec obiter subire quaestio<text:line-break/>sophistis potest, qui sermonem in immensum volunt produ-<text:line-break/>cere. Et ut verbosam materiam tibi hic paratam habes,<text:line-break/>ita si quae Philonides Siculus scripta reliquit in libro de me-<text:line-break/>dicina decimo octavo, in munus accipias (quo<text:span text:style-name="Default_20_Paragraph_20_Font"><text:span text:style-name="T2">r</text:span></text:span>um etiam<text:line-break/>Agathinus brevibus meminit, ei objiciens, primum quod<text:line-break/>male pulsum asseruit in solis arteriis .fieri , deinde quod Bae-<text:line-break/>chium parum recte secum coniungat] magnum certe cumu-<text:line-break/>Ium loquacitatis hae ratione addideris orationi. Primum<text:line-break/>enim epicheremata fiunt commemoranda, quibus adductus<text:line-break/>arteriarum solarum Philonides pulsum arbitratur, deinde<text:line-break/>illa refellenda, tertio Bacchium demonstrabimus in hunc</text:p>
      <text:p text:style-name="P3">modum locutum in auscultationibus , pulsum esse contractio-<text:line-break/>nem et dissentionem omnium arteriarum. In compendio<text:line-break/>vero pulsuum sic ad verbum scribit: <text:span text:style-name="Default_20_Paragraph_20_Font"><text:span text:style-name="T2">Pulsu</text:span></text:span>s <text:span text:style-name="Default_20_Paragraph_20_Font"><text:span text:style-name="T2">et</text:span></text:span> om<text:span text:style-name="Default_20_Paragraph_20_Font"><text:span text:style-name="T2">nis pul-<text:line-break/>sus asuetus arteriis duntaxat et cordi accidit. </text:span></text:span>Rursus<text:line-break/>paulo post: <text:span text:style-name="Default_20_Paragraph_20_Font"><text:span text:style-name="T2">Na</text:span></text:span>m<text:span text:style-name="Default_20_Paragraph_20_Font"><text:span text:style-name="T2">puise</text:span></text:span>i<text:span text:style-name="Default_20_Paragraph_20_Font"><text:span text:style-name="T2">s quod dictum est, dilatatio est ar-<text:line-break/>teriae, vel arteri</text:span></text:span>o<text:span text:style-name="Default_20_Paragraph_20_Font"><text:span text:style-name="T2">fue partis cordis. Jn primi</text:span></text:span>s <text:span text:style-name="Default_20_Paragraph_20_Font"><text:span text:style-name="T2">hoc tibi<text:line-break/>suo haereat , hactenus sol</text:span></text:span>o<text:span text:style-name="Default_20_Paragraph_20_Font"><text:span text:style-name="T2">rum sare Herophilioru</text:span></text:span>m <text:span text:style-name="Default_20_Paragraph_20_Font"><text:span text:style-name="T2">nos<text:line-break/>c</text:span></text:span>o<text:span text:style-name="Default_20_Paragraph_20_Font"><text:span text:style-name="T2">m</text:span></text:span>me<text:span text:style-name="Default_20_Paragraph_20_Font"><text:span text:style-name="T2">morasse desinitiones, quu</text:span></text:span>m <text:span text:style-name="Default_20_Paragraph_20_Font"><text:span text:style-name="T2">etiam Hrasistratii mul-<text:line-break/>tas et Asclepiadii sccerint. </text:span></text:span>Etiam hercle Athenaei Atta-<text:line-break/>Ienfis asseclae , quos pneunraticos vocant, etsi non ita mul-<text:line-break/>tas definitiones, tamen non quantas diximus Iecerunt. Aga-<text:line-break/>thinus quidem certe, de quo paulo ante feri mentionem,<text:line-break/>quanquam improbet istos, qui omnia definitionibus student<text:line-break/>docere, ipsie tame<text:span text:style-name="Default_20_Paragraph_20_Font"><text:span text:style-name="T2">n</text:span></text:span> librum primum conscripsit de pultibus,<text:line-break/>ubi singula quae ad pulsum pertinent, nomina cum propriis<text:line-break/>definrtionibus rerum interpretatur. Caeterum alias quidem<text:line-break/>praetereo, nam hoc lu libro solius pulsus statui definitionem</text:p>
      <text:p text:style-name="P19">memorare. Certe quidem demonstravi ego multis in loris,<text:line-break/>librum de llugusis differentiis pulsuum posse non secus ac<text:line-break/>hunc confici, fi magnum pulsum definias una cum his , quae<text:line-break/>ei ex quantitate distentionis sunt conjuncta, et si parvum<text:line-break/>una cum adjunctis ex hac, atque hoc modo omnes alios.<text:line-break/>Sed in praesenti, ut diri, de solo pulsu statui summatim ver-<text:line-break/>ha facere.</text:p>
      <text:h text:style-name="Heading_20_2" text:outline-level="2">Cap. XI.</text:h>
      <text:p text:style-name="P37"><text:s/>Hic ergo Agathinus quiens accusat, pul-<text:line-break/>sum qui volunt omnino defini<text:span text:style-name="Default_20_Paragraph_20_Font"><text:span text:style-name="T2">r</text:span></text:span>e, tamen in loquacitatem et<text:line-break/>ipse incidit inanem, atque etiam liquido. in eo lapsus est quod<text:line-break/>homouymum pulsum putarit esse. Alio enim loco ait: .<text:line-break/><text:span text:style-name="Default_20_Paragraph_20_Font"><text:span text:style-name="T2">C</text:span></text:span>o<text:span text:style-name="Default_20_Paragraph_20_Font"><text:span text:style-name="T2">rdis et arteriarum motum dicimu</text:span></text:span>s <text:span text:style-name="Default_20_Paragraph_20_Font"><text:span text:style-name="T2">pulsum esse. </text:span></text:span>Alias ;<text:line-break/><text:span text:style-name="Default_20_Paragraph_20_Font"><text:span text:style-name="T2">tensum illum quem in insiammationibus aegr</text:span></text:span>o<text:span text:style-name="Default_20_Paragraph_20_Font"><text:span text:style-name="T2">tus perc</text:span></text:span>i<text:span text:style-name="Default_20_Paragraph_20_Font"><text:span text:style-name="T2">pit,<text:line-break/>nam et hunc ait pulsum per h</text:span></text:span>o<text:span text:style-name="Default_20_Paragraph_20_Font"><text:span text:style-name="T2">m</text:span></text:span>o<text:span text:style-name="Default_20_Paragraph_20_Font"><text:span text:style-name="T2">n</text:span></text:span>y<text:span text:style-name="Default_20_Paragraph_20_Font"><text:span text:style-name="T2">miam v</text:span></text:span>o<text:span text:style-name="Default_20_Paragraph_20_Font"><text:span text:style-name="T2">cari, quin-<text:line-break/>etiam salam arteriae distenti</text:span></text:span>o<text:span text:style-name="Default_20_Paragraph_20_Font"><text:span text:style-name="T2">nem nominari pulsum, quan-<text:line-break/>do vel magnum, vel vehementem eu</text:span></text:span>m <text:span text:style-name="Default_20_Paragraph_20_Font"><text:span text:style-name="T2">dicimus esse, qui in<text:line-break/>contracti</text:span></text:span>o<text:span text:style-name="Default_20_Paragraph_20_Font"><text:span text:style-name="T2">ne non sinat. </text:span></text:span>Et vero etiam Athenaeum alt ceu-</text:p>
      <text:p text:style-name="P3">fere contractionem quoque pulsum appellari; quam signisi-^<text:line-break/>nationem jubet IIerodotum attendere; huic enim viro <text:span text:style-name="Default_20_Paragraph_20_Font"><text:span text:style-name="T2">t</text:span></text:span>uum<text:line-break/>librum nuncupavit, <text:span text:style-name="Default_20_Paragraph_20_Font"><text:span text:style-name="T2">t</text:span></text:span>uo quidem discipulo, apud Romanos<text:line-break/>tamen in medicina exercenda claro. Sed cousiatmn ex<text:line-break/>compluribus distentionibus appellari- pulsum dicit ; ad haec<text:line-break/>non fiolum ex distentionibus constitutum , fed. et ex contra-<text:line-break/>ctionibus. Quid, inquit, si etiam qui proprius est carpi,<text:line-break/>vocetur pulsus? Equidem existimo, inquit, pulsum lici<text:line-break/>etiam evidentium arteriarum motum. Ab his omnibus pal-<text:line-break/>pitatiouis fecundum praecordia meminit, ecquid hanc quo-<text:line-break/>que par sit appellare pulsum; qu.am quidem habeant non-<text:line-break/>nulli deliri; esse autem crassae dorsi arteriae. Quem in<text:line-break/>motu, inquit, vocamus non pulsum, verum palpitatio-<text:line-break/>nem, erit jam quidam arteriarum motus, qui non pulsus,<text:line-break/>fed palpitatio appelletur; qua etiam significatione Aegimius<text:line-break/>Helienfis inscripsit librum de palpitationibus , in quo tractat<text:line-break/>de pulsibus. Sed hoc rursus loco obrepit aliud argumentum</text:p>
      <text:p text:style-name="P3">his qui fermones student ducere, si disceptent, an Aegimii<text:line-break/>ille germanus liber sit, aut utrum caeterorum Aegimius<text:line-break/>scripserit de puffibus primus, an estus ante illum. Hoc<text:line-break/>vero omnino est frivolum , illud fortasse non inane censebis<text:line-break/>tur, tametsi est inune, indagare unumne pulsus nomen, an<text:line-break/>multa significet; ridetur enim etiam Archige<text:span text:style-name="Default_20_Paragraph_20_Font"><text:span text:style-name="T2">n</text:span></text:span>es in eo cum<text:line-break/>praeceptore <text:span text:style-name="Default_20_Paragraph_20_Font"><text:span text:style-name="T2">t</text:span></text:span>entare, multis modis putans pulsum diesi De<text:line-break/>quibus sermonibus quo aliquis cognoscat, ad genera eum in<text:line-break/>species et differentias partienda necessarium est exercitatum<text:line-break/>esse; nam propriarum et communium si<text:span text:style-name="Default_20_Paragraph_20_Font"><text:span text:style-name="T2">g</text:span></text:span>nificationum nomi-<text:line-break/>num haec una est via inveniendi. Itaque multis mihi locis<text:line-break/>ridentur etiam qui illustres lu dialectica sunt lapsi esse,<text:line-break/>qui totidem esse generalium nominum significationes sunt ar-<text:line-break/>bitrati, quot lu iis singulis contineantur propriae species.<text:line-break/>Dico autem, si quis putaverit nomen animal non rem unam<text:line-break/>significare; aliter enim dici animal immortale, aliter mor-<text:line-break/>tale, et rationis particeps aliter, expers rationis aliter, et</text:p>
      <text:p text:style-name="P3">ferum etiam manfuetumque, ad haec gregale et solitarium,<text:line-break/>et id genus reliqua. Proinde si hunc disputationem persc-<text:line-break/>quare, discipulumque exercitus ad multa exempla, ut statim<text:line-break/>quod multis commune est ce<text:span text:style-name="Default_20_Paragraph_20_Font"><text:span text:style-name="T2">r</text:span></text:span>nat et quod unicuique p<text:span text:style-name="Default_20_Paragraph_20_Font"><text:span text:style-name="T2">r</text:span></text:span>o-<text:line-break/>prium, non parum impendes tempo<text:span text:style-name="Default_20_Paragraph_20_Font"><text:span text:style-name="T2">r</text:span></text:span>is. Atqui sine tali in-<text:line-break/>stitutione ostendi non potest, pulsus. vocabulum unam rem<text:line-break/>significare, ut animalis, etsi ex utriusque divisione quam<text:line-break/>plurimae prodeant differentiae. Itaque hic jam perspicias<text:line-break/>etiam longitudinem sermonis, qui integrum item librum re-<text:line-break/>quiret, si exponere velis, unde inducti illi pulsum multis<text:line-break/>modis putent dici, et quid sit quod iis imposuit. De quibus<text:line-break/>ego nonnihil etiam in primo commentariorum, quae in li-<text:line-break/>brum Archigenis de pulsibus conscripsi; numero octo, diri;<text:line-break/>hic fiatis erit, sicut antea, si unam sermonis prolixitatem de-<text:line-break/>monstrem, qui ei habebitur, si quis talia persequi omnia ve-<text:line-break/>liti Nam ridetur Agatinnus , effi incuset illos quam vehe-<text:line-break/>rnentissime, qui pulsum conantur definire, ex <text:span text:style-name="Default_20_Paragraph_20_Font"><text:span text:style-name="T2">t</text:span></text:span>uis ipsius</text:p>
      <text:p text:style-name="P3">verbis, nunc functionem arteriarum et cordis eum putare<text:line-break/>esse, nunc motum arteriarum et cordis, non quod inter se<text:line-break/>hae definitiones pugnent, sed quod una est, ut ita dicam,<text:line-break/>generalior, aliae specialiores.</text:p>
      <text:h text:style-name="Heading_20_2" text:outline-level="2">Cap. Xll. </text:h>
      <text:p text:style-name="P37">Et jam Archigenes, qui commentationem<text:line-break/>de pultibus in uno praegrandi libro coniecisse existimatur,<text:line-break/>in ejusdem initio definitionem hunc scripsit: Pulsus est<text:line-break/>cornis et arteriarum distentio atque contractio naturalis.<text:line-break/>Addidit hanc dictionem , naturalis , -ad desuutionem Agathi-<text:line-break/>ni, ob caulam quam ante explicavi. Ex distentione atque<text:line-break/>contractione ut partibus arbitrantur constare pulsum<text:line-break/>pneumatici omnes, actionem putantes utrumque motum esse,<text:line-break/>quum Herophllus et Asclepiades statui aeque sentire videan-<text:line-break/>tur. Ac Herophllus quidem de distentione et contractione<text:line-break/>arteriarum peculiarem quaestionem instituere ridetur proli-<text:line-break/>xiorem; nam subinde putabis eum et distentionem et con-<text:line-break/>tractionem censere actionem esse , sere tamen unam contra-</text:p>
      <text:p text:style-name="P3">orio<text:span text:style-name="Default_20_Paragraph_20_Font"><text:span text:style-name="T2">n</text:span></text:span>em. Asclepiadis ver<text:span text:style-name="Default_20_Paragraph_20_Font"><text:span text:style-name="T2">o</text:span></text:span> qui nullam durit facultatem esse,<text:line-break/>abs qua cor et arteriae moveantur, varia est oratio, quum<text:line-break/>in alus functio<text:span text:style-name="Default_20_Paragraph_20_Font"><text:span text:style-name="T2">n</text:span></text:span>ibus naturalibus auimalibusque omnibus<text:line-break/>tum in hac. Dicas enim interim statuere eas illum ne actio-<text:line-break/>nes quidem esse, quanquam hoc consequens est suppositio-<text:line-break/>nibus ipsius; interim vero functiones esse ponere, veluti<text:line-break/>abutens nomine , aut consuetudini concedens. At vero fa-<text:line-break/>milia Athenaei, ut dixi, omnis utrumque motum. in sunctio-<text:line-break/>nibus habet et dissentionis. et contractionis. In qua etiam<text:line-break/>nos sententia firmus , neque tantum de arteriis et corde , sed<text:line-break/>etiam de thorace, quippe quem etiam demonstravimus agere<text:line-break/>diflendendo <text:span text:style-name="Default_20_Paragraph_20_Font"><text:span text:style-name="T2">t</text:span></text:span>e et contrahendo. . Distinguo autem tum in<text:line-break/>thorace, tum in arteriis latio<text:span text:style-name="Default_20_Paragraph_20_Font"><text:span text:style-name="T2">n</text:span></text:span>es in medium statum ab ex-<text:line-break/>tremis, quae nunc citra actio<text:span text:style-name="Default_20_Paragraph_20_Font"><text:span text:style-name="T2">n</text:span></text:span>em, nu<text:span text:style-name="Default_20_Paragraph_20_Font"><text:span text:style-name="T2">n</text:span></text:span>c cum illa fiunt.<text:line-break/>Horum si jam demonstrationes in hunc sermonem con-<text:line-break/>jicias, r hac .re. ad .longitudinem albi multum proficin,-<text:line-break/>tur. - Ad haec, si nominum varietatem, . qua .in defiuien-</text:p>
      <text:p text:style-name="P3">dolent usi, et hercle quas adduxerunt probabiles causas re-<text:line-break/>censueris, delude quemadmodum eas quidem reprehende-<text:line-break/>runt, postea quomodo dictu sua alii defenderunt, Inno <text:span text:style-name="Default_20_Paragraph_20_Font"><text:span text:style-name="T2">o</text:span></text:span>ra-<text:line-break/>tioui accedet friv<text:span text:style-name="Default_20_Paragraph_20_Font"><text:span text:style-name="T2">o</text:span></text:span>lae prolixitatis cumulus.</text:p>
      <text:h text:style-name="Heading_20_2" text:outline-level="2">Cap. Xlll. </text:h>
      <text:p text:style-name="P37">Magnus itaque non distentionem et con-<text:line-break/>tractionem, sed etiam inflationem et concidentium seusihi-<text:line-break/>lem cordis,. eorum que quae illi afficiuntur similiter , dixit<text:line-break/>pulsum esse..</text:p>
      <text:h text:style-name="Heading_20_2" text:outline-level="2">Cap. XIV. </text:h>
      <text:p text:style-name="P37">At ipse sectae illorum princeps Athe-<text:line-break/>naeus. pulsum definivit motum per distentionem naturalem<text:line-break/>et involuntariam caloris, qui in arteriis est et lu corde, qui-<text:line-break/>que ex se ipsu et lu se ipsum movetur , uuaque cor movet<text:line-break/>et arterias. Ubi non essentialem modo definitionem fecit,<text:line-break/>sied addidit et causam , quemadmodum definiri dialectici vo-<text:line-break/>sunt ea quae dum fiuut sunt. Et compendiosius etiam pul-<text:line-break/>sum dicit esse manifestum perspiratum ; a sensu per se qui-<text:line-break/>dem perceptibilem, cordis et arteriarum.. . Jam Athenaei</text:p>
      <text:p text:style-name="P3">etiam haec est definitio : Pulsus est distentio et contractio<text:line-break/>cum pe<text:span text:style-name="Default_20_Paragraph_20_Font"><text:span text:style-name="T2">r</text:span></text:span>spiratu cordis et arteriarum. Si cui autem co<text:span text:style-name="Default_20_Paragraph_20_Font"><text:span text:style-name="T2">r</text:span></text:span>di<text:line-break/>est, hisce definitio<text:span text:style-name="Default_20_Paragraph_20_Font"><text:span text:style-name="T2">n</text:span></text:span>ibus consulendis confirmandisque lon-<text:line-break/>giffime orationem extendat licet. Jam vero alii quidam de<text:line-break/>pneumatica secta definitiones pullus fecerunt aliquantum<text:line-break/>ab antedictis, ut diri, variantes ; quo minus eas eommemo-<text:line-break/>rare statui, quod perstringe<text:span text:style-name="Default_20_Paragraph_20_Font"><text:span text:style-name="T2">r</text:span></text:span>e quam brevissime orationem<text:line-break/>studeam.</text:p>
      <text:h text:style-name="Heading_20_2" text:outline-level="2">Cap. XV. </text:h>
      <text:p text:style-name="P37">Asclepiadis etiam discipuli fuerunt luter<text:line-break/>fe discordes, quod definitionibus quidam Asclepiadis aliquid<text:line-break/>adjicerent, alii detrahe<text:span text:style-name="Default_20_Paragraph_20_Font"><text:span text:style-name="T2">r</text:span></text:span>ent, alii immutarent. Nam ipse<text:line-break/>Asclepiades quidem pulsum dicit esse dissentionem et con-<text:line-break/>tractionem cordis et arteriarum. Hic multi ejus discipuli<text:line-break/>addunt, quae non semel, sed identidem in una suspiratio<text:span text:style-name="Default_20_Paragraph_20_Font"><text:span text:style-name="T2">n</text:span></text:span><text:span text:style-name="Default_20_Paragraph_20_Font"><text:span text:style-name="T1">e<text:line-break/></text:span></text:span>fiat, ut tota delinitio haec fit: Pulsus est distentio et<text:line-break/>contractio cordis et arteriarum, quae non semel, sed silenti-<text:line-break/>dem lu una suspicatione fiat. Sed decepti quidam sunt ab</text:p>
      <text:p text:style-name="P3">eo , quod lu libro suo de respirati<text:span text:style-name="Default_20_Paragraph_20_Font"><text:span text:style-name="T2">o</text:span></text:span>ne et pulsibus scripserit<text:line-break/>lu eum modum ista verba, <text:span text:style-name="Default_20_Paragraph_20_Font"><text:span text:style-name="T2">o</text:span></text:span>bliti orati<text:span text:style-name="Default_20_Paragraph_20_Font"><text:span text:style-name="T2">o</text:span></text:span>nis ubi hoc seri-.<text:line-break/>psit. Nam demonstrare instituit, quae simili modo fiunt in<text:line-break/>respirationibus et pulsibus et quae alio tliverscque, ac ubi<text:line-break/>diversitatem dederat, ista commemorata verba sunt scripta,<text:line-break/>quo respirationem separaret a pulsibus, quibus hoc est ad-<text:line-break/>scriptum: quae non semel, sed identidem in una inspira-<text:line-break/>tioue fiat.</text:p>
      <text:h text:style-name="Heading_20_2" text:outline-level="2">Cap. XVI. </text:h>
      <text:p text:style-name="P37">Alii porro quaedam adjeceruut praeter-<text:line-break/>ea, de quibus Mosicluon est, cognomine corrector, quod<text:line-break/>Asclepiadis scripta quaedam corrigeret, non ubique cum<text:line-break/>eo sentiens, sicut nec cum Herophilo Alexander, Ego vero<text:line-break/>simul- ut Mosesiionis definitionem narravero, recedam a<text:line-break/><text:span text:style-name="Default_20_Paragraph_20_Font"><text:span text:style-name="T2">t</text:span></text:span>chola Asclepiadis : Pulsus est motus peculiaris cordis, ar-<text:line-break/>terrarum, venarum, cerebri, ambientisque hoc membranae,<text:line-break/>qui in una inspiratione non semel, fed identidem fiat.- Atqui</text:p>
      <text:p text:style-name="P3">non puto desiderare te interpretem horum quae destnitio<text:line-break/>habet, si quid memores hactenus dictorum</text:p>
      <text:h text:style-name="Heading_20_2" text:outline-level="2">Cap. XVII. </text:h>
      <text:p text:style-name="P37">Quare sit operae pretium fortasse<text:line-break/>transire ad E<text:span text:style-name="Default_20_Paragraph_20_Font"><text:span text:style-name="T2">r</text:span></text:span>afistrati discipulos , qui inter fe non minus ac<text:line-break/>assi dissenserunt. Siquidem hoc quidem mireris , non tan-<text:line-break/>tum tliverfarum <text:span text:style-name="Default_20_Paragraph_20_Font"><text:span text:style-name="T2">t</text:span></text:span>ectarum medicos, fied illos etiam qui unum<text:line-break/>virum sectarentur, dissensisse plerosque; quosdam etiam<text:line-break/>duas et tres definitiones conscripsisse, ut Apollonius Strato-<text:line-break/>nis filius unam hanc: Pulsus est dilatatio arteriae, quae<text:line-break/>completione sit spicitus a corde emissi. Alteram hanc : Pul-<text:line-break/>sus efi: arteriae dilatatio et co<text:span text:style-name="Default_20_Paragraph_20_Font"><text:span text:style-name="T2">n</text:span></text:span>tractio , a facultate quae illi<text:line-break/>conjuncta est ac proportione respondet. Ac tertiam aliam :<text:line-break/>Pulsus est: dilatatio quae sarit ut tactum arteria feriat. At-<text:line-break/>que hanc definitionem tertiam aequipollere definitioni pul-<text:line-break/>fus lu consideratione positi, nuper ab Alexandro allatae,<text:line-break/>nemo est qui nefciat. Prima autem quam scripsit essentia-<text:line-break/>lis est, consentiens Erafistrati sententiae, quandoquidem pu-</text:p>
      <text:p text:style-name="P3">tat arterias, ut superius etiam memini, ideo distendi, quod<text:line-break/>complea<text:span text:style-name="Default_20_Paragraph_20_Font"><text:span text:style-name="T2">n</text:span></text:span>tur spiritu a corde suppeditato. Nam completio-<text:line-break/>nem volunt nos , non impletionem dicere , ne quis omnem<text:line-break/>in contractionibus existimet spiritum evacuari. Secunda<text:line-break/>definitio facultatum etiam <text:span text:style-name="Default_20_Paragraph_20_Font"><text:span text:style-name="T2">s</text:span></text:span>ermonem tangit, quam alii re-<text:line-break/>etius Erasistratii fecerunt, qui pulsum esse dixeru<text:span text:style-name="Default_20_Paragraph_20_Font"><text:span text:style-name="T2">n</text:span></text:span>t disten-<text:line-break/>tionem et contractio<text:span text:style-name="Default_20_Paragraph_20_Font"><text:span text:style-name="T2">n</text:span></text:span>em arteriarum et cordis , quam vitalis<text:line-break/>facultas et animalis efficit. Nam ipse Erasistratus in com-<text:line-break/>mentariis de febribus aperte affirmavit etiam animalem esse<text:line-break/>in corde, nedum vitalem facultatem. Nonnullis illorum<text:line-break/>fatis fuit dixisse, pulsum communem actionem esse cordis<text:line-break/>atque arteriarum. Quidam anxie magis distentionem arte-<text:line-break/>riarum, cordi contrariam, esse pulsum affirmaverunt, quan-<text:line-break/>do attollitur cor, eodem tempore contrahi arterias exllli-<text:line-break/>mantes et quum illud contrahitur, tum distendi arterias. At<text:line-break/>vero Apollonii prima definitio solam dederat distentionem<text:line-break/>esse pulsum, quam dilatationem appellavit, lusce verbis:</text:p>
      <text:p text:style-name="P3">Pulsus est dilatatio a<text:span text:style-name="Default_20_Paragraph_20_Font"><text:span text:style-name="T2">r</text:span></text:span>teriae , quae completione fit spiritus <text:span text:style-name="Default_20_Paragraph_20_Font"><text:span text:style-name="T1">a<text:line-break/></text:span></text:span>corde emissi. Erafistratus vero ridetur no<text:span text:style-name="Default_20_Paragraph_20_Font"><text:span text:style-name="T2">n</text:span></text:span> naturalem ar-<text:line-break/>teriarum motum appellare pulsum , verum motum du<text:span text:style-name="Default_20_Paragraph_20_Font"><text:span text:style-name="T2">n</text:span></text:span>taxat<text:line-break/>in inflammatione , id quod ejus verba arguunt in primo<text:line-break/>commentario de febribus, ubi vocat motum arteriarum, quem<text:line-break/>naturalem nos pullum appellamus; quem vero lu iustam-<text:line-break/>matione ille immutationem dicit habere, pulsum ridetur vo-<text:line-break/>care , non censens scilicet cuivis arteriarum motui esse pul—<text:line-break/><text:span text:style-name="Default_20_Paragraph_20_Font"><text:span text:style-name="T2">t</text:span></text:span>us nomen attribuendum , fied sali ei qui ab affectu in rn-<text:line-break/>stammatione a naturali flatu deducitur. . Comis igitur ver-<text:line-break/>borunr copiam, qua abundabis, si cuncta haec persequare et<text:line-break/>quae i<text:span text:style-name="Default_20_Paragraph_20_Font"><text:span text:style-name="T2">n</text:span></text:span> se Erasistratii mulito ac quae in alios disputarunt,<text:line-break/>commemores, et quae item issi responderunt sus. Quum<text:line-break/>igitur in capitibus ego tantum recensendis librum jam to-<text:line-break/>tum confecerim, idque multis etiam praeteritis illorum de-<text:line-break/>finitionibus, quid qui exequi omnia velit, noune tres libros,</text:p>
      <text:p text:style-name="P3">atque adeo quatuor habebit conficiendos? Fac vero con-<text:line-break/>fectos esse , et adolescentem quempiam qui lu nugatorem in-<text:line-break/>cm. isset praeceptorem, qui omnia dicere velit, uihilque<text:line-break/>praeterire eorum quicquam quae tradiderunt medici, longo<text:line-break/>tempore illa et summo studio edidicisse, postea congressum<text:line-break/>apud aegrotum aliquem esse cum usio adolescente; qui ab<text:line-break/>esto praeceptore didicerit rationem cujusque pulsus dignos-<text:line-break/>cendi et quid denuntiare soleant, ute<text:span text:style-name="Default_20_Paragraph_20_Font"><text:span text:style-name="T2">r</text:span></text:span> tibi rideatur conano-<text:line-break/>di aliquid luventurus ad praesagiendum de aegroto ? aut uter<text:line-break/>nomen assecutur<text:span text:style-name="Default_20_Paragraph_20_Font"><text:span text:style-name="T2">o</text:span></text:span>s apud aegrotum et praesentes ? N<text:span text:style-name="Default_20_Paragraph_20_Font"><text:span text:style-name="T9">am</text:span></text:span> al-<text:line-break/>ter adolescens, qui pulsus sit definiendus, multis verbis aget;<text:line-break/>at morbus periculone vacet, an cum periculo sit, et diutus-<text:line-break/>nusne sit futurus, an brevi judicatio sit expectanda, plane<text:line-break/>nesciet: alter adolescens exactu haec praese<text:span text:style-name="Default_20_Paragraph_20_Font"><text:span text:style-name="T2">n</text:span></text:span>tiat, praedi-<text:line-break/>cetque. praesentibus, sed eum ratio definiendi pulsus sugit.<text:line-break/>Hoc autem aperte declarabit comparatio, quae ratio docendi<text:line-break/>utilis, quae inutilis sit. Verum ut est in proverbio , Dulce</text:p>
      <text:p text:style-name="P3">bellum inexperto, fle isti videntur mihi , qui omnia volunt<text:line-break/>desini<text:span text:style-name="Default_20_Paragraph_20_Font"><text:span text:style-name="T2">t</text:span></text:span>e, prorsus quaestio<text:span text:style-name="Default_20_Paragraph_20_Font"><text:span text:style-name="T2">n</text:span></text:span>es ignorare quas dialectici de ra-<text:line-break/>tio<text:span text:style-name="Default_20_Paragraph_20_Font"><text:span text:style-name="T2">n</text:span></text:span>e definiendi instituerunt. Nam definitione quidem ligni-<text:line-break/>ficationem explicare propositi nominis, si quidem propofi-<text:line-break/>tam rem non omnes plane assequuntur, non dico conducit,<text:line-break/>sed <text:span text:style-name="Default_20_Paragraph_20_Font"><text:span text:style-name="T2">n</text:span></text:span>ecessarium est. Necessarium etiam ubi quis vel versu-<text:line-break/>tia de industria, vel imprudens prae stupiditate, significa-<text:line-break/>tiones commutet nominum, tribuens aliis rebus ea ac omnes<text:line-break/>homines. Si absque utroque horum sit, omnino res defini- -<text:line-break/>tione non est aperienda, quod suum ipsa nomen abunde de-<text:line-break/>claret, nam desini<text:span text:style-name="Default_20_Paragraph_20_Font"><text:span text:style-name="T2">t</text:span></text:span>e plane omnia velle ad sophisticam dis-<text:line-break/>cortinam pertinet. Mihi quidem haec licet dicere, qui fis-<text:line-break/>quentissime in quaestionibus improvisis feri periculum ; nam<text:line-break/>de quavis re ad definie<text:span text:style-name="Default_20_Paragraph_20_Font"><text:span text:style-name="T2">n</text:span></text:span>dum proposita dici demonstravi posse<text:line-break/>totum diem. Quare non quo verbis deficiar ad definien -<text:line-break/>dum accommodatis, in abundantes queror, fed quum probari<text:line-break/>omnium me ad. eam loquacitatem esse instructissimum, hu-</text:p>
      <text:p text:style-name="P3">manicatis duxi esse , si artibus insudantium haberem ratio-<text:line-break/>nem, veritatemque aperirem, non quod plerique sariunt<text:line-break/>sicioli, qui suspici, quod sciunt, quaerunt, sied et ipsi <text:span text:style-name="Default_20_Paragraph_20_Font"><text:span text:style-name="T2">t</text:span></text:span>e ipsos<text:line-break/>ve<text:span text:style-name="Default_20_Paragraph_20_Font"><text:span text:style-name="T2">n</text:span></text:span>erandos magis apud alios putant fore , sed quae cogn<text:span text:style-name="Default_20_Paragraph_20_Font"><text:span text:style-name="T2">o-<text:line-break/></text:span></text:span>vissem semper, distinguerem utilia ab inutilibus. omnes<text:line-break/>enim, quum a paucis discessum est, qui artes tradunt, nugis<text:line-break/>omnia r esurieru<text:span text:style-name="Default_20_Paragraph_20_Font"><text:span text:style-name="T2">n</text:span></text:span>t : de quibus hoc est, quod hactenus tra-<text:line-break/>maximus. Nam pervasit amoris definiendi morbus non me-<text:line-break/>dicos tantum ac philosophos , sed oratores etiam et musicos<text:line-break/>grammaticosque. Quibus ego, si sapiant, omnibus uno de<text:line-break/>pulsibus exemplo medicinam sane praese<text:span text:style-name="Default_20_Paragraph_20_Font"><text:span text:style-name="T2">n</text:span></text:span>tem feri. Quod si<text:line-break/>quando per otium multum sit ri<text:span text:style-name="Default_20_Paragraph_20_Font"><text:span text:style-name="T2">t</text:span></text:span>um omnes persequi et di-<text:line-break/>judicare controversias de definitionibus, ne id quidem fa-<text:line-break/>cere dubitabo , siquidem inutiles quidam dictitant illas esse,<text:line-break/>alu utiles illas quidem, sed de ratione disceptant definiendi<text:line-break/><text:span text:style-name="Default_20_Paragraph_20_Font"><text:span text:style-name="T2">S</text:span></text:span>ed jam libros etiam de sus duos conscripsi, tertium et quar-</text:p>
      <text:p text:style-name="P3">tum Commentarium lu secu<text:span text:style-name="Default_20_Paragraph_20_Font"><text:span text:style-name="T2">n</text:span></text:span>dum librum Arist<text:span text:style-name="Default_20_Paragraph_20_Font"><text:span text:style-name="T2">o</text:span></text:span>telis De de-<text:line-break/>monstrati<text:span text:style-name="Default_20_Paragraph_20_Font"><text:span text:style-name="T2">o</text:span></text:span>ne. Cui libro titulum multi indiderunt Analyti-<text:line-break/>c<text:span text:style-name="Default_20_Paragraph_20_Font"><text:span text:style-name="T2">o</text:span></text:span>rum p<text:span text:style-name="Default_20_Paragraph_20_Font"><text:span text:style-name="T2">o</text:span></text:span>steriorum, sicut et libro De syllogismo priorum<text:line-break/>Aualyticorum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01-12T12:22:00Z</meta:creation-date>
    <dc:date>2023-01-12T15:04:00.924000000</dc:date>
    <meta:editing-cycles>3</meta:editing-cycles>
    <meta:editing-duration>PT10M14S</meta:editing-duration>
    <meta:document-statistic meta:table-count="7" meta:image-count="0" meta:object-count="0" meta:page-count="273" meta:paragraph-count="613" meta:word-count="38668" meta:character-count="257315" meta:non-whitespace-character-count="219194"/>
    <meta:template xlink:type="simple" xlink:actuate="onRequest" xlink:title="" xlink:href="Normal.dotm"/>
  </office:meta>
</office:document-meta>
</file>